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_data_clus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ssortmentExt</text:p>
          </table:table-cell>
          <table:table-cell office:value-type="string" calcext:value-type="string">
            <text:p>Overall_Spending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MeatAndFish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PersonalCare</text:p>
          </table:table-cell>
          <table:table-cell office:value-type="string" calcext:value-type="string">
            <text:p>Deli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8051" calcext:value-type="float">
            <text:p>28051</text:p>
          </table:table-cell>
          <table:table-cell office:value-type="float" office:value="8708" calcext:value-type="float">
            <text:p>8708</text:p>
          </table:table-cell>
          <table:table-cell office:value-type="float" office:value="3634" calcext:value-type="float">
            <text:p>3634</text:p>
          </table:table-cell>
          <table:table-cell office:value-type="float" office:value="6100" calcext:value-type="float">
            <text:p>6100</text:p>
          </table:table-cell>
          <table:table-cell office:value-type="float" office:value="2349" calcext:value-type="float">
            <text:p>2349</text:p>
          </table:table-cell>
          <table:table-cell office:value-type="float" office:value="2123" calcext:value-type="float">
            <text:p>2123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7546" calcext:value-type="float">
            <text:p>17546</text:p>
          </table:table-cell>
          <table:table-cell office:value-type="float" office:value="8258" calcext:value-type="float">
            <text:p>8258</text:p>
          </table:table-cell>
          <table:table-cell office:value-type="float" office:value="2344" calcext:value-type="float">
            <text:p>2344</text:p>
          </table:table-cell>
          <table:table-cell office:value-type="float" office:value="2147" calcext:value-type="float">
            <text:p>2147</text:p>
          </table:table-cell>
          <table:table-cell office:value-type="float" office:value="3896" calcext:value-type="float">
            <text:p>3896</text:p>
          </table:table-cell>
          <table:table-cell office:value-type="float" office:value="266" calcext:value-type="float">
            <text:p>266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92714" calcext:value-type="float">
            <text:p>192714</text:p>
          </table:table-cell>
          <table:table-cell office:value-type="float" office:value="44466" calcext:value-type="float">
            <text:p>44466</text:p>
          </table:table-cell>
          <table:table-cell office:value-type="float" office:value="54259" calcext:value-type="float">
            <text:p>54259</text:p>
          </table:table-cell>
          <table:table-cell office:value-type="float" office:value="55571" calcext:value-type="float">
            <text:p>55571</text:p>
          </table:table-cell>
          <table:table-cell office:value-type="float" office:value="7782" calcext:value-type="float">
            <text:p>7782</text:p>
          </table:table-cell>
          <table:table-cell office:value-type="float" office:value="24171" calcext:value-type="float">
            <text:p>24171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4017" calcext:value-type="float">
            <text:p>14017</text:p>
          </table:table-cell>
          <table:table-cell office:value-type="float" office:value="140" calcext:value-type="float">
            <text:p>140</text:p>
          </table:table-cell>
          <table:table-cell office:value-type="float" office:value="8847" calcext:value-type="float">
            <text:p>8847</text:p>
          </table:table-cell>
          <table:table-cell office:value-type="float" office:value="3823" calcext:value-type="float">
            <text:p>3823</text:p>
          </table:table-cell>
          <table:table-cell office:value-type="float" office:value="142" calcext:value-type="float">
            <text:p>142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ow</text:p>
          </table:table-cell>
          <table:table-cell office:value-type="float" office:value="35871" calcext:value-type="float">
            <text:p>35871</text:p>
          </table:table-cell>
          <table:table-cell office:value-type="float" office:value="16823" calcext:value-type="float">
            <text:p>16823</text:p>
          </table:table-cell>
          <table:table-cell office:value-type="float" office:value="928" calcext:value-type="float">
            <text:p>928</text:p>
          </table:table-cell>
          <table:table-cell office:value-type="float" office:value="2743" calcext:value-type="float">
            <text:p>2743</text:p>
          </table:table-cell>
          <table:table-cell office:value-type="float" office:value="11559" calcext:value-type="float">
            <text:p>11559</text:p>
          </table:table-cell>
          <table:table-cell office:value-type="float" office:value="332" calcext:value-type="float">
            <text:p>332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9990" calcext:value-type="float">
            <text:p>29990</text:p>
          </table:table-cell>
          <table:table-cell office:value-type="float" office:value="2438" calcext:value-type="float">
            <text:p>2438</text:p>
          </table:table-cell>
          <table:table-cell office:value-type="float" office:value="8002" calcext:value-type="float">
            <text:p>8002</text:p>
          </table:table-cell>
          <table:table-cell office:value-type="float" office:value="9819" calcext:value-type="float">
            <text:p>9819</text:p>
          </table:table-cell>
          <table:table-cell office:value-type="float" office:value="6269" calcext:value-type="float">
            <text:p>6269</text:p>
          </table:table-cell>
          <table:table-cell office:value-type="float" office:value="3459" calcext:value-type="float">
            <text:p>3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2412" calcext:value-type="float">
            <text:p>12412</text:p>
          </table:table-cell>
          <table:table-cell office:value-type="float" office:value="7005" calcext:value-type="float">
            <text:p>7005</text:p>
          </table:table-cell>
          <table:table-cell office:value-type="float" office:value="829" calcext:value-type="float">
            <text:p>829</text:p>
          </table:table-cell>
          <table:table-cell office:value-type="float" office:value="3009" calcext:value-type="float">
            <text:p>3009</text:p>
          </table:table-cell>
          <table:table-cell office:value-type="float" office:value="430" calcext:value-type="float">
            <text:p>430</text:p>
          </table:table-cell>
          <table:table-cell office:value-type="float" office:value="610" calcext:value-type="float">
            <text:p>61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9926" calcext:value-type="float">
            <text:p>19926</text:p>
          </table:table-cell>
          <table:table-cell office:value-type="float" office:value="9658" calcext:value-type="float">
            <text:p>9658</text:p>
          </table:table-cell>
          <table:table-cell office:value-type="float" office:value="2182" calcext:value-type="float">
            <text:p>2182</text:p>
          </table:table-cell>
          <table:table-cell office:value-type="float" office:value="1909" calcext:value-type="float">
            <text:p>1909</text:p>
          </table:table-cell>
          <table:table-cell office:value-type="float" office:value="5639" calcext:value-type="float">
            <text:p>5639</text:p>
          </table:table-cell>
          <table:table-cell office:value-type="float" office:value="215" calcext:value-type="float">
            <text:p>21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8767" calcext:value-type="float">
            <text:p>18767</text:p>
          </table:table-cell>
          <table:table-cell office:value-type="float" office:value="11442" calcext:value-type="float">
            <text:p>11442</text:p>
          </table:table-cell>
          <table:table-cell office:value-type="float" office:value="1032" calcext:value-type="float">
            <text:p>1032</text:p>
          </table:table-cell>
          <table:table-cell office:value-type="float" office:value="582" calcext:value-type="float">
            <text:p>582</text:p>
          </table:table-cell>
          <table:table-cell office:value-type="float" office:value="5390" calcext:value-type="float">
            <text:p>5390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1833" calcext:value-type="float">
            <text:p>31833</text:p>
          </table:table-cell>
          <table:table-cell office:value-type="float" office:value="759" calcext:value-type="float">
            <text:p>759</text:p>
          </table:table-cell>
          <table:table-cell office:value-type="float" office:value="18664" calcext:value-type="float">
            <text:p>18664</text:p>
          </table:table-cell>
          <table:table-cell office:value-type="float" office:value="1660" calcext:value-type="float">
            <text:p>1660</text:p>
          </table:table-cell>
          <table:table-cell office:value-type="float" office:value="6114" calcext:value-type="float">
            <text:p>6114</text:p>
          </table:table-cell>
          <table:table-cell office:value-type="float" office:value="536" calcext:value-type="float">
            <text:p>536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17890" calcext:value-type="float">
            <text:p>17890</text:p>
          </table:table-cell>
          <table:table-cell office:value-type="float" office:value="9193" calcext:value-type="float">
            <text:p>9193</text:p>
          </table:table-cell>
          <table:table-cell office:value-type="float" office:value="4885" calcext:value-type="float">
            <text:p>4885</text:p>
          </table:table-cell>
          <table:table-cell office:value-type="float" office:value="2157" calcext:value-type="float">
            <text:p>2157</text:p>
          </table:table-cell>
          <table:table-cell office:value-type="float" office:value="327" calcext:value-type="float">
            <text:p>327</text:p>
          </table:table-cell>
          <table:table-cell office:value-type="float" office:value="780" calcext:value-type="float">
            <text:p>78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7862" calcext:value-type="float">
            <text:p>27862</text:p>
          </table:table-cell>
          <table:table-cell office:value-type="float" office:value="20874" calcext:value-type="float">
            <text:p>20874</text:p>
          </table:table-cell>
          <table:table-cell office:value-type="float" office:value="1563" calcext:value-type="float">
            <text:p>1563</text:p>
          </table:table-cell>
          <table:table-cell office:value-type="float" office:value="1783" calcext:value-type="float">
            <text:p>1783</text:p>
          </table:table-cell>
          <table:table-cell office:value-type="float" office:value="2320" calcext:value-type="float">
            <text:p>2320</text:p>
          </table:table-cell>
          <table:table-cell office:value-type="float" office:value="550" calcext:value-type="float">
            <text:p>55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12480" calcext:value-type="float">
            <text:p>12480</text:p>
          </table:table-cell>
          <table:table-cell office:value-type="float" office:value="4720" calcext:value-type="float">
            <text:p>4720</text:p>
          </table:table-cell>
          <table:table-cell office:value-type="float" office:value="1032" calcext:value-type="float">
            <text:p>1032</text:p>
          </table:table-cell>
          <table:table-cell office:value-type="float" office:value="975" calcext:value-type="float">
            <text:p>975</text:p>
          </table:table-cell>
          <table:table-cell office:value-type="float" office:value="5500" calcext:value-type="float">
            <text:p>5500</text:p>
          </table:table-cell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Indifferent</text:p>
          </table:table-cell>
          <table:table-cell office:value-type="float" office:value="21480" calcext:value-type="float">
            <text:p>21480</text:p>
          </table:table-cell>
          <table:table-cell office:value-type="float" office:value="9790" calcext:value-type="float">
            <text:p>9790</text:p>
          </table:table-cell>
          <table:table-cell office:value-type="float" office:value="1786" calcext:value-type="float">
            <text:p>1786</text:p>
          </table:table-cell>
          <table:table-cell office:value-type="float" office:value="5109" calcext:value-type="float">
            <text:p>5109</text:p>
          </table:table-cell>
          <table:table-cell office:value-type="float" office:value="3570" calcext:value-type="float">
            <text:p>3570</text:p>
          </table:table-cell>
          <table:table-cell office:value-type="float" office:value="182" calcext:value-type="float">
            <text:p>18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50927" calcext:value-type="float">
            <text:p>50927</text:p>
          </table:table-cell>
          <table:table-cell office:value-type="float" office:value="43088" calcext:value-type="float">
            <text:p>43088</text:p>
          </table:table-cell>
          <table:table-cell office:value-type="float" office:value="2100" calcext:value-type="float">
            <text:p>2100</text:p>
          </table:table-cell>
          <table:table-cell office:value-type="float" office:value="2609" calcext:value-type="float">
            <text:p>2609</text:p>
          </table:table-cell>
          <table:table-cell office:value-type="float" office:value="1200" calcext:value-type="float">
            <text:p>1200</text:p>
          </table:table-cell>
          <table:table-cell office:value-type="float" office:value="1107" calcext:value-type="float">
            <text:p>1107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53785" calcext:value-type="float">
            <text:p>53785</text:p>
          </table:table-cell>
          <table:table-cell office:value-type="float" office:value="31276" calcext:value-type="float">
            <text:p>31276</text:p>
          </table:table-cell>
          <table:table-cell office:value-type="float" office:value="1917" calcext:value-type="float">
            <text:p>1917</text:p>
          </table:table-cell>
          <table:table-cell office:value-type="float" office:value="4469" calcext:value-type="float">
            <text:p>4469</text:p>
          </table:table-cell>
          <table:table-cell office:value-type="float" office:value="9408" calcext:value-type="float">
            <text:p>9408</text:p>
          </table:table-cell>
          <table:table-cell office:value-type="float" office:value="2381" calcext:value-type="float">
            <text:p>2381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49039" calcext:value-type="float">
            <text:p>49039</text:p>
          </table:table-cell>
          <table:table-cell office:value-type="float" office:value="3103" calcext:value-type="float">
            <text:p>3103</text:p>
          </table:table-cell>
          <table:table-cell office:value-type="float" office:value="14069" calcext:value-type="float">
            <text:p>14069</text:p>
          </table:table-cell>
          <table:table-cell office:value-type="float" office:value="21955" calcext:value-type="float">
            <text:p>21955</text:p>
          </table:table-cell>
          <table:table-cell office:value-type="float" office:value="1668" calcext:value-type="float">
            <text:p>1668</text:p>
          </table:table-cell>
          <table:table-cell office:value-type="float" office:value="6792" calcext:value-type="float">
            <text:p>679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47204" calcext:value-type="float">
            <text:p>47204</text:p>
          </table:table-cell>
          <table:table-cell office:value-type="float" office:value="161" calcext:value-type="float">
            <text:p>161</text:p>
          </table:table-cell>
          <table:table-cell office:value-type="float" office:value="7460" calcext:value-type="float">
            <text:p>7460</text:p>
          </table:table-cell>
          <table:table-cell office:value-type="float" office:value="24773" calcext:value-type="float">
            <text:p>24773</text:p>
          </table:table-cell>
          <table:table-cell office:value-type="float" office:value="617" calcext:value-type="float">
            <text:p>617</text:p>
          </table:table-cell>
          <table:table-cell office:value-type="float" office:value="11783" calcext:value-type="float">
            <text:p>11783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1857" calcext:value-type="float">
            <text:p>31857</text:p>
          </table:table-cell>
          <table:table-cell office:value-type="float" office:value="12356" calcext:value-type="float">
            <text:p>12356</text:p>
          </table:table-cell>
          <table:table-cell office:value-type="float" office:value="6036" calcext:value-type="float">
            <text:p>6036</text:p>
          </table:table-cell>
          <table:table-cell office:value-type="float" office:value="8887" calcext:value-type="float">
            <text:p>8887</text:p>
          </table:table-cell>
          <table:table-cell office:value-type="float" office:value="402" calcext:value-type="float">
            <text:p>402</text:p>
          </table:table-cell>
          <table:table-cell office:value-type="float" office:value="1382" calcext:value-type="float">
            <text:p>1382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2674" calcext:value-type="float">
            <text:p>12674</text:p>
          </table:table-cell>
          <table:table-cell office:value-type="float" office:value="3352" calcext:value-type="float">
            <text:p>3352</text:p>
          </table:table-cell>
          <table:table-cell office:value-type="float" office:value="1181" calcext:value-type="float">
            <text:p>1181</text:p>
          </table:table-cell>
          <table:table-cell office:value-type="float" office:value="1328" calcext:value-type="float">
            <text:p>1328</text:p>
          </table:table-cell>
          <table:table-cell office:value-type="float" office:value="5502" calcext:value-type="float">
            <text:p>5502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44985" calcext:value-type="float">
            <text:p>44985</text:p>
          </table:table-cell>
          <table:table-cell office:value-type="float" office:value="42786" calcext:value-type="float">
            <text:p>42786</text:p>
          </table:table-cell>
          <table:table-cell office:value-type="float" office:value="286" calcext:value-type="float">
            <text:p>286</text:p>
          </table:table-cell>
          <table:table-cell office:value-type="float" office:value="471" calcext:value-type="float">
            <text:p>471</text:p>
          </table:table-cell>
          <table:table-cell office:value-type="float" office:value="1388" calcext:value-type="float">
            <text:p>138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4129" calcext:value-type="float">
            <text:p>4129</text:p>
          </table:table-cell>
          <table:table-cell office:value-type="float" office:value="542" calcext:value-type="float">
            <text:p>542</text:p>
          </table:table-cell>
          <table:table-cell office:value-type="float" office:value="899" calcext:value-type="float">
            <text:p>899</text:p>
          </table:table-cell>
          <table:table-cell office:value-type="float" office:value="1664" calcext:value-type="float">
            <text:p>1664</text:p>
          </table:table-cell>
          <table:table-cell office:value-type="float" office:value="414" calcext:value-type="float">
            <text:p>414</text:p>
          </table:table-cell>
          <table:table-cell office:value-type="float" office:value="88" calcext:value-type="float">
            <text:p>8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70297" calcext:value-type="float">
            <text:p>70297</text:p>
          </table:table-cell>
          <table:table-cell office:value-type="float" office:value="53205" calcext:value-type="float">
            <text:p>53205</text:p>
          </table:table-cell>
          <table:table-cell office:value-type="float" office:value="4959" calcext:value-type="float">
            <text:p>4959</text:p>
          </table:table-cell>
          <table:table-cell office:value-type="float" office:value="7336" calcext:value-type="float">
            <text:p>7336</text:p>
          </table:table-cell>
          <table:table-cell office:value-type="float" office:value="3012" calcext:value-type="float">
            <text:p>3012</text:p>
          </table:table-cell>
          <table:table-cell office:value-type="float" office:value="967" calcext:value-type="float">
            <text:p>96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56978" calcext:value-type="float">
            <text:p>56978</text:p>
          </table:table-cell>
          <table:table-cell office:value-type="float" office:value="10683" calcext:value-type="float">
            <text:p>10683</text:p>
          </table:table-cell>
          <table:table-cell office:value-type="float" office:value="21858" calcext:value-type="float">
            <text:p>21858</text:p>
          </table:table-cell>
          <table:table-cell office:value-type="float" office:value="15400" calcext:value-type="float">
            <text:p>15400</text:p>
          </table:table-cell>
          <table:table-cell office:value-type="float" office:value="3635" calcext:value-type="float">
            <text:p>3635</text:p>
          </table:table-cell>
          <table:table-cell office:value-type="float" office:value="282" calcext:value-type="float">
            <text:p>282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26824" calcext:value-type="float">
            <text:p>26824</text:p>
          </table:table-cell>
          <table:table-cell office:value-type="float" office:value="2427" calcext:value-type="float">
            <text:p>2427</text:p>
          </table:table-cell>
          <table:table-cell office:value-type="float" office:value="7097" calcext:value-type="float">
            <text:p>7097</text:p>
          </table:table-cell>
          <table:table-cell office:value-type="float" office:value="10391" calcext:value-type="float">
            <text:p>10391</text:p>
          </table:table-cell>
          <table:table-cell office:value-type="float" office:value="1127" calcext:value-type="float">
            <text:p>1127</text:p>
          </table:table-cell>
          <table:table-cell office:value-type="float" office:value="4314" calcext:value-type="float">
            <text:p>431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38694" calcext:value-type="float">
            <text:p>38694</text:p>
          </table:table-cell>
          <table:table-cell office:value-type="float" office:value="1420" calcext:value-type="float">
            <text:p>1420</text:p>
          </table:table-cell>
          <table:table-cell office:value-type="float" office:value="10810" calcext:value-type="float">
            <text:p>10810</text:p>
          </table:table-cell>
          <table:table-cell office:value-type="float" office:value="16267" calcext:value-type="float">
            <text:p>16267</text:p>
          </table:table-cell>
          <table:table-cell office:value-type="float" office:value="1593" calcext:value-type="float">
            <text:p>1593</text:p>
          </table:table-cell>
          <table:table-cell office:value-type="float" office:value="6766" calcext:value-type="float">
            <text:p>6766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95972" calcext:value-type="float">
            <text:p>95972</text:p>
          </table:table-cell>
          <table:table-cell office:value-type="float" office:value="9198" calcext:value-type="float">
            <text:p>9198</text:p>
          </table:table-cell>
          <table:table-cell office:value-type="float" office:value="27472" calcext:value-type="float">
            <text:p>27472</text:p>
          </table:table-cell>
          <table:table-cell office:value-type="float" office:value="32034" calcext:value-type="float">
            <text:p>32034</text:p>
          </table:table-cell>
          <table:table-cell office:value-type="float" office:value="3232" calcext:value-type="float">
            <text:p>3232</text:p>
          </table:table-cell>
          <table:table-cell office:value-type="float" office:value="18906" calcext:value-type="float">
            <text:p>18906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8208" calcext:value-type="float">
            <text:p>18208</text:p>
          </table:table-cell>
          <table:table-cell office:value-type="float" office:value="255" calcext:value-type="float">
            <text:p>255</text:p>
          </table:table-cell>
          <table:table-cell office:value-type="float" office:value="5758" calcext:value-type="float">
            <text:p>5758</text:p>
          </table:table-cell>
          <table:table-cell office:value-type="float" office:value="5923" calcext:value-type="float">
            <text:p>5923</text:p>
          </table:table-cell>
          <table:table-cell office:value-type="float" office:value="349" calcext:value-type="float">
            <text:p>349</text:p>
          </table:table-cell>
          <table:table-cell office:value-type="float" office:value="4595" calcext:value-type="float">
            <text:p>4595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6042" calcext:value-type="float">
            <text:p>16042</text:p>
          </table:table-cell>
          <table:table-cell office:value-type="float" office:value="6022" calcext:value-type="float">
            <text:p>6022</text:p>
          </table:table-cell>
          <table:table-cell office:value-type="float" office:value="3354" calcext:value-type="float">
            <text:p>3354</text:p>
          </table:table-cell>
          <table:table-cell office:value-type="float" office:value="3261" calcext:value-type="float">
            <text:p>3261</text:p>
          </table:table-cell>
          <table:table-cell office:value-type="float" office:value="2507" calcext:value-type="float">
            <text:p>2507</text:p>
          </table:table-cell>
          <table:table-cell office:value-type="float" office:value="212" calcext:value-type="float">
            <text:p>21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8798" calcext:value-type="float">
            <text:p>28798</text:p>
          </table:table-cell>
          <table:table-cell office:value-type="float" office:value="4625" calcext:value-type="float">
            <text:p>4625</text:p>
          </table:table-cell>
          <table:table-cell office:value-type="float" office:value="8579" calcext:value-type="float">
            <text:p>8579</text:p>
          </table:table-cell>
          <table:table-cell office:value-type="float" office:value="7030" calcext:value-type="float">
            <text:p>7030</text:p>
          </table:table-cell>
          <table:table-cell office:value-type="float" office:value="4575" calcext:value-type="float">
            <text:p>4575</text:p>
          </table:table-cell>
          <table:table-cell office:value-type="float" office:value="2447" calcext:value-type="float">
            <text:p>2447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24546" calcext:value-type="float">
            <text:p>24546</text:p>
          </table:table-cell>
          <table:table-cell office:value-type="float" office:value="11210" calcext:value-type="float">
            <text:p>11210</text:p>
          </table:table-cell>
          <table:table-cell office:value-type="float" office:value="3576" calcext:value-type="float">
            <text:p>3576</text:p>
          </table:table-cell>
          <table:table-cell office:value-type="float" office:value="5119" calcext:value-type="float">
            <text:p>5119</text:p>
          </table:table-cell>
          <table:table-cell office:value-type="float" office:value="561" calcext:value-type="float">
            <text:p>561</text:p>
          </table:table-cell>
          <table:table-cell office:value-type="float" office:value="1682" calcext:value-type="float">
            <text:p>1682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2239" calcext:value-type="float">
            <text:p>22239</text:p>
          </table:table-cell>
          <table:table-cell office:value-type="float" office:value="10405" calcext:value-type="float">
            <text:p>10405</text:p>
          </table:table-cell>
          <table:table-cell office:value-type="float" office:value="1596" calcext:value-type="float">
            <text:p>1596</text:p>
          </table:table-cell>
          <table:table-cell office:value-type="float" office:value="1096" calcext:value-type="float">
            <text:p>1096</text:p>
          </table:table-cell>
          <table:table-cell office:value-type="float" office:value="8425" calcext:value-type="float">
            <text:p>8425</text:p>
          </table:table-cell>
          <table:table-cell office:value-type="float" office:value="399" calcext:value-type="float">
            <text:p>39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05046" calcext:value-type="float">
            <text:p>105046</text:p>
          </table:table-cell>
          <table:table-cell office:value-type="float" office:value="76237" calcext:value-type="float">
            <text:p>76237</text:p>
          </table:table-cell>
          <table:table-cell office:value-type="float" office:value="3473" calcext:value-type="float">
            <text:p>3473</text:p>
          </table:table-cell>
          <table:table-cell office:value-type="float" office:value="7102" calcext:value-type="float">
            <text:p>7102</text:p>
          </table:table-cell>
          <table:table-cell office:value-type="float" office:value="16538" calcext:value-type="float">
            <text:p>16538</text:p>
          </table:table-cell>
          <table:table-cell office:value-type="float" office:value="778" calcext:value-type="float">
            <text:p>778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7589" calcext:value-type="float">
            <text:p>7589</text:p>
          </table:table-cell>
          <table:table-cell office:value-type="float" office:value="2787" calcext:value-type="float">
            <text:p>2787</text:p>
          </table:table-cell>
          <table:table-cell office:value-type="float" office:value="1698" calcext:value-type="float">
            <text:p>1698</text:p>
          </table:table-cell>
          <table:table-cell office:value-type="float" office:value="2510" calcext:value-type="float">
            <text:p>2510</text:p>
          </table:table-cell>
          <table:table-cell office:value-type="float" office:value="65" calcext:value-type="float">
            <text:p>65</text:p>
          </table:table-cell>
          <table:table-cell office:value-type="float" office:value="477" calcext:value-type="float">
            <text:p>4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48640" calcext:value-type="float">
            <text:p>48640</text:p>
          </table:table-cell>
          <table:table-cell office:value-type="float" office:value="9396" calcext:value-type="float">
            <text:p>9396</text:p>
          </table:table-cell>
          <table:table-cell office:value-type="float" office:value="11601" calcext:value-type="float">
            <text:p>11601</text:p>
          </table:table-cell>
          <table:table-cell office:value-type="float" office:value="15775" calcext:value-type="float">
            <text:p>15775</text:p>
          </table:table-cell>
          <table:table-cell office:value-type="float" office:value="2896" calcext:value-type="float">
            <text:p>2896</text:p>
          </table:table-cell>
          <table:table-cell office:value-type="float" office:value="7677" calcext:value-type="float">
            <text:p>7677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5588" calcext:value-type="float">
            <text:p>25588</text:p>
          </table:table-cell>
          <table:table-cell office:value-type="float" office:value="2932" calcext:value-type="float">
            <text:p>2932</text:p>
          </table:table-cell>
          <table:table-cell office:value-type="float" office:value="6459" calcext:value-type="float">
            <text:p>6459</text:p>
          </table:table-cell>
          <table:table-cell office:value-type="float" office:value="7677" calcext:value-type="float">
            <text:p>7677</text:p>
          </table:table-cell>
          <table:table-cell office:value-type="float" office:value="2561" calcext:value-type="float">
            <text:p>2561</text:p>
          </table:table-cell>
          <table:table-cell office:value-type="float" office:value="4573" calcext:value-type="float">
            <text:p>4573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igh</text:p>
          </table:table-cell>
          <table:table-cell office:value-type="float" office:value="52304" calcext:value-type="float">
            <text:p>52304</text:p>
          </table:table-cell>
          <table:table-cell office:value-type="float" office:value="27082" calcext:value-type="float">
            <text:p>27082</text:p>
          </table:table-cell>
          <table:table-cell office:value-type="float" office:value="6817" calcext:value-type="float">
            <text:p>6817</text:p>
          </table:table-cell>
          <table:table-cell office:value-type="float" office:value="10790" calcext:value-type="float">
            <text:p>10790</text:p>
          </table:table-cell>
          <table:table-cell office:value-type="float" office:value="1365" calcext:value-type="float">
            <text:p>1365</text:p>
          </table:table-cell>
          <table:table-cell office:value-type="float" office:value="4111" calcext:value-type="float">
            <text:p>4111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22422" calcext:value-type="float">
            <text:p>22422</text:p>
          </table:table-cell>
          <table:table-cell office:value-type="float" office:value="8656" calcext:value-type="float">
            <text:p>8656</text:p>
          </table:table-cell>
          <table:table-cell office:value-type="float" office:value="2746" calcext:value-type="float">
            <text:p>2746</text:p>
          </table:table-cell>
          <table:table-cell office:value-type="float" office:value="2501" calcext:value-type="float">
            <text:p>2501</text:p>
          </table:table-cell>
          <table:table-cell office:value-type="float" office:value="6845" calcext:value-type="float">
            <text:p>6845</text:p>
          </table:table-cell>
          <table:table-cell office:value-type="float" office:value="694" calcext:value-type="float">
            <text:p>69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71844" calcext:value-type="float">
            <text:p>71844</text:p>
          </table:table-cell>
          <table:table-cell office:value-type="float" office:value="4967" calcext:value-type="float">
            <text:p>4967</text:p>
          </table:table-cell>
          <table:table-cell office:value-type="float" office:value="21412" calcext:value-type="float">
            <text:p>21412</text:p>
          </table:table-cell>
          <table:table-cell office:value-type="float" office:value="28921" calcext:value-type="float">
            <text:p>28921</text:p>
          </table:table-cell>
          <table:table-cell office:value-type="float" office:value="1798" calcext:value-type="float">
            <text:p>1798</text:p>
          </table:table-cell>
          <table:table-cell office:value-type="float" office:value="13583" calcext:value-type="float">
            <text:p>13583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3601" calcext:value-type="float">
            <text:p>33601</text:p>
          </table:table-cell>
          <table:table-cell office:value-type="float" office:value="20105" calcext:value-type="float">
            <text:p>20105</text:p>
          </table:table-cell>
          <table:table-cell office:value-type="float" office:value="1887" calcext:value-type="float">
            <text:p>1887</text:p>
          </table:table-cell>
          <table:table-cell office:value-type="float" office:value="1939" calcext:value-type="float">
            <text:p>1939</text:p>
          </table:table-cell>
          <table:table-cell office:value-type="float" office:value="8164" calcext:value-type="float">
            <text:p>8164</text:p>
          </table:table-cell>
          <table:table-cell office:value-type="float" office:value="716" calcext:value-type="float">
            <text:p>716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5143" calcext:value-type="float">
            <text:p>25143</text:p>
          </table:table-cell>
          <table:table-cell office:value-type="float" office:value="11867" calcext:value-type="float">
            <text:p>11867</text:p>
          </table:table-cell>
          <table:table-cell office:value-type="float" office:value="3327" calcext:value-type="float">
            <text:p>3327</text:p>
          </table:table-cell>
          <table:table-cell office:value-type="float" office:value="4814" calcext:value-type="float">
            <text:p>4814</text:p>
          </table:table-cell>
          <table:table-cell office:value-type="float" office:value="1178" calcext:value-type="float">
            <text:p>1178</text:p>
          </table:table-cell>
          <table:table-cell office:value-type="float" office:value="3837" calcext:value-type="float">
            <text:p>38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33336" calcext:value-type="float">
            <text:p>33336</text:p>
          </table:table-cell>
          <table:table-cell office:value-type="float" office:value="25962" calcext:value-type="float">
            <text:p>25962</text:p>
          </table:table-cell>
          <table:table-cell office:value-type="float" office:value="1780" calcext:value-type="float">
            <text:p>1780</text:p>
          </table:table-cell>
          <table:table-cell office:value-type="float" office:value="3838" calcext:value-type="float">
            <text:p>3838</text:p>
          </table:table-cell>
          <table:table-cell office:value-type="float" office:value="638" calcext:value-type="float">
            <text:p>638</text:p>
          </table:table-cell>
          <table:table-cell office:value-type="float" office:value="284" calcext:value-type="float">
            <text:p>28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10945" calcext:value-type="float">
            <text:p>10945</text:p>
          </table:table-cell>
          <table:table-cell office:value-type="float" office:value="7274" calcext:value-type="float">
            <text:p>7274</text:p>
          </table:table-cell>
          <table:table-cell office:value-type="float" office:value="659" calcext:value-type="float">
            <text:p>659</text:p>
          </table:table-cell>
          <table:table-cell office:value-type="float" office:value="1499" calcext:value-type="float">
            <text:p>1499</text:p>
          </table:table-cell>
          <table:table-cell office:value-type="float" office:value="784" calcext:value-type="float">
            <text:p>784</text:p>
          </table:table-cell>
          <table:table-cell office:value-type="float" office:value="70" calcext:value-type="float">
            <text:p>7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6374" calcext:value-type="float">
            <text:p>6374</text:p>
          </table:table-cell>
          <table:table-cell office:value-type="float" office:value="327" calcext:value-type="float">
            <text:p>327</text:p>
          </table:table-cell>
          <table:table-cell office:value-type="float" office:value="918" calcext:value-type="float">
            <text:p>918</text:p>
          </table:table-cell>
          <table:table-cell office:value-type="float" office:value="4710" calcext:value-type="float">
            <text:p>4710</text:p>
          </table:table-cell>
          <table:table-cell office:value-type="float" office:value="74" calcext:value-type="float">
            <text:p>74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20345" calcext:value-type="float">
            <text:p>20345</text:p>
          </table:table-cell>
          <table:table-cell office:value-type="float" office:value="2344" calcext:value-type="float">
            <text:p>2344</text:p>
          </table:table-cell>
          <table:table-cell office:value-type="float" office:value="10678" calcext:value-type="float">
            <text:p>10678</text:p>
          </table:table-cell>
          <table:table-cell office:value-type="float" office:value="3828" calcext:value-type="float">
            <text:p>3828</text:p>
          </table:table-cell>
          <table:table-cell office:value-type="float" office:value="1439" calcext:value-type="float">
            <text:p>1439</text:p>
          </table:table-cell>
          <table:table-cell office:value-type="float" office:value="1566" calcext:value-type="float">
            <text:p>156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7626" calcext:value-type="float">
            <text:p>7626</text:p>
          </table:table-cell>
          <table:table-cell office:value-type="float" office:value="2121" calcext:value-type="float">
            <text:p>2121</text:p>
          </table:table-cell>
          <table:table-cell office:value-type="float" office:value="1601" calcext:value-type="float">
            <text:p>1601</text:p>
          </table:table-cell>
          <table:table-cell office:value-type="float" office:value="2453" calcext:value-type="float">
            <text:p>2453</text:p>
          </table:table-cell>
          <table:table-cell office:value-type="float" office:value="560" calcext:value-type="float">
            <text:p>560</text:p>
          </table:table-cell>
          <table:table-cell office:value-type="float" office:value="179" calcext:value-type="float">
            <text:p>179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25049" calcext:value-type="float">
            <text:p>25049</text:p>
          </table:table-cell>
          <table:table-cell office:value-type="float" office:value="15671" calcext:value-type="float">
            <text:p>15671</text:p>
          </table:table-cell>
          <table:table-cell office:value-type="float" office:value="5279" calcext:value-type="float">
            <text:p>5279</text:p>
          </table:table-cell>
          <table:table-cell office:value-type="float" office:value="2406" calcext:value-type="float">
            <text:p>2406</text:p>
          </table:table-cell>
          <table:table-cell office:value-type="float" office:value="559" calcext:value-type="float">
            <text:p>559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25311" calcext:value-type="float">
            <text:p>25311</text:p>
          </table:table-cell>
          <table:table-cell office:value-type="float" office:value="15881" calcext:value-type="float">
            <text:p>15881</text:p>
          </table:table-cell>
          <table:table-cell office:value-type="float" office:value="713" calcext:value-type="float">
            <text:p>713</text:p>
          </table:table-cell>
          <table:table-cell office:value-type="float" office:value="3315" calcext:value-type="float">
            <text:p>3315</text:p>
          </table:table-cell>
          <table:table-cell office:value-type="float" office:value="3703" calcext:value-type="float">
            <text:p>3703</text:p>
          </table:table-cell>
          <table:table-cell office:value-type="float" office:value="1470" calcext:value-type="float">
            <text:p>14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107155" calcext:value-type="float">
            <text:p>107155</text:p>
          </table:table-cell>
          <table:table-cell office:value-type="float" office:value="12119" calcext:value-type="float">
            <text:p>12119</text:p>
          </table:table-cell>
          <table:table-cell office:value-type="float" office:value="28326" calcext:value-type="float">
            <text:p>28326</text:p>
          </table:table-cell>
          <table:table-cell office:value-type="float" office:value="39694" calcext:value-type="float">
            <text:p>39694</text:p>
          </table:table-cell>
          <table:table-cell office:value-type="float" office:value="4736" calcext:value-type="float">
            <text:p>4736</text:p>
          </table:table-cell>
          <table:table-cell office:value-type="float" office:value="19410" calcext:value-type="float">
            <text:p>19410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2544" calcext:value-type="float">
            <text:p>32544</text:p>
          </table:table-cell>
          <table:table-cell office:value-type="float" office:value="16731" calcext:value-type="float">
            <text:p>16731</text:p>
          </table:table-cell>
          <table:table-cell office:value-type="float" office:value="3922" calcext:value-type="float">
            <text:p>3922</text:p>
          </table:table-cell>
          <table:table-cell office:value-type="float" office:value="7994" calcext:value-type="float">
            <text:p>7994</text:p>
          </table:table-cell>
          <table:table-cell office:value-type="float" office:value="688" calcext:value-type="float">
            <text:p>688</text:p>
          </table:table-cell>
          <table:table-cell office:value-type="float" office:value="2371" calcext:value-type="float">
            <text:p>2371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46662" calcext:value-type="float">
            <text:p>46662</text:p>
          </table:table-cell>
          <table:table-cell office:value-type="float" office:value="6006" calcext:value-type="float">
            <text:p>6006</text:p>
          </table:table-cell>
          <table:table-cell office:value-type="float" office:value="11093" calcext:value-type="float">
            <text:p>11093</text:p>
          </table:table-cell>
          <table:table-cell office:value-type="float" office:value="18881" calcext:value-type="float">
            <text:p>18881</text:p>
          </table:table-cell>
          <table:table-cell office:value-type="float" office:value="1159" calcext:value-type="float">
            <text:p>1159</text:p>
          </table:table-cell>
          <table:table-cell office:value-type="float" office:value="7425" calcext:value-type="float">
            <text:p>7425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9376" calcext:value-type="float">
            <text:p>19376</text:p>
          </table:table-cell>
          <table:table-cell office:value-type="float" office:value="6990" calcext:value-type="float">
            <text:p>6990</text:p>
          </table:table-cell>
          <table:table-cell office:value-type="float" office:value="3880" calcext:value-type="float">
            <text:p>3880</text:p>
          </table:table-cell>
          <table:table-cell office:value-type="float" office:value="5380" calcext:value-type="float">
            <text:p>5380</text:p>
          </table:table-cell>
          <table:table-cell office:value-type="float" office:value="1647" calcext:value-type="float">
            <text:p>1647</text:p>
          </table:table-cell>
          <table:table-cell office:value-type="float" office:value="319" calcext:value-type="float">
            <text:p>319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6100" calcext:value-type="float">
            <text:p>16100</text:p>
          </table:table-cell>
          <table:table-cell office:value-type="float" office:value="5387" calcext:value-type="float">
            <text:p>5387</text:p>
          </table:table-cell>
          <table:table-cell office:value-type="float" office:value="4979" calcext:value-type="float">
            <text:p>4979</text:p>
          </table:table-cell>
          <table:table-cell office:value-type="float" office:value="3343" calcext:value-type="float">
            <text:p>3343</text:p>
          </table:table-cell>
          <table:table-cell office:value-type="float" office:value="825" calcext:value-type="float">
            <text:p>825</text:p>
          </table:table-cell>
          <table:table-cell office:value-type="float" office:value="637" calcext:value-type="float">
            <text:p>637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9025" calcext:value-type="float">
            <text:p>29025</text:p>
          </table:table-cell>
          <table:table-cell office:value-type="float" office:value="21117" calcext:value-type="float">
            <text:p>21117</text:p>
          </table:table-cell>
          <table:table-cell office:value-type="float" office:value="1162" calcext:value-type="float">
            <text:p>1162</text:p>
          </table:table-cell>
          <table:table-cell office:value-type="float" office:value="4754" calcext:value-type="float">
            <text:p>4754</text:p>
          </table:table-cell>
          <table:table-cell office:value-type="float" office:value="269" calcext:value-type="float">
            <text:p>269</text:p>
          </table:table-cell>
          <table:table-cell office:value-type="float" office:value="1328" calcext:value-type="float">
            <text:p>132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50179" calcext:value-type="float">
            <text:p>50179</text:p>
          </table:table-cell>
          <table:table-cell office:value-type="float" office:value="7362" calcext:value-type="float">
            <text:p>7362</text:p>
          </table:table-cell>
          <table:table-cell office:value-type="float" office:value="12844" calcext:value-type="float">
            <text:p>12844</text:p>
          </table:table-cell>
          <table:table-cell office:value-type="float" office:value="18683" calcext:value-type="float">
            <text:p>18683</text:p>
          </table:table-cell>
          <table:table-cell office:value-type="float" office:value="2854" calcext:value-type="float">
            <text:p>2854</text:p>
          </table:table-cell>
          <table:table-cell office:value-type="float" office:value="7883" calcext:value-type="float">
            <text:p>788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46102" calcext:value-type="float">
            <text:p>46102</text:p>
          </table:table-cell>
          <table:table-cell office:value-type="float" office:value="1989" calcext:value-type="float">
            <text:p>1989</text:p>
          </table:table-cell>
          <table:table-cell office:value-type="float" office:value="10690" calcext:value-type="float">
            <text:p>10690</text:p>
          </table:table-cell>
          <table:table-cell office:value-type="float" office:value="19460" calcext:value-type="float">
            <text:p>19460</text:p>
          </table:table-cell>
          <table:table-cell office:value-type="float" office:value="233" calcext:value-type="float">
            <text:p>233</text:p>
          </table:table-cell>
          <table:table-cell office:value-type="float" office:value="11577" calcext:value-type="float">
            <text:p>11577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0364" calcext:value-type="float">
            <text:p>10364</text:p>
          </table:table-cell>
          <table:table-cell office:value-type="float" office:value="5509" calcext:value-type="float">
            <text:p>5509</text:p>
          </table:table-cell>
          <table:table-cell office:value-type="float" office:value="1461" calcext:value-type="float">
            <text:p>1461</text:p>
          </table:table-cell>
          <table:table-cell office:value-type="float" office:value="2251" calcext:value-type="float">
            <text:p>2251</text:p>
          </table:table-cell>
          <table:table-cell office:value-type="float" office:value="547" calcext:value-type="float">
            <text:p>547</text:p>
          </table:table-cell>
          <table:table-cell office:value-type="float" office:value="187" calcext:value-type="float">
            <text:p>18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55459" calcext:value-type="float">
            <text:p>55459</text:p>
          </table:table-cell>
          <table:table-cell office:value-type="float" office:value="37036" calcext:value-type="float">
            <text:p>37036</text:p>
          </table:table-cell>
          <table:table-cell office:value-type="float" office:value="7152" calcext:value-type="float">
            <text:p>7152</text:p>
          </table:table-cell>
          <table:table-cell office:value-type="float" office:value="8253" calcext:value-type="float">
            <text:p>8253</text:p>
          </table:table-cell>
          <table:table-cell office:value-type="float" office:value="2995" calcext:value-type="float">
            <text:p>299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0929" calcext:value-type="float">
            <text:p>10929</text:p>
          </table:table-cell>
          <table:table-cell office:value-type="float" office:value="3366" calcext:value-type="float">
            <text:p>3366</text:p>
          </table:table-cell>
          <table:table-cell office:value-type="float" office:value="2884" calcext:value-type="float">
            <text:p>2884</text:p>
          </table:table-cell>
          <table:table-cell office:value-type="float" office:value="2431" calcext:value-type="float">
            <text:p>2431</text:p>
          </table:table-cell>
          <table:table-cell office:value-type="float" office:value="977" calcext:value-type="float">
            <text:p>977</text:p>
          </table:table-cell>
          <table:table-cell office:value-type="float" office:value="167" calcext:value-type="float">
            <text:p>16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7193" calcext:value-type="float">
            <text:p>37193</text:p>
          </table:table-cell>
          <table:table-cell office:value-type="float" office:value="17063" calcext:value-type="float">
            <text:p>17063</text:p>
          </table:table-cell>
          <table:table-cell office:value-type="float" office:value="4847" calcext:value-type="float">
            <text:p>4847</text:p>
          </table:table-cell>
          <table:table-cell office:value-type="float" office:value="9053" calcext:value-type="float">
            <text:p>9053</text:p>
          </table:table-cell>
          <table:table-cell office:value-type="float" office:value="1031" calcext:value-type="float">
            <text:p>1031</text:p>
          </table:table-cell>
          <table:table-cell office:value-type="float" office:value="3415" calcext:value-type="float">
            <text:p>3415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59390" calcext:value-type="float">
            <text:p>59390</text:p>
          </table:table-cell>
          <table:table-cell office:value-type="float" office:value="22647" calcext:value-type="float">
            <text:p>22647</text:p>
          </table:table-cell>
          <table:table-cell office:value-type="float" office:value="9776" calcext:value-type="float">
            <text:p>9776</text:p>
          </table:table-cell>
          <table:table-cell office:value-type="float" office:value="13792" calcext:value-type="float">
            <text:p>13792</text:p>
          </table:table-cell>
          <table:table-cell office:value-type="float" office:value="2915" calcext:value-type="float">
            <text:p>2915</text:p>
          </table:table-cell>
          <table:table-cell office:value-type="float" office:value="4482" calcext:value-type="float">
            <text:p>4482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6572" calcext:value-type="float">
            <text:p>16572</text:p>
          </table:table-cell>
          <table:table-cell office:value-type="float" office:value="10766" calcext:value-type="float">
            <text:p>10766</text:p>
          </table:table-cell>
          <table:table-cell office:value-type="float" office:value="1175" calcext:value-type="float">
            <text:p>1175</text:p>
          </table:table-cell>
          <table:table-cell office:value-type="float" office:value="2067" calcext:value-type="float">
            <text:p>2067</text:p>
          </table:table-cell>
          <table:table-cell office:value-type="float" office:value="2096" calcext:value-type="float">
            <text:p>2096</text:p>
          </table:table-cell>
          <table:table-cell office:value-type="float" office:value="301" calcext:value-type="float">
            <text:p>30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4088" calcext:value-type="float">
            <text:p>14088</text:p>
          </table:table-cell>
          <table:table-cell office:value-type="float" office:value="9785" calcext:value-type="float">
            <text:p>9785</text:p>
          </table:table-cell>
          <table:table-cell office:value-type="float" office:value="848" calcext:value-type="float">
            <text:p>848</text:p>
          </table:table-cell>
          <table:table-cell office:value-type="float" office:value="1172" calcext:value-type="float">
            <text:p>1172</text:p>
          </table:table-cell>
          <table:table-cell office:value-type="float" office:value="1677" calcext:value-type="float">
            <text:p>1677</text:p>
          </table:table-cell>
          <table:table-cell office:value-type="float" office:value="200" calcext:value-type="float">
            <text:p>20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64617" calcext:value-type="float">
            <text:p>64617</text:p>
          </table:table-cell>
          <table:table-cell office:value-type="float" office:value="18291" calcext:value-type="float">
            <text:p>18291</text:p>
          </table:table-cell>
          <table:table-cell office:value-type="float" office:value="1266" calcext:value-type="float">
            <text:p>1266</text:p>
          </table:table-cell>
          <table:table-cell office:value-type="float" office:value="21042" calcext:value-type="float">
            <text:p>21042</text:p>
          </table:table-cell>
          <table:table-cell office:value-type="float" office:value="5373" calcext:value-type="float">
            <text:p>5373</text:p>
          </table:table-cell>
          <table:table-cell office:value-type="float" office:value="4173" calcext:value-type="float">
            <text:p>4173</text:p>
          </table:table-cell>
          <table:table-cell office:value-type="float" office:value="14472" calcext:value-type="float">
            <text:p>1447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8445" calcext:value-type="float">
            <text:p>18445</text:p>
          </table:table-cell>
          <table:table-cell office:value-type="float" office:value="12377" calcext:value-type="float">
            <text:p>12377</text:p>
          </table:table-cell>
          <table:table-cell office:value-type="float" office:value="865" calcext:value-type="float">
            <text:p>865</text:p>
          </table:table-cell>
          <table:table-cell office:value-type="float" office:value="3204" calcext:value-type="float">
            <text:p>3204</text:p>
          </table:table-cell>
          <table:table-cell office:value-type="float" office:value="1398" calcext:value-type="float">
            <text:p>1398</text:p>
          </table:table-cell>
          <table:table-cell office:value-type="float" office:value="149" calcext:value-type="float">
            <text:p>14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58383" calcext:value-type="float">
            <text:p>58383</text:p>
          </table:table-cell>
          <table:table-cell office:value-type="float" office:value="25203" calcext:value-type="float">
            <text:p>25203</text:p>
          </table:table-cell>
          <table:table-cell office:value-type="float" office:value="11487" calcext:value-type="float">
            <text:p>11487</text:p>
          </table:table-cell>
          <table:table-cell office:value-type="float" office:value="9490" calcext:value-type="float">
            <text:p>9490</text:p>
          </table:table-cell>
          <table:table-cell office:value-type="float" office:value="5065" calcext:value-type="float">
            <text:p>5065</text:p>
          </table:table-cell>
          <table:table-cell office:value-type="float" office:value="284" calcext:value-type="float">
            <text:p>284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48191" calcext:value-type="float">
            <text:p>48191</text:p>
          </table:table-cell>
          <table:table-cell office:value-type="float" office:value="36817" calcext:value-type="float">
            <text:p>36817</text:p>
          </table:table-cell>
          <table:table-cell office:value-type="float" office:value="3045" calcext:value-type="float">
            <text:p>3045</text:p>
          </table:table-cell>
          <table:table-cell office:value-type="float" office:value="1493" calcext:value-type="float">
            <text:p>1493</text:p>
          </table:table-cell>
          <table:table-cell office:value-type="float" office:value="4802" calcext:value-type="float">
            <text:p>4802</text:p>
          </table:table-cell>
          <table:table-cell office:value-type="float" office:value="210" calcext:value-type="float">
            <text:p>210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2751" calcext:value-type="float">
            <text:p>12751</text:p>
          </table:table-cell>
          <table:table-cell office:value-type="float" office:value="6338" calcext:value-type="float">
            <text:p>6338</text:p>
          </table:table-cell>
          <table:table-cell office:value-type="float" office:value="2256" calcext:value-type="float">
            <text:p>2256</text:p>
          </table:table-cell>
          <table:table-cell office:value-type="float" office:value="1668" calcext:value-type="float">
            <text:p>1668</text:p>
          </table:table-cell>
          <table:table-cell office:value-type="float" office:value="1492" calcext:value-type="float">
            <text:p>1492</text:p>
          </table:table-cell>
          <table:table-cell office:value-type="float" office:value="311" calcext:value-type="float">
            <text:p>31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10789" calcext:value-type="float">
            <text:p>10789</text:p>
          </table:table-cell>
          <table:table-cell office:value-type="float" office:value="1956" calcext:value-type="float">
            <text:p>1956</text:p>
          </table:table-cell>
          <table:table-cell office:value-type="float" office:value="891" calcext:value-type="float">
            <text:p>891</text:p>
          </table:table-cell>
          <table:table-cell office:value-type="float" office:value="5226" calcext:value-type="float">
            <text:p>5226</text:p>
          </table:table-cell>
          <table:table-cell office:value-type="float" office:value="1383" calcext:value-type="float">
            <text:p>1383</text:p>
          </table:table-cell>
          <table:table-cell office:value-type="float" office:value="5" calcext:value-type="float">
            <text:p>5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26000" calcext:value-type="float">
            <text:p>26000</text:p>
          </table:table-cell>
          <table:table-cell office:value-type="float" office:value="18567" calcext:value-type="float">
            <text:p>18567</text:p>
          </table:table-cell>
          <table:table-cell office:value-type="float" office:value="1895" calcext:value-type="float">
            <text:p>1895</text:p>
          </table:table-cell>
          <table:table-cell office:value-type="float" office:value="1393" calcext:value-type="float">
            <text:p>1393</text:p>
          </table:table-cell>
          <table:table-cell office:value-type="float" office:value="1801" calcext:value-type="float">
            <text:p>1801</text:p>
          </table:table-cell>
          <table:table-cell office:value-type="float" office:value="244" calcext:value-type="float">
            <text:p>2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7605" calcext:value-type="float">
            <text:p>37605</text:p>
          </table:table-cell>
          <table:table-cell office:value-type="float" office:value="117" calcext:value-type="float">
            <text:p>117</text:p>
          </table:table-cell>
          <table:table-cell office:value-type="float" office:value="6264" calcext:value-type="float">
            <text:p>6264</text:p>
          </table:table-cell>
          <table:table-cell office:value-type="float" office:value="21203" calcext:value-type="float">
            <text:p>21203</text:p>
          </table:table-cell>
          <table:table-cell office:value-type="float" office:value="228" calcext:value-type="float">
            <text:p>228</text:p>
          </table:table-cell>
          <table:table-cell office:value-type="float" office:value="8682" calcext:value-type="float">
            <text:p>868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40499" calcext:value-type="float">
            <text:p>40499</text:p>
          </table:table-cell>
          <table:table-cell office:value-type="float" office:value="10850" calcext:value-type="float">
            <text:p>10850</text:p>
          </table:table-cell>
          <table:table-cell office:value-type="float" office:value="7555" calcext:value-type="float">
            <text:p>7555</text:p>
          </table:table-cell>
          <table:table-cell office:value-type="float" office:value="14961" calcext:value-type="float">
            <text:p>14961</text:p>
          </table:table-cell>
          <table:table-cell office:value-type="float" office:value="188" calcext:value-type="float">
            <text:p>188</text:p>
          </table:table-cell>
          <table:table-cell office:value-type="float" office:value="6899" calcext:value-type="float">
            <text:p>68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41795" calcext:value-type="float">
            <text:p>41795</text:p>
          </table:table-cell>
          <table:table-cell office:value-type="float" office:value="20782" calcext:value-type="float">
            <text:p>20782</text:p>
          </table:table-cell>
          <table:table-cell office:value-type="float" office:value="5921" calcext:value-type="float">
            <text:p>5921</text:p>
          </table:table-cell>
          <table:table-cell office:value-type="float" office:value="9212" calcext:value-type="float">
            <text:p>9212</text:p>
          </table:table-cell>
          <table:table-cell office:value-type="float" office:value="1759" calcext:value-type="float">
            <text:p>1759</text:p>
          </table:table-cell>
          <table:table-cell office:value-type="float" office:value="2568" calcext:value-type="float">
            <text:p>2568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6267" calcext:value-type="float">
            <text:p>16267</text:p>
          </table:table-cell>
          <table:table-cell office:value-type="float" office:value="9385" calcext:value-type="float">
            <text:p>9385</text:p>
          </table:table-cell>
          <table:table-cell office:value-type="float" office:value="1530" calcext:value-type="float">
            <text:p>1530</text:p>
          </table:table-cell>
          <table:table-cell office:value-type="float" office:value="1422" calcext:value-type="float">
            <text:p>1422</text:p>
          </table:table-cell>
          <table:table-cell office:value-type="float" office:value="3019" calcext:value-type="float">
            <text:p>3019</text:p>
          </table:table-cell>
          <table:table-cell office:value-type="float" office:value="227" calcext:value-type="float">
            <text:p>22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2277" calcext:value-type="float">
            <text:p>12277</text:p>
          </table:table-cell>
          <table:table-cell office:value-type="float" office:value="1640" calcext:value-type="float">
            <text:p>1640</text:p>
          </table:table-cell>
          <table:table-cell office:value-type="float" office:value="3259" calcext:value-type="float">
            <text:p>3259</text:p>
          </table:table-cell>
          <table:table-cell office:value-type="float" office:value="3655" calcext:value-type="float">
            <text:p>3655</text:p>
          </table:table-cell>
          <table:table-cell office:value-type="float" office:value="868" calcext:value-type="float">
            <text:p>868</text:p>
          </table:table-cell>
          <table:table-cell office:value-type="float" office:value="1202" calcext:value-type="float">
            <text:p>1202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4657" calcext:value-type="float">
            <text:p>34657</text:p>
          </table:table-cell>
          <table:table-cell office:value-type="float" office:value="5626" calcext:value-type="float">
            <text:p>5626</text:p>
          </table:table-cell>
          <table:table-cell office:value-type="float" office:value="12220" calcext:value-type="float">
            <text:p>12220</text:p>
          </table:table-cell>
          <table:table-cell office:value-type="float" office:value="11323" calcext:value-type="float">
            <text:p>11323</text:p>
          </table:table-cell>
          <table:table-cell office:value-type="float" office:value="206" calcext:value-type="float">
            <text:p>206</text:p>
          </table:table-cell>
          <table:table-cell office:value-type="float" office:value="5038" calcext:value-type="float">
            <text:p>503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1902" calcext:value-type="float">
            <text:p>11902</text:p>
          </table:table-cell>
          <table:table-cell office:value-type="float" office:value="4627" calcext:value-type="float">
            <text:p>4627</text:p>
          </table:table-cell>
          <table:table-cell office:value-type="float" office:value="997" calcext:value-type="float">
            <text:p>997</text:p>
          </table:table-cell>
          <table:table-cell office:value-type="float" office:value="4438" calcext:value-type="float">
            <text:p>4438</text:p>
          </table:table-cell>
          <table:table-cell office:value-type="float" office:value="191" calcext:value-type="float">
            <text:p>191</text:p>
          </table:table-cell>
          <table:table-cell office:value-type="float" office:value="1335" calcext:value-type="float">
            <text:p>133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5353" calcext:value-type="float">
            <text:p>15353</text:p>
          </table:table-cell>
          <table:table-cell office:value-type="float" office:value="4760" calcext:value-type="float">
            <text:p>4760</text:p>
          </table:table-cell>
          <table:table-cell office:value-type="float" office:value="1227" calcext:value-type="float">
            <text:p>1227</text:p>
          </table:table-cell>
          <table:table-cell office:value-type="float" office:value="3250" calcext:value-type="float">
            <text:p>3250</text:p>
          </table:table-cell>
          <table:table-cell office:value-type="float" office:value="3724" calcext:value-type="float">
            <text:p>3724</text:p>
          </table:table-cell>
          <table:table-cell office:value-type="float" office:value="1247" calcext:value-type="float">
            <text:p>1247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1081" calcext:value-type="float">
            <text:p>31081</text:p>
          </table:table-cell>
          <table:table-cell office:value-type="float" office:value="12238" calcext:value-type="float">
            <text:p>12238</text:p>
          </table:table-cell>
          <table:table-cell office:value-type="float" office:value="7108" calcext:value-type="float">
            <text:p>7108</text:p>
          </table:table-cell>
          <table:table-cell office:value-type="float" office:value="6235" calcext:value-type="float">
            <text:p>6235</text:p>
          </table:table-cell>
          <table:table-cell office:value-type="float" office:value="1093" calcext:value-type="float">
            <text:p>1093</text:p>
          </table:table-cell>
          <table:table-cell office:value-type="float" office:value="2328" calcext:value-type="float">
            <text:p>2328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7679" calcext:value-type="float">
            <text:p>27679</text:p>
          </table:table-cell>
          <table:table-cell office:value-type="float" office:value="1020" calcext:value-type="float">
            <text:p>1020</text:p>
          </table:table-cell>
          <table:table-cell office:value-type="float" office:value="8816" calcext:value-type="float">
            <text:p>8816</text:p>
          </table:table-cell>
          <table:table-cell office:value-type="float" office:value="12121" calcext:value-type="float">
            <text:p>12121</text:p>
          </table:table-cell>
          <table:table-cell office:value-type="float" office:value="134" calcext:value-type="float">
            <text:p>134</text:p>
          </table:table-cell>
          <table:table-cell office:value-type="float" office:value="4508" calcext:value-type="float">
            <text:p>450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4831" calcext:value-type="float">
            <text:p>14831</text:p>
          </table:table-cell>
          <table:table-cell office:value-type="float" office:value="2126" calcext:value-type="float">
            <text:p>2126</text:p>
          </table:table-cell>
          <table:table-cell office:value-type="float" office:value="3289" calcext:value-type="float">
            <text:p>3289</text:p>
          </table:table-cell>
          <table:table-cell office:value-type="float" office:value="3281" calcext:value-type="float">
            <text:p>3281</text:p>
          </table:table-cell>
          <table:table-cell office:value-type="float" office:value="1535" calcext:value-type="float">
            <text:p>1535</text:p>
          </table:table-cell>
          <table:table-cell office:value-type="float" office:value="235" calcext:value-type="float">
            <text:p>235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9823" calcext:value-type="float">
            <text:p>9823</text:p>
          </table:table-cell>
          <table:table-cell office:value-type="float" office:value="7363" calcext:value-type="float">
            <text:p>7363</text:p>
          </table:table-cell>
          <table:table-cell office:value-type="float" office:value="475" calcext:value-type="float">
            <text:p>475</text:p>
          </table:table-cell>
          <table:table-cell office:value-type="float" office:value="585" calcext:value-type="float">
            <text:p>585</text:p>
          </table:table-cell>
          <table:table-cell office:value-type="float" office:value="1112" calcext:value-type="float">
            <text:p>1112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7863" calcext:value-type="float">
            <text:p>27863</text:p>
          </table:table-cell>
          <table:table-cell office:value-type="float" office:value="5224" calcext:value-type="float">
            <text:p>5224</text:p>
          </table:table-cell>
          <table:table-cell office:value-type="float" office:value="7603" calcext:value-type="float">
            <text:p>7603</text:p>
          </table:table-cell>
          <table:table-cell office:value-type="float" office:value="8584" calcext:value-type="float">
            <text:p>8584</text:p>
          </table:table-cell>
          <table:table-cell office:value-type="float" office:value="2540" calcext:value-type="float">
            <text:p>2540</text:p>
          </table:table-cell>
          <table:table-cell office:value-type="float" office:value="3674" calcext:value-type="float">
            <text:p>367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54244" calcext:value-type="float">
            <text:p>54244</text:p>
          </table:table-cell>
          <table:table-cell office:value-type="float" office:value="11314" calcext:value-type="float">
            <text:p>11314</text:p>
          </table:table-cell>
          <table:table-cell office:value-type="float" office:value="3090" calcext:value-type="float">
            <text:p>3090</text:p>
          </table:table-cell>
          <table:table-cell office:value-type="float" office:value="2062" calcext:value-type="float">
            <text:p>2062</text:p>
          </table:table-cell>
          <table:table-cell office:value-type="float" office:value="35009" calcext:value-type="float">
            <text:p>35009</text:p>
          </table:table-cell>
          <table:table-cell office:value-type="float" office:value="71" calcext:value-type="float">
            <text:p>71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6923" calcext:value-type="float">
            <text:p>26923</text:p>
          </table:table-cell>
          <table:table-cell office:value-type="float" office:value="20398" calcext:value-type="float">
            <text:p>20398</text:p>
          </table:table-cell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  <table:table-cell office:value-type="float" office:value="4407" calcext:value-type="float">
            <text:p>4407</text:p>
          </table:table-cell>
          <table:table-cell office:value-type="float" office:value="3" calcext:value-type="float">
            <text:p>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62038" calcext:value-type="float">
            <text:p>62038</text:p>
          </table:table-cell>
          <table:table-cell office:value-type="float" office:value="15615" calcext:value-type="float">
            <text:p>15615</text:p>
          </table:table-cell>
          <table:table-cell office:value-type="float" office:value="12653" calcext:value-type="float">
            <text:p>12653</text:p>
          </table:table-cell>
          <table:table-cell office:value-type="float" office:value="19858" calcext:value-type="float">
            <text:p>19858</text:p>
          </table:table-cell>
          <table:table-cell office:value-type="float" office:value="4425" calcext:value-type="float">
            <text:p>4425</text:p>
          </table:table-cell>
          <table:table-cell office:value-type="float" office:value="7108" calcext:value-type="float">
            <text:p>7108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65695" calcext:value-type="float">
            <text:p>65695</text:p>
          </table:table-cell>
          <table:table-cell office:value-type="float" office:value="49063" calcext:value-type="float">
            <text:p>49063</text:p>
          </table:table-cell>
          <table:table-cell office:value-type="float" office:value="3965" calcext:value-type="float">
            <text:p>3965</text:p>
          </table:table-cell>
          <table:table-cell office:value-type="float" office:value="4252" calcext:value-type="float">
            <text:p>4252</text:p>
          </table:table-cell>
          <table:table-cell office:value-type="float" office:value="5970" calcext:value-type="float">
            <text:p>5970</text:p>
          </table:table-cell>
          <table:table-cell office:value-type="float" office:value="1041" calcext:value-type="float">
            <text:p>1041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2998" calcext:value-type="float">
            <text:p>22998</text:p>
          </table:table-cell>
          <table:table-cell office:value-type="float" office:value="15587" calcext:value-type="float">
            <text:p>15587</text:p>
          </table:table-cell>
          <table:table-cell office:value-type="float" office:value="1014" calcext:value-type="float">
            <text:p>1014</text:p>
          </table:table-cell>
          <table:table-cell office:value-type="float" office:value="3970" calcext:value-type="float">
            <text:p>3970</text:p>
          </table:table-cell>
          <table:table-cell office:value-type="float" office:value="910" calcext:value-type="float">
            <text:p>910</text:p>
          </table:table-cell>
          <table:table-cell office:value-type="float" office:value="139" calcext:value-type="float">
            <text:p>139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65080" calcext:value-type="float">
            <text:p>65080</text:p>
          </table:table-cell>
          <table:table-cell office:value-type="float" office:value="30624" calcext:value-type="float">
            <text:p>30624</text:p>
          </table:table-cell>
          <table:table-cell office:value-type="float" office:value="7209" calcext:value-type="float">
            <text:p>7209</text:p>
          </table:table-cell>
          <table:table-cell office:value-type="float" office:value="4897" calcext:value-type="float">
            <text:p>4897</text:p>
          </table:table-cell>
          <table:table-cell office:value-type="float" office:value="18711" calcext:value-type="float">
            <text:p>18711</text:p>
          </table:table-cell>
          <table:table-cell office:value-type="float" office:value="763" calcext:value-type="float">
            <text:p>763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9777" calcext:value-type="float">
            <text:p>39777</text:p>
          </table:table-cell>
          <table:table-cell office:value-type="float" office:value="18815" calcext:value-type="float">
            <text:p>18815</text:p>
          </table:table-cell>
          <table:table-cell office:value-type="float" office:value="3610" calcext:value-type="float">
            <text:p>3610</text:p>
          </table:table-cell>
          <table:table-cell office:value-type="float" office:value="11107" calcext:value-type="float">
            <text:p>11107</text:p>
          </table:table-cell>
          <table:table-cell office:value-type="float" office:value="1148" calcext:value-type="float">
            <text:p>1148</text:p>
          </table:table-cell>
          <table:table-cell office:value-type="float" office:value="2134" calcext:value-type="float">
            <text:p>2134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19606" calcext:value-type="float">
            <text:p>19606</text:p>
          </table:table-cell>
          <table:table-cell office:value-type="float" office:value="14755" calcext:value-type="float">
            <text:p>14755</text:p>
          </table:table-cell>
          <table:table-cell office:value-type="float" office:value="899" calcext:value-type="float">
            <text:p>899</text:p>
          </table:table-cell>
          <table:table-cell office:value-type="float" office:value="1382" calcext:value-type="float">
            <text:p>1382</text:p>
          </table:table-cell>
          <table:table-cell office:value-type="float" office:value="1765" calcext:value-type="float">
            <text:p>1765</text:p>
          </table:table-cell>
          <table:table-cell office:value-type="float" office:value="56" calcext:value-type="float">
            <text:p>5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48372" calcext:value-type="float">
            <text:p>48372</text:p>
          </table:table-cell>
          <table:table-cell office:value-type="float" office:value="39228" calcext:value-type="float">
            <text:p>39228</text:p>
          </table:table-cell>
          <table:table-cell office:value-type="float" office:value="1431" calcext:value-type="float">
            <text:p>1431</text:p>
          </table:table-cell>
          <table:table-cell office:value-type="float" office:value="764" calcext:value-type="float">
            <text:p>764</text:p>
          </table:table-cell>
          <table:table-cell office:value-type="float" office:value="4510" calcext:value-type="float">
            <text:p>4510</text:p>
          </table:table-cell>
          <table:table-cell office:value-type="float" office:value="93" calcext:value-type="float">
            <text:p>93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43180" calcext:value-type="float">
            <text:p>43180</text:p>
          </table:table-cell>
          <table:table-cell office:value-type="float" office:value="18601" calcext:value-type="float">
            <text:p>18601</text:p>
          </table:table-cell>
          <table:table-cell office:value-type="float" office:value="6327" calcext:value-type="float">
            <text:p>6327</text:p>
          </table:table-cell>
          <table:table-cell office:value-type="float" office:value="10099" calcext:value-type="float">
            <text:p>10099</text:p>
          </table:table-cell>
          <table:table-cell office:value-type="float" office:value="2205" calcext:value-type="float">
            <text:p>2205</text:p>
          </table:table-cell>
          <table:table-cell office:value-type="float" office:value="2767" calcext:value-type="float">
            <text:p>2767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2775" calcext:value-type="float">
            <text:p>12775</text:p>
          </table:table-cell>
          <table:table-cell office:value-type="float" office:value="5567" calcext:value-type="float">
            <text:p>5567</text:p>
          </table:table-cell>
          <table:table-cell office:value-type="float" office:value="871" calcext:value-type="float">
            <text:p>871</text:p>
          </table:table-cell>
          <table:table-cell office:value-type="float" office:value="2010" calcext:value-type="float">
            <text:p>2010</text:p>
          </table:table-cell>
          <table:table-cell office:value-type="float" office:value="3383" calcext:value-type="float">
            <text:p>3383</text:p>
          </table:table-cell>
          <table:table-cell office:value-type="float" office:value="375" calcext:value-type="float">
            <text:p>375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9485" calcext:value-type="float">
            <text:p>39485</text:p>
          </table:table-cell>
          <table:table-cell office:value-type="float" office:value="514" calcext:value-type="float">
            <text:p>514</text:p>
          </table:table-cell>
          <table:table-cell office:value-type="float" office:value="7677" calcext:value-type="float">
            <text:p>7677</text:p>
          </table:table-cell>
          <table:table-cell office:value-type="float" office:value="19805" calcext:value-type="float">
            <text:p>19805</text:p>
          </table:table-cell>
          <table:table-cell office:value-type="float" office:value="937" calcext:value-type="float">
            <text:p>937</text:p>
          </table:table-cell>
          <table:table-cell office:value-type="float" office:value="9836" calcext:value-type="float">
            <text:p>9836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4689" calcext:value-type="float">
            <text:p>24689</text:p>
          </table:table-cell>
          <table:table-cell office:value-type="float" office:value="11002" calcext:value-type="float">
            <text:p>11002</text:p>
          </table:table-cell>
          <table:table-cell office:value-type="float" office:value="7075" calcext:value-type="float">
            <text:p>7075</text:p>
          </table:table-cell>
          <table:table-cell office:value-type="float" office:value="4945" calcext:value-type="float">
            <text:p>4945</text:p>
          </table:table-cell>
          <table:table-cell office:value-type="float" office:value="1152" calcext:value-type="float">
            <text:p>1152</text:p>
          </table:table-cell>
          <table:table-cell office:value-type="float" office:value="120" calcext:value-type="float">
            <text:p>12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69812" calcext:value-type="float">
            <text:p>69812</text:p>
          </table:table-cell>
          <table:table-cell office:value-type="float" office:value="31012" calcext:value-type="float">
            <text:p>31012</text:p>
          </table:table-cell>
          <table:table-cell office:value-type="float" office:value="16687" calcext:value-type="float">
            <text:p>16687</text:p>
          </table:table-cell>
          <table:table-cell office:value-type="float" office:value="5429" calcext:value-type="float">
            <text:p>5429</text:p>
          </table:table-cell>
          <table:table-cell office:value-type="float" office:value="15082" calcext:value-type="float">
            <text:p>15082</text:p>
          </table:table-cell>
          <table:table-cell office:value-type="float" office:value="439" calcext:value-type="float">
            <text:p>439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6432" calcext:value-type="float">
            <text:p>36432</text:p>
          </table:table-cell>
          <table:table-cell office:value-type="float" office:value="16980" calcext:value-type="float">
            <text:p>16980</text:p>
          </table:table-cell>
          <table:table-cell office:value-type="float" office:value="2884" calcext:value-type="float">
            <text:p>2884</text:p>
          </table:table-cell>
          <table:table-cell office:value-type="float" office:value="12232" calcext:value-type="float">
            <text:p>12232</text:p>
          </table:table-cell>
          <table:table-cell office:value-type="float" office:value="874" calcext:value-type="float">
            <text:p>874</text:p>
          </table:table-cell>
          <table:table-cell office:value-type="float" office:value="3213" calcext:value-type="float">
            <text:p>321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9885" calcext:value-type="float">
            <text:p>9885</text:p>
          </table:table-cell>
          <table:table-cell office:value-type="float" office:value="3225" calcext:value-type="float">
            <text:p>3225</text:p>
          </table:table-cell>
          <table:table-cell office:value-type="float" office:value="3294" calcext:value-type="float">
            <text:p>3294</text:p>
          </table:table-cell>
          <table:table-cell office:value-type="float" office:value="1902" calcext:value-type="float">
            <text:p>1902</text:p>
          </table:table-cell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6953" calcext:value-type="float">
            <text:p>36953</text:p>
          </table:table-cell>
          <table:table-cell office:value-type="float" office:value="26539" calcext:value-type="float">
            <text:p>26539</text:p>
          </table:table-cell>
          <table:table-cell office:value-type="float" office:value="4753" calcext:value-type="float">
            <text:p>4753</text:p>
          </table:table-cell>
          <table:table-cell office:value-type="float" office:value="5091" calcext:value-type="float">
            <text:p>5091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23106" calcext:value-type="float">
            <text:p>23106</text:p>
          </table:table-cell>
          <table:table-cell office:value-type="float" office:value="381" calcext:value-type="float">
            <text:p>381</text:p>
          </table:table-cell>
          <table:table-cell office:value-type="float" office:value="4025" calcext:value-type="float">
            <text:p>4025</text:p>
          </table:table-cell>
          <table:table-cell office:value-type="float" office:value="9670" calcext:value-type="float">
            <text:p>9670</text:p>
          </table:table-cell>
          <table:table-cell office:value-type="float" office:value="388" calcext:value-type="float">
            <text:p>388</text:p>
          </table:table-cell>
          <table:table-cell office:value-type="float" office:value="7271" calcext:value-type="float">
            <text:p>727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3401" calcext:value-type="float">
            <text:p>13401</text:p>
          </table:table-cell>
          <table:table-cell office:value-type="float" office:value="7769" calcext:value-type="float">
            <text:p>7769</text:p>
          </table:table-cell>
          <table:table-cell office:value-type="float" office:value="1936" calcext:value-type="float">
            <text:p>1936</text:p>
          </table:table-cell>
          <table:table-cell office:value-type="float" office:value="2177" calcext:value-type="float">
            <text:p>2177</text:p>
          </table:table-cell>
          <table:table-cell office:value-type="float" office:value="926" calcext:value-type="float">
            <text:p>926</text:p>
          </table:table-cell>
          <table:table-cell office:value-type="float" office:value="73" calcext:value-type="float">
            <text:p>7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8434" calcext:value-type="float">
            <text:p>8434</text:p>
          </table:table-cell>
          <table:table-cell office:value-type="float" office:value="4155" calcext:value-type="float">
            <text:p>4155</text:p>
          </table:table-cell>
          <table:table-cell office:value-type="float" office:value="367" calcext:value-type="float">
            <text:p>367</text:p>
          </table:table-cell>
          <table:table-cell office:value-type="float" office:value="1390" calcext:value-type="float">
            <text:p>1390</text:p>
          </table:table-cell>
          <table:table-cell office:value-type="float" office:value="2306" calcext:value-type="float">
            <text:p>2306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9530" calcext:value-type="float">
            <text:p>9530</text:p>
          </table:table-cell>
          <table:table-cell office:value-type="float" office:value="3009" calcext:value-type="float">
            <text:p>3009</text:p>
          </table:table-cell>
          <table:table-cell office:value-type="float" office:value="521" calcext:value-type="float">
            <text:p>521</text:p>
          </table:table-cell>
          <table:table-cell office:value-type="float" office:value="854" calcext:value-type="float">
            <text:p>854</text:p>
          </table:table-cell>
          <table:table-cell office:value-type="float" office:value="3470" calcext:value-type="float">
            <text:p>3470</text:p>
          </table:table-cell>
          <table:table-cell office:value-type="float" office:value="949" calcext:value-type="float">
            <text:p>94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47313" calcext:value-type="float">
            <text:p>47313</text:p>
          </table:table-cell>
          <table:table-cell office:value-type="float" office:value="27167" calcext:value-type="float">
            <text:p>27167</text:p>
          </table:table-cell>
          <table:table-cell office:value-type="float" office:value="2801" calcext:value-type="float">
            <text:p>2801</text:p>
          </table:table-cell>
          <table:table-cell office:value-type="float" office:value="2128" calcext:value-type="float">
            <text:p>2128</text:p>
          </table:table-cell>
          <table:table-cell office:value-type="float" office:value="13223" calcext:value-type="float">
            <text:p>13223</text:p>
          </table:table-cell>
          <table:table-cell office:value-type="float" office:value="92" calcext:value-type="float">
            <text:p>92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8808" calcext:value-type="float">
            <text:p>8808</text:p>
          </table:table-cell>
          <table:table-cell office:value-type="float" office:value="3043" calcext:value-type="float">
            <text:p>3043</text:p>
          </table:table-cell>
          <table:table-cell office:value-type="float" office:value="1172" calcext:value-type="float">
            <text:p>1172</text:p>
          </table:table-cell>
          <table:table-cell office:value-type="float" office:value="1763" calcext:value-type="float">
            <text:p>1763</text:p>
          </table:table-cell>
          <table:table-cell office:value-type="float" office:value="2234" calcext:value-type="float">
            <text:p>2234</text:p>
          </table:table-cell>
          <table:table-cell office:value-type="float" office:value="217" calcext:value-type="float">
            <text:p>21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850" calcext:value-type="float">
            <text:p>3850</text:p>
          </table:table-cell>
          <table:table-cell office:value-type="float" office:value="680" calcext:value-type="float">
            <text:p>680</text:p>
          </table:table-cell>
          <table:table-cell office:value-type="float" office:value="1610" calcext:value-type="float">
            <text:p>1610</text:p>
          </table:table-cell>
          <table:table-cell office:value-type="float" office:value="223" calcext:value-type="float">
            <text:p>223</text:p>
          </table:table-cell>
          <table:table-cell office:value-type="float" office:value="862" calcext:value-type="float">
            <text:p>862</text:p>
          </table:table-cell>
          <table:table-cell office:value-type="float" office:value="96" calcext:value-type="float">
            <text:p>9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8657" calcext:value-type="float">
            <text:p>8657</text:p>
          </table:table-cell>
          <table:table-cell office:value-type="float" office:value="6211" calcext:value-type="float">
            <text:p>6211</text:p>
          </table:table-cell>
          <table:table-cell office:value-type="float" office:value="337" calcext:value-type="float">
            <text:p>337</text:p>
          </table:table-cell>
          <table:table-cell office:value-type="float" office:value="683" calcext:value-type="float">
            <text:p>68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low</text:p>
          </table:table-cell>
          <table:table-cell office:value-type="float" office:value="43784" calcext:value-type="float">
            <text:p>43784</text:p>
          </table:table-cell>
          <table:table-cell office:value-type="float" office:value="29635" calcext:value-type="float">
            <text:p>29635</text:p>
          </table:table-cell>
          <table:table-cell office:value-type="float" office:value="2335" calcext:value-type="float">
            <text:p>2335</text:p>
          </table:table-cell>
          <table:table-cell office:value-type="float" office:value="8280" calcext:value-type="float">
            <text:p>8280</text:p>
          </table:table-cell>
          <table:table-cell office:value-type="float" office:value="3046" calcext:value-type="float">
            <text:p>3046</text:p>
          </table:table-cell>
          <table:table-cell office:value-type="float" office:value="371" calcext:value-type="float">
            <text:p>37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0897" calcext:value-type="float">
            <text:p>20897</text:p>
          </table:table-cell>
          <table:table-cell office:value-type="float" office:value="1531" calcext:value-type="float">
            <text:p>1531</text:p>
          </table:table-cell>
          <table:table-cell office:value-type="float" office:value="8397" calcext:value-type="float">
            <text:p>8397</text:p>
          </table:table-cell>
          <table:table-cell office:value-type="float" office:value="6981" calcext:value-type="float">
            <text:p>6981</text:p>
          </table:table-cell>
          <table:table-cell office:value-type="float" office:value="247" calcext:value-type="float">
            <text:p>247</text:p>
          </table:table-cell>
          <table:table-cell office:value-type="float" office:value="2505" calcext:value-type="float">
            <text:p>2505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7094" calcext:value-type="float">
            <text:p>7094</text:p>
          </table:table-cell>
          <table:table-cell office:value-type="float" office:value="894" calcext:value-type="float">
            <text:p>894</text:p>
          </table:table-cell>
          <table:table-cell office:value-type="float" office:value="1703" calcext:value-type="float">
            <text:p>1703</text:p>
          </table:table-cell>
          <table:table-cell office:value-type="float" office:value="1841" calcext:value-type="float">
            <text:p>1841</text:p>
          </table:table-cell>
          <table:table-cell office:value-type="float" office:value="744" calcext:value-type="float">
            <text:p>744</text:p>
          </table:table-cell>
          <table:table-cell office:value-type="float" office:value="759" calcext:value-type="float">
            <text:p>759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37688" calcext:value-type="float">
            <text:p>37688</text:p>
          </table:table-cell>
          <table:table-cell office:value-type="float" office:value="4983" calcext:value-type="float">
            <text:p>4983</text:p>
          </table:table-cell>
          <table:table-cell office:value-type="float" office:value="4859" calcext:value-type="float">
            <text:p>4859</text:p>
          </table:table-cell>
          <table:table-cell office:value-type="float" office:value="6633" calcext:value-type="float">
            <text:p>6633</text:p>
          </table:table-cell>
          <table:table-cell office:value-type="float" office:value="17866" calcext:value-type="float">
            <text:p>17866</text:p>
          </table:table-cell>
          <table:table-cell office:value-type="float" office:value="912" calcext:value-type="float">
            <text:p>912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3396" calcext:value-type="float">
            <text:p>13396</text:p>
          </table:table-cell>
          <table:table-cell office:value-type="float" office:value="7107" calcext:value-type="float">
            <text:p>7107</text:p>
          </table:table-cell>
          <table:table-cell office:value-type="float" office:value="1012" calcext:value-type="float">
            <text:p>1012</text:p>
          </table:table-cell>
          <table:table-cell office:value-type="float" office:value="2974" calcext:value-type="float">
            <text:p>2974</text:p>
          </table:table-cell>
          <table:table-cell office:value-type="float" office:value="806" calcext:value-type="float">
            <text:p>806</text:p>
          </table:table-cell>
          <table:table-cell office:value-type="float" office:value="355" calcext:value-type="float">
            <text:p>35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ow</text:p>
          </table:table-cell>
          <table:table-cell office:value-type="float" office:value="32124" calcext:value-type="float">
            <text:p>32124</text:p>
          </table:table-cell>
          <table:table-cell office:value-type="float" office:value="16933" calcext:value-type="float">
            <text:p>16933</text:p>
          </table:table-cell>
          <table:table-cell office:value-type="float" office:value="2209" calcext:value-type="float">
            <text:p>2209</text:p>
          </table:table-cell>
          <table:table-cell office:value-type="float" office:value="3389" calcext:value-type="float">
            <text:p>3389</text:p>
          </table:table-cell>
          <table:table-cell office:value-type="float" office:value="7849" calcext:value-type="float">
            <text:p>7849</text:p>
          </table:table-cell>
          <table:table-cell office:value-type="float" office:value="210" calcext:value-type="float">
            <text:p>21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7975" calcext:value-type="float">
            <text:p>7975</text:p>
          </table:table-cell>
          <table:table-cell office:value-type="float" office:value="4734" calcext:value-type="float">
            <text:p>4734</text:p>
          </table:table-cell>
          <table:table-cell office:value-type="float" office:value="607" calcext:value-type="float">
            <text:p>607</text:p>
          </table:table-cell>
          <table:table-cell office:value-type="float" office:value="864" calcext:value-type="float">
            <text:p>864</text:p>
          </table:table-cell>
          <table:table-cell office:value-type="float" office:value="1206" calcext:value-type="float">
            <text:p>1206</text:p>
          </table:table-cell>
          <table:table-cell office:value-type="float" office:value="159" calcext:value-type="float">
            <text:p>1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9581" calcext:value-type="float">
            <text:p>9581</text:p>
          </table:table-cell>
          <table:table-cell office:value-type="float" office:value="3521" calcext:value-type="float">
            <text:p>3521</text:p>
          </table:table-cell>
          <table:table-cell office:value-type="float" office:value="1099" calcext:value-type="float">
            <text:p>1099</text:p>
          </table:table-cell>
          <table:table-cell office:value-type="float" office:value="1997" calcext:value-type="float">
            <text:p>1997</text:p>
          </table:table-cell>
          <table:table-cell office:value-type="float" office:value="1796" calcext:value-type="float">
            <text:p>1796</text:p>
          </table:table-cell>
          <table:table-cell office:value-type="float" office:value="173" calcext:value-type="float">
            <text:p>17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8483" calcext:value-type="float">
            <text:p>28483</text:p>
          </table:table-cell>
          <table:table-cell office:value-type="float" office:value="12754" calcext:value-type="float">
            <text:p>12754</text:p>
          </table:table-cell>
          <table:table-cell office:value-type="float" office:value="2762" calcext:value-type="float">
            <text:p>2762</text:p>
          </table:table-cell>
          <table:table-cell office:value-type="float" office:value="2530" calcext:value-type="float">
            <text:p>2530</text:p>
          </table:table-cell>
          <table:table-cell office:value-type="float" office:value="8693" calcext:value-type="float">
            <text:p>8693</text:p>
          </table:table-cell>
          <table:table-cell office:value-type="float" office:value="627" calcext:value-type="float">
            <text:p>62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0316" calcext:value-type="float">
            <text:p>30316</text:p>
          </table:table-cell>
          <table:table-cell office:value-type="float" office:value="4822" calcext:value-type="float">
            <text:p>4822</text:p>
          </table:table-cell>
          <table:table-cell office:value-type="float" office:value="6721" calcext:value-type="float">
            <text:p>6721</text:p>
          </table:table-cell>
          <table:table-cell office:value-type="float" office:value="9170" calcext:value-type="float">
            <text:p>9170</text:p>
          </table:table-cell>
          <table:table-cell office:value-type="float" office:value="993" calcext:value-type="float">
            <text:p>993</text:p>
          </table:table-cell>
          <table:table-cell office:value-type="float" office:value="4973" calcext:value-type="float">
            <text:p>4973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7046" calcext:value-type="float">
            <text:p>7046</text:p>
          </table:table-cell>
          <table:table-cell office:value-type="float" office:value="1502" calcext:value-type="float">
            <text:p>1502</text:p>
          </table:table-cell>
          <table:table-cell office:value-type="float" office:value="1979" calcext:value-type="float">
            <text:p>1979</text:p>
          </table:table-cell>
          <table:table-cell office:value-type="float" office:value="2262" calcext:value-type="float">
            <text:p>2262</text:p>
          </table:table-cell>
          <table:table-cell office:value-type="float" office:value="425" calcext:value-type="float">
            <text:p>425</text:p>
          </table:table-cell>
          <table:table-cell office:value-type="float" office:value="483" calcext:value-type="float">
            <text:p>48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53729" calcext:value-type="float">
            <text:p>53729</text:p>
          </table:table-cell>
          <table:table-cell office:value-type="float" office:value="24653" calcext:value-type="float">
            <text:p>24653</text:p>
          </table:table-cell>
          <table:table-cell office:value-type="float" office:value="9465" calcext:value-type="float">
            <text:p>9465</text:p>
          </table:table-cell>
          <table:table-cell office:value-type="float" office:value="12091" calcext:value-type="float">
            <text:p>12091</text:p>
          </table:table-cell>
          <table:table-cell office:value-type="float" office:value="294" calcext:value-type="float">
            <text:p>294</text:p>
          </table:table-cell>
          <table:table-cell office:value-type="float" office:value="5058" calcext:value-type="float">
            <text:p>5058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igh</text:p>
          </table:table-cell>
          <table:table-cell office:value-type="float" office:value="4196" calcext:value-type="float">
            <text:p>4196</text:p>
          </table:table-cell>
          <table:table-cell office:value-type="float" office:value="444" calcext:value-type="float">
            <text:p>444</text:p>
          </table:table-cell>
          <table:table-cell office:value-type="float" office:value="879" calcext:value-type="float">
            <text:p>879</text:p>
          </table:table-cell>
          <table:table-cell office:value-type="float" office:value="2060" calcext:value-type="float">
            <text:p>2060</text:p>
          </table:table-cell>
          <table:table-cell office:value-type="float" office:value="264" calcext:value-type="float">
            <text:p>264</text:p>
          </table:table-cell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ow</text:p>
          </table:table-cell>
          <table:table-cell office:value-type="float" office:value="13820" calcext:value-type="float">
            <text:p>13820</text:p>
          </table:table-cell>
          <table:table-cell office:value-type="float" office:value="1182" calcext:value-type="float">
            <text:p>1182</text:p>
          </table:table-cell>
          <table:table-cell office:value-type="float" office:value="3088" calcext:value-type="float">
            <text:p>3088</text:p>
          </table:table-cell>
          <table:table-cell office:value-type="float" office:value="6114" calcext:value-type="float">
            <text:p>6114</text:p>
          </table:table-cell>
          <table:table-cell office:value-type="float" office:value="978" calcext:value-type="float">
            <text:p>978</text:p>
          </table:table-cell>
          <table:table-cell office:value-type="float" office:value="821" calcext:value-type="float">
            <text:p>821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13671" calcext:value-type="float">
            <text:p>13671</text:p>
          </table:table-cell>
          <table:table-cell office:value-type="float" office:value="7291" calcext:value-type="float">
            <text:p>7291</text:p>
          </table:table-cell>
          <table:table-cell office:value-type="float" office:value="1012" calcext:value-type="float">
            <text:p>1012</text:p>
          </table:table-cell>
          <table:table-cell office:value-type="float" office:value="2062" calcext:value-type="float">
            <text:p>2062</text:p>
          </table:table-cell>
          <table:table-cell office:value-type="float" office:value="1291" calcext:value-type="float">
            <text:p>1291</text:p>
          </table:table-cell>
          <table:table-cell office:value-type="float" office:value="240" calcext:value-type="float">
            <text:p>240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730" calcext:value-type="float">
            <text:p>3730</text:p>
          </table:table-cell>
          <table:table-cell office:value-type="float" office:value="2101" calcext:value-type="float">
            <text:p>2101</text:p>
          </table:table-cell>
          <table:table-cell office:value-type="float" office:value="589" calcext:value-type="float">
            <text:p>589</text:p>
          </table:table-cell>
          <table:table-cell office:value-type="float" office:value="314" calcext:value-type="float">
            <text:p>314</text:p>
          </table:table-cell>
          <table:table-cell office:value-type="float" office:value="346" calcext:value-type="float">
            <text:p>346</text:p>
          </table:table-cell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5284" calcext:value-type="float">
            <text:p>15284</text:p>
          </table:table-cell>
          <table:table-cell office:value-type="float" office:value="9561" calcext:value-type="float">
            <text:p>9561</text:p>
          </table:table-cell>
          <table:table-cell office:value-type="float" office:value="2217" calcext:value-type="float">
            <text:p>2217</text:p>
          </table:table-cell>
          <table:table-cell office:value-type="float" office:value="1664" calcext:value-type="float">
            <text:p>166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3977" calcext:value-type="float">
            <text:p>13977</text:p>
          </table:table-cell>
          <table:table-cell office:value-type="float" office:value="2612" calcext:value-type="float">
            <text:p>2612</text:p>
          </table:table-cell>
          <table:table-cell office:value-type="float" office:value="4339" calcext:value-type="float">
            <text:p>4339</text:p>
          </table:table-cell>
          <table:table-cell office:value-type="float" office:value="3133" calcext:value-type="float">
            <text:p>3133</text:p>
          </table:table-cell>
          <table:table-cell office:value-type="float" office:value="2088" calcext:value-type="float">
            <text:p>2088</text:p>
          </table:table-cell>
          <table:table-cell office:value-type="float" office:value="820" calcext:value-type="float">
            <text:p>820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13771" calcext:value-type="float">
            <text:p>13771</text:p>
          </table:table-cell>
          <table:table-cell office:value-type="float" office:value="1838" calcext:value-type="float">
            <text:p>1838</text:p>
          </table:table-cell>
          <table:table-cell office:value-type="float" office:value="6380" calcext:value-type="float">
            <text:p>6380</text:p>
          </table:table-cell>
          <table:table-cell office:value-type="float" office:value="2824" calcext:value-type="float">
            <text:p>2824</text:p>
          </table:table-cell>
          <table:table-cell office:value-type="float" office:value="1218" calcext:value-type="float">
            <text:p>1218</text:p>
          </table:table-cell>
          <table:table-cell office:value-type="float" office:value="1216" calcext:value-type="float">
            <text:p>12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24916" calcext:value-type="float">
            <text:p>24916</text:p>
          </table:table-cell>
          <table:table-cell office:value-type="float" office:value="7034" calcext:value-type="float">
            <text:p>7034</text:p>
          </table:table-cell>
          <table:table-cell office:value-type="float" office:value="1492" calcext:value-type="float">
            <text:p>1492</text:p>
          </table:table-cell>
          <table:table-cell office:value-type="float" office:value="2405" calcext:value-type="float">
            <text:p>2405</text:p>
          </table:table-cell>
          <table:table-cell office:value-type="float" office:value="12569" calcext:value-type="float">
            <text:p>12569</text:p>
          </table:table-cell>
          <table:table-cell office:value-type="float" office:value="299" calcext:value-type="float">
            <text:p>299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0819" calcext:value-type="float">
            <text:p>30819</text:p>
          </table:table-cell>
          <table:table-cell office:value-type="float" office:value="260" calcext:value-type="float">
            <text:p>260</text:p>
          </table:table-cell>
          <table:table-cell office:value-type="float" office:value="8675" calcext:value-type="float">
            <text:p>8675</text:p>
          </table:table-cell>
          <table:table-cell office:value-type="float" office:value="13430" calcext:value-type="float">
            <text:p>13430</text:p>
          </table:table-cell>
          <table:table-cell office:value-type="float" office:value="1116" calcext:value-type="float">
            <text:p>1116</text:p>
          </table:table-cell>
          <table:table-cell office:value-type="float" office:value="7015" calcext:value-type="float">
            <text:p>701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9789" calcext:value-type="float">
            <text:p>19789</text:p>
          </table:table-cell>
          <table:table-cell office:value-type="float" office:value="717" calcext:value-type="float">
            <text:p>717</text:p>
          </table:table-cell>
          <table:table-cell office:value-type="float" office:value="3587" calcext:value-type="float">
            <text:p>3587</text:p>
          </table:table-cell>
          <table:table-cell office:value-type="float" office:value="6532" calcext:value-type="float">
            <text:p>6532</text:p>
          </table:table-cell>
          <table:table-cell office:value-type="float" office:value="7530" calcext:value-type="float">
            <text:p>7530</text:p>
          </table:table-cell>
          <table:table-cell office:value-type="float" office:value="529" calcext:value-type="float">
            <text:p>529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igh</text:p>
          </table:table-cell>
          <table:table-cell office:value-type="float" office:value="30736" calcext:value-type="float">
            <text:p>30736</text:p>
          </table:table-cell>
          <table:table-cell office:value-type="float" office:value="2599" calcext:value-type="float">
            <text:p>2599</text:p>
          </table:table-cell>
          <table:table-cell office:value-type="float" office:value="3688" calcext:value-type="float">
            <text:p>3688</text:p>
          </table:table-cell>
          <table:table-cell office:value-type="float" office:value="13829" calcext:value-type="float">
            <text:p>13829</text:p>
          </table:table-cell>
          <table:table-cell office:value-type="float" office:value="492" calcext:value-type="float">
            <text:p>492</text:p>
          </table:table-cell>
          <table:table-cell office:value-type="float" office:value="10069" calcext:value-type="float">
            <text:p>100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26752" calcext:value-type="float">
            <text:p>26752</text:p>
          </table:table-cell>
          <table:table-cell office:value-type="float" office:value="22686" calcext:value-type="float">
            <text:p>22686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office:value-type="float" office:value="3157" calcext:value-type="float">
            <text:p>3157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52700" calcext:value-type="float">
            <text:p>52700</text:p>
          </table:table-cell>
          <table:table-cell office:value-type="float" office:value="39679" calcext:value-type="float">
            <text:p>39679</text:p>
          </table:table-cell>
          <table:table-cell office:value-type="float" office:value="3944" calcext:value-type="float">
            <text:p>3944</text:p>
          </table:table-cell>
          <table:table-cell office:value-type="float" office:value="4955" calcext:value-type="float">
            <text:p>4955</text:p>
          </table:table-cell>
          <table:table-cell office:value-type="float" office:value="1364" calcext:value-type="float">
            <text:p>1364</text:p>
          </table:table-cell>
          <table:table-cell office:value-type="float" office:value="523" calcext:value-type="float">
            <text:p>523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1744" calcext:value-type="float">
            <text:p>31744</text:p>
          </table:table-cell>
          <table:table-cell office:value-type="float" office:value="19219" calcext:value-type="float">
            <text:p>19219</text:p>
          </table:table-cell>
          <table:table-cell office:value-type="float" office:value="1840" calcext:value-type="float">
            <text:p>1840</text:p>
          </table:table-cell>
          <table:table-cell office:value-type="float" office:value="1658" calcext:value-type="float">
            <text:p>1658</text:p>
          </table:table-cell>
          <table:table-cell office:value-type="float" office:value="8195" calcext:value-type="float">
            <text:p>8195</text:p>
          </table:table-cell>
          <table:table-cell office:value-type="float" office:value="349" calcext:value-type="float">
            <text:p>34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9025" calcext:value-type="float">
            <text:p>29025</text:p>
          </table:table-cell>
          <table:table-cell office:value-type="float" office:value="12759" calcext:value-type="float">
            <text:p>12759</text:p>
          </table:table-cell>
          <table:table-cell office:value-type="float" office:value="7330" calcext:value-type="float">
            <text:p>7330</text:p>
          </table:table-cell>
          <table:table-cell office:value-type="float" office:value="4533" calcext:value-type="float">
            <text:p>4533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92562" calcext:value-type="float">
            <text:p>92562</text:p>
          </table:table-cell>
          <table:table-cell office:value-type="float" office:value="85" calcext:value-type="float">
            <text:p>85</text:p>
          </table:table-cell>
          <table:table-cell office:value-type="float" office:value="20959" calcext:value-type="float">
            <text:p>20959</text:p>
          </table:table-cell>
          <table:table-cell office:value-type="float" office:value="45828" calcext:value-type="float">
            <text:p>45828</text:p>
          </table:table-cell>
          <table:table-cell office:value-type="float" office:value="36" calcext:value-type="float">
            <text:p>36</text:p>
          </table:table-cell>
          <table:table-cell office:value-type="float" office:value="24231" calcext:value-type="float">
            <text:p>24231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8480" calcext:value-type="float">
            <text:p>18480</text:p>
          </table:table-cell>
          <table:table-cell office:value-type="float" office:value="5969" calcext:value-type="float">
            <text:p>5969</text:p>
          </table:table-cell>
          <table:table-cell office:value-type="float" office:value="1990" calcext:value-type="float">
            <text:p>1990</text:p>
          </table:table-cell>
          <table:table-cell office:value-type="float" office:value="3417" calcext:value-type="float">
            <text:p>3417</text:p>
          </table:table-cell>
          <table:table-cell office:value-type="float" office:value="5679" calcext:value-type="float">
            <text:p>5679</text:p>
          </table:table-cell>
          <table:table-cell office:value-type="float" office:value="1135" calcext:value-type="float">
            <text:p>113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54065" calcext:value-type="float">
            <text:p>54065</text:p>
          </table:table-cell>
          <table:table-cell office:value-type="float" office:value="3067" calcext:value-type="float">
            <text:p>3067</text:p>
          </table:table-cell>
          <table:table-cell office:value-type="float" office:value="13240" calcext:value-type="float">
            <text:p>13240</text:p>
          </table:table-cell>
          <table:table-cell office:value-type="float" office:value="23127" calcext:value-type="float">
            <text:p>23127</text:p>
          </table:table-cell>
          <table:table-cell office:value-type="float" office:value="3941" calcext:value-type="float">
            <text:p>3941</text:p>
          </table:table-cell>
          <table:table-cell office:value-type="float" office:value="9959" calcext:value-type="float">
            <text:p>9959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45408" calcext:value-type="float">
            <text:p>45408</text:p>
          </table:table-cell>
          <table:table-cell office:value-type="float" office:value="21465" calcext:value-type="float">
            <text:p>21465</text:p>
          </table:table-cell>
          <table:table-cell office:value-type="float" office:value="7243" calcext:value-type="float">
            <text:p>7243</text:p>
          </table:table-cell>
          <table:table-cell office:value-type="float" office:value="10685" calcext:value-type="float">
            <text:p>10685</text:p>
          </table:table-cell>
          <table:table-cell office:value-type="float" office:value="880" calcext:value-type="float">
            <text:p>880</text:p>
          </table:table-cell>
          <table:table-cell office:value-type="float" office:value="2386" calcext:value-type="float">
            <text:p>2386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43488" calcext:value-type="float">
            <text:p>43488</text:p>
          </table:table-cell>
          <table:table-cell office:value-type="float" office:value="19899" calcext:value-type="float">
            <text:p>19899</text:p>
          </table:table-cell>
          <table:table-cell office:value-type="float" office:value="5332" calcext:value-type="float">
            <text:p>5332</text:p>
          </table:table-cell>
          <table:table-cell office:value-type="float" office:value="8713" calcext:value-type="float">
            <text:p>8713</text:p>
          </table:table-cell>
          <table:table-cell office:value-type="float" office:value="8132" calcext:value-type="float">
            <text:p>8132</text:p>
          </table:table-cell>
          <table:table-cell office:value-type="float" office:value="764" calcext:value-type="float">
            <text:p>7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51846" calcext:value-type="float">
            <text:p>51846</text:p>
          </table:table-cell>
          <table:table-cell office:value-type="float" office:value="6468" calcext:value-type="float">
            <text:p>6468</text:p>
          </table:table-cell>
          <table:table-cell office:value-type="float" office:value="12867" calcext:value-type="float">
            <text:p>12867</text:p>
          </table:table-cell>
          <table:table-cell office:value-type="float" office:value="21570" calcext:value-type="float">
            <text:p>21570</text:p>
          </table:table-cell>
          <table:table-cell office:value-type="float" office:value="1840" calcext:value-type="float">
            <text:p>1840</text:p>
          </table:table-cell>
          <table:table-cell office:value-type="float" office:value="7558" calcext:value-type="float">
            <text:p>7558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90498" calcext:value-type="float">
            <text:p>90498</text:p>
          </table:table-cell>
          <table:table-cell office:value-type="float" office:value="56082" calcext:value-type="float">
            <text:p>56082</text:p>
          </table:table-cell>
          <table:table-cell office:value-type="float" office:value="3504" calcext:value-type="float">
            <text:p>3504</text:p>
          </table:table-cell>
          <table:table-cell office:value-type="float" office:value="8906" calcext:value-type="float">
            <text:p>8906</text:p>
          </table:table-cell>
          <table:table-cell office:value-type="float" office:value="18028" calcext:value-type="float">
            <text:p>18028</text:p>
          </table:table-cell>
          <table:table-cell office:value-type="float" office:value="1480" calcext:value-type="float">
            <text:p>1480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55811" calcext:value-type="float">
            <text:p>55811</text:p>
          </table:table-cell>
          <table:table-cell office:value-type="float" office:value="5981" calcext:value-type="float">
            <text:p>5981</text:p>
          </table:table-cell>
          <table:table-cell office:value-type="float" office:value="14641" calcext:value-type="float">
            <text:p>14641</text:p>
          </table:table-cell>
          <table:table-cell office:value-type="float" office:value="20521" calcext:value-type="float">
            <text:p>20521</text:p>
          </table:table-cell>
          <table:table-cell office:value-type="float" office:value="2005" calcext:value-type="float">
            <text:p>2005</text:p>
          </table:table-cell>
          <table:table-cell office:value-type="float" office:value="12218" calcext:value-type="float">
            <text:p>1221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8084" calcext:value-type="float">
            <text:p>28084</text:p>
          </table:table-cell>
          <table:table-cell office:value-type="float" office:value="4692" calcext:value-type="float">
            <text:p>4692</text:p>
          </table:table-cell>
          <table:table-cell office:value-type="float" office:value="6128" calcext:value-type="float">
            <text:p>6128</text:p>
          </table:table-cell>
          <table:table-cell office:value-type="float" office:value="8025" calcext:value-type="float">
            <text:p>8025</text:p>
          </table:table-cell>
          <table:table-cell office:value-type="float" office:value="1619" calcext:value-type="float">
            <text:p>1619</text:p>
          </table:table-cell>
          <table:table-cell office:value-type="float" office:value="4515" calcext:value-type="float">
            <text:p>4515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5428" calcext:value-type="float">
            <text:p>15428</text:p>
          </table:table-cell>
          <table:table-cell office:value-type="float" office:value="3884" calcext:value-type="float">
            <text:p>3884</text:p>
          </table:table-cell>
          <table:table-cell office:value-type="float" office:value="3801" calcext:value-type="float">
            <text:p>3801</text:p>
          </table:table-cell>
          <table:table-cell office:value-type="float" office:value="1641" calcext:value-type="float">
            <text:p>1641</text:p>
          </table:table-cell>
          <table:table-cell office:value-type="float" office:value="876" calcext:value-type="float">
            <text:p>876</text:p>
          </table:table-cell>
          <table:table-cell office:value-type="float" office:value="397" calcext:value-type="float">
            <text:p>397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48695" calcext:value-type="float">
            <text:p>48695</text:p>
          </table:table-cell>
          <table:table-cell office:value-type="float" office:value="42312" calcext:value-type="float">
            <text:p>42312</text:p>
          </table:table-cell>
          <table:table-cell office:value-type="float" office:value="926" calcext:value-type="float">
            <text:p>926</text:p>
          </table:table-cell>
          <table:table-cell office:value-type="float" office:value="1510" calcext:value-type="float">
            <text:p>1510</text:p>
          </table:table-cell>
          <table:table-cell office:value-type="float" office:value="1718" calcext:value-type="float">
            <text:p>1718</text:p>
          </table:table-cell>
          <table:table-cell office:value-type="float" office:value="410" calcext:value-type="float">
            <text:p>410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46199" calcext:value-type="float">
            <text:p>46199</text:p>
          </table:table-cell>
          <table:table-cell office:value-type="float" office:value="27901" calcext:value-type="float">
            <text:p>27901</text:p>
          </table:table-cell>
          <table:table-cell office:value-type="float" office:value="3749" calcext:value-type="float">
            <text:p>3749</text:p>
          </table:table-cell>
          <table:table-cell office:value-type="float" office:value="6964" calcext:value-type="float">
            <text:p>6964</text:p>
          </table:table-cell>
          <table:table-cell office:value-type="float" office:value="4479" calcext:value-type="float">
            <text:p>4479</text:p>
          </table:table-cell>
          <table:table-cell office:value-type="float" office:value="603" calcext:value-type="float">
            <text:p>603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23973" calcext:value-type="float">
            <text:p>23973</text:p>
          </table:table-cell>
          <table:table-cell office:value-type="float" office:value="8090" calcext:value-type="float">
            <text:p>8090</text:p>
          </table:table-cell>
          <table:table-cell office:value-type="float" office:value="3199" calcext:value-type="float">
            <text:p>3199</text:p>
          </table:table-cell>
          <table:table-cell office:value-type="float" office:value="6986" calcext:value-type="float">
            <text:p>6986</text:p>
          </table:table-cell>
          <table:table-cell office:value-type="float" office:value="1455" calcext:value-type="float">
            <text:p>1455</text:p>
          </table:table-cell>
          <table:table-cell office:value-type="float" office:value="3712" calcext:value-type="float">
            <text:p>371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0039" calcext:value-type="float">
            <text:p>10039</text:p>
          </table:table-cell>
          <table:table-cell office:value-type="float" office:value="1982" calcext:value-type="float">
            <text:p>1982</text:p>
          </table:table-cell>
          <table:table-cell office:value-type="float" office:value="3218" calcext:value-type="float">
            <text:p>3218</text:p>
          </table:table-cell>
          <table:table-cell office:value-type="float" office:value="1493" calcext:value-type="float">
            <text:p>1493</text:p>
          </table:table-cell>
          <table:table-cell office:value-type="float" office:value="1541" calcext:value-type="float">
            <text:p>1541</text:p>
          </table:table-cell>
          <table:table-cell office:value-type="float" office:value="356" calcext:value-type="float">
            <text:p>356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34112" calcext:value-type="float">
            <text:p>34112</text:p>
          </table:table-cell>
          <table:table-cell office:value-type="float" office:value="12669" calcext:value-type="float">
            <text:p>12669</text:p>
          </table:table-cell>
          <table:table-cell office:value-type="float" office:value="9656" calcext:value-type="float">
            <text:p>9656</text:p>
          </table:table-cell>
          <table:table-cell office:value-type="float" office:value="7561" calcext:value-type="float">
            <text:p>7561</text:p>
          </table:table-cell>
          <table:table-cell office:value-type="float" office:value="214" calcext:value-type="float">
            <text:p>214</text:p>
          </table:table-cell>
          <table:table-cell office:value-type="float" office:value="2674" calcext:value-type="float">
            <text:p>2674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7365" calcext:value-type="float">
            <text:p>37365</text:p>
          </table:table-cell>
          <table:table-cell office:value-type="float" office:value="17023" calcext:value-type="float">
            <text:p>17023</text:p>
          </table:table-cell>
          <table:table-cell office:value-type="float" office:value="5139" calcext:value-type="float">
            <text:p>5139</text:p>
          </table:table-cell>
          <table:table-cell office:value-type="float" office:value="5230" calcext:value-type="float">
            <text:p>5230</text:p>
          </table:table-cell>
          <table:table-cell office:value-type="float" office:value="7888" calcext:value-type="float">
            <text:p>7888</text:p>
          </table:table-cell>
          <table:table-cell office:value-type="float" office:value="330" calcext:value-type="float">
            <text:p>33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51064" calcext:value-type="float">
            <text:p>51064</text:p>
          </table:table-cell>
          <table:table-cell office:value-type="float" office:value="1210" calcext:value-type="float">
            <text:p>1210</text:p>
          </table:table-cell>
          <table:table-cell office:value-type="float" office:value="10044" calcext:value-type="float">
            <text:p>10044</text:p>
          </table:table-cell>
          <table:table-cell office:value-type="float" office:value="22294" calcext:value-type="float">
            <text:p>22294</text:p>
          </table:table-cell>
          <table:table-cell office:value-type="float" office:value="1741" calcext:value-type="float">
            <text:p>1741</text:p>
          </table:table-cell>
          <table:table-cell office:value-type="float" office:value="12638" calcext:value-type="float">
            <text:p>12638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29064" calcext:value-type="float">
            <text:p>29064</text:p>
          </table:table-cell>
          <table:table-cell office:value-type="float" office:value="13360" calcext:value-type="float">
            <text:p>13360</text:p>
          </table:table-cell>
          <table:table-cell office:value-type="float" office:value="944" calcext:value-type="float">
            <text:p>944</text:p>
          </table:table-cell>
          <table:table-cell office:value-type="float" office:value="11593" calcext:value-type="float">
            <text:p>11593</text:p>
          </table:table-cell>
          <table:table-cell office:value-type="float" office:value="915" calcext:value-type="float">
            <text:p>915</text:p>
          </table:table-cell>
          <table:table-cell office:value-type="float" office:value="1679" calcext:value-type="float">
            <text:p>167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47041" calcext:value-type="float">
            <text:p>47041</text:p>
          </table:table-cell>
          <table:table-cell office:value-type="float" office:value="22096" calcext:value-type="float">
            <text:p>22096</text:p>
          </table:table-cell>
          <table:table-cell office:value-type="float" office:value="3575" calcext:value-type="float">
            <text:p>3575</text:p>
          </table:table-cell>
          <table:table-cell office:value-type="float" office:value="7041" calcext:value-type="float">
            <text:p>7041</text:p>
          </table:table-cell>
          <table:table-cell office:value-type="float" office:value="11422" calcext:value-type="float">
            <text:p>11422</text:p>
          </table:table-cell>
          <table:table-cell office:value-type="float" office:value="343" calcext:value-type="float">
            <text:p>343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31090" calcext:value-type="float">
            <text:p>31090</text:p>
          </table:table-cell>
          <table:table-cell office:value-type="float" office:value="6202" calcext:value-type="float">
            <text:p>6202</text:p>
          </table:table-cell>
          <table:table-cell office:value-type="float" office:value="7775" calcext:value-type="float">
            <text:p>7775</text:p>
          </table:table-cell>
          <table:table-cell office:value-type="float" office:value="10817" calcext:value-type="float">
            <text:p>10817</text:p>
          </table:table-cell>
          <table:table-cell office:value-type="float" office:value="1183" calcext:value-type="float">
            <text:p>1183</text:p>
          </table:table-cell>
          <table:table-cell office:value-type="float" office:value="3143" calcext:value-type="float">
            <text:p>3143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9252" calcext:value-type="float">
            <text:p>19252</text:p>
          </table:table-cell>
          <table:table-cell office:value-type="float" office:value="11818" calcext:value-type="float">
            <text:p>11818</text:p>
          </table:table-cell>
          <table:table-cell office:value-type="float" office:value="1648" calcext:value-type="float">
            <text:p>1648</text:p>
          </table:table-cell>
          <table:table-cell office:value-type="float" office:value="1694" calcext:value-type="float">
            <text:p>1694</text:p>
          </table:table-cell>
          <table:table-cell office:value-type="float" office:value="2276" calcext:value-type="float">
            <text:p>2276</text:p>
          </table:table-cell>
          <table:table-cell office:value-type="float" office:value="169" calcext:value-type="float">
            <text:p>169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6233" calcext:value-type="float">
            <text:p>16233</text:p>
          </table:table-cell>
          <table:table-cell office:value-type="float" office:value="9602" calcext:value-type="float">
            <text:p>9602</text:p>
          </table:table-cell>
          <table:table-cell office:value-type="float" office:value="1316" calcext:value-type="float">
            <text:p>1316</text:p>
          </table:table-cell>
          <table:table-cell office:value-type="float" office:value="1263" calcext:value-type="float">
            <text:p>1263</text:p>
          </table:table-cell>
          <table:table-cell office:value-type="float" office:value="2921" calcext:value-type="float">
            <text:p>2921</text:p>
          </table:table-cell>
          <table:table-cell office:value-type="float" office:value="841" calcext:value-type="float">
            <text:p>84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6317" calcext:value-type="float">
            <text:p>16317</text:p>
          </table:table-cell>
          <table:table-cell office:value-type="float" office:value="13624" calcext:value-type="float">
            <text:p>13624</text:p>
          </table:table-cell>
          <table:table-cell office:value-type="float" office:value="295" calcext:value-type="float">
            <text:p>295</text:p>
          </table:table-cell>
          <table:table-cell office:value-type="float" office:value="1381" calcext:value-type="float">
            <text:p>1381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47207" calcext:value-type="float">
            <text:p>47207</text:p>
          </table:table-cell>
          <table:table-cell office:value-type="float" office:value="8797" calcext:value-type="float">
            <text:p>8797</text:p>
          </table:table-cell>
          <table:table-cell office:value-type="float" office:value="10646" calcext:value-type="float">
            <text:p>10646</text:p>
          </table:table-cell>
          <table:table-cell office:value-type="float" office:value="14886" calcext:value-type="float">
            <text:p>14886</text:p>
          </table:table-cell>
          <table:table-cell office:value-type="float" office:value="2471" calcext:value-type="float">
            <text:p>2471</text:p>
          </table:table-cell>
          <table:table-cell office:value-type="float" office:value="8969" calcext:value-type="float">
            <text:p>896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45990" calcext:value-type="float">
            <text:p>45990</text:p>
          </table:table-cell>
          <table:table-cell office:value-type="float" office:value="40254" calcext:value-type="float">
            <text:p>40254</text:p>
          </table:table-cell>
          <table:table-cell office:value-type="float" office:value="640" calcext:value-type="float">
            <text:p>640</text:p>
          </table:table-cell>
          <table:table-cell office:value-type="float" office:value="3600" calcext:value-type="float">
            <text:p>3600</text:p>
          </table:table-cell>
          <table:table-cell office:value-type="float" office:value="1042" calcext:value-type="float">
            <text:p>1042</text:p>
          </table:table-cell>
          <table:table-cell office:value-type="float" office:value="436" calcext:value-type="float">
            <text:p>4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15454" calcext:value-type="float">
            <text:p>15454</text:p>
          </table:table-cell>
          <table:table-cell office:value-type="float" office:value="8635" calcext:value-type="float">
            <text:p>8635</text:p>
          </table:table-cell>
          <table:table-cell office:value-type="float" office:value="820" calcext:value-type="float">
            <text:p>820</text:p>
          </table:table-cell>
          <table:table-cell office:value-type="float" office:value="3047" calcext:value-type="float">
            <text:p>3047</text:p>
          </table:table-cell>
          <table:table-cell office:value-type="float" office:value="2312" calcext:value-type="float">
            <text:p>2312</text:p>
          </table:table-cell>
          <table:table-cell office:value-type="float" office:value="415" calcext:value-type="float">
            <text:p>41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6503" calcext:value-type="float">
            <text:p>26503</text:p>
          </table:table-cell>
          <table:table-cell office:value-type="float" office:value="13537" calcext:value-type="float">
            <text:p>13537</text:p>
          </table:table-cell>
          <table:table-cell office:value-type="float" office:value="4257" calcext:value-type="float">
            <text:p>4257</text:p>
          </table:table-cell>
          <table:table-cell office:value-type="float" office:value="5034" calcext:value-type="float">
            <text:p>5034</text:p>
          </table:table-cell>
          <table:table-cell office:value-type="float" office:value="155" calcext:value-type="float">
            <text:p>155</text:p>
          </table:table-cell>
          <table:table-cell office:value-type="float" office:value="249" calcext:value-type="float">
            <text:p>249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57502" calcext:value-type="float">
            <text:p>57502</text:p>
          </table:table-cell>
          <table:table-cell office:value-type="float" office:value="34454" calcext:value-type="float">
            <text:p>34454</text:p>
          </table:table-cell>
          <table:table-cell office:value-type="float" office:value="7435" calcext:value-type="float">
            <text:p>7435</text:p>
          </table:table-cell>
          <table:table-cell office:value-type="float" office:value="8469" calcext:value-type="float">
            <text:p>8469</text:p>
          </table:table-cell>
          <table:table-cell office:value-type="float" office:value="2540" calcext:value-type="float">
            <text:p>2540</text:p>
          </table:table-cell>
          <table:table-cell office:value-type="float" office:value="1711" calcext:value-type="float">
            <text:p>1711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43582" calcext:value-type="float">
            <text:p>43582</text:p>
          </table:table-cell>
          <table:table-cell office:value-type="float" office:value="2137" calcext:value-type="float">
            <text:p>2137</text:p>
          </table:table-cell>
          <table:table-cell office:value-type="float" office:value="3737" calcext:value-type="float">
            <text:p>3737</text:p>
          </table:table-cell>
          <table:table-cell office:value-type="float" office:value="19172" calcext:value-type="float">
            <text:p>19172</text:p>
          </table:table-cell>
          <table:table-cell office:value-type="float" office:value="1274" calcext:value-type="float">
            <text:p>1274</text:p>
          </table:table-cell>
          <table:table-cell office:value-type="float" office:value="17120" calcext:value-type="float">
            <text:p>171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5975" calcext:value-type="float">
            <text:p>15975</text:p>
          </table:table-cell>
          <table:table-cell office:value-type="float" office:value="6269" calcext:value-type="float">
            <text:p>6269</text:p>
          </table:table-cell>
          <table:table-cell office:value-type="float" office:value="1095" calcext:value-type="float">
            <text:p>1095</text:p>
          </table:table-cell>
          <table:table-cell office:value-type="float" office:value="1980" calcext:value-type="float">
            <text:p>1980</text:p>
          </table:table-cell>
          <table:table-cell office:value-type="float" office:value="3860" calcext:value-type="float">
            <text:p>3860</text:p>
          </table:table-cell>
          <table:table-cell office:value-type="float" office:value="609" calcext:value-type="float">
            <text:p>609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low</text:p>
          </table:table-cell>
          <table:table-cell office:value-type="float" office:value="36446" calcext:value-type="float">
            <text:p>36446</text:p>
          </table:table-cell>
          <table:table-cell office:value-type="float" office:value="1479" calcext:value-type="float">
            <text:p>1479</text:p>
          </table:table-cell>
          <table:table-cell office:value-type="float" office:value="14982" calcext:value-type="float">
            <text:p>14982</text:p>
          </table:table-cell>
          <table:table-cell office:value-type="float" office:value="11924" calcext:value-type="float">
            <text:p>11924</text:p>
          </table:table-cell>
          <table:table-cell office:value-type="float" office:value="662" calcext:value-type="float">
            <text:p>662</text:p>
          </table:table-cell>
          <table:table-cell office:value-type="float" office:value="3891" calcext:value-type="float">
            <text:p>3891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8642" calcext:value-type="float">
            <text:p>28642</text:p>
          </table:table-cell>
          <table:table-cell office:value-type="float" office:value="22335" calcext:value-type="float">
            <text:p>22335</text:p>
          </table:table-cell>
          <table:table-cell office:value-type="float" office:value="1196" calcext:value-type="float">
            <text:p>1196</text:p>
          </table:table-cell>
          <table:table-cell office:value-type="float" office:value="2406" calcext:value-type="float">
            <text:p>2406</text:p>
          </table:table-cell>
          <table:table-cell office:value-type="float" office:value="2046" calcext:value-type="float">
            <text:p>2046</text:p>
          </table:table-cell>
          <table:table-cell office:value-type="float" office:value="101" calcext:value-type="float">
            <text:p>10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5720" calcext:value-type="float">
            <text:p>35720</text:p>
          </table:table-cell>
          <table:table-cell office:value-type="float" office:value="11519" calcext:value-type="float">
            <text:p>11519</text:p>
          </table:table-cell>
          <table:table-cell office:value-type="float" office:value="6152" calcext:value-type="float">
            <text:p>6152</text:p>
          </table:table-cell>
          <table:table-cell office:value-type="float" office:value="10868" calcext:value-type="float">
            <text:p>10868</text:p>
          </table:table-cell>
          <table:table-cell office:value-type="float" office:value="584" calcext:value-type="float">
            <text:p>584</text:p>
          </table:table-cell>
          <table:table-cell office:value-type="float" office:value="5121" calcext:value-type="float">
            <text:p>512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igh</text:p>
          </table:table-cell>
          <table:table-cell office:value-type="float" office:value="20949" calcext:value-type="float">
            <text:p>20949</text:p>
          </table:table-cell>
          <table:table-cell office:value-type="float" office:value="11800" calcext:value-type="float">
            <text:p>11800</text:p>
          </table:table-cell>
          <table:table-cell office:value-type="float" office:value="2713" calcext:value-type="float">
            <text:p>2713</text:p>
          </table:table-cell>
          <table:table-cell office:value-type="float" office:value="3558" calcext:value-type="float">
            <text:p>3558</text:p>
          </table:table-cell>
          <table:table-cell office:value-type="float" office:value="2121" calcext:value-type="float">
            <text:p>2121</text:p>
          </table:table-cell>
          <table:table-cell office:value-type="float" office:value="706" calcext:value-type="float">
            <text:p>7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99891" calcext:value-type="float">
            <text:p>199891</text:p>
          </table:table-cell>
          <table:table-cell office:value-type="float" office:value="16117" calcext:value-type="float">
            <text:p>16117</text:p>
          </table:table-cell>
          <table:table-cell office:value-type="float" office:value="46197" calcext:value-type="float">
            <text:p>46197</text:p>
          </table:table-cell>
          <table:table-cell office:value-type="float" office:value="92780" calcext:value-type="float">
            <text:p>92780</text:p>
          </table:table-cell>
          <table:table-cell office:value-type="float" office:value="1026" calcext:value-type="float">
            <text:p>1026</text:p>
          </table:table-cell>
          <table:table-cell office:value-type="float" office:value="40827" calcext:value-type="float">
            <text:p>40827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47561" calcext:value-type="float">
            <text:p>47561</text:p>
          </table:table-cell>
          <table:table-cell office:value-type="float" office:value="36050" calcext:value-type="float">
            <text:p>36050</text:p>
          </table:table-cell>
          <table:table-cell office:value-type="float" office:value="1642" calcext:value-type="float">
            <text:p>1642</text:p>
          </table:table-cell>
          <table:table-cell office:value-type="float" office:value="2961" calcext:value-type="float">
            <text:p>2961</text:p>
          </table:table-cell>
          <table:table-cell office:value-type="float" office:value="4787" calcext:value-type="float">
            <text:p>4787</text:p>
          </table:table-cell>
          <table:table-cell office:value-type="float" office:value="500" calcext:value-type="float">
            <text:p>500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10617" calcext:value-type="float">
            <text:p>10617</text:p>
          </table:table-cell>
          <table:table-cell office:value-type="float" office:value="964" calcext:value-type="float">
            <text:p>964</text:p>
          </table:table-cell>
          <table:table-cell office:value-type="float" office:value="4984" calcext:value-type="float">
            <text:p>4984</text:p>
          </table:table-cell>
          <table:table-cell office:value-type="float" office:value="3316" calcext:value-type="float">
            <text:p>3316</text:p>
          </table:table-cell>
          <table:table-cell office:value-type="float" office:value="937" calcext:value-type="float">
            <text:p>937</text:p>
          </table:table-cell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8933" calcext:value-type="float">
            <text:p>8933</text:p>
          </table:table-cell>
          <table:table-cell office:value-type="float" office:value="1869" calcext:value-type="float">
            <text:p>1869</text:p>
          </table:table-cell>
          <table:table-cell office:value-type="float" office:value="577" calcext:value-type="float">
            <text:p>577</text:p>
          </table:table-cell>
          <table:table-cell office:value-type="float" office:value="572" calcext:value-type="float">
            <text:p>572</text:p>
          </table:table-cell>
          <table:table-cell office:value-type="float" office:value="950" calcext:value-type="float">
            <text:p>950</text:p>
          </table:table-cell>
          <table:table-cell office:value-type="float" office:value="4762" calcext:value-type="float">
            <text:p>476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904" calcext:value-type="float">
            <text:p>904</text:p>
          </table:table-cell>
          <table:table-cell office:value-type="float" office:value="622" calcext:value-type="float">
            <text:p>622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28042" calcext:value-type="float">
            <text:p>28042</text:p>
          </table:table-cell>
          <table:table-cell office:value-type="float" office:value="5396" calcext:value-type="float">
            <text:p>5396</text:p>
          </table:table-cell>
          <table:table-cell office:value-type="float" office:value="7503" calcext:value-type="float">
            <text:p>7503</text:p>
          </table:table-cell>
          <table:table-cell office:value-type="float" office:value="10646" calcext:value-type="float">
            <text:p>10646</text:p>
          </table:table-cell>
          <table:table-cell office:value-type="float" office:value="91" calcext:value-type="float">
            <text:p>91</text:p>
          </table:table-cell>
          <table:table-cell office:value-type="float" office:value="4167" calcext:value-type="float">
            <text:p>416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1905" calcext:value-type="float">
            <text:p>21905</text:p>
          </table:table-cell>
          <table:table-cell office:value-type="float" office:value="16225" calcext:value-type="float">
            <text:p>16225</text:p>
          </table:table-cell>
          <table:table-cell office:value-type="float" office:value="1825" calcext:value-type="float">
            <text:p>1825</text:p>
          </table:table-cell>
          <table:table-cell office:value-type="float" office:value="1765" calcext:value-type="float">
            <text:p>1765</text:p>
          </table:table-cell>
          <table:table-cell office:value-type="float" office:value="853" calcext:value-type="float">
            <text:p>853</text:p>
          </table:table-cell>
          <table:table-cell office:value-type="float" office:value="170" calcext:value-type="float">
            <text:p>17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6961" calcext:value-type="float">
            <text:p>16961</text:p>
          </table:table-cell>
          <table:table-cell office:value-type="float" office:value="10253" calcext:value-type="float">
            <text:p>10253</text:p>
          </table:table-cell>
          <table:table-cell office:value-type="float" office:value="1114" calcext:value-type="float">
            <text:p>1114</text:p>
          </table:table-cell>
          <table:table-cell office:value-type="float" office:value="3821" calcext:value-type="float">
            <text:p>3821</text:p>
          </table:table-cell>
          <table:table-cell office:value-type="float" office:value="397" calcext:value-type="float">
            <text:p>397</text:p>
          </table:table-cell>
          <table:table-cell office:value-type="float" office:value="964" calcext:value-type="float">
            <text:p>96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4081" calcext:value-type="float">
            <text:p>24081</text:p>
          </table:table-cell>
          <table:table-cell office:value-type="float" office:value="11693" calcext:value-type="float">
            <text:p>11693</text:p>
          </table:table-cell>
          <table:table-cell office:value-type="float" office:value="2317" calcext:value-type="float">
            <text:p>2317</text:p>
          </table:table-cell>
          <table:table-cell office:value-type="float" office:value="2543" calcext:value-type="float">
            <text:p>2543</text:p>
          </table:table-cell>
          <table:table-cell office:value-type="float" office:value="5845" calcext:value-type="float">
            <text:p>5845</text:p>
          </table:table-cell>
          <table:table-cell office:value-type="float" office:value="274" calcext:value-type="float">
            <text:p>274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67636" calcext:value-type="float">
            <text:p>67636</text:p>
          </table:table-cell>
          <table:table-cell office:value-type="float" office:value="9759" calcext:value-type="float">
            <text:p>9759</text:p>
          </table:table-cell>
          <table:table-cell office:value-type="float" office:value="25071" calcext:value-type="float">
            <text:p>25071</text:p>
          </table:table-cell>
          <table:table-cell office:value-type="float" office:value="17645" calcext:value-type="float">
            <text:p>17645</text:p>
          </table:table-cell>
          <table:table-cell office:value-type="float" office:value="1128" calcext:value-type="float">
            <text:p>1128</text:p>
          </table:table-cell>
          <table:table-cell office:value-type="float" office:value="12408" calcext:value-type="float">
            <text:p>12408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47344" calcext:value-type="float">
            <text:p>47344</text:p>
          </table:table-cell>
          <table:table-cell office:value-type="float" office:value="1107" calcext:value-type="float">
            <text:p>1107</text:p>
          </table:table-cell>
          <table:table-cell office:value-type="float" office:value="11711" calcext:value-type="float">
            <text:p>11711</text:p>
          </table:table-cell>
          <table:table-cell office:value-type="float" office:value="23596" calcext:value-type="float">
            <text:p>23596</text:p>
          </table:table-cell>
          <table:table-cell office:value-type="float" office:value="955" calcext:value-type="float">
            <text:p>955</text:p>
          </table:table-cell>
          <table:table-cell office:value-type="float" office:value="9265" calcext:value-type="float">
            <text:p>9265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56639" calcext:value-type="float">
            <text:p>56639</text:p>
          </table:table-cell>
          <table:table-cell office:value-type="float" office:value="29526" calcext:value-type="float">
            <text:p>29526</text:p>
          </table:table-cell>
          <table:table-cell office:value-type="float" office:value="7961" calcext:value-type="float">
            <text:p>7961</text:p>
          </table:table-cell>
          <table:table-cell office:value-type="float" office:value="16966" calcext:value-type="float">
            <text:p>16966</text:p>
          </table:table-cell>
          <table:table-cell office:value-type="float" office:value="432" calcext:value-type="float">
            <text:p>432</text:p>
          </table:table-cell>
          <table:table-cell office:value-type="float" office:value="363" calcext:value-type="float">
            <text:p>36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6098" calcext:value-type="float">
            <text:p>36098</text:p>
          </table:table-cell>
          <table:table-cell office:value-type="float" office:value="28257" calcext:value-type="float">
            <text:p>28257</text:p>
          </table:table-cell>
          <table:table-cell office:value-type="float" office:value="944" calcext:value-type="float">
            <text:p>944</text:p>
          </table:table-cell>
          <table:table-cell office:value-type="float" office:value="2146" calcext:value-type="float">
            <text:p>2146</text:p>
          </table:table-cell>
          <table:table-cell office:value-type="float" office:value="3881" calcext:value-type="float">
            <text:p>3881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4068" calcext:value-type="float">
            <text:p>34068</text:p>
          </table:table-cell>
          <table:table-cell office:value-type="float" office:value="16705" calcext:value-type="float">
            <text:p>16705</text:p>
          </table:table-cell>
          <table:table-cell office:value-type="float" office:value="2037" calcext:value-type="float">
            <text:p>2037</text:p>
          </table:table-cell>
          <table:table-cell office:value-type="float" office:value="3202" calcext:value-type="float">
            <text:p>3202</text:p>
          </table:table-cell>
          <table:table-cell office:value-type="float" office:value="10643" calcext:value-type="float">
            <text:p>10643</text:p>
          </table:table-cell>
          <table:table-cell office:value-type="float" office:value="116" calcext:value-type="float">
            <text:p>116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9293" calcext:value-type="float">
            <text:p>29293</text:p>
          </table:table-cell>
          <table:table-cell office:value-type="float" office:value="8190" calcext:value-type="float">
            <text:p>8190</text:p>
          </table:table-cell>
          <table:table-cell office:value-type="float" office:value="6343" calcext:value-type="float">
            <text:p>6343</text:p>
          </table:table-cell>
          <table:table-cell office:value-type="float" office:value="9794" calcext:value-type="float">
            <text:p>9794</text:p>
          </table:table-cell>
          <table:table-cell office:value-type="float" office:value="1285" calcext:value-type="float">
            <text:p>1285</text:p>
          </table:table-cell>
          <table:table-cell office:value-type="float" office:value="1901" calcext:value-type="float">
            <text:p>1901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9596" calcext:value-type="float">
            <text:p>9596</text:p>
          </table:table-cell>
          <table:table-cell office:value-type="float" office:value="5841" calcext:value-type="float">
            <text:p>5841</text:p>
          </table:table-cell>
          <table:table-cell office:value-type="float" office:value="1450" calcext:value-type="float">
            <text:p>1450</text:p>
          </table:table-cell>
          <table:table-cell office:value-type="float" office:value="1162" calcext:value-type="float">
            <text:p>1162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3569" calcext:value-type="float">
            <text:p>13569</text:p>
          </table:table-cell>
          <table:table-cell office:value-type="float" office:value="9612" calcext:value-type="float">
            <text:p>9612</text:p>
          </table:table-cell>
          <table:table-cell office:value-type="float" office:value="577" calcext:value-type="float">
            <text:p>577</text:p>
          </table:table-cell>
          <table:table-cell office:value-type="float" office:value="935" calcext:value-type="float">
            <text:p>935</text:p>
          </table:table-cell>
          <table:table-cell office:value-type="float" office:value="1601" calcext:value-type="float">
            <text:p>1601</text:p>
          </table:table-cell>
          <table:table-cell office:value-type="float" office:value="469" calcext:value-type="float">
            <text:p>46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6465" calcext:value-type="float">
            <text:p>26465</text:p>
          </table:table-cell>
          <table:table-cell office:value-type="float" office:value="12126" calcext:value-type="float">
            <text:p>12126</text:p>
          </table:table-cell>
          <table:table-cell office:value-type="float" office:value="3199" calcext:value-type="float">
            <text:p>3199</text:p>
          </table:table-cell>
          <table:table-cell office:value-type="float" office:value="6975" calcext:value-type="float">
            <text:p>6975</text:p>
          </table:table-cell>
          <table:table-cell office:value-type="float" office:value="480" calcext:value-type="float">
            <text:p>480</text:p>
          </table:table-cell>
          <table:table-cell office:value-type="float" office:value="3140" calcext:value-type="float">
            <text:p>31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28372" calcext:value-type="float">
            <text:p>28372</text:p>
          </table:table-cell>
          <table:table-cell office:value-type="float" office:value="23257" calcext:value-type="float">
            <text:p>23257</text:p>
          </table:table-cell>
          <table:table-cell office:value-type="float" office:value="1372" calcext:value-type="float">
            <text:p>1372</text:p>
          </table:table-cell>
          <table:table-cell office:value-type="float" office:value="1677" calcext:value-type="float">
            <text:p>1677</text:p>
          </table:table-cell>
          <table:table-cell office:value-type="float" office:value="982" calcext:value-type="float">
            <text:p>982</text:p>
          </table:table-cell>
          <table:table-cell office:value-type="float" office:value="429" calcext:value-type="float">
            <text:p>429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90169" calcext:value-type="float">
            <text:p>190169</text:p>
          </table:table-cell>
          <table:table-cell office:value-type="float" office:value="112151" calcext:value-type="float">
            <text:p>112151</text:p>
          </table:table-cell>
          <table:table-cell office:value-type="float" office:value="29627" calcext:value-type="float">
            <text:p>29627</text:p>
          </table:table-cell>
          <table:table-cell office:value-type="float" office:value="18148" calcext:value-type="float">
            <text:p>18148</text:p>
          </table:table-cell>
          <table:table-cell office:value-type="float" office:value="16745" calcext:value-type="float">
            <text:p>16745</text:p>
          </table:table-cell>
          <table:table-cell office:value-type="float" office:value="4948" calcext:value-type="float">
            <text:p>4948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Indifferent</text:p>
          </table:table-cell>
          <table:table-cell office:value-type="float" office:value="22789" calcext:value-type="float">
            <text:p>22789</text:p>
          </table:table-cell>
          <table:table-cell office:value-type="float" office:value="9351" calcext:value-type="float">
            <text:p>9351</text:p>
          </table:table-cell>
          <table:table-cell office:value-type="float" office:value="1347" calcext:value-type="float">
            <text:p>1347</text:p>
          </table:table-cell>
          <table:table-cell office:value-type="float" office:value="2611" calcext:value-type="float">
            <text:p>2611</text:p>
          </table:table-cell>
          <table:table-cell office:value-type="float" office:value="8170" calcext:value-type="float">
            <text:p>8170</text:p>
          </table:table-cell>
          <table:table-cell office:value-type="float" office:value="442" calcext:value-type="float">
            <text:p>44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7249" calcext:value-type="float">
            <text:p>37249</text:p>
          </table:table-cell>
          <table:table-cell office:value-type="float" office:value="31812" calcext:value-type="float">
            <text:p>31812</text:p>
          </table:table-cell>
          <table:table-cell office:value-type="float" office:value="1433" calcext:value-type="float">
            <text:p>1433</text:p>
          </table:table-cell>
          <table:table-cell office:value-type="float" office:value="1651" calcext:value-type="float">
            <text:p>1651</text:p>
          </table:table-cell>
          <table:table-cell office:value-type="float" office:value="800" calcext:value-type="float">
            <text:p>800</text:p>
          </table:table-cell>
          <table:table-cell office:value-type="float" office:value="113" calcext:value-type="float">
            <text:p>11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45833" calcext:value-type="float">
            <text:p>45833</text:p>
          </table:table-cell>
          <table:table-cell office:value-type="float" office:value="11594" calcext:value-type="float">
            <text:p>11594</text:p>
          </table:table-cell>
          <table:table-cell office:value-type="float" office:value="7779" calcext:value-type="float">
            <text:p>7779</text:p>
          </table:table-cell>
          <table:table-cell office:value-type="float" office:value="12144" calcext:value-type="float">
            <text:p>12144</text:p>
          </table:table-cell>
          <table:table-cell office:value-type="float" office:value="3252" calcext:value-type="float">
            <text:p>3252</text:p>
          </table:table-cell>
          <table:table-cell office:value-type="float" office:value="8035" calcext:value-type="float">
            <text:p>8035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8433" calcext:value-type="float">
            <text:p>18433</text:p>
          </table:table-cell>
          <table:table-cell office:value-type="float" office:value="6633" calcext:value-type="float">
            <text:p>6633</text:p>
          </table:table-cell>
          <table:table-cell office:value-type="float" office:value="2096" calcext:value-type="float">
            <text:p>2096</text:p>
          </table:table-cell>
          <table:table-cell office:value-type="float" office:value="4563" calcext:value-type="float">
            <text:p>4563</text:p>
          </table:table-cell>
          <table:table-cell office:value-type="float" office:value="1389" calcext:value-type="float">
            <text:p>1389</text:p>
          </table:table-cell>
          <table:table-cell office:value-type="float" office:value="1860" calcext:value-type="float">
            <text:p>1860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7425" calcext:value-type="float">
            <text:p>27425</text:p>
          </table:table-cell>
          <table:table-cell office:value-type="float" office:value="21632" calcext:value-type="float">
            <text:p>21632</text:p>
          </table:table-cell>
          <table:table-cell office:value-type="float" office:value="1318" calcext:value-type="float">
            <text:p>1318</text:p>
          </table:table-cell>
          <table:table-cell office:value-type="float" office:value="2886" calcext:value-type="float">
            <text:p>2886</text:p>
          </table:table-cell>
          <table:table-cell office:value-type="float" office:value="266" calcext:value-type="float">
            <text:p>266</text:p>
          </table:table-cell>
          <table:table-cell office:value-type="float" office:value="918" calcext:value-type="float">
            <text:p>91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2778" calcext:value-type="float">
            <text:p>22778</text:p>
          </table:table-cell>
          <table:table-cell office:value-type="float" office:value="688" calcext:value-type="float">
            <text:p>688</text:p>
          </table:table-cell>
          <table:table-cell office:value-type="float" office:value="5491" calcext:value-type="float">
            <text:p>5491</text:p>
          </table:table-cell>
          <table:table-cell office:value-type="float" office:value="11091" calcext:value-type="float">
            <text:p>11091</text:p>
          </table:table-cell>
          <table:table-cell office:value-type="float" office:value="833" calcext:value-type="float">
            <text:p>833</text:p>
          </table:table-cell>
          <table:table-cell office:value-type="float" office:value="4239" calcext:value-type="float">
            <text:p>423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50642" calcext:value-type="float">
            <text:p>50642</text:p>
          </table:table-cell>
          <table:table-cell office:value-type="float" office:value="30379" calcext:value-type="float">
            <text:p>30379</text:p>
          </table:table-cell>
          <table:table-cell office:value-type="float" office:value="13252" calcext:value-type="float">
            <text:p>13252</text:p>
          </table:table-cell>
          <table:table-cell office:value-type="float" office:value="5189" calcext:value-type="float">
            <text:p>5189</text:p>
          </table:table-cell>
          <table:table-cell office:value-type="float" office:value="321" calcext:value-type="float">
            <text:p>321</text:p>
          </table:table-cell>
          <table:table-cell office:value-type="float" office:value="51" calcext:value-type="float">
            <text:p>51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8694" calcext:value-type="float">
            <text:p>18694</text:p>
          </table:table-cell>
          <table:table-cell office:value-type="float" office:value="5963" calcext:value-type="float">
            <text:p>5963</text:p>
          </table:table-cell>
          <table:table-cell office:value-type="float" office:value="3648" calcext:value-type="float">
            <text:p>3648</text:p>
          </table:table-cell>
          <table:table-cell office:value-type="float" office:value="6192" calcext:value-type="float">
            <text:p>6192</text:p>
          </table:table-cell>
          <table:table-cell office:value-type="float" office:value="425" calcext:value-type="float">
            <text:p>425</text:p>
          </table:table-cell>
          <table:table-cell office:value-type="float" office:value="1716" calcext:value-type="float">
            <text:p>171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49415" calcext:value-type="float">
            <text:p>49415</text:p>
          </table:table-cell>
          <table:table-cell office:value-type="float" office:value="29729" calcext:value-type="float">
            <text:p>29729</text:p>
          </table:table-cell>
          <table:table-cell office:value-type="float" office:value="4786" calcext:value-type="float">
            <text:p>4786</text:p>
          </table:table-cell>
          <table:table-cell office:value-type="float" office:value="7326" calcext:value-type="float">
            <text:p>7326</text:p>
          </table:table-cell>
          <table:table-cell office:value-type="float" office:value="6130" calcext:value-type="float">
            <text:p>6130</text:p>
          </table:table-cell>
          <table:table-cell office:value-type="float" office:value="361" calcext:value-type="float">
            <text:p>361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18342" calcext:value-type="float">
            <text:p>18342</text:p>
          </table:table-cell>
          <table:table-cell office:value-type="float" office:value="2790" calcext:value-type="float">
            <text:p>2790</text:p>
          </table:table-cell>
          <table:table-cell office:value-type="float" office:value="2527" calcext:value-type="float">
            <text:p>2527</text:p>
          </table:table-cell>
          <table:table-cell office:value-type="float" office:value="5265" calcext:value-type="float">
            <text:p>5265</text:p>
          </table:table-cell>
          <table:table-cell office:value-type="float" office:value="5612" calcext:value-type="float">
            <text:p>5612</text:p>
          </table:table-cell>
          <table:table-cell office:value-type="float" office:value="788" calcext:value-type="float">
            <text:p>788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15907" calcext:value-type="float">
            <text:p>15907</text:p>
          </table:table-cell>
          <table:table-cell office:value-type="float" office:value="8885" calcext:value-type="float">
            <text:p>8885</text:p>
          </table:table-cell>
          <table:table-cell office:value-type="float" office:value="2428" calcext:value-type="float">
            <text:p>2428</text:p>
          </table:table-cell>
          <table:table-cell table:number-columns-repeated="2" office:value-type="float" office:value="1777" calcext:value-type="float">
            <text:p>1777</text:p>
          </table:table-cell>
          <table:table-cell office:value-type="float" office:value="430" calcext:value-type="float">
            <text:p>43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3052" calcext:value-type="float">
            <text:p>23052</text:p>
          </table:table-cell>
          <table:table-cell office:value-type="float" office:value="14100" calcext:value-type="float">
            <text:p>14100</text:p>
          </table:table-cell>
          <table:table-cell office:value-type="float" office:value="2132" calcext:value-type="float">
            <text:p>2132</text:p>
          </table:table-cell>
          <table:table-cell office:value-type="float" office:value="3445" calcext:value-type="float">
            <text:p>3445</text:p>
          </table:table-cell>
          <table:table-cell office:value-type="float" office:value="1336" calcext:value-type="float">
            <text:p>1336</text:p>
          </table:table-cell>
          <table:table-cell office:value-type="float" office:value="1491" calcext:value-type="float">
            <text:p>149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0547" calcext:value-type="float">
            <text:p>10547</text:p>
          </table:table-cell>
          <table:table-cell office:value-type="float" office:value="3" calcext:value-type="float">
            <text:p>3</text:p>
          </table:table-cell>
          <table:table-cell office:value-type="float" office:value="2920" calcext:value-type="float">
            <text:p>2920</text:p>
          </table:table-cell>
          <table:table-cell office:value-type="float" office:value="6252" calcext:value-type="float">
            <text:p>6252</text:p>
          </table:table-cell>
          <table:table-cell office:value-type="float" office:value="440" calcext:value-type="float">
            <text:p>440</text:p>
          </table:table-cell>
          <table:table-cell office:value-type="float" office:value="223" calcext:value-type="float">
            <text:p>22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61552" calcext:value-type="float">
            <text:p>61552</text:p>
          </table:table-cell>
          <table:table-cell office:value-type="float" office:value="200" calcext:value-type="float">
            <text:p>200</text:p>
          </table:table-cell>
          <table:table-cell office:value-type="float" office:value="25862" calcext:value-type="float">
            <text:p>25862</text:p>
          </table:table-cell>
          <table:table-cell office:value-type="float" office:value="19816" calcext:value-type="float">
            <text:p>19816</text:p>
          </table:table-cell>
          <table:table-cell office:value-type="float" office:value="651" calcext:value-type="float">
            <text:p>651</text:p>
          </table:table-cell>
          <table:table-cell office:value-type="float" office:value="8773" calcext:value-type="float">
            <text:p>8773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6472" calcext:value-type="float">
            <text:p>16472</text:p>
          </table:table-cell>
          <table:table-cell office:value-type="float" office:value="3347" calcext:value-type="float">
            <text:p>3347</text:p>
          </table:table-cell>
          <table:table-cell office:value-type="float" office:value="4051" calcext:value-type="float">
            <text:p>4051</text:p>
          </table:table-cell>
          <table:table-cell office:value-type="float" office:value="6996" calcext:value-type="float">
            <text:p>6996</text:p>
          </table:table-cell>
          <table:table-cell office:value-type="float" office:value="239" calcext:value-type="float">
            <text:p>239</text:p>
          </table:table-cell>
          <table:table-cell office:value-type="float" office:value="1538" calcext:value-type="float">
            <text:p>153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5327" calcext:value-type="float">
            <text:p>25327</text:p>
          </table:table-cell>
          <table:table-cell office:value-type="float" office:value="18827" calcext:value-type="float">
            <text:p>18827</text:p>
          </table:table-cell>
          <table:table-cell office:value-type="float" office:value="3677" calcext:value-type="float">
            <text:p>3677</text:p>
          </table:table-cell>
          <table:table-cell office:value-type="float" office:value="1988" calcext:value-type="float">
            <text:p>1988</text:p>
          </table:table-cell>
          <table:table-cell office:value-type="float" office:value="118" calcext:value-type="float">
            <text:p>118</text:p>
          </table:table-cell>
          <table:table-cell office:value-type="float" office:value="516" calcext:value-type="float">
            <text:p>5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8177" calcext:value-type="float">
            <text:p>18177</text:p>
          </table:table-cell>
          <table:table-cell office:value-type="float" office:value="9203" calcext:value-type="float">
            <text:p>9203</text:p>
          </table:table-cell>
          <table:table-cell office:value-type="float" office:value="3373" calcext:value-type="float">
            <text:p>3373</text:p>
          </table:table-cell>
          <table:table-cell office:value-type="float" office:value="2707" calcext:value-type="float">
            <text:p>2707</text:p>
          </table:table-cell>
          <table:table-cell office:value-type="float" office:value="1286" calcext:value-type="float">
            <text:p>1286</text:p>
          </table:table-cell>
          <table:table-cell office:value-type="float" office:value="1082" calcext:value-type="float">
            <text:p>108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8014" calcext:value-type="float">
            <text:p>18014</text:p>
          </table:table-cell>
          <table:table-cell office:value-type="float" office:value="11635" calcext:value-type="float">
            <text:p>11635</text:p>
          </table:table-cell>
          <table:table-cell office:value-type="float" office:value="922" calcext:value-type="float">
            <text:p>922</text:p>
          </table:table-cell>
          <table:table-cell office:value-type="float" office:value="1614" calcext:value-type="float">
            <text:p>1614</text:p>
          </table:table-cell>
          <table:table-cell office:value-type="float" office:value="2583" calcext:value-type="float">
            <text:p>2583</text:p>
          </table:table-cell>
          <table:table-cell office:value-type="float" office:value="192" calcext:value-type="float">
            <text:p>19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46962" calcext:value-type="float">
            <text:p>46962</text:p>
          </table:table-cell>
          <table:table-cell office:value-type="float" office:value="29955" calcext:value-type="float">
            <text:p>29955</text:p>
          </table:table-cell>
          <table:table-cell office:value-type="float" office:value="4362" calcext:value-type="float">
            <text:p>4362</text:p>
          </table:table-cell>
          <table:table-cell office:value-type="float" office:value="5428" calcext:value-type="float">
            <text:p>5428</text:p>
          </table:table-cell>
          <table:table-cell office:value-type="float" office:value="1729" calcext:value-type="float">
            <text:p>1729</text:p>
          </table:table-cell>
          <table:table-cell office:value-type="float" office:value="862" calcext:value-type="float">
            <text:p>862</text:p>
          </table:table-cell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49633" calcext:value-type="float">
            <text:p>49633</text:p>
          </table:table-cell>
          <table:table-cell office:value-type="float" office:value="24025" calcext:value-type="float">
            <text:p>24025</text:p>
          </table:table-cell>
          <table:table-cell office:value-type="float" office:value="4332" calcext:value-type="float">
            <text:p>4332</text:p>
          </table:table-cell>
          <table:table-cell office:value-type="float" office:value="4757" calcext:value-type="float">
            <text:p>4757</text:p>
          </table:table-cell>
          <table:table-cell office:value-type="float" office:value="9510" calcext:value-type="float">
            <text:p>9510</text:p>
          </table:table-cell>
          <table:table-cell office:value-type="float" office:value="1145" calcext:value-type="float">
            <text:p>1145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15331" calcext:value-type="float">
            <text:p>15331</text:p>
          </table:table-cell>
          <table:table-cell office:value-type="float" office:value="9670" calcext:value-type="float">
            <text:p>9670</text:p>
          </table:table-cell>
          <table:table-cell office:value-type="float" office:value="2280" calcext:value-type="float">
            <text:p>2280</text:p>
          </table:table-cell>
          <table:table-cell office:value-type="float" office:value="2112" calcext:value-type="float">
            <text:p>2112</text:p>
          </table:table-cell>
          <table:table-cell office:value-type="float" office:value="520" calcext:value-type="float">
            <text:p>520</text:p>
          </table:table-cell>
          <table:table-cell office:value-type="float" office:value="402" calcext:value-type="float">
            <text:p>40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50497" calcext:value-type="float">
            <text:p>150497</text:p>
          </table:table-cell>
          <table:table-cell office:value-type="float" office:value="22925" calcext:value-type="float">
            <text:p>22925</text:p>
          </table:table-cell>
          <table:table-cell office:value-type="float" office:value="73498" calcext:value-type="float">
            <text:p>73498</text:p>
          </table:table-cell>
          <table:table-cell office:value-type="float" office:value="32114" calcext:value-type="float">
            <text:p>32114</text:p>
          </table:table-cell>
          <table:table-cell office:value-type="float" office:value="987" calcext:value-type="float">
            <text:p>987</text:p>
          </table:table-cell>
          <table:table-cell office:value-type="float" office:value="20070" calcext:value-type="float">
            <text:p>2007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2158" calcext:value-type="float">
            <text:p>2158</text:p>
          </table:table-cell>
          <table:table-cell office:value-type="float" office:value="403" calcext:value-type="float">
            <text:p>403</text:p>
          </table:table-cell>
          <table:table-cell office:value-type="float" office:value="254" calcext:value-type="float">
            <text:p>254</text:p>
          </table:table-cell>
          <table:table-cell office:value-type="float" office:value="610" calcext:value-type="float">
            <text:p>610</text:p>
          </table:table-cell>
          <table:table-cell office:value-type="float" office:value="774" calcext:value-type="float">
            <text:p>77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0131" calcext:value-type="float">
            <text:p>10131</text:p>
          </table:table-cell>
          <table:table-cell office:value-type="float" office:value="796" calcext:value-type="float">
            <text:p>796</text:p>
          </table:table-cell>
          <table:table-cell office:value-type="float" office:value="5878" calcext:value-type="float">
            <text:p>5878</text:p>
          </table:table-cell>
          <table:table-cell office:value-type="float" office:value="2109" calcext:value-type="float">
            <text:p>2109</text:p>
          </table:table-cell>
          <table:table-cell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6710" calcext:value-type="float">
            <text:p>26710</text:p>
          </table:table-cell>
          <table:table-cell office:value-type="float" office:value="9413" calcext:value-type="float">
            <text:p>9413</text:p>
          </table:table-cell>
          <table:table-cell office:value-type="float" office:value="8259" calcext:value-type="float">
            <text:p>8259</text:p>
          </table:table-cell>
          <table:table-cell office:value-type="float" office:value="5126" calcext:value-type="float">
            <text:p>5126</text:p>
          </table:table-cell>
          <table:table-cell office:value-type="float" office:value="666" calcext:value-type="float">
            <text:p>666</text:p>
          </table:table-cell>
          <table:table-cell office:value-type="float" office:value="1795" calcext:value-type="float">
            <text:p>1795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82278" calcext:value-type="float">
            <text:p>82278</text:p>
          </table:table-cell>
          <table:table-cell office:value-type="float" office:value="22039" calcext:value-type="float">
            <text:p>22039</text:p>
          </table:table-cell>
          <table:table-cell office:value-type="float" office:value="8384" calcext:value-type="float">
            <text:p>8384</text:p>
          </table:table-cell>
          <table:table-cell office:value-type="float" office:value="34792" calcext:value-type="float">
            <text:p>34792</text:p>
          </table:table-cell>
          <table:table-cell office:value-type="float" office:value="42" calcext:value-type="float">
            <text:p>42</text:p>
          </table:table-cell>
          <table:table-cell office:value-type="float" office:value="12591" calcext:value-type="float">
            <text:p>12591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low</text:p>
          </table:table-cell>
          <table:table-cell office:value-type="float" office:value="34542" calcext:value-type="float">
            <text:p>34542</text:p>
          </table:table-cell>
          <table:table-cell office:value-type="float" office:value="16448" calcext:value-type="float">
            <text:p>16448</text:p>
          </table:table-cell>
          <table:table-cell office:value-type="float" office:value="6243" calcext:value-type="float">
            <text:p>6243</text:p>
          </table:table-cell>
          <table:table-cell office:value-type="float" office:value="6360" calcext:value-type="float">
            <text:p>6360</text:p>
          </table:table-cell>
          <table:table-cell office:value-type="float" office:value="824" calcext:value-type="float">
            <text:p>824</text:p>
          </table:table-cell>
          <table:table-cell office:value-type="float" office:value="2662" calcext:value-type="float">
            <text:p>266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46967" calcext:value-type="float">
            <text:p>46967</text:p>
          </table:table-cell>
          <table:table-cell office:value-type="float" office:value="38793" calcext:value-type="float">
            <text:p>38793</text:p>
          </table:table-cell>
          <table:table-cell office:value-type="float" office:value="3154" calcext:value-type="float">
            <text:p>3154</text:p>
          </table:table-cell>
          <table:table-cell office:value-type="float" office:value="2648" calcext:value-type="float">
            <text:p>2648</text:p>
          </table:table-cell>
          <table:table-cell office:value-type="float" office:value="1034" calcext:value-type="float">
            <text:p>1034</text:p>
          </table:table-cell>
          <table:table-cell office:value-type="float" office:value="96" calcext:value-type="float">
            <text:p>96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9545" calcext:value-type="float">
            <text:p>29545</text:p>
          </table:table-cell>
          <table:table-cell office:value-type="float" office:value="7842" calcext:value-type="float">
            <text:p>7842</text:p>
          </table:table-cell>
          <table:table-cell office:value-type="float" office:value="6046" calcext:value-type="float">
            <text:p>6046</text:p>
          </table:table-cell>
          <table:table-cell office:value-type="float" office:value="8552" calcext:value-type="float">
            <text:p>8552</text:p>
          </table:table-cell>
          <table:table-cell office:value-type="float" office:value="1691" calcext:value-type="float">
            <text:p>1691</text:p>
          </table:table-cell>
          <table:table-cell office:value-type="float" office:value="3540" calcext:value-type="float">
            <text:p>3540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Indifferent</text:p>
          </table:table-cell>
          <table:table-cell office:value-type="float" office:value="24968" calcext:value-type="float">
            <text:p>24968</text:p>
          </table:table-cell>
          <table:table-cell office:value-type="float" office:value="17327" calcext:value-type="float">
            <text:p>17327</text:p>
          </table:table-cell>
          <table:table-cell office:value-type="float" office:value="2374" calcext:value-type="float">
            <text:p>2374</text:p>
          </table:table-cell>
          <table:table-cell office:value-type="float" office:value="2842" calcext:value-type="float">
            <text:p>2842</text:p>
          </table:table-cell>
          <table:table-cell office:value-type="float" office:value="1149" calcext:value-type="float">
            <text:p>1149</text:p>
          </table:table-cell>
          <table:table-cell office:value-type="float" office:value="351" calcext:value-type="float">
            <text:p>35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34089" calcext:value-type="float">
            <text:p>34089</text:p>
          </table:table-cell>
          <table:table-cell office:value-type="float" office:value="11072" calcext:value-type="float">
            <text:p>11072</text:p>
          </table:table-cell>
          <table:table-cell office:value-type="float" office:value="5989" calcext:value-type="float">
            <text:p>5989</text:p>
          </table:table-cell>
          <table:table-cell office:value-type="float" office:value="5615" calcext:value-type="float">
            <text:p>5615</text:p>
          </table:table-cell>
          <table:table-cell office:value-type="float" office:value="8321" calcext:value-type="float">
            <text:p>8321</text:p>
          </table:table-cell>
          <table:table-cell office:value-type="float" office:value="955" calcext:value-type="float">
            <text:p>955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0550" calcext:value-type="float">
            <text:p>10550</text:p>
          </table:table-cell>
          <table:table-cell office:value-type="float" office:value="2647" calcext:value-type="float">
            <text:p>2647</text:p>
          </table:table-cell>
          <table:table-cell office:value-type="float" office:value="2761" calcext:value-type="float">
            <text:p>2761</text:p>
          </table:table-cell>
          <table:table-cell office:value-type="float" office:value="2313" calcext:value-type="float">
            <text:p>2313</text:p>
          </table:table-cell>
          <table:table-cell office:value-type="float" office:value="907" calcext:value-type="float">
            <text:p>907</text:p>
          </table:table-cell>
          <table:table-cell office:value-type="float" office:value="95" calcext:value-type="float">
            <text:p>9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14524" calcext:value-type="float">
            <text:p>14524</text:p>
          </table:table-cell>
          <table:table-cell office:value-type="float" office:value="7127" calcext:value-type="float">
            <text:p>7127</text:p>
          </table:table-cell>
          <table:table-cell office:value-type="float" office:value="1375" calcext:value-type="float">
            <text:p>1375</text:p>
          </table:table-cell>
          <table:table-cell office:value-type="float" office:value="2201" calcext:value-type="float">
            <text:p>2201</text:p>
          </table:table-cell>
          <table:table-cell office:value-type="float" office:value="2679" calcext:value-type="float">
            <text:p>2679</text:p>
          </table:table-cell>
          <table:table-cell office:value-type="float" office:value="83" calcext:value-type="float">
            <text:p>83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17184" calcext:value-type="float">
            <text:p>17184</text:p>
          </table:table-cell>
          <table:table-cell office:value-type="float" office:value="13569" calcext:value-type="float">
            <text:p>13569</text:p>
          </table:table-cell>
          <table:table-cell office:value-type="float" office:value="346" calcext:value-type="float">
            <text:p>346</text:p>
          </table:table-cell>
          <table:table-cell office:value-type="float" office:value="489" calcext:value-type="float">
            <text:p>489</text:p>
          </table:table-cell>
          <table:table-cell office:value-type="float" office:value="2077" calcext:value-type="float">
            <text:p>2077</text:p>
          </table:table-cell>
          <table:table-cell office:value-type="float" office:value="44" calcext:value-type="float">
            <text:p>4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9733" calcext:value-type="float">
            <text:p>9733</text:p>
          </table:table-cell>
          <table:table-cell office:value-type="float" office:value="518" calcext:value-type="float">
            <text:p>518</text:p>
          </table:table-cell>
          <table:table-cell office:value-type="float" office:value="4180" calcext:value-type="float">
            <text:p>4180</text:p>
          </table:table-cell>
          <table:table-cell office:value-type="float" office:value="3600" calcext:value-type="float">
            <text:p>3600</text:p>
          </table:table-cell>
          <table:table-cell office:value-type="float" office:value="659" calcext:value-type="float">
            <text:p>659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2630" calcext:value-type="float">
            <text:p>12630</text:p>
          </table:table-cell>
          <table:table-cell office:value-type="float" office:value="9" calcext:value-type="float">
            <text:p>9</text:p>
          </table:table-cell>
          <table:table-cell office:value-type="float" office:value="1534" calcext:value-type="float">
            <text:p>1534</text:p>
          </table:table-cell>
          <table:table-cell office:value-type="float" office:value="7417" calcext:value-type="float">
            <text:p>7417</text:p>
          </table:table-cell>
          <table:table-cell office:value-type="float" office:value="175" calcext:value-type="float">
            <text:p>175</text:p>
          </table:table-cell>
          <table:table-cell office:value-type="float" office:value="3468" calcext:value-type="float">
            <text:p>34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2799" calcext:value-type="float">
            <text:p>12799</text:p>
          </table:table-cell>
          <table:table-cell office:value-type="float" office:value="9434" calcext:value-type="float">
            <text:p>9434</text:p>
          </table:table-cell>
          <table:table-cell office:value-type="float" office:value="1042" calcext:value-type="float">
            <text:p>1042</text:p>
          </table:table-cell>
          <table:table-cell office:value-type="float" office:value="1235" calcext:value-type="float">
            <text:p>1235</text:p>
          </table:table-cell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9888" calcext:value-type="float">
            <text:p>39888</text:p>
          </table:table-cell>
          <table:table-cell office:value-type="float" office:value="17360" calcext:value-type="float">
            <text:p>17360</text:p>
          </table:table-cell>
          <table:table-cell office:value-type="float" office:value="6200" calcext:value-type="float">
            <text:p>6200</text:p>
          </table:table-cell>
          <table:table-cell office:value-type="float" office:value="9694" calcext:value-type="float">
            <text:p>9694</text:p>
          </table:table-cell>
          <table:table-cell office:value-type="float" office:value="1293" calcext:value-type="float">
            <text:p>1293</text:p>
          </table:table-cell>
          <table:table-cell office:value-type="float" office:value="3620" calcext:value-type="float">
            <text:p>3620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9227" calcext:value-type="float">
            <text:p>19227</text:p>
          </table:table-cell>
          <table:table-cell office:value-type="float" office:value="14276" calcext:value-type="float">
            <text:p>14276</text:p>
          </table:table-cell>
          <table:table-cell office:value-type="float" office:value="803" calcext:value-type="float">
            <text:p>803</text:p>
          </table:table-cell>
          <table:table-cell office:value-type="float" office:value="3045" calcext:value-type="float">
            <text:p>3045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7085" calcext:value-type="float">
            <text:p>37085</text:p>
          </table:table-cell>
          <table:table-cell office:value-type="float" office:value="3136" calcext:value-type="float">
            <text:p>3136</text:p>
          </table:table-cell>
          <table:table-cell office:value-type="float" office:value="8630" calcext:value-type="float">
            <text:p>8630</text:p>
          </table:table-cell>
          <table:table-cell office:value-type="float" office:value="13586" calcext:value-type="float">
            <text:p>13586</text:p>
          </table:table-cell>
          <table:table-cell office:value-type="float" office:value="5641" calcext:value-type="float">
            <text:p>5641</text:p>
          </table:table-cell>
          <table:table-cell office:value-type="float" office:value="4666" calcext:value-type="float">
            <text:p>4666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42597" calcext:value-type="float">
            <text:p>42597</text:p>
          </table:table-cell>
          <table:table-cell office:value-type="float" office:value="10379" calcext:value-type="float">
            <text:p>10379</text:p>
          </table:table-cell>
          <table:table-cell office:value-type="float" office:value="17972" calcext:value-type="float">
            <text:p>17972</text:p>
          </table:table-cell>
          <table:table-cell office:value-type="float" office:value="4748" calcext:value-type="float">
            <text:p>4748</text:p>
          </table:table-cell>
          <table:table-cell office:value-type="float" office:value="4686" calcext:value-type="float">
            <text:p>4686</text:p>
          </table:table-cell>
          <table:table-cell office:value-type="float" office:value="1547" calcext:value-type="float">
            <text:p>1547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21749" calcext:value-type="float">
            <text:p>21749</text:p>
          </table:table-cell>
          <table:table-cell office:value-type="float" office:value="2541" calcext:value-type="float">
            <text:p>2541</text:p>
          </table:table-cell>
          <table:table-cell office:value-type="float" office:value="4737" calcext:value-type="float">
            <text:p>4737</text:p>
          </table:table-cell>
          <table:table-cell office:value-type="float" office:value="6089" calcext:value-type="float">
            <text:p>6089</text:p>
          </table:table-cell>
          <table:table-cell office:value-type="float" office:value="2946" calcext:value-type="float">
            <text:p>2946</text:p>
          </table:table-cell>
          <table:table-cell office:value-type="float" office:value="5316" calcext:value-type="float">
            <text:p>53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Indifferent</text:p>
          </table:table-cell>
          <table:table-cell office:value-type="float" office:value="23632" calcext:value-type="float">
            <text:p>23632</text:p>
          </table:table-cell>
          <table:table-cell office:value-type="float" office:value="10617" calcext:value-type="float">
            <text:p>10617</text:p>
          </table:table-cell>
          <table:table-cell office:value-type="float" office:value="1795" calcext:value-type="float">
            <text:p>1795</text:p>
          </table:table-cell>
          <table:table-cell office:value-type="float" office:value="7647" calcext:value-type="float">
            <text:p>7647</text:p>
          </table:table-cell>
          <table:table-cell office:value-type="float" office:value="1483" calcext:value-type="float">
            <text:p>1483</text:p>
          </table:table-cell>
          <table:table-cell office:value-type="float" office:value="857" calcext:value-type="float">
            <text:p>857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2137" calcext:value-type="float">
            <text:p>12137</text:p>
          </table:table-cell>
          <table:table-cell office:value-type="float" office:value="6884" calcext:value-type="float">
            <text:p>6884</text:p>
          </table:table-cell>
          <table:table-cell office:value-type="float" office:value="1046" calcext:value-type="float">
            <text:p>1046</text:p>
          </table:table-cell>
          <table:table-cell office:value-type="float" office:value="1167" calcext:value-type="float">
            <text:p>1167</text:p>
          </table:table-cell>
          <table:table-cell office:value-type="float" office:value="2069" calcext:value-type="float">
            <text:p>2069</text:p>
          </table:table-cell>
          <table:table-cell office:value-type="float" office:value="593" calcext:value-type="float">
            <text:p>59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22287" calcext:value-type="float">
            <text:p>22287</text:p>
          </table:table-cell>
          <table:table-cell office:value-type="float" office:value="12680" calcext:value-type="float">
            <text:p>12680</text:p>
          </table:table-cell>
          <table:table-cell office:value-type="float" office:value="3243" calcext:value-type="float">
            <text:p>3243</text:p>
          </table:table-cell>
          <table:table-cell office:value-type="float" office:value="4157" calcext:value-type="float">
            <text:p>4157</text:p>
          </table:table-cell>
          <table:table-cell office:value-type="float" office:value="660" calcext:value-type="float">
            <text:p>660</text:p>
          </table:table-cell>
          <table:table-cell office:value-type="float" office:value="761" calcext:value-type="float">
            <text:p>76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21873" calcext:value-type="float">
            <text:p>21873</text:p>
          </table:table-cell>
          <table:table-cell office:value-type="float" office:value="8475" calcext:value-type="float">
            <text:p>8475</text:p>
          </table:table-cell>
          <table:table-cell office:value-type="float" office:value="1931" calcext:value-type="float">
            <text:p>1931</text:p>
          </table:table-cell>
          <table:table-cell office:value-type="float" office:value="1883" calcext:value-type="float">
            <text:p>1883</text:p>
          </table:table-cell>
          <table:table-cell office:value-type="float" office:value="5004" calcext:value-type="float">
            <text:p>5004</text:p>
          </table:table-cell>
          <table:table-cell office:value-type="float" office:value="3593" calcext:value-type="float">
            <text:p>359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1185" calcext:value-type="float">
            <text:p>31185</text:p>
          </table:table-cell>
          <table:table-cell office:value-type="float" office:value="4456" calcext:value-type="float">
            <text:p>4456</text:p>
          </table:table-cell>
          <table:table-cell office:value-type="float" office:value="5266" calcext:value-type="float">
            <text:p>5266</text:p>
          </table:table-cell>
          <table:table-cell office:value-type="float" office:value="13227" calcext:value-type="float">
            <text:p>13227</text:p>
          </table:table-cell>
          <table:table-cell office:value-type="float" office:value="25" calcext:value-type="float">
            <text:p>25</text:p>
          </table:table-cell>
          <table:table-cell office:value-type="float" office:value="6818" calcext:value-type="float">
            <text:p>6818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64885" calcext:value-type="float">
            <text:p>64885</text:p>
          </table:table-cell>
          <table:table-cell office:value-type="float" office:value="11223" calcext:value-type="float">
            <text:p>11223</text:p>
          </table:table-cell>
          <table:table-cell office:value-type="float" office:value="14881" calcext:value-type="float">
            <text:p>14881</text:p>
          </table:table-cell>
          <table:table-cell office:value-type="float" office:value="26839" calcext:value-type="float">
            <text:p>26839</text:p>
          </table:table-cell>
          <table:table-cell office:value-type="float" office:value="1234" calcext:value-type="float">
            <text:p>1234</text:p>
          </table:table-cell>
          <table:table-cell office:value-type="float" office:value="9606" calcext:value-type="float">
            <text:p>960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29000" calcext:value-type="float">
            <text:p>29000</text:p>
          </table:table-cell>
          <table:table-cell office:value-type="float" office:value="18692" calcext:value-type="float">
            <text:p>18692</text:p>
          </table:table-cell>
          <table:table-cell office:value-type="float" office:value="3838" calcext:value-type="float">
            <text:p>3838</text:p>
          </table:table-cell>
          <table:table-cell office:value-type="float" office:value="593" calcext:value-type="float">
            <text:p>593</text:p>
          </table:table-cell>
          <table:table-cell office:value-type="float" office:value="4634" calcext:value-type="float">
            <text:p>4634</text:p>
          </table:table-cell>
          <table:table-cell office:value-type="float" office:value="28" calcext:value-type="float">
            <text:p>28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17139" calcext:value-type="float">
            <text:p>17139</text:p>
          </table:table-cell>
          <table:table-cell office:value-type="float" office:value="5041" calcext:value-type="float">
            <text:p>5041</text:p>
          </table:table-cell>
          <table:table-cell office:value-type="float" office:value="1115" calcext:value-type="float">
            <text:p>1115</text:p>
          </table:table-cell>
          <table:table-cell office:value-type="float" office:value="2856" calcext:value-type="float">
            <text:p>2856</text:p>
          </table:table-cell>
          <table:table-cell office:value-type="float" office:value="7496" calcext:value-type="float">
            <text:p>7496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9232" calcext:value-type="float">
            <text:p>19232</text:p>
          </table:table-cell>
          <table:table-cell office:value-type="float" office:value="97" calcext:value-type="float">
            <text:p>97</text:p>
          </table:table-cell>
          <table:table-cell office:value-type="float" office:value="3605" calcext:value-type="float">
            <text:p>3605</text:p>
          </table:table-cell>
          <table:table-cell office:value-type="float" office:value="12400" calcext:value-type="float">
            <text:p>12400</text:p>
          </table:table-cell>
          <table:table-cell office:value-type="float" office:value="98" calcext:value-type="float">
            <text:p>98</text:p>
          </table:table-cell>
          <table:table-cell office:value-type="float" office:value="2970" calcext:value-type="float">
            <text:p>297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25385" calcext:value-type="float">
            <text:p>25385</text:p>
          </table:table-cell>
          <table:table-cell office:value-type="float" office:value="18044" calcext:value-type="float">
            <text:p>18044</text:p>
          </table:table-cell>
          <table:table-cell office:value-type="float" office:value="1475" calcext:value-type="float">
            <text:p>1475</text:p>
          </table:table-cell>
          <table:table-cell office:value-type="float" office:value="2046" calcext:value-type="float">
            <text:p>2046</text:p>
          </table:table-cell>
          <table:table-cell office:value-type="float" office:value="2532" calcext:value-type="float">
            <text:p>2532</text:p>
          </table:table-cell>
          <table:table-cell office:value-type="float" office:value="130" calcext:value-type="float">
            <text:p>13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46911" calcext:value-type="float">
            <text:p>46911</text:p>
          </table:table-cell>
          <table:table-cell office:value-type="float" office:value="13134" calcext:value-type="float">
            <text:p>13134</text:p>
          </table:table-cell>
          <table:table-cell office:value-type="float" office:value="9347" calcext:value-type="float">
            <text:p>9347</text:p>
          </table:table-cell>
          <table:table-cell office:value-type="float" office:value="14316" calcext:value-type="float">
            <text:p>14316</text:p>
          </table:table-cell>
          <table:table-cell office:value-type="float" office:value="3141" calcext:value-type="float">
            <text:p>3141</text:p>
          </table:table-cell>
          <table:table-cell office:value-type="float" office:value="5079" calcext:value-type="float">
            <text:p>5079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1273" calcext:value-type="float">
            <text:p>21273</text:p>
          </table:table-cell>
          <table:table-cell office:value-type="float" office:value="14903" calcext:value-type="float">
            <text:p>14903</text:p>
          </table:table-cell>
          <table:table-cell office:value-type="float" office:value="2032" calcext:value-type="float">
            <text:p>2032</text:p>
          </table:table-cell>
          <table:table-cell office:value-type="float" office:value="2479" calcext:value-type="float">
            <text:p>2479</text:p>
          </table:table-cell>
          <table:table-cell office:value-type="float" office:value="576" calcext:value-type="float">
            <text:p>576</text:p>
          </table:table-cell>
          <table:table-cell office:value-type="float" office:value="955" calcext:value-type="float">
            <text:p>95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8007" calcext:value-type="float">
            <text:p>28007</text:p>
          </table:table-cell>
          <table:table-cell office:value-type="float" office:value="2343" calcext:value-type="float">
            <text:p>2343</text:p>
          </table:table-cell>
          <table:table-cell office:value-type="float" office:value="7845" calcext:value-type="float">
            <text:p>7845</text:p>
          </table:table-cell>
          <table:table-cell office:value-type="float" office:value="11874" calcext:value-type="float">
            <text:p>11874</text:p>
          </table:table-cell>
          <table:table-cell office:value-type="float" office:value="52" calcext:value-type="float">
            <text:p>52</text:p>
          </table:table-cell>
          <table:table-cell office:value-type="float" office:value="4196" calcext:value-type="float">
            <text:p>4196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4925" calcext:value-type="float">
            <text:p>4925</text:p>
          </table:table-cell>
          <table:table-cell office:value-type="float" office:value="583" calcext:value-type="float">
            <text:p>583</text:p>
          </table:table-cell>
          <table:table-cell office:value-type="float" office:value="685" calcext:value-type="float">
            <text:p>685</text:p>
          </table:table-cell>
          <table:table-cell office:value-type="float" office:value="2216" calcext:value-type="float">
            <text:p>2216</text:p>
          </table:table-cell>
          <table:table-cell office:value-type="float" office:value="469" calcext:value-type="float">
            <text:p>469</text:p>
          </table:table-cell>
          <table:table-cell office:value-type="float" office:value="954" calcext:value-type="float">
            <text:p>9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65881" calcext:value-type="float">
            <text:p>165881</text:p>
          </table:table-cell>
          <table:table-cell office:value-type="float" office:value="35942" calcext:value-type="float">
            <text:p>35942</text:p>
          </table:table-cell>
          <table:table-cell office:value-type="float" office:value="38369" calcext:value-type="float">
            <text:p>38369</text:p>
          </table:table-cell>
          <table:table-cell office:value-type="float" office:value="59598" calcext:value-type="float">
            <text:p>59598</text:p>
          </table:table-cell>
          <table:table-cell office:value-type="float" office:value="3254" calcext:value-type="float">
            <text:p>3254</text:p>
          </table:table-cell>
          <table:table-cell office:value-type="float" office:value="26701" calcext:value-type="float">
            <text:p>2670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69778" calcext:value-type="float">
            <text:p>69778</text:p>
          </table:table-cell>
          <table:table-cell office:value-type="float" office:value="2532" calcext:value-type="float">
            <text:p>2532</text:p>
          </table:table-cell>
          <table:table-cell office:value-type="float" office:value="16599" calcext:value-type="float">
            <text:p>16599</text:p>
          </table:table-cell>
          <table:table-cell office:value-type="float" office:value="36486" calcext:value-type="float">
            <text:p>36486</text:p>
          </table:table-cell>
          <table:table-cell office:value-type="float" office:value="179" calcext:value-type="float">
            <text:p>179</text:p>
          </table:table-cell>
          <table:table-cell office:value-type="float" office:value="13308" calcext:value-type="float">
            <text:p>1330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33864" calcext:value-type="float">
            <text:p>33864</text:p>
          </table:table-cell>
          <table:table-cell office:value-type="float" office:value="3366" calcext:value-type="float">
            <text:p>3366</text:p>
          </table:table-cell>
          <table:table-cell office:value-type="float" office:value="5403" calcext:value-type="float">
            <text:p>5403</text:p>
          </table:table-cell>
          <table:table-cell office:value-type="float" office:value="12974" calcext:value-type="float">
            <text:p>12974</text:p>
          </table:table-cell>
          <table:table-cell office:value-type="float" office:value="4400" calcext:value-type="float">
            <text:p>4400</text:p>
          </table:table-cell>
          <table:table-cell office:value-type="float" office:value="5977" calcext:value-type="float">
            <text:p>5977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8601" calcext:value-type="float">
            <text:p>18601</text:p>
          </table:table-cell>
          <table:table-cell office:value-type="float" office:value="8861" calcext:value-type="float">
            <text:p>8861</text:p>
          </table:table-cell>
          <table:table-cell office:value-type="float" office:value="3783" calcext:value-type="float">
            <text:p>3783</text:p>
          </table:table-cell>
          <table:table-cell office:value-type="float" office:value="2223" calcext:value-type="float">
            <text:p>2223</text:p>
          </table:table-cell>
          <table:table-cell office:value-type="float" office:value="633" calcext:value-type="float">
            <text:p>633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3611" calcext:value-type="float">
            <text:p>13611</text:p>
          </table:table-cell>
          <table:table-cell office:value-type="float" office:value="7149" calcext:value-type="float">
            <text:p>7149</text:p>
          </table:table-cell>
          <table:table-cell office:value-type="float" office:value="2247" calcext:value-type="float">
            <text:p>2247</text:p>
          </table:table-cell>
          <table:table-cell office:value-type="float" office:value="1242" calcext:value-type="float">
            <text:p>1242</text:p>
          </table:table-cell>
          <table:table-cell office:value-type="float" office:value="1619" calcext:value-type="float">
            <text:p>1619</text:p>
          </table:table-cell>
          <table:table-cell office:value-type="float" office:value="1226" calcext:value-type="float">
            <text:p>122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46111" calcext:value-type="float">
            <text:p>46111</text:p>
          </table:table-cell>
          <table:table-cell office:value-type="float" office:value="630" calcext:value-type="float">
            <text:p>630</text:p>
          </table:table-cell>
          <table:table-cell office:value-type="float" office:value="11095" calcext:value-type="float">
            <text:p>11095</text:p>
          </table:table-cell>
          <table:table-cell office:value-type="float" office:value="23998" calcext:value-type="float">
            <text:p>23998</text:p>
          </table:table-cell>
          <table:table-cell office:value-type="float" office:value="787" calcext:value-type="float">
            <text:p>787</text:p>
          </table:table-cell>
          <table:table-cell office:value-type="float" office:value="9529" calcext:value-type="float">
            <text:p>95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7559" calcext:value-type="float">
            <text:p>27559</text:p>
          </table:table-cell>
          <table:table-cell office:value-type="float" office:value="20918" calcext:value-type="float">
            <text:p>20918</text:p>
          </table:table-cell>
          <table:table-cell office:value-type="float" office:value="1916" calcext:value-type="float">
            <text:p>1916</text:p>
          </table:table-cell>
          <table:table-cell office:value-type="float" office:value="1573" calcext:value-type="float">
            <text:p>1573</text:p>
          </table:table-cell>
          <table:table-cell office:value-type="float" office:value="1960" calcext:value-type="float">
            <text:p>1960</text:p>
          </table:table-cell>
          <table:table-cell office:value-type="float" office:value="231" calcext:value-type="float">
            <text:p>231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3264" calcext:value-type="float">
            <text:p>23264</text:p>
          </table:table-cell>
          <table:table-cell office:value-type="float" office:value="8257" calcext:value-type="float">
            <text:p>8257</text:p>
          </table:table-cell>
          <table:table-cell office:value-type="float" office:value="3880" calcext:value-type="float">
            <text:p>3880</text:p>
          </table:table-cell>
          <table:table-cell office:value-type="float" office:value="6407" calcext:value-type="float">
            <text:p>6407</text:p>
          </table:table-cell>
          <table:table-cell office:value-type="float" office:value="1646" calcext:value-type="float">
            <text:p>1646</text:p>
          </table:table-cell>
          <table:table-cell office:value-type="float" office:value="2730" calcext:value-type="float">
            <text:p>273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8243" calcext:value-type="float">
            <text:p>18243</text:p>
          </table:table-cell>
          <table:table-cell office:value-type="float" office:value="8170" calcext:value-type="float">
            <text:p>8170</text:p>
          </table:table-cell>
          <table:table-cell office:value-type="float" office:value="6448" calcext:value-type="float">
            <text:p>6448</text:p>
          </table:table-cell>
          <table:table-cell office:value-type="float" office:value="1139" calcext:value-type="float">
            <text:p>1139</text:p>
          </table:table-cell>
          <table:table-cell office:value-type="float" office:value="2181" calcext:value-type="float">
            <text:p>2181</text:p>
          </table:table-cell>
          <table:table-cell office:value-type="float" office:value="58" calcext:value-type="float">
            <text:p>5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21454" calcext:value-type="float">
            <text:p>21454</text:p>
          </table:table-cell>
          <table:table-cell office:value-type="float" office:value="8040" calcext:value-type="float">
            <text:p>8040</text:p>
          </table:table-cell>
          <table:table-cell office:value-type="float" office:value="3795" calcext:value-type="float">
            <text:p>3795</text:p>
          </table:table-cell>
          <table:table-cell office:value-type="float" office:value="2070" calcext:value-type="float">
            <text:p>2070</text:p>
          </table:table-cell>
          <table:table-cell office:value-type="float" office:value="6340" calcext:value-type="float">
            <text:p>6340</text:p>
          </table:table-cell>
          <table:table-cell office:value-type="float" office:value="918" calcext:value-type="float">
            <text:p>91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57756" calcext:value-type="float">
            <text:p>57756</text:p>
          </table:table-cell>
          <table:table-cell office:value-type="float" office:value="5909" calcext:value-type="float">
            <text:p>5909</text:p>
          </table:table-cell>
          <table:table-cell office:value-type="float" office:value="23527" calcext:value-type="float">
            <text:p>23527</text:p>
          </table:table-cell>
          <table:table-cell office:value-type="float" office:value="13699" calcext:value-type="float">
            <text:p>13699</text:p>
          </table:table-cell>
          <table:table-cell office:value-type="float" office:value="10155" calcext:value-type="float">
            <text:p>10155</text:p>
          </table:table-cell>
          <table:table-cell office:value-type="float" office:value="830" calcext:value-type="float">
            <text:p>830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6706" calcext:value-type="float">
            <text:p>26706</text:p>
          </table:table-cell>
          <table:table-cell office:value-type="float" office:value="3097" calcext:value-type="float">
            <text:p>3097</text:p>
          </table:table-cell>
          <table:table-cell office:value-type="float" office:value="4230" calcext:value-type="float">
            <text:p>4230</text:p>
          </table:table-cell>
          <table:table-cell office:value-type="float" office:value="16483" calcext:value-type="float">
            <text:p>16483</text:p>
          </table:table-cell>
          <table:table-cell office:value-type="float" office:value="575" calcext:value-type="float">
            <text:p>575</text:p>
          </table:table-cell>
          <table:table-cell office:value-type="float" office:value="241" calcext:value-type="float">
            <text:p>241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54910" calcext:value-type="float">
            <text:p>54910</text:p>
          </table:table-cell>
          <table:table-cell office:value-type="float" office:value="40721" calcext:value-type="float">
            <text:p>40721</text:p>
          </table:table-cell>
          <table:table-cell office:value-type="float" office:value="3916" calcext:value-type="float">
            <text:p>3916</text:p>
          </table:table-cell>
          <table:table-cell office:value-type="float" office:value="5876" calcext:value-type="float">
            <text:p>5876</text:p>
          </table:table-cell>
          <table:table-cell office:value-type="float" office:value="532" calcext:value-type="float">
            <text:p>532</text:p>
          </table:table-cell>
          <table:table-cell office:value-type="float" office:value="2587" calcext:value-type="float">
            <text:p>2587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33503" calcext:value-type="float">
            <text:p>33503</text:p>
          </table:table-cell>
          <table:table-cell office:value-type="float" office:value="1073" calcext:value-type="float">
            <text:p>1073</text:p>
          </table:table-cell>
          <table:table-cell office:value-type="float" office:value="9679" calcext:value-type="float">
            <text:p>9679</text:p>
          </table:table-cell>
          <table:table-cell office:value-type="float" office:value="15445" calcext:value-type="float">
            <text:p>15445</text:p>
          </table:table-cell>
          <table:table-cell office:value-type="float" office:value="61" calcext:value-type="float">
            <text:p>61</text:p>
          </table:table-cell>
          <table:table-cell office:value-type="float" office:value="5980" calcext:value-type="float">
            <text:p>5980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low</text:p>
          </table:table-cell>
          <table:table-cell office:value-type="float" office:value="18041" calcext:value-type="float">
            <text:p>18041</text:p>
          </table:table-cell>
          <table:table-cell office:value-type="float" office:value="9784" calcext:value-type="float">
            <text:p>9784</text:p>
          </table:table-cell>
          <table:table-cell office:value-type="float" office:value="925" calcext:value-type="float">
            <text:p>925</text:p>
          </table:table-cell>
          <table:table-cell office:value-type="float" office:value="2405" calcext:value-type="float">
            <text:p>2405</text:p>
          </table:table-cell>
          <table:table-cell office:value-type="float" office:value="4447" calcext:value-type="float">
            <text:p>4447</text:p>
          </table:table-cell>
          <table:table-cell office:value-type="float" office:value="183" calcext:value-type="float">
            <text:p>18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82552" calcext:value-type="float">
            <text:p>82552</text:p>
          </table:table-cell>
          <table:table-cell office:value-type="float" office:value="4098" calcext:value-type="float">
            <text:p>4098</text:p>
          </table:table-cell>
          <table:table-cell office:value-type="float" office:value="29892" calcext:value-type="float">
            <text:p>29892</text:p>
          </table:table-cell>
          <table:table-cell office:value-type="float" office:value="26866" calcext:value-type="float">
            <text:p>26866</text:p>
          </table:table-cell>
          <table:table-cell office:value-type="float" office:value="2616" calcext:value-type="float">
            <text:p>2616</text:p>
          </table:table-cell>
          <table:table-cell office:value-type="float" office:value="17740" calcext:value-type="float">
            <text:p>17740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7789" calcext:value-type="float">
            <text:p>17789</text:p>
          </table:table-cell>
          <table:table-cell office:value-type="float" office:value="3463" calcext:value-type="float">
            <text:p>3463</text:p>
          </table:table-cell>
          <table:table-cell office:value-type="float" office:value="9250" calcext:value-type="float">
            <text:p>9250</text:p>
          </table:table-cell>
          <table:table-cell office:value-type="float" office:value="2368" calcext:value-type="float">
            <text:p>2368</text:p>
          </table:table-cell>
          <table:table-cell office:value-type="float" office:value="779" calcext:value-type="float">
            <text:p>779</text:p>
          </table:table-cell>
          <table:table-cell office:value-type="float" office:value="302" calcext:value-type="float">
            <text:p>302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34683" calcext:value-type="float">
            <text:p>34683</text:p>
          </table:table-cell>
          <table:table-cell office:value-type="float" office:value="17770" calcext:value-type="float">
            <text:p>17770</text:p>
          </table:table-cell>
          <table:table-cell office:value-type="float" office:value="4591" calcext:value-type="float">
            <text:p>4591</text:p>
          </table:table-cell>
          <table:table-cell office:value-type="float" office:value="1617" calcext:value-type="float">
            <text:p>1617</text:p>
          </table:table-cell>
          <table:table-cell office:value-type="float" office:value="9927" calcext:value-type="float">
            <text:p>9927</text:p>
          </table:table-cell>
          <table:table-cell office:value-type="float" office:value="246" calcext:value-type="float">
            <text:p>24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4044" calcext:value-type="float">
            <text:p>14044</text:p>
          </table:table-cell>
          <table:table-cell office:value-type="float" office:value="8352" calcext:value-type="float">
            <text:p>8352</text:p>
          </table:table-cell>
          <table:table-cell office:value-type="float" office:value="2820" calcext:value-type="float">
            <text:p>2820</text:p>
          </table:table-cell>
          <table:table-cell office:value-type="float" office:value="1293" calcext:value-type="float">
            <text:p>1293</text:p>
          </table:table-cell>
          <table:table-cell office:value-type="float" office:value="779" calcext:value-type="float">
            <text:p>779</text:p>
          </table:table-cell>
          <table:table-cell office:value-type="float" office:value="656" calcext:value-type="float">
            <text:p>6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low</text:p>
          </table:table-cell>
          <table:table-cell office:value-type="float" office:value="12343" calcext:value-type="float">
            <text:p>12343</text:p>
          </table:table-cell>
          <table:table-cell office:value-type="float" office:value="6987" calcext:value-type="float">
            <text:p>6987</text:p>
          </table:table-cell>
          <table:table-cell office:value-type="float" office:value="1020" calcext:value-type="float">
            <text:p>1020</text:p>
          </table:table-cell>
          <table:table-cell office:value-type="float" office:value="3007" calcext:value-type="float">
            <text:p>3007</text:p>
          </table:table-cell>
          <table:table-cell office:value-type="float" office:value="416" calcext:value-type="float">
            <text:p>416</text:p>
          </table:table-cell>
          <table:table-cell office:value-type="float" office:value="257" calcext:value-type="float">
            <text:p>257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ow</text:p>
          </table:table-cell>
          <table:table-cell office:value-type="float" office:value="35629" calcext:value-type="float">
            <text:p>35629</text:p>
          </table:table-cell>
          <table:table-cell office:value-type="float" office:value="25977" calcext:value-type="float">
            <text:p>25977</text:p>
          </table:table-cell>
          <table:table-cell office:value-type="float" office:value="3587" calcext:value-type="float">
            <text:p>3587</text:p>
          </table:table-cell>
          <table:table-cell office:value-type="float" office:value="2464" calcext:value-type="float">
            <text:p>2464</text:p>
          </table:table-cell>
          <table:table-cell office:value-type="float" office:value="2369" calcext:value-type="float">
            <text:p>2369</text:p>
          </table:table-cell>
          <table:table-cell office:value-type="float" office:value="140" calcext:value-type="float">
            <text:p>14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7898" calcext:value-type="float">
            <text:p>17898</text:p>
          </table:table-cell>
          <table:table-cell office:value-type="float" office:value="7149" calcext:value-type="float">
            <text:p>7149</text:p>
          </table:table-cell>
          <table:table-cell office:value-type="float" office:value="2428" calcext:value-type="float">
            <text:p>2428</text:p>
          </table:table-cell>
          <table:table-cell office:value-type="float" office:value="699" calcext:value-type="float">
            <text:p>699</text:p>
          </table:table-cell>
          <table:table-cell office:value-type="float" office:value="6316" calcext:value-type="float">
            <text:p>6316</text:p>
          </table:table-cell>
          <table:table-cell office:value-type="float" office:value="395" calcext:value-type="float">
            <text:p>395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35163" calcext:value-type="float">
            <text:p>35163</text:p>
          </table:table-cell>
          <table:table-cell office:value-type="float" office:value="3996" calcext:value-type="float">
            <text:p>3996</text:p>
          </table:table-cell>
          <table:table-cell office:value-type="float" office:value="11103" calcext:value-type="float">
            <text:p>11103</text:p>
          </table:table-cell>
          <table:table-cell office:value-type="float" office:value="12469" calcext:value-type="float">
            <text:p>12469</text:p>
          </table:table-cell>
          <table:table-cell office:value-type="float" office:value="902" calcext:value-type="float">
            <text:p>902</text:p>
          </table:table-cell>
          <table:table-cell office:value-type="float" office:value="5952" calcext:value-type="float">
            <text:p>59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29287" calcext:value-type="float">
            <text:p>29287</text:p>
          </table:table-cell>
          <table:table-cell office:value-type="float" office:value="15603" calcext:value-type="float">
            <text:p>15603</text:p>
          </table:table-cell>
          <table:table-cell office:value-type="float" office:value="2703" calcext:value-type="float">
            <text:p>2703</text:p>
          </table:table-cell>
          <table:table-cell office:value-type="float" office:value="3833" calcext:value-type="float">
            <text:p>3833</text:p>
          </table:table-cell>
          <table:table-cell office:value-type="float" office:value="4260" calcext:value-type="float">
            <text:p>4260</text:p>
          </table:table-cell>
          <table:table-cell office:value-type="float" office:value="325" calcext:value-type="float">
            <text:p>325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42263" calcext:value-type="float">
            <text:p>42263</text:p>
          </table:table-cell>
          <table:table-cell office:value-type="float" office:value="25606" calcext:value-type="float">
            <text:p>25606</text:p>
          </table:table-cell>
          <table:table-cell office:value-type="float" office:value="11006" calcext:value-type="float">
            <text:p>11006</text:p>
          </table:table-cell>
          <table:table-cell office:value-type="float" office:value="4604" calcext:value-type="float">
            <text:p>4604</text:p>
          </table:table-cell>
          <table:table-cell office:value-type="float" office:value="127" calcext:value-type="float">
            <text:p>127</text:p>
          </table:table-cell>
          <table:table-cell office:value-type="float" office:value="632" calcext:value-type="float">
            <text:p>63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48633" calcext:value-type="float">
            <text:p>48633</text:p>
          </table:table-cell>
          <table:table-cell office:value-type="float" office:value="1406" calcext:value-type="float">
            <text:p>1406</text:p>
          </table:table-cell>
          <table:table-cell office:value-type="float" office:value="16729" calcext:value-type="float">
            <text:p>16729</text:p>
          </table:table-cell>
          <table:table-cell office:value-type="float" office:value="28986" calcext:value-type="float">
            <text:p>28986</text:p>
          </table:table-cell>
          <table:table-cell office:value-type="float" office:value="673" calcext:value-type="float">
            <text:p>673</text:p>
          </table:table-cell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5607" calcext:value-type="float">
            <text:p>35607</text:p>
          </table:table-cell>
          <table:table-cell office:value-type="float" office:value="19176" calcext:value-type="float">
            <text:p>19176</text:p>
          </table:table-cell>
          <table:table-cell office:value-type="float" office:value="3065" calcext:value-type="float">
            <text:p>3065</text:p>
          </table:table-cell>
          <table:table-cell office:value-type="float" office:value="5956" calcext:value-type="float">
            <text:p>5956</text:p>
          </table:table-cell>
          <table:table-cell office:value-type="float" office:value="2033" calcext:value-type="float">
            <text:p>2033</text:p>
          </table:table-cell>
          <table:table-cell office:value-type="float" office:value="2575" calcext:value-type="float">
            <text:p>2575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5499" calcext:value-type="float">
            <text:p>25499</text:p>
          </table:table-cell>
          <table:table-cell office:value-type="float" office:value="17160" calcext:value-type="float">
            <text:p>17160</text:p>
          </table:table-cell>
          <table:table-cell office:value-type="float" office:value="1200" calcext:value-type="float">
            <text:p>1200</text:p>
          </table:table-cell>
          <table:table-cell office:value-type="float" office:value="3412" calcext:value-type="float">
            <text:p>3412</text:p>
          </table:table-cell>
          <table:table-cell office:value-type="float" office:value="2417" calcext:value-type="float">
            <text:p>2417</text:p>
          </table:table-cell>
          <table:table-cell office:value-type="float" office:value="174" calcext:value-type="float">
            <text:p>17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23285" calcext:value-type="float">
            <text:p>23285</text:p>
          </table:table-cell>
          <table:table-cell office:value-type="float" office:value="3317" calcext:value-type="float">
            <text:p>3317</text:p>
          </table:table-cell>
          <table:table-cell office:value-type="float" office:value="6602" calcext:value-type="float">
            <text:p>6602</text:p>
          </table:table-cell>
          <table:table-cell office:value-type="float" office:value="6861" calcext:value-type="float">
            <text:p>6861</text:p>
          </table:table-cell>
          <table:table-cell office:value-type="float" office:value="1329" calcext:value-type="float">
            <text:p>1329</text:p>
          </table:table-cell>
          <table:table-cell office:value-type="float" office:value="3961" calcext:value-type="float">
            <text:p>396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35181" calcext:value-type="float">
            <text:p>35181</text:p>
          </table:table-cell>
          <table:table-cell office:value-type="float" office:value="18" calcext:value-type="float">
            <text:p>18</text:p>
          </table:table-cell>
          <table:table-cell office:value-type="float" office:value="7504" calcext:value-type="float">
            <text:p>7504</text:p>
          </table:table-cell>
          <table:table-cell office:value-type="float" office:value="15205" calcext:value-type="float">
            <text:p>15205</text:p>
          </table:table-cell>
          <table:table-cell office:value-type="float" office:value="1285" calcext:value-type="float">
            <text:p>1285</text:p>
          </table:table-cell>
          <table:table-cell office:value-type="float" office:value="4797" calcext:value-type="float">
            <text:p>4797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2394" calcext:value-type="float">
            <text:p>22394</text:p>
          </table:table-cell>
          <table:table-cell office:value-type="float" office:value="7864" calcext:value-type="float">
            <text:p>7864</text:p>
          </table:table-cell>
          <table:table-cell office:value-type="float" office:value="542" calcext:value-type="float">
            <text:p>542</text:p>
          </table:table-cell>
          <table:table-cell office:value-type="float" office:value="4042" calcext:value-type="float">
            <text:p>4042</text:p>
          </table:table-cell>
          <table:table-cell office:value-type="float" office:value="9735" calcext:value-type="float">
            <text:p>9735</text:p>
          </table:table-cell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0845" calcext:value-type="float">
            <text:p>10845</text:p>
          </table:table-cell>
          <table:table-cell office:value-type="float" office:value="286" calcext:value-type="float">
            <text:p>286</text:p>
          </table:table-cell>
          <table:table-cell office:value-type="float" office:value="1208" calcext:value-type="float">
            <text:p>1208</text:p>
          </table:table-cell>
          <table:table-cell office:value-type="float" office:value="5241" calcext:value-type="float">
            <text:p>5241</text:p>
          </table:table-cell>
          <table:table-cell office:value-type="float" office:value="2515" calcext:value-type="float">
            <text:p>2515</text:p>
          </table:table-cell>
          <table:table-cell office:value-type="float" office:value="153" calcext:value-type="float">
            <text:p>153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6850" calcext:value-type="float">
            <text:p>16850</text:p>
          </table:table-cell>
          <table:table-cell office:value-type="float" office:value="955" calcext:value-type="float">
            <text:p>955</text:p>
          </table:table-cell>
          <table:table-cell office:value-type="float" office:value="5479" calcext:value-type="float">
            <text:p>5479</text:p>
          </table:table-cell>
          <table:table-cell office:value-type="float" office:value="6536" calcext:value-type="float">
            <text:p>6536</text:p>
          </table:table-cell>
          <table:table-cell office:value-type="float" office:value="333" calcext:value-type="float">
            <text:p>333</text:p>
          </table:table-cell>
          <table:table-cell office:value-type="float" office:value="2840" calcext:value-type="float">
            <text:p>284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70746" calcext:value-type="float">
            <text:p>70746</text:p>
          </table:table-cell>
          <table:table-cell office:value-type="float" office:value="56159" calcext:value-type="float">
            <text:p>56159</text:p>
          </table:table-cell>
          <table:table-cell office:value-type="float" office:value="555" calcext:value-type="float">
            <text:p>555</text:p>
          </table:table-cell>
          <table:table-cell office:value-type="float" office:value="902" calcext:value-type="float">
            <text:p>902</text:p>
          </table:table-cell>
          <table:table-cell office:value-type="float" office:value="10002" calcext:value-type="float">
            <text:p>10002</text:p>
          </table:table-cell>
          <table:table-cell office:value-type="float" office:value="212" calcext:value-type="float">
            <text:p>212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0989" calcext:value-type="float">
            <text:p>30989</text:p>
          </table:table-cell>
          <table:table-cell office:value-type="float" office:value="20049" calcext:value-type="float">
            <text:p>20049</text:p>
          </table:table-cell>
          <table:table-cell office:value-type="float" office:value="1891" calcext:value-type="float">
            <text:p>1891</text:p>
          </table:table-cell>
          <table:table-cell office:value-type="float" office:value="2362" calcext:value-type="float">
            <text:p>2362</text:p>
          </table:table-cell>
          <table:table-cell office:value-type="float" office:value="5343" calcext:value-type="float">
            <text:p>5343</text:p>
          </table:table-cell>
          <table:table-cell office:value-type="float" office:value="411" calcext:value-type="float">
            <text:p>411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5976" calcext:value-type="float">
            <text:p>15976</text:p>
          </table:table-cell>
          <table:table-cell office:value-type="float" office:value="2838" calcext:value-type="float">
            <text:p>2838</text:p>
          </table:table-cell>
          <table:table-cell office:value-type="float" office:value="3086" calcext:value-type="float">
            <text:p>3086</text:p>
          </table:table-cell>
          <table:table-cell office:value-type="float" office:value="4329" calcext:value-type="float">
            <text:p>4329</text:p>
          </table:table-cell>
          <table:table-cell office:value-type="float" office:value="3838" calcext:value-type="float">
            <text:p>3838</text:p>
          </table:table-cell>
          <table:table-cell office:value-type="float" office:value="825" calcext:value-type="float">
            <text:p>82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0948" calcext:value-type="float">
            <text:p>10948</text:p>
          </table:table-cell>
          <table:table-cell office:value-type="float" office:value="1206" calcext:value-type="float">
            <text:p>1206</text:p>
          </table:table-cell>
          <table:table-cell office:value-type="float" office:value="3620" calcext:value-type="float">
            <text:p>3620</text:p>
          </table:table-cell>
          <table:table-cell office:value-type="float" office:value="2857" calcext:value-type="float">
            <text:p>2857</text:p>
          </table:table-cell>
          <table:table-cell office:value-type="float" office:value="1945" calcext:value-type="float">
            <text:p>1945</text:p>
          </table:table-cell>
          <table:table-cell office:value-type="float" office:value="353" calcext:value-type="float">
            <text:p>353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37566" calcext:value-type="float">
            <text:p>37566</text:p>
          </table:table-cell>
          <table:table-cell office:value-type="float" office:value="31614" calcext:value-type="float">
            <text:p>31614</text:p>
          </table:table-cell>
          <table:table-cell office:value-type="float" office:value="489" calcext:value-type="float">
            <text:p>489</text:p>
          </table:table-cell>
          <table:table-cell office:value-type="float" office:value="1495" calcext:value-type="float">
            <text:p>1495</text:p>
          </table:table-cell>
          <table:table-cell office:value-type="float" office:value="3242" calcext:value-type="float">
            <text:p>3242</text:p>
          </table:table-cell>
          <table:table-cell office:value-type="float" office:value="111" calcext:value-type="float">
            <text:p>11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41145" calcext:value-type="float">
            <text:p>41145</text:p>
          </table:table-cell>
          <table:table-cell office:value-type="float" office:value="24904" calcext:value-type="float">
            <text:p>24904</text:p>
          </table:table-cell>
          <table:table-cell office:value-type="float" office:value="3836" calcext:value-type="float">
            <text:p>3836</text:p>
          </table:table-cell>
          <table:table-cell office:value-type="float" office:value="5330" calcext:value-type="float">
            <text:p>5330</text:p>
          </table:table-cell>
          <table:table-cell office:value-type="float" office:value="3443" calcext:value-type="float">
            <text:p>3443</text:p>
          </table:table-cell>
          <table:table-cell office:value-type="float" office:value="454" calcext:value-type="float">
            <text:p>454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1875" calcext:value-type="float">
            <text:p>11875</text:p>
          </table:table-cell>
          <table:table-cell office:value-type="float" office:value="6300" calcext:value-type="float">
            <text:p>6300</text:p>
          </table:table-cell>
          <table:table-cell office:value-type="float" office:value="1289" calcext:value-type="float">
            <text:p>1289</text:p>
          </table:table-cell>
          <table:table-cell office:value-type="float" office:value="2591" calcext:value-type="float">
            <text:p>2591</text:p>
          </table:table-cell>
          <table:table-cell office:value-type="float" office:value="1170" calcext:value-type="float">
            <text:p>1170</text:p>
          </table:table-cell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9701" calcext:value-type="float">
            <text:p>19701</text:p>
          </table:table-cell>
          <table:table-cell office:value-type="float" office:value="16260" calcext:value-type="float">
            <text:p>16260</text:p>
          </table:table-cell>
          <table:table-cell office:value-type="float" office:value="594" calcext:value-type="float">
            <text:p>594</text:p>
          </table:table-cell>
          <table:table-cell office:value-type="float" office:value="1296" calcext:value-type="float">
            <text:p>1296</text:p>
          </table:table-cell>
          <table:table-cell office:value-type="float" office:value="848" calcext:value-type="float">
            <text:p>848</text:p>
          </table:table-cell>
          <table:table-cell office:value-type="float" office:value="445" calcext:value-type="float">
            <text:p>44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42183" calcext:value-type="float">
            <text:p>42183</text:p>
          </table:table-cell>
          <table:table-cell office:value-type="float" office:value="572" calcext:value-type="float">
            <text:p>572</text:p>
          </table:table-cell>
          <table:table-cell office:value-type="float" office:value="9763" calcext:value-type="float">
            <text:p>9763</text:p>
          </table:table-cell>
          <table:table-cell office:value-type="float" office:value="22182" calcext:value-type="float">
            <text:p>22182</text:p>
          </table:table-cell>
          <table:table-cell office:value-type="float" office:value="2221" calcext:value-type="float">
            <text:p>2221</text:p>
          </table:table-cell>
          <table:table-cell office:value-type="float" office:value="4882" calcext:value-type="float">
            <text:p>4882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64666" calcext:value-type="float">
            <text:p>64666</text:p>
          </table:table-cell>
          <table:table-cell office:value-type="float" office:value="5531" calcext:value-type="float">
            <text:p>5531</text:p>
          </table:table-cell>
          <table:table-cell office:value-type="float" office:value="15726" calcext:value-type="float">
            <text:p>15726</text:p>
          </table:table-cell>
          <table:table-cell office:value-type="float" office:value="26870" calcext:value-type="float">
            <text:p>26870</text:p>
          </table:table-cell>
          <table:table-cell office:value-type="float" office:value="2367" calcext:value-type="float">
            <text:p>2367</text:p>
          </table:table-cell>
          <table:table-cell office:value-type="float" office:value="13726" calcext:value-type="float">
            <text:p>1372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6956" calcext:value-type="float">
            <text:p>6956</text:p>
          </table:table-cell>
          <table:table-cell office:value-type="float" office:value="3477" calcext:value-type="float">
            <text:p>3477</text:p>
          </table:table-cell>
          <table:table-cell office:value-type="float" office:value="894" calcext:value-type="float">
            <text:p>894</text:p>
          </table:table-cell>
          <table:table-cell office:value-type="float" office:value="534" calcext:value-type="float">
            <text:p>534</text:p>
          </table:table-cell>
          <table:table-cell office:value-type="float" office:value="1457" calcext:value-type="float">
            <text:p>1457</text:p>
          </table:table-cell>
          <table:table-cell office:value-type="float" office:value="252" calcext:value-type="float">
            <text:p>25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51931" calcext:value-type="float">
            <text:p>51931</text:p>
          </table:table-cell>
          <table:table-cell office:value-type="float" office:value="1689" calcext:value-type="float">
            <text:p>1689</text:p>
          </table:table-cell>
          <table:table-cell office:value-type="float" office:value="6964" calcext:value-type="float">
            <text:p>6964</text:p>
          </table:table-cell>
          <table:table-cell office:value-type="float" office:value="26316" calcext:value-type="float">
            <text:p>26316</text:p>
          </table:table-cell>
          <table:table-cell office:value-type="float" office:value="1456" calcext:value-type="float">
            <text:p>1456</text:p>
          </table:table-cell>
          <table:table-cell office:value-type="float" office:value="15469" calcext:value-type="float">
            <text:p>154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43394" calcext:value-type="float">
            <text:p>43394</text:p>
          </table:table-cell>
          <table:table-cell office:value-type="float" office:value="25767" calcext:value-type="float">
            <text:p>25767</text:p>
          </table:table-cell>
          <table:table-cell office:value-type="float" office:value="3613" calcext:value-type="float">
            <text:p>3613</text:p>
          </table:table-cell>
          <table:table-cell office:value-type="float" office:value="2013" calcext:value-type="float">
            <text:p>2013</text:p>
          </table:table-cell>
          <table:table-cell office:value-type="float" office:value="10303" calcext:value-type="float">
            <text:p>10303</text:p>
          </table:table-cell>
          <table:table-cell office:value-type="float" office:value="314" calcext:value-type="float">
            <text:p>31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49731" calcext:value-type="float">
            <text:p>49731</text:p>
          </table:table-cell>
          <table:table-cell office:value-type="float" office:value="5283" calcext:value-type="float">
            <text:p>5283</text:p>
          </table:table-cell>
          <table:table-cell office:value-type="float" office:value="13316" calcext:value-type="float">
            <text:p>13316</text:p>
          </table:table-cell>
          <table:table-cell office:value-type="float" office:value="20399" calcext:value-type="float">
            <text:p>20399</text:p>
          </table:table-cell>
          <table:table-cell office:value-type="float" office:value="1809" calcext:value-type="float">
            <text:p>1809</text:p>
          </table:table-cell>
          <table:table-cell office:value-type="float" office:value="8752" calcext:value-type="float">
            <text:p>875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26220" calcext:value-type="float">
            <text:p>26220</text:p>
          </table:table-cell>
          <table:table-cell office:value-type="float" office:value="17773" calcext:value-type="float">
            <text:p>17773</text:p>
          </table:table-cell>
          <table:table-cell office:value-type="float" office:value="1366" calcext:value-type="float">
            <text:p>1366</text:p>
          </table:table-cell>
          <table:table-cell office:value-type="float" office:value="2474" calcext:value-type="float">
            <text:p>2474</text:p>
          </table:table-cell>
          <table:table-cell office:value-type="float" office:value="3378" calcext:value-type="float">
            <text:p>3378</text:p>
          </table:table-cell>
          <table:table-cell office:value-type="float" office:value="811" calcext:value-type="float">
            <text:p>81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120291" calcext:value-type="float">
            <text:p>120291</text:p>
          </table:table-cell>
          <table:table-cell office:value-type="float" office:value="8565" calcext:value-type="float">
            <text:p>8565</text:p>
          </table:table-cell>
          <table:table-cell office:value-type="float" office:value="4980" calcext:value-type="float">
            <text:p>4980</text:p>
          </table:table-cell>
          <table:table-cell office:value-type="float" office:value="67298" calcext:value-type="float">
            <text:p>67298</text:p>
          </table:table-cell>
          <table:table-cell office:value-type="float" office:value="131" calcext:value-type="float">
            <text:p>131</text:p>
          </table:table-cell>
          <table:table-cell office:value-type="float" office:value="38102" calcext:value-type="float">
            <text:p>38102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0653" calcext:value-type="float">
            <text:p>20653</text:p>
          </table:table-cell>
          <table:table-cell office:value-type="float" office:value="5876" calcext:value-type="float">
            <text:p>5876</text:p>
          </table:table-cell>
          <table:table-cell office:value-type="float" office:value="6157" calcext:value-type="float">
            <text:p>6157</text:p>
          </table:table-cell>
          <table:table-cell office:value-type="float" office:value="2933" calcext:value-type="float">
            <text:p>2933</text:p>
          </table:table-cell>
          <table:table-cell office:value-type="float" office:value="839" calcext:value-type="float">
            <text:p>839</text:p>
          </table:table-cell>
          <table:table-cell office:value-type="float" office:value="370" calcext:value-type="float">
            <text:p>370</text:p>
          </table:table-cell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67354" calcext:value-type="float">
            <text:p>67354</text:p>
          </table:table-cell>
          <table:table-cell office:value-type="float" office:value="12205" calcext:value-type="float">
            <text:p>12205</text:p>
          </table:table-cell>
          <table:table-cell office:value-type="float" office:value="12697" calcext:value-type="float">
            <text:p>12697</text:p>
          </table:table-cell>
          <table:table-cell office:value-type="float" office:value="28540" calcext:value-type="float">
            <text:p>28540</text:p>
          </table:table-cell>
          <table:table-cell office:value-type="float" office:value="869" calcext:value-type="float">
            <text:p>869</text:p>
          </table:table-cell>
          <table:table-cell office:value-type="float" office:value="12034" calcext:value-type="float">
            <text:p>1203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8163" calcext:value-type="float">
            <text:p>18163</text:p>
          </table:table-cell>
          <table:table-cell office:value-type="float" office:value="5264" calcext:value-type="float">
            <text:p>5264</text:p>
          </table:table-cell>
          <table:table-cell office:value-type="float" office:value="3683" calcext:value-type="float">
            <text:p>3683</text:p>
          </table:table-cell>
          <table:table-cell office:value-type="float" office:value="5005" calcext:value-type="float">
            <text:p>5005</text:p>
          </table:table-cell>
          <table:table-cell office:value-type="float" office:value="1057" calcext:value-type="float">
            <text:p>1057</text:p>
          </table:table-cell>
          <table:table-cell office:value-type="float" office:value="2024" calcext:value-type="float">
            <text:p>202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9248" calcext:value-type="float">
            <text:p>9248</text:p>
          </table:table-cell>
          <table:table-cell office:value-type="float" office:value="5809" calcext:value-type="float">
            <text:p>5809</text:p>
          </table:table-cell>
          <table:table-cell office:value-type="float" office:value="735" calcext:value-type="float">
            <text:p>735</text:p>
          </table:table-cell>
          <table:table-cell office:value-type="float" office:value="803" calcext:value-type="float">
            <text:p>803</text:p>
          </table:table-cell>
          <table:table-cell office:value-type="float" office:value="1393" calcext:value-type="float">
            <text:p>1393</text:p>
          </table:table-cell>
          <table:table-cell office:value-type="float" office:value="79" calcext:value-type="float">
            <text:p>7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2681" calcext:value-type="float">
            <text:p>32681</text:p>
          </table:table-cell>
          <table:table-cell office:value-type="float" office:value="16936" calcext:value-type="float">
            <text:p>16936</text:p>
          </table:table-cell>
          <table:table-cell office:value-type="float" office:value="6250" calcext:value-type="float">
            <text:p>6250</text:p>
          </table:table-cell>
          <table:table-cell office:value-type="float" office:value="1981" calcext:value-type="float">
            <text:p>1981</text:p>
          </table:table-cell>
          <table:table-cell office:value-type="float" office:value="7332" calcext:value-type="float">
            <text:p>7332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1026" calcext:value-type="float">
            <text:p>11026</text:p>
          </table:table-cell>
          <table:table-cell office:value-type="float" office:value="3428" calcext:value-type="float">
            <text:p>3428</text:p>
          </table:table-cell>
          <table:table-cell office:value-type="float" office:value="2380" calcext:value-type="float">
            <text:p>2380</text:p>
          </table:table-cell>
          <table:table-cell office:value-type="float" office:value="2028" calcext:value-type="float">
            <text:p>2028</text:p>
          </table:table-cell>
          <table:table-cell office:value-type="float" office:value="1341" calcext:value-type="float">
            <text:p>1341</text:p>
          </table:table-cell>
          <table:table-cell office:value-type="float" office:value="1184" calcext:value-type="float">
            <text:p>1184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ow</text:p>
          </table:table-cell>
          <table:table-cell office:value-type="float" office:value="12174" calcext:value-type="float">
            <text:p>12174</text:p>
          </table:table-cell>
          <table:table-cell office:value-type="float" office:value="4414" calcext:value-type="float">
            <text:p>4414</text:p>
          </table:table-cell>
          <table:table-cell office:value-type="float" office:value="1610" calcext:value-type="float">
            <text:p>1610</text:p>
          </table:table-cell>
          <table:table-cell office:value-type="float" office:value="1431" calcext:value-type="float">
            <text:p>1431</text:p>
          </table:table-cell>
          <table:table-cell office:value-type="float" office:value="3498" calcext:value-type="float">
            <text:p>3498</text:p>
          </table:table-cell>
          <table:table-cell office:value-type="float" office:value="387" calcext:value-type="float">
            <text:p>387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4518" calcext:value-type="float">
            <text:p>24518</text:p>
          </table:table-cell>
          <table:table-cell office:value-type="float" office:value="15177" calcext:value-type="float">
            <text:p>15177</text:p>
          </table:table-cell>
          <table:table-cell office:value-type="float" office:value="2024" calcext:value-type="float">
            <text:p>2024</text:p>
          </table:table-cell>
          <table:table-cell office:value-type="float" office:value="3810" calcext:value-type="float">
            <text:p>3810</text:p>
          </table:table-cell>
          <table:table-cell office:value-type="float" office:value="2665" calcext:value-type="float">
            <text:p>2665</text:p>
          </table:table-cell>
          <table:table-cell office:value-type="float" office:value="232" calcext:value-type="float">
            <text:p>23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5659" calcext:value-type="float">
            <text:p>35659</text:p>
          </table:table-cell>
          <table:table-cell office:value-type="float" office:value="2771" calcext:value-type="float">
            <text:p>2771</text:p>
          </table:table-cell>
          <table:table-cell office:value-type="float" office:value="6939" calcext:value-type="float">
            <text:p>6939</text:p>
          </table:table-cell>
          <table:table-cell office:value-type="float" office:value="15541" calcext:value-type="float">
            <text:p>15541</text:p>
          </table:table-cell>
          <table:table-cell office:value-type="float" office:value="2693" calcext:value-type="float">
            <text:p>2693</text:p>
          </table:table-cell>
          <table:table-cell office:value-type="float" office:value="6600" calcext:value-type="float">
            <text:p>660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97820" calcext:value-type="float">
            <text:p>97820</text:p>
          </table:table-cell>
          <table:table-cell office:value-type="float" office:value="68951" calcext:value-type="float">
            <text:p>68951</text:p>
          </table:table-cell>
          <table:table-cell office:value-type="float" office:value="4411" calcext:value-type="float">
            <text:p>4411</text:p>
          </table:table-cell>
          <table:table-cell office:value-type="float" office:value="12609" calcext:value-type="float">
            <text:p>12609</text:p>
          </table:table-cell>
          <table:table-cell office:value-type="float" office:value="8692" calcext:value-type="float">
            <text:p>8692</text:p>
          </table:table-cell>
          <table:table-cell office:value-type="float" office:value="751" calcext:value-type="float">
            <text:p>751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68264" calcext:value-type="float">
            <text:p>68264</text:p>
          </table:table-cell>
          <table:table-cell office:value-type="float" office:value="45640" calcext:value-type="float">
            <text:p>45640</text:p>
          </table:table-cell>
          <table:table-cell office:value-type="float" office:value="6958" calcext:value-type="float">
            <text:p>6958</text:p>
          </table:table-cell>
          <table:table-cell office:value-type="float" office:value="6536" calcext:value-type="float">
            <text:p>6536</text:p>
          </table:table-cell>
          <table:table-cell office:value-type="float" office:value="7368" calcext:value-type="float">
            <text:p>7368</text:p>
          </table:table-cell>
          <table:table-cell office:value-type="float" office:value="1532" calcext:value-type="float">
            <text:p>153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4806" calcext:value-type="float">
            <text:p>34806</text:p>
          </table:table-cell>
          <table:table-cell office:value-type="float" office:value="4389" calcext:value-type="float">
            <text:p>4389</text:p>
          </table:table-cell>
          <table:table-cell office:value-type="float" office:value="10940" calcext:value-type="float">
            <text:p>10940</text:p>
          </table:table-cell>
          <table:table-cell office:value-type="float" office:value="10908" calcext:value-type="float">
            <text:p>10908</text:p>
          </table:table-cell>
          <table:table-cell office:value-type="float" office:value="848" calcext:value-type="float">
            <text:p>848</text:p>
          </table:table-cell>
          <table:table-cell office:value-type="float" office:value="6728" calcext:value-type="float">
            <text:p>6728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8516" calcext:value-type="float">
            <text:p>18516</text:p>
          </table:table-cell>
          <table:table-cell office:value-type="float" office:value="11134" calcext:value-type="float">
            <text:p>11134</text:p>
          </table:table-cell>
          <table:table-cell office:value-type="float" office:value="793" calcext:value-type="float">
            <text:p>793</text:p>
          </table:table-cell>
          <table:table-cell office:value-type="float" office:value="2988" calcext:value-type="float">
            <text:p>2988</text:p>
          </table:table-cell>
          <table:table-cell office:value-type="float" office:value="2715" calcext:value-type="float">
            <text:p>2715</text:p>
          </table:table-cell>
          <table:table-cell office:value-type="float" office:value="276" calcext:value-type="float">
            <text:p>27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low</text:p>
          </table:table-cell>
          <table:table-cell office:value-type="float" office:value="130877" calcext:value-type="float">
            <text:p>130877</text:p>
          </table:table-cell>
          <table:table-cell office:value-type="float" office:value="32717" calcext:value-type="float">
            <text:p>32717</text:p>
          </table:table-cell>
          <table:table-cell office:value-type="float" office:value="16784" calcext:value-type="float">
            <text:p>16784</text:p>
          </table:table-cell>
          <table:table-cell office:value-type="float" office:value="13626" calcext:value-type="float">
            <text:p>13626</text:p>
          </table:table-cell>
          <table:table-cell office:value-type="float" office:value="60869" calcext:value-type="float">
            <text:p>60869</text:p>
          </table:table-cell>
          <table:table-cell office:value-type="float" office:value="1272" calcext:value-type="float">
            <text:p>1272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4169" calcext:value-type="float">
            <text:p>34169</text:p>
          </table:table-cell>
          <table:table-cell office:value-type="float" office:value="3830" calcext:value-type="float">
            <text:p>3830</text:p>
          </table:table-cell>
          <table:table-cell office:value-type="float" office:value="5291" calcext:value-type="float">
            <text:p>5291</text:p>
          </table:table-cell>
          <table:table-cell office:value-type="float" office:value="14855" calcext:value-type="float">
            <text:p>14855</text:p>
          </table:table-cell>
          <table:table-cell office:value-type="float" office:value="317" calcext:value-type="float">
            <text:p>317</text:p>
          </table:table-cell>
          <table:table-cell office:value-type="float" office:value="6694" calcext:value-type="float">
            <text:p>6694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2251" calcext:value-type="float">
            <text:p>32251</text:p>
          </table:table-cell>
          <table:table-cell office:value-type="float" office:value="16165" calcext:value-type="float">
            <text:p>16165</text:p>
          </table:table-cell>
          <table:table-cell office:value-type="float" office:value="4230" calcext:value-type="float">
            <text:p>4230</text:p>
          </table:table-cell>
          <table:table-cell office:value-type="float" office:value="7595" calcext:value-type="float">
            <text:p>7595</text:p>
          </table:table-cell>
          <table:table-cell office:value-type="float" office:value="201" calcext:value-type="float">
            <text:p>201</text:p>
          </table:table-cell>
          <table:table-cell office:value-type="float" office:value="4003" calcext:value-type="float">
            <text:p>400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33410" calcext:value-type="float">
            <text:p>33410</text:p>
          </table:table-cell>
          <table:table-cell office:value-type="float" office:value="21273" calcext:value-type="float">
            <text:p>21273</text:p>
          </table:table-cell>
          <table:table-cell office:value-type="float" office:value="2013" calcext:value-type="float">
            <text:p>2013</text:p>
          </table:table-cell>
          <table:table-cell office:value-type="float" office:value="6550" calcext:value-type="float">
            <text:p>6550</text:p>
          </table:table-cell>
          <table:table-cell office:value-type="float" office:value="909" calcext:value-type="float">
            <text:p>909</text:p>
          </table:table-cell>
          <table:table-cell office:value-type="float" office:value="811" calcext:value-type="float">
            <text:p>811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62889" calcext:value-type="float">
            <text:p>62889</text:p>
          </table:table-cell>
          <table:table-cell office:value-type="float" office:value="31714" calcext:value-type="float">
            <text:p>31714</text:p>
          </table:table-cell>
          <table:table-cell office:value-type="float" office:value="12319" calcext:value-type="float">
            <text:p>12319</text:p>
          </table:table-cell>
          <table:table-cell office:value-type="float" office:value="11757" calcext:value-type="float">
            <text:p>11757</text:p>
          </table:table-cell>
          <table:table-cell office:value-type="float" office:value="287" calcext:value-type="float">
            <text:p>287</text:p>
          </table:table-cell>
          <table:table-cell office:value-type="float" office:value="3881" calcext:value-type="float">
            <text:p>3881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3452" calcext:value-type="float">
            <text:p>23452</text:p>
          </table:table-cell>
          <table:table-cell office:value-type="float" office:value="2446" calcext:value-type="float">
            <text:p>2446</text:p>
          </table:table-cell>
          <table:table-cell office:value-type="float" office:value="7260" calcext:value-type="float">
            <text:p>7260</text:p>
          </table:table-cell>
          <table:table-cell office:value-type="float" office:value="3993" calcext:value-type="float">
            <text:p>3993</text:p>
          </table:table-cell>
          <table:table-cell office:value-type="float" office:value="5870" calcext:value-type="float">
            <text:p>5870</text:p>
          </table:table-cell>
          <table:table-cell office:value-type="float" office:value="788" calcext:value-type="float">
            <text:p>788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65522" calcext:value-type="float">
            <text:p>65522</text:p>
          </table:table-cell>
          <table:table-cell office:value-type="float" office:value="4113" calcext:value-type="float">
            <text:p>4113</text:p>
          </table:table-cell>
          <table:table-cell office:value-type="float" office:value="20484" calcext:value-type="float">
            <text:p>20484</text:p>
          </table:table-cell>
          <table:table-cell office:value-type="float" office:value="25957" calcext:value-type="float">
            <text:p>25957</text:p>
          </table:table-cell>
          <table:table-cell office:value-type="float" office:value="1158" calcext:value-type="float">
            <text:p>1158</text:p>
          </table:table-cell>
          <table:table-cell office:value-type="float" office:value="8604" calcext:value-type="float">
            <text:p>8604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6683" calcext:value-type="float">
            <text:p>16683</text:p>
          </table:table-cell>
          <table:table-cell office:value-type="float" office:value="1198" calcext:value-type="float">
            <text:p>1198</text:p>
          </table:table-cell>
          <table:table-cell office:value-type="float" office:value="2602" calcext:value-type="float">
            <text:p>2602</text:p>
          </table:table-cell>
          <table:table-cell office:value-type="float" office:value="8335" calcext:value-type="float">
            <text:p>8335</text:p>
          </table:table-cell>
          <table:table-cell office:value-type="float" office:value="402" calcext:value-type="float">
            <text:p>402</text:p>
          </table:table-cell>
          <table:table-cell office:value-type="float" office:value="3843" calcext:value-type="float">
            <text:p>384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22567" calcext:value-type="float">
            <text:p>22567</text:p>
          </table:table-cell>
          <table:table-cell office:value-type="float" office:value="11092" calcext:value-type="float">
            <text:p>11092</text:p>
          </table:table-cell>
          <table:table-cell office:value-type="float" office:value="5008" calcext:value-type="float">
            <text:p>5008</text:p>
          </table:table-cell>
          <table:table-cell office:value-type="float" office:value="5249" calcext:value-type="float">
            <text:p>5249</text:p>
          </table:table-cell>
          <table:table-cell office:value-type="float" office:value="453" calcext:value-type="float">
            <text:p>453</text:p>
          </table:table-cell>
          <table:table-cell office:value-type="float" office:value="392" calcext:value-type="float">
            <text:p>39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7834" calcext:value-type="float">
            <text:p>17834</text:p>
          </table:table-cell>
          <table:table-cell office:value-type="float" office:value="10290" calcext:value-type="float">
            <text:p>10290</text:p>
          </table:table-cell>
          <table:table-cell office:value-type="float" office:value="1981" calcext:value-type="float">
            <text:p>1981</text:p>
          </table:table-cell>
          <table:table-cell office:value-type="float" office:value="2232" calcext:value-type="float">
            <text:p>2232</text:p>
          </table:table-cell>
          <table:table-cell office:value-type="float" office:value="1038" calcext:value-type="float">
            <text:p>1038</text:p>
          </table:table-cell>
          <table:table-cell office:value-type="float" office:value="168" calcext:value-type="float">
            <text:p>168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7415" calcext:value-type="float">
            <text:p>17415</text:p>
          </table:table-cell>
          <table:table-cell office:value-type="float" office:value="11405" calcext:value-type="float">
            <text:p>11405</text:p>
          </table:table-cell>
          <table:table-cell office:value-type="float" office:value="596" calcext:value-type="float">
            <text:p>596</text:p>
          </table:table-cell>
          <table:table-cell office:value-type="float" office:value="1638" calcext:value-type="float">
            <text:p>1638</text:p>
          </table:table-cell>
          <table:table-cell office:value-type="float" office:value="3347" calcext:value-type="float">
            <text:p>3347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7219" calcext:value-type="float">
            <text:p>37219</text:p>
          </table:table-cell>
          <table:table-cell office:value-type="float" office:value="10362" calcext:value-type="float">
            <text:p>10362</text:p>
          </table:table-cell>
          <table:table-cell office:value-type="float" office:value="9232" calcext:value-type="float">
            <text:p>9232</text:p>
          </table:table-cell>
          <table:table-cell office:value-type="float" office:value="11009" calcext:value-type="float">
            <text:p>11009</text:p>
          </table:table-cell>
          <table:table-cell office:value-type="float" office:value="737" calcext:value-type="float">
            <text:p>737</text:p>
          </table:table-cell>
          <table:table-cell office:value-type="float" office:value="3537" calcext:value-type="float">
            <text:p>3537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2274" calcext:value-type="float">
            <text:p>22274</text:p>
          </table:table-cell>
          <table:table-cell office:value-type="float" office:value="11535" calcext:value-type="float">
            <text:p>11535</text:p>
          </table:table-cell>
          <table:table-cell office:value-type="float" office:value="1666" calcext:value-type="float">
            <text:p>1666</text:p>
          </table:table-cell>
          <table:table-cell office:value-type="float" office:value="1428" calcext:value-type="float">
            <text:p>1428</text:p>
          </table:table-cell>
          <table:table-cell office:value-type="float" office:value="6838" calcext:value-type="float">
            <text:p>6838</text:p>
          </table:table-cell>
          <table:table-cell office:value-type="float" office:value="64" calcext:value-type="float">
            <text:p>6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7367" calcext:value-type="float">
            <text:p>37367</text:p>
          </table:table-cell>
          <table:table-cell office:value-type="float" office:value="8040" calcext:value-type="float">
            <text:p>8040</text:p>
          </table:table-cell>
          <table:table-cell office:value-type="float" office:value="7639" calcext:value-type="float">
            <text:p>7639</text:p>
          </table:table-cell>
          <table:table-cell office:value-type="float" office:value="11687" calcext:value-type="float">
            <text:p>11687</text:p>
          </table:table-cell>
          <table:table-cell office:value-type="float" office:value="2758" calcext:value-type="float">
            <text:p>2758</text:p>
          </table:table-cell>
          <table:table-cell office:value-type="float" office:value="6839" calcext:value-type="float">
            <text:p>683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1399" calcext:value-type="float">
            <text:p>11399</text:p>
          </table:table-cell>
          <table:table-cell office:value-type="float" office:value="1821" calcext:value-type="float">
            <text:p>1821</text:p>
          </table:table-cell>
          <table:table-cell office:value-type="float" office:value="1364" calcext:value-type="float">
            <text:p>1364</text:p>
          </table:table-cell>
          <table:table-cell office:value-type="float" office:value="3450" calcext:value-type="float">
            <text:p>3450</text:p>
          </table:table-cell>
          <table:table-cell office:value-type="float" office:value="4006" calcext:value-type="float">
            <text:p>4006</text:p>
          </table:table-cell>
          <table:table-cell office:value-type="float" office:value="397" calcext:value-type="float">
            <text:p>39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44257" calcext:value-type="float">
            <text:p>44257</text:p>
          </table:table-cell>
          <table:table-cell office:value-type="float" office:value="918" calcext:value-type="float">
            <text:p>918</text:p>
          </table:table-cell>
          <table:table-cell office:value-type="float" office:value="20655" calcext:value-type="float">
            <text:p>20655</text:p>
          </table:table-cell>
          <table:table-cell office:value-type="float" office:value="13567" calcext:value-type="float">
            <text:p>13567</text:p>
          </table:table-cell>
          <table:table-cell office:value-type="float" office:value="1465" calcext:value-type="float">
            <text:p>1465</text:p>
          </table:table-cell>
          <table:table-cell office:value-type="float" office:value="6846" calcext:value-type="float">
            <text:p>6846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5264" calcext:value-type="float">
            <text:p>35264</text:p>
          </table:table-cell>
          <table:table-cell office:value-type="float" office:value="15076" calcext:value-type="float">
            <text:p>15076</text:p>
          </table:table-cell>
          <table:table-cell office:value-type="float" office:value="6257" calcext:value-type="float">
            <text:p>6257</text:p>
          </table:table-cell>
          <table:table-cell office:value-type="float" office:value="7398" calcext:value-type="float">
            <text:p>7398</text:p>
          </table:table-cell>
          <table:table-cell office:value-type="float" office:value="1504" calcext:value-type="float">
            <text:p>1504</text:p>
          </table:table-cell>
          <table:table-cell office:value-type="float" office:value="1916" calcext:value-type="float">
            <text:p>1916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7097" calcext:value-type="float">
            <text:p>7097</text:p>
          </table:table-cell>
          <table:table-cell office:value-type="float" office:value="2615" calcext:value-type="float">
            <text:p>2615</text:p>
          </table:table-cell>
          <table:table-cell office:value-type="float" office:value="873" calcext:value-type="float">
            <text:p>873</text:p>
          </table:table-cell>
          <table:table-cell office:value-type="float" office:value="1524" calcext:value-type="float">
            <text:p>1524</text:p>
          </table:table-cell>
          <table:table-cell office:value-type="float" office:value="1103" calcext:value-type="float">
            <text:p>1103</text:p>
          </table:table-cell>
          <table:table-cell office:value-type="float" office:value="514" calcext:value-type="float">
            <text:p>51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6883" calcext:value-type="float">
            <text:p>26883</text:p>
          </table:table-cell>
          <table:table-cell office:value-type="float" office:value="18840" calcext:value-type="float">
            <text:p>18840</text:p>
          </table:table-cell>
          <table:table-cell office:value-type="float" office:value="1371" calcext:value-type="float">
            <text:p>1371</text:p>
          </table:table-cell>
          <table:table-cell office:value-type="float" office:value="3135" calcext:value-type="float">
            <text:p>3135</text:p>
          </table:table-cell>
          <table:table-cell office:value-type="float" office:value="3001" calcext:value-type="float">
            <text:p>3001</text:p>
          </table:table-cell>
          <table:table-cell office:value-type="float" office:value="352" calcext:value-type="float">
            <text:p>35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78649" calcext:value-type="float">
            <text:p>78649</text:p>
          </table:table-cell>
          <table:table-cell office:value-type="float" office:value="43265" calcext:value-type="float">
            <text:p>43265</text:p>
          </table:table-cell>
          <table:table-cell office:value-type="float" office:value="5025" calcext:value-type="float">
            <text:p>5025</text:p>
          </table:table-cell>
          <table:table-cell office:value-type="float" office:value="8117" calcext:value-type="float">
            <text:p>8117</text:p>
          </table:table-cell>
          <table:table-cell office:value-type="float" office:value="6312" calcext:value-type="float">
            <text:p>6312</text:p>
          </table:table-cell>
          <table:table-cell office:value-type="float" office:value="1579" calcext:value-type="float">
            <text:p>1579</text:p>
          </table:table-cell>
          <table:table-cell office:value-type="float" office:value="14351" calcext:value-type="float">
            <text:p>1435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9438" calcext:value-type="float">
            <text:p>29438</text:p>
          </table:table-cell>
          <table:table-cell office:value-type="float" office:value="17565" calcext:value-type="float">
            <text:p>17565</text:p>
          </table:table-cell>
          <table:table-cell office:value-type="float" office:value="3686" calcext:value-type="float">
            <text:p>3686</text:p>
          </table:table-cell>
          <table:table-cell office:value-type="float" office:value="4657" calcext:value-type="float">
            <text:p>4657</text:p>
          </table:table-cell>
          <table:table-cell office:value-type="float" office:value="1059" calcext:value-type="float">
            <text:p>1059</text:p>
          </table:table-cell>
          <table:table-cell office:value-type="float" office:value="1803" calcext:value-type="float">
            <text:p>180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5063" calcext:value-type="float">
            <text:p>35063</text:p>
          </table:table-cell>
          <table:table-cell office:value-type="float" office:value="17623" calcext:value-type="float">
            <text:p>17623</text:p>
          </table:table-cell>
          <table:table-cell office:value-type="float" office:value="4280" calcext:value-type="float">
            <text:p>4280</text:p>
          </table:table-cell>
          <table:table-cell office:value-type="float" office:value="7305" calcext:value-type="float">
            <text:p>7305</text:p>
          </table:table-cell>
          <table:table-cell office:value-type="float" office:value="2279" calcext:value-type="float">
            <text:p>2279</text:p>
          </table:table-cell>
          <table:table-cell office:value-type="float" office:value="960" calcext:value-type="float">
            <text:p>960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2392" calcext:value-type="float">
            <text:p>32392</text:p>
          </table:table-cell>
          <table:table-cell office:value-type="float" office:value="9670" calcext:value-type="float">
            <text:p>9670</text:p>
          </table:table-cell>
          <table:table-cell office:value-type="float" office:value="7027" calcext:value-type="float">
            <text:p>7027</text:p>
          </table:table-cell>
          <table:table-cell office:value-type="float" office:value="10471" calcext:value-type="float">
            <text:p>10471</text:p>
          </table:table-cell>
          <table:table-cell office:value-type="float" office:value="541" calcext:value-type="float">
            <text:p>541</text:p>
          </table:table-cell>
          <table:table-cell office:value-type="float" office:value="4618" calcext:value-type="float">
            <text:p>46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44028" calcext:value-type="float">
            <text:p>44028</text:p>
          </table:table-cell>
          <table:table-cell office:value-type="float" office:value="23632" calcext:value-type="float">
            <text:p>23632</text:p>
          </table:table-cell>
          <table:table-cell office:value-type="float" office:value="6730" calcext:value-type="float">
            <text:p>6730</text:p>
          </table:table-cell>
          <table:table-cell office:value-type="float" office:value="3842" calcext:value-type="float">
            <text:p>3842</text:p>
          </table:table-cell>
          <table:table-cell office:value-type="float" office:value="8620" calcext:value-type="float">
            <text:p>8620</text:p>
          </table:table-cell>
          <table:table-cell office:value-type="float" office:value="385" calcext:value-type="float">
            <text:p>385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17169" calcext:value-type="float">
            <text:p>17169</text:p>
          </table:table-cell>
          <table:table-cell office:value-type="float" office:value="1537" calcext:value-type="float">
            <text:p>1537</text:p>
          </table:table-cell>
          <table:table-cell office:value-type="float" office:value="3748" calcext:value-type="float">
            <text:p>3748</text:p>
          </table:table-cell>
          <table:table-cell office:value-type="float" office:value="5838" calcext:value-type="float">
            <text:p>5838</text:p>
          </table:table-cell>
          <table:table-cell office:value-type="float" office:value="1859" calcext:value-type="float">
            <text:p>1859</text:p>
          </table:table-cell>
          <table:table-cell office:value-type="float" office:value="3381" calcext:value-type="float">
            <text:p>338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5603" calcext:value-type="float">
            <text:p>25603</text:p>
          </table:table-cell>
          <table:table-cell office:value-type="float" office:value="1725" calcext:value-type="float">
            <text:p>1725</text:p>
          </table:table-cell>
          <table:table-cell office:value-type="float" office:value="3651" calcext:value-type="float">
            <text:p>3651</text:p>
          </table:table-cell>
          <table:table-cell office:value-type="float" office:value="12822" calcext:value-type="float">
            <text:p>12822</text:p>
          </table:table-cell>
          <table:table-cell office:value-type="float" office:value="824" calcext:value-type="float">
            <text:p>824</text:p>
          </table:table-cell>
          <table:table-cell office:value-type="float" office:value="4424" calcext:value-type="float">
            <text:p>442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17216" calcext:value-type="float">
            <text:p>17216</text:p>
          </table:table-cell>
          <table:table-cell office:value-type="float" office:value="7858" calcext:value-type="float">
            <text:p>7858</text:p>
          </table:table-cell>
          <table:table-cell office:value-type="float" office:value="1110" calcext:value-type="float">
            <text:p>1110</text:p>
          </table:table-cell>
          <table:table-cell office:value-type="float" office:value="1094" calcext:value-type="float">
            <text:p>1094</text:p>
          </table:table-cell>
          <table:table-cell office:value-type="float" office:value="6818" calcext:value-type="float">
            <text:p>6818</text:p>
          </table:table-cell>
          <table:table-cell office:value-type="float" office:value="49" calcext:value-type="float">
            <text:p>4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32116" calcext:value-type="float">
            <text:p>32116</text:p>
          </table:table-cell>
          <table:table-cell office:value-type="float" office:value="17546" calcext:value-type="float">
            <text:p>17546</text:p>
          </table:table-cell>
          <table:table-cell office:value-type="float" office:value="4519" calcext:value-type="float">
            <text:p>4519</text:p>
          </table:table-cell>
          <table:table-cell office:value-type="float" office:value="4602" calcext:value-type="float">
            <text:p>4602</text:p>
          </table:table-cell>
          <table:table-cell office:value-type="float" office:value="1066" calcext:value-type="float">
            <text:p>1066</text:p>
          </table:table-cell>
          <table:table-cell office:value-type="float" office:value="2259" calcext:value-type="float">
            <text:p>2259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5560" calcext:value-type="float">
            <text:p>35560</text:p>
          </table:table-cell>
          <table:table-cell office:value-type="float" office:value="8533" calcext:value-type="float">
            <text:p>8533</text:p>
          </table:table-cell>
          <table:table-cell office:value-type="float" office:value="5506" calcext:value-type="float">
            <text:p>5506</text:p>
          </table:table-cell>
          <table:table-cell office:value-type="float" office:value="5160" calcext:value-type="float">
            <text:p>5160</text:p>
          </table:table-cell>
          <table:table-cell office:value-type="float" office:value="13486" calcext:value-type="float">
            <text:p>13486</text:p>
          </table:table-cell>
          <table:table-cell office:value-type="float" office:value="1377" calcext:value-type="float">
            <text:p>1377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4040" calcext:value-type="float">
            <text:p>34040</text:p>
          </table:table-cell>
          <table:table-cell office:value-type="float" office:value="14039" calcext:value-type="float">
            <text:p>14039</text:p>
          </table:table-cell>
          <table:table-cell office:value-type="float" office:value="7393" calcext:value-type="float">
            <text:p>7393</text:p>
          </table:table-cell>
          <table:table-cell office:value-type="float" office:value="2548" calcext:value-type="float">
            <text:p>2548</text:p>
          </table:table-cell>
          <table:table-cell office:value-type="float" office:value="6386" calcext:value-type="float">
            <text:p>6386</text:p>
          </table:table-cell>
          <table:table-cell office:value-type="float" office:value="1333" calcext:value-type="float">
            <text:p>1333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46100" calcext:value-type="float">
            <text:p>46100</text:p>
          </table:table-cell>
          <table:table-cell office:value-type="float" office:value="22615" calcext:value-type="float">
            <text:p>22615</text:p>
          </table:table-cell>
          <table:table-cell office:value-type="float" office:value="5410" calcext:value-type="float">
            <text:p>5410</text:p>
          </table:table-cell>
          <table:table-cell office:value-type="float" office:value="7198" calcext:value-type="float">
            <text:p>7198</text:p>
          </table:table-cell>
          <table:table-cell office:value-type="float" office:value="3915" calcext:value-type="float">
            <text:p>3915</text:p>
          </table:table-cell>
          <table:table-cell office:value-type="float" office:value="1777" calcext:value-type="float">
            <text:p>1777</text:p>
          </table:table-cell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73243" calcext:value-type="float">
            <text:p>73243</text:p>
          </table:table-cell>
          <table:table-cell office:value-type="float" office:value="56083" calcext:value-type="float">
            <text:p>56083</text:p>
          </table:table-cell>
          <table:table-cell office:value-type="float" office:value="4563" calcext:value-type="float">
            <text:p>4563</text:p>
          </table:table-cell>
          <table:table-cell office:value-type="float" office:value="2124" calcext:value-type="float">
            <text:p>2124</text:p>
          </table:table-cell>
          <table:table-cell office:value-type="float" office:value="6422" calcext:value-type="float">
            <text:p>6422</text:p>
          </table:table-cell>
          <table:table-cell office:value-type="float" office:value="730" calcext:value-type="float">
            <text:p>730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9098" calcext:value-type="float">
            <text:p>19098</text:p>
          </table:table-cell>
          <table:table-cell office:value-type="float" office:value="11173" calcext:value-type="float">
            <text:p>11173</text:p>
          </table:table-cell>
          <table:table-cell office:value-type="float" office:value="2521" calcext:value-type="float">
            <text:p>2521</text:p>
          </table:table-cell>
          <table:table-cell office:value-type="float" office:value="3355" calcext:value-type="float">
            <text:p>3355</text:p>
          </table:table-cell>
          <table:table-cell office:value-type="float" office:value="1517" calcext:value-type="float">
            <text:p>1517</text:p>
          </table:table-cell>
          <table:table-cell office:value-type="float" office:value="310" calcext:value-type="float">
            <text:p>31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34945" calcext:value-type="float">
            <text:p>34945</text:p>
          </table:table-cell>
          <table:table-cell office:value-type="float" office:value="26400" calcext:value-type="float">
            <text:p>26400</text:p>
          </table:table-cell>
          <table:table-cell office:value-type="float" office:value="1377" calcext:value-type="float">
            <text:p>1377</text:p>
          </table:table-cell>
          <table:table-cell office:value-type="float" office:value="4172" calcext:value-type="float">
            <text:p>4172</text:p>
          </table:table-cell>
          <table:table-cell office:value-type="float" office:value="830" calcext:value-type="float">
            <text:p>830</text:p>
          </table:table-cell>
          <table:table-cell office:value-type="float" office:value="948" calcext:value-type="float">
            <text:p>94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1504" calcext:value-type="float">
            <text:p>11504</text:p>
          </table:table-cell>
          <table:table-cell office:value-type="float" office:value="5414" calcext:value-type="float">
            <text:p>5414</text:p>
          </table:table-cell>
          <table:table-cell office:value-type="float" office:value="717" calcext:value-type="float">
            <text:p>717</text:p>
          </table:table-cell>
          <table:table-cell office:value-type="float" office:value="2155" calcext:value-type="float">
            <text:p>2155</text:p>
          </table:table-cell>
          <table:table-cell office:value-type="float" office:value="2399" calcext:value-type="float">
            <text:p>2399</text:p>
          </table:table-cell>
          <table:table-cell office:value-type="float" office:value="69" calcext:value-type="float">
            <text:p>69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5063" calcext:value-type="float">
            <text:p>25063</text:p>
          </table:table-cell>
          <table:table-cell office:value-type="float" office:value="18044" calcext:value-type="float">
            <text:p>18044</text:p>
          </table:table-cell>
          <table:table-cell office:value-type="float" office:value="1080" calcext:value-type="float">
            <text:p>1080</text:p>
          </table:table-cell>
          <table:table-cell office:value-type="float" office:value="2000" calcext:value-type="float">
            <text:p>2000</text:p>
          </table:table-cell>
          <table:table-cell office:value-type="float" office:value="2555" calcext:value-type="float">
            <text:p>2555</text:p>
          </table:table-cell>
          <table:table-cell office:value-type="float" office:value="118" calcext:value-type="float">
            <text:p>118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7460" calcext:value-type="float">
            <text:p>17460</text:p>
          </table:table-cell>
          <table:table-cell office:value-type="float" office:value="3157" calcext:value-type="float">
            <text:p>3157</text:p>
          </table:table-cell>
          <table:table-cell office:value-type="float" office:value="4888" calcext:value-type="float">
            <text:p>4888</text:p>
          </table:table-cell>
          <table:table-cell office:value-type="float" office:value="2500" calcext:value-type="float">
            <text:p>2500</text:p>
          </table:table-cell>
          <table:table-cell office:value-type="float" office:value="4477" calcext:value-type="float">
            <text:p>4477</text:p>
          </table:table-cell>
          <table:table-cell office:value-type="float" office:value="273" calcext:value-type="float">
            <text:p>273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26715" calcext:value-type="float">
            <text:p>26715</text:p>
          </table:table-cell>
          <table:table-cell office:value-type="float" office:value="18226" calcext:value-type="float">
            <text:p>18226</text:p>
          </table:table-cell>
          <table:table-cell office:value-type="float" office:value="659" calcext:value-type="float">
            <text:p>659</text:p>
          </table:table-cell>
          <table:table-cell office:value-type="float" office:value="2914" calcext:value-type="float">
            <text:p>2914</text:p>
          </table:table-cell>
          <table:table-cell office:value-type="float" office:value="3752" calcext:value-type="float">
            <text:p>3752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30091" calcext:value-type="float">
            <text:p>30091</text:p>
          </table:table-cell>
          <table:table-cell office:value-type="float" office:value="834" calcext:value-type="float">
            <text:p>834</text:p>
          </table:table-cell>
          <table:table-cell office:value-type="float" office:value="11577" calcext:value-type="float">
            <text:p>11577</text:p>
          </table:table-cell>
          <table:table-cell office:value-type="float" office:value="11522" calcext:value-type="float">
            <text:p>11522</text:p>
          </table:table-cell>
          <table:table-cell office:value-type="float" office:value="275" calcext:value-type="float">
            <text:p>275</text:p>
          </table:table-cell>
          <table:table-cell office:value-type="float" office:value="4027" calcext:value-type="float">
            <text:p>4027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ow</text:p>
          </table:table-cell>
          <table:table-cell office:value-type="float" office:value="20274" calcext:value-type="float">
            <text:p>20274</text:p>
          </table:table-cell>
          <table:table-cell office:value-type="float" office:value="9155" calcext:value-type="float">
            <text:p>9155</text:p>
          </table:table-cell>
          <table:table-cell office:value-type="float" office:value="1897" calcext:value-type="float">
            <text:p>1897</text:p>
          </table:table-cell>
          <table:table-cell office:value-type="float" office:value="5167" calcext:value-type="float">
            <text:p>5167</text:p>
          </table:table-cell>
          <table:table-cell office:value-type="float" office:value="2714" calcext:value-type="float">
            <text:p>2714</text:p>
          </table:table-cell>
          <table:table-cell office:value-type="float" office:value="228" calcext:value-type="float">
            <text:p>22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35079" calcext:value-type="float">
            <text:p>35079</text:p>
          </table:table-cell>
          <table:table-cell office:value-type="float" office:value="3062" calcext:value-type="float">
            <text:p>3062</text:p>
          </table:table-cell>
          <table:table-cell office:value-type="float" office:value="6154" calcext:value-type="float">
            <text:p>6154</text:p>
          </table:table-cell>
          <table:table-cell office:value-type="float" office:value="13916" calcext:value-type="float">
            <text:p>13916</text:p>
          </table:table-cell>
          <table:table-cell office:value-type="float" office:value="230" calcext:value-type="float">
            <text:p>230</text:p>
          </table:table-cell>
          <table:table-cell office:value-type="float" office:value="8933" calcext:value-type="float">
            <text:p>8933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0499" calcext:value-type="float">
            <text:p>10499</text:p>
          </table:table-cell>
          <table:table-cell office:value-type="float" office:value="2708" calcext:value-type="float">
            <text:p>2708</text:p>
          </table:table-cell>
          <table:table-cell office:value-type="float" office:value="2160" calcext:value-type="float">
            <text:p>2160</text:p>
          </table:table-cell>
          <table:table-cell office:value-type="float" office:value="2642" calcext:value-type="float">
            <text:p>2642</text:p>
          </table:table-cell>
          <table:table-cell office:value-type="float" office:value="502" calcext:value-type="float">
            <text:p>502</text:p>
          </table:table-cell>
          <table:table-cell office:value-type="float" office:value="965" calcext:value-type="float">
            <text:p>965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22804" calcext:value-type="float">
            <text:p>22804</text:p>
          </table:table-cell>
          <table:table-cell office:value-type="float" office:value="6623" calcext:value-type="float">
            <text:p>6623</text:p>
          </table:table-cell>
          <table:table-cell office:value-type="float" office:value="1860" calcext:value-type="float">
            <text:p>1860</text:p>
          </table:table-cell>
          <table:table-cell office:value-type="float" office:value="4740" calcext:value-type="float">
            <text:p>4740</text:p>
          </table:table-cell>
          <table:table-cell office:value-type="float" office:value="7683" calcext:value-type="float">
            <text:p>7683</text:p>
          </table:table-cell>
          <table:table-cell office:value-type="float" office:value="205" calcext:value-type="float">
            <text:p>205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5066" calcext:value-type="float">
            <text:p>35066</text:p>
          </table:table-cell>
          <table:table-cell office:value-type="float" office:value="11170" calcext:value-type="float">
            <text:p>11170</text:p>
          </table:table-cell>
          <table:table-cell office:value-type="float" office:value="10769" calcext:value-type="float">
            <text:p>10769</text:p>
          </table:table-cell>
          <table:table-cell office:value-type="float" office:value="8814" calcext:value-type="float">
            <text:p>8814</text:p>
          </table:table-cell>
          <table:table-cell office:value-type="float" office:value="2194" calcext:value-type="float">
            <text:p>2194</text:p>
          </table:table-cell>
          <table:table-cell office:value-type="float" office:value="1976" calcext:value-type="float">
            <text:p>197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33031" calcext:value-type="float">
            <text:p>33031</text:p>
          </table:table-cell>
          <table:table-cell office:value-type="float" office:value="20893" calcext:value-type="float">
            <text:p>20893</text:p>
          </table:table-cell>
          <table:table-cell office:value-type="float" office:value="1222" calcext:value-type="float">
            <text:p>1222</text:p>
          </table:table-cell>
          <table:table-cell office:value-type="float" office:value="2576" calcext:value-type="float">
            <text:p>2576</text:p>
          </table:table-cell>
          <table:table-cell office:value-type="float" office:value="3975" calcext:value-type="float">
            <text:p>3975</text:p>
          </table:table-cell>
          <table:table-cell office:value-type="float" office:value="737" calcext:value-type="float">
            <text:p>737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1519" calcext:value-type="float">
            <text:p>31519</text:p>
          </table:table-cell>
          <table:table-cell office:value-type="float" office:value="355" calcext:value-type="float">
            <text:p>355</text:p>
          </table:table-cell>
          <table:table-cell office:value-type="float" office:value="7704" calcext:value-type="float">
            <text:p>7704</text:p>
          </table:table-cell>
          <table:table-cell office:value-type="float" office:value="14682" calcext:value-type="float">
            <text:p>14682</text:p>
          </table:table-cell>
          <table:table-cell office:value-type="float" office:value="398" calcext:value-type="float">
            <text:p>398</text:p>
          </table:table-cell>
          <table:table-cell office:value-type="float" office:value="8077" calcext:value-type="float">
            <text:p>807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5534" calcext:value-type="float">
            <text:p>15534</text:p>
          </table:table-cell>
          <table:table-cell office:value-type="float" office:value="12212" calcext:value-type="float">
            <text:p>12212</text:p>
          </table:table-cell>
          <table:table-cell office:value-type="float" office:value="201" calcext:value-type="float">
            <text:p>201</text:p>
          </table:table-cell>
          <table:table-cell office:value-type="float" office:value="245" calcext:value-type="float">
            <text:p>245</text:p>
          </table:table-cell>
          <table:table-cell office:value-type="float" office:value="1991" calcext:value-type="float">
            <text:p>1991</text:p>
          </table:table-cell>
          <table:table-cell office:value-type="float" office:value="25" calcext:value-type="float">
            <text:p>2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4698" calcext:value-type="float">
            <text:p>34698</text:p>
          </table:table-cell>
          <table:table-cell office:value-type="float" office:value="27329" calcext:value-type="float">
            <text:p>27329</text:p>
          </table:table-cell>
          <table:table-cell office:value-type="float" office:value="1449" calcext:value-type="float">
            <text:p>1449</text:p>
          </table:table-cell>
          <table:table-cell office:value-type="float" office:value="1947" calcext:value-type="float">
            <text:p>1947</text:p>
          </table:table-cell>
          <table:table-cell office:value-type="float" office:value="2436" calcext:value-type="float">
            <text:p>2436</text:p>
          </table:table-cell>
          <table:table-cell office:value-type="float" office:value="204" calcext:value-type="float">
            <text:p>204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igh</text:p>
          </table:table-cell>
          <table:table-cell office:value-type="float" office:value="11470" calcext:value-type="float">
            <text:p>11470</text:p>
          </table:table-cell>
          <table:table-cell office:value-type="float" office:value="2083" calcext:value-type="float">
            <text:p>2083</text:p>
          </table:table-cell>
          <table:table-cell office:value-type="float" office:value="5007" calcext:value-type="float">
            <text:p>5007</text:p>
          </table:table-cell>
          <table:table-cell office:value-type="float" office:value="1563" calcext:value-type="float">
            <text:p>1563</text:p>
          </table:table-cell>
          <table:table-cell office:value-type="float" office:value="1120" calcext:value-type="float">
            <text:p>1120</text:p>
          </table:table-cell>
          <table:table-cell office:value-type="float" office:value="147" calcext:value-type="float">
            <text:p>147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485" calcext:value-type="float">
            <text:p>3485</text:p>
          </table:table-cell>
          <table:table-cell office:value-type="float" office:value="190" calcext:value-type="float">
            <text:p>190</text:p>
          </table:table-cell>
          <table:table-cell office:value-type="float" office:value="727" calcext:value-type="float">
            <text:p>727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0725" calcext:value-type="float">
            <text:p>20725</text:p>
          </table:table-cell>
          <table:table-cell office:value-type="float" office:value="4048" calcext:value-type="float">
            <text:p>4048</text:p>
          </table:table-cell>
          <table:table-cell office:value-type="float" office:value="5164" calcext:value-type="float">
            <text:p>5164</text:p>
          </table:table-cell>
          <table:table-cell office:value-type="float" office:value="10391" calcext:value-type="float">
            <text:p>10391</text:p>
          </table:table-cell>
          <table:table-cell office:value-type="float" office:value="130" calcext:value-type="float">
            <text:p>130</text:p>
          </table:table-cell>
          <table:table-cell office:value-type="float" office:value="813" calcext:value-type="float">
            <text:p>8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62834" calcext:value-type="float">
            <text:p>62834</text:p>
          </table:table-cell>
          <table:table-cell office:value-type="float" office:value="5181" calcext:value-type="float">
            <text:p>5181</text:p>
          </table:table-cell>
          <table:table-cell office:value-type="float" office:value="22044" calcext:value-type="float">
            <text:p>22044</text:p>
          </table:table-cell>
          <table:table-cell office:value-type="float" office:value="21531" calcext:value-type="float">
            <text:p>21531</text:p>
          </table:table-cell>
          <table:table-cell office:value-type="float" office:value="1740" calcext:value-type="float">
            <text:p>1740</text:p>
          </table:table-cell>
          <table:table-cell office:value-type="float" office:value="7353" calcext:value-type="float">
            <text:p>7353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8656" calcext:value-type="float">
            <text:p>18656</text:p>
          </table:table-cell>
          <table:table-cell office:value-type="float" office:value="13779" calcext:value-type="float">
            <text:p>13779</text:p>
          </table:table-cell>
          <table:table-cell office:value-type="float" office:value="1970" calcext:value-type="float">
            <text:p>1970</text:p>
          </table:table-cell>
          <table:table-cell office:value-type="float" office:value="1648" calcext:value-type="float">
            <text:p>1648</text:p>
          </table:table-cell>
          <table:table-cell office:value-type="float" office:value="596" calcext:value-type="float">
            <text:p>596</text:p>
          </table:table-cell>
          <table:table-cell office:value-type="float" office:value="227" calcext:value-type="float">
            <text:p>22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6531" calcext:value-type="float">
            <text:p>26531</text:p>
          </table:table-cell>
          <table:table-cell office:value-type="float" office:value="5065" calcext:value-type="float">
            <text:p>5065</text:p>
          </table:table-cell>
          <table:table-cell office:value-type="float" office:value="5499" calcext:value-type="float">
            <text:p>5499</text:p>
          </table:table-cell>
          <table:table-cell office:value-type="float" office:value="11055" calcext:value-type="float">
            <text:p>11055</text:p>
          </table:table-cell>
          <table:table-cell office:value-type="float" office:value="364" calcext:value-type="float">
            <text:p>364</text:p>
          </table:table-cell>
          <table:table-cell office:value-type="float" office:value="3485" calcext:value-type="float">
            <text:p>348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0867" calcext:value-type="float">
            <text:p>20867</text:p>
          </table:table-cell>
          <table:table-cell office:value-type="float" office:value="3087" calcext:value-type="float">
            <text:p>3087</text:p>
          </table:table-cell>
          <table:table-cell office:value-type="float" office:value="8080" calcext:value-type="float">
            <text:p>8080</text:p>
          </table:table-cell>
          <table:table-cell office:value-type="float" office:value="8282" calcext:value-type="float">
            <text:p>8282</text:p>
          </table:table-cell>
          <table:table-cell office:value-type="float" office:value="661" calcext:value-type="float">
            <text:p>661</text:p>
          </table:table-cell>
          <table:table-cell office:value-type="float" office:value="721" calcext:value-type="float">
            <text:p>7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55327" calcext:value-type="float">
            <text:p>55327</text:p>
          </table:table-cell>
          <table:table-cell office:value-type="float" office:value="27380" calcext:value-type="float">
            <text:p>27380</text:p>
          </table:table-cell>
          <table:table-cell office:value-type="float" office:value="7184" calcext:value-type="float">
            <text:p>7184</text:p>
          </table:table-cell>
          <table:table-cell office:value-type="float" office:value="12311" calcext:value-type="float">
            <text:p>12311</text:p>
          </table:table-cell>
          <table:table-cell office:value-type="float" office:value="2809" calcext:value-type="float">
            <text:p>2809</text:p>
          </table:table-cell>
          <table:table-cell office:value-type="float" office:value="4621" calcext:value-type="float">
            <text:p>462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high</text:p>
          </table:table-cell>
          <table:table-cell office:value-type="float" office:value="23523" calcext:value-type="float">
            <text:p>23523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7021" calcext:value-type="float">
            <text:p>7021</text:p>
          </table:table-cell>
          <table:table-cell office:value-type="float" office:value="15601" calcext:value-type="float">
            <text:p>15601</text:p>
          </table:table-cell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igh</text:p>
          </table:table-cell>
          <table:table-cell office:value-type="float" office:value="17540" calcext:value-type="float">
            <text:p>17540</text:p>
          </table:table-cell>
          <table:table-cell office:value-type="float" office:value="5113" calcext:value-type="float">
            <text:p>5113</text:p>
          </table:table-cell>
          <table:table-cell office:value-type="float" office:value="1486" calcext:value-type="float">
            <text:p>1486</text:p>
          </table:table-cell>
          <table:table-cell office:value-type="float" office:value="4583" calcext:value-type="float">
            <text:p>4583</text:p>
          </table:table-cell>
          <table:table-cell office:value-type="float" office:value="5127" calcext:value-type="float">
            <text:p>5127</text:p>
          </table:table-cell>
          <table:table-cell office:value-type="float" office:value="492" calcext:value-type="float">
            <text:p>492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85683" calcext:value-type="float">
            <text:p>185683</text:p>
          </table:table-cell>
          <table:table-cell office:value-type="float" office:value="36847" calcext:value-type="float">
            <text:p>36847</text:p>
          </table:table-cell>
          <table:table-cell office:value-type="float" office:value="43950" calcext:value-type="float">
            <text:p>43950</text:p>
          </table:table-cell>
          <table:table-cell office:value-type="float" office:value="20170" calcext:value-type="float">
            <text:p>20170</text:p>
          </table:table-cell>
          <table:table-cell office:value-type="float" office:value="36534" calcext:value-type="float">
            <text:p>36534</text:p>
          </table:table-cell>
          <table:table-cell office:value-type="float" office:value="239" calcext:value-type="float">
            <text:p>239</text:p>
          </table:table-cell>
          <table:table-cell office:value-type="float" office:value="47943" calcext:value-type="float">
            <text:p>4794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0578" calcext:value-type="float">
            <text:p>30578</text:p>
          </table:table-cell>
          <table:table-cell office:value-type="float" office:value="37" calcext:value-type="float">
            <text:p>37</text:p>
          </table:table-cell>
          <table:table-cell office:value-type="float" office:value="1275" calcext:value-type="float">
            <text:p>1275</text:p>
          </table:table-cell>
          <table:table-cell office:value-type="float" office:value="22272" calcext:value-type="float">
            <text:p>22272</text:p>
          </table:table-cell>
          <table:table-cell office:value-type="float" office:value="137" calcext:value-type="float">
            <text:p>137</text:p>
          </table:table-cell>
          <table:table-cell office:value-type="float" office:value="6747" calcext:value-type="float">
            <text:p>67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17581" calcext:value-type="float">
            <text:p>17581</text:p>
          </table:table-cell>
          <table:table-cell office:value-type="float" office:value="2153" calcext:value-type="float">
            <text:p>2153</text:p>
          </table:table-cell>
          <table:table-cell office:value-type="float" office:value="1115" calcext:value-type="float">
            <text:p>1115</text:p>
          </table:table-cell>
          <table:table-cell office:value-type="float" office:value="6684" calcext:value-type="float">
            <text:p>6684</text:p>
          </table:table-cell>
          <table:table-cell office:value-type="float" office:value="4324" calcext:value-type="float">
            <text:p>4324</text:p>
          </table:table-cell>
          <table:table-cell office:value-type="float" office:value="2894" calcext:value-type="float">
            <text:p>289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1819" calcext:value-type="float">
            <text:p>11819</text:p>
          </table:table-cell>
          <table:table-cell office:value-type="float" office:value="5924" calcext:value-type="float">
            <text:p>5924</text:p>
          </table:table-cell>
          <table:table-cell office:value-type="float" office:value="584" calcext:value-type="float">
            <text:p>584</text:p>
          </table:table-cell>
          <table:table-cell office:value-type="float" office:value="542" calcext:value-type="float">
            <text:p>542</text:p>
          </table:table-cell>
          <table:table-cell office:value-type="float" office:value="4052" calcext:value-type="float">
            <text:p>4052</text:p>
          </table:table-cell>
          <table:table-cell office:value-type="float" office:value="283" calcext:value-type="float">
            <text:p>28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9075" calcext:value-type="float">
            <text:p>29075</text:p>
          </table:table-cell>
          <table:table-cell office:value-type="float" office:value="491" calcext:value-type="float">
            <text:p>491</text:p>
          </table:table-cell>
          <table:table-cell office:value-type="float" office:value="10473" calcext:value-type="float">
            <text:p>10473</text:p>
          </table:table-cell>
          <table:table-cell office:value-type="float" office:value="11532" calcext:value-type="float">
            <text:p>11532</text:p>
          </table:table-cell>
          <table:table-cell office:value-type="float" office:value="744" calcext:value-type="float">
            <text:p>744</text:p>
          </table:table-cell>
          <table:table-cell office:value-type="float" office:value="5611" calcext:value-type="float">
            <text:p>561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1259" calcext:value-type="float">
            <text:p>21259</text:p>
          </table:table-cell>
          <table:table-cell office:value-type="float" office:value="13146" calcext:value-type="float">
            <text:p>13146</text:p>
          </table:table-cell>
          <table:table-cell office:value-type="float" office:value="1124" calcext:value-type="float">
            <text:p>1124</text:p>
          </table:table-cell>
          <table:table-cell office:value-type="float" office:value="4523" calcext:value-type="float">
            <text:p>4523</text:p>
          </table:table-cell>
          <table:table-cell office:value-type="float" office:value="1420" calcext:value-type="float">
            <text:p>1420</text:p>
          </table:table-cell>
          <table:table-cell office:value-type="float" office:value="549" calcext:value-type="float">
            <text:p>54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3266" calcext:value-type="float">
            <text:p>33266</text:p>
          </table:table-cell>
          <table:table-cell office:value-type="float" office:value="7057" calcext:value-type="float">
            <text:p>7057</text:p>
          </table:table-cell>
          <table:table-cell office:value-type="float" office:value="9810" calcext:value-type="float">
            <text:p>9810</text:p>
          </table:table-cell>
          <table:table-cell office:value-type="float" office:value="9568" calcext:value-type="float">
            <text:p>9568</text:p>
          </table:table-cell>
          <table:table-cell office:value-type="float" office:value="1762" calcext:value-type="float">
            <text:p>1762</text:p>
          </table:table-cell>
          <table:table-cell office:value-type="float" office:value="3293" calcext:value-type="float">
            <text:p>3293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4993" calcext:value-type="float">
            <text:p>14993</text:p>
          </table:table-cell>
          <table:table-cell office:value-type="float" office:value="23" calcext:value-type="float">
            <text:p>23</text:p>
          </table:table-cell>
          <table:table-cell office:value-type="float" office:value="2616" calcext:value-type="float">
            <text:p>2616</text:p>
          </table:table-cell>
          <table:table-cell office:value-type="float" office:value="8118" calcext:value-type="float">
            <text:p>8118</text:p>
          </table:table-cell>
          <table:table-cell office:value-type="float" office:value="145" calcext:value-type="float">
            <text:p>145</text:p>
          </table:table-cell>
          <table:table-cell office:value-type="float" office:value="3874" calcext:value-type="float">
            <text:p>387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12748" calcext:value-type="float">
            <text:p>12748</text:p>
          </table:table-cell>
          <table:table-cell office:value-type="float" office:value="7388" calcext:value-type="float">
            <text:p>7388</text:p>
          </table:table-cell>
          <table:table-cell office:value-type="float" office:value="1882" calcext:value-type="float">
            <text:p>1882</text:p>
          </table:table-cell>
          <table:table-cell office:value-type="float" office:value="2174" calcext:value-type="float">
            <text:p>2174</text:p>
          </table:table-cell>
          <table:table-cell office:value-type="float" office:value="720" calcext:value-type="float">
            <text:p>720</text:p>
          </table:table-cell>
          <table:table-cell office:value-type="float" office:value="47" calcext:value-type="float">
            <text:p>4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6610" calcext:value-type="float">
            <text:p>36610</text:p>
          </table:table-cell>
          <table:table-cell office:value-type="float" office:value="6353" calcext:value-type="float">
            <text:p>6353</text:p>
          </table:table-cell>
          <table:table-cell office:value-type="float" office:value="8808" calcext:value-type="float">
            <text:p>8808</text:p>
          </table:table-cell>
          <table:table-cell office:value-type="float" office:value="7684" calcext:value-type="float">
            <text:p>7684</text:p>
          </table:table-cell>
          <table:table-cell office:value-type="float" office:value="2405" calcext:value-type="float">
            <text:p>2405</text:p>
          </table:table-cell>
          <table:table-cell office:value-type="float" office:value="3516" calcext:value-type="float">
            <text:p>3516</text:p>
          </table:table-cell>
          <table:table-cell office:value-type="float" office:value="7844" calcext:value-type="float">
            <text:p>784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4086" calcext:value-type="float">
            <text:p>34086</text:p>
          </table:table-cell>
          <table:table-cell office:value-type="float" office:value="4515" calcext:value-type="float">
            <text:p>4515</text:p>
          </table:table-cell>
          <table:table-cell office:value-type="float" office:value="11991" calcext:value-type="float">
            <text:p>11991</text:p>
          </table:table-cell>
          <table:table-cell office:value-type="float" office:value="9345" calcext:value-type="float">
            <text:p>9345</text:p>
          </table:table-cell>
          <table:table-cell office:value-type="float" office:value="2644" calcext:value-type="float">
            <text:p>2644</text:p>
          </table:table-cell>
          <table:table-cell office:value-type="float" office:value="3378" calcext:value-type="float">
            <text:p>3378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33586" calcext:value-type="float">
            <text:p>33586</text:p>
          </table:table-cell>
          <table:table-cell office:value-type="float" office:value="11243" calcext:value-type="float">
            <text:p>11243</text:p>
          </table:table-cell>
          <table:table-cell office:value-type="float" office:value="2408" calcext:value-type="float">
            <text:p>2408</text:p>
          </table:table-cell>
          <table:table-cell office:value-type="float" office:value="2593" calcext:value-type="float">
            <text:p>2593</text:p>
          </table:table-cell>
          <table:table-cell office:value-type="float" office:value="15348" calcext:value-type="float">
            <text:p>15348</text:p>
          </table:table-cell>
          <table:table-cell office:value-type="float" office:value="108" calcext:value-type="float">
            <text:p>108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62163" calcext:value-type="float">
            <text:p>62163</text:p>
          </table:table-cell>
          <table:table-cell office:value-type="float" office:value="47493" calcext:value-type="float">
            <text:p>47493</text:p>
          </table:table-cell>
          <table:table-cell office:value-type="float" office:value="2567" calcext:value-type="float">
            <text:p>2567</text:p>
          </table:table-cell>
          <table:table-cell office:value-type="float" office:value="3779" calcext:value-type="float">
            <text:p>3779</text:p>
          </table:table-cell>
          <table:table-cell office:value-type="float" office:value="5243" calcext:value-type="float">
            <text:p>5243</text:p>
          </table:table-cell>
          <table:table-cell office:value-type="float" office:value="828" calcext:value-type="float">
            <text:p>828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93314" calcext:value-type="float">
            <text:p>93314</text:p>
          </table:table-cell>
          <table:table-cell office:value-type="float" office:value="6134" calcext:value-type="float">
            <text:p>6134</text:p>
          </table:table-cell>
          <table:table-cell office:value-type="float" office:value="23133" calcext:value-type="float">
            <text:p>23133</text:p>
          </table:table-cell>
          <table:table-cell office:value-type="float" office:value="33586" calcext:value-type="float">
            <text:p>33586</text:p>
          </table:table-cell>
          <table:table-cell office:value-type="float" office:value="6746" calcext:value-type="float">
            <text:p>6746</text:p>
          </table:table-cell>
          <table:table-cell office:value-type="float" office:value="18594" calcext:value-type="float">
            <text:p>18594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17368" calcext:value-type="float">
            <text:p>17368</text:p>
          </table:table-cell>
          <table:table-cell office:value-type="float" office:value="514" calcext:value-type="float">
            <text:p>514</text:p>
          </table:table-cell>
          <table:table-cell office:value-type="float" office:value="8323" calcext:value-type="float">
            <text:p>8323</text:p>
          </table:table-cell>
          <table:table-cell office:value-type="float" office:value="6869" calcext:value-type="float">
            <text:p>6869</text:p>
          </table:table-cell>
          <table:table-cell office:value-type="float" office:value="529" calcext:value-type="float">
            <text:p>529</text:p>
          </table:table-cell>
          <table:table-cell office:value-type="float" office:value="93" calcext:value-type="float">
            <text:p>93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11333" calcext:value-type="float">
            <text:p>11333</text:p>
          </table:table-cell>
          <table:table-cell office:value-type="float" office:value="4446" calcext:value-type="float">
            <text:p>4446</text:p>
          </table:table-cell>
          <table:table-cell office:value-type="float" office:value="906" calcext:value-type="float">
            <text:p>906</text:p>
          </table:table-cell>
          <table:table-cell office:value-type="float" office:value="1238" calcext:value-type="float">
            <text:p>1238</text:p>
          </table:table-cell>
          <table:table-cell office:value-type="float" office:value="3576" calcext:value-type="float">
            <text:p>3576</text:p>
          </table:table-cell>
          <table:table-cell office:value-type="float" office:value="153" calcext:value-type="float">
            <text:p>15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8252" calcext:value-type="float">
            <text:p>28252</text:p>
          </table:table-cell>
          <table:table-cell office:value-type="float" office:value="9061" calcext:value-type="float">
            <text:p>9061</text:p>
          </table:table-cell>
          <table:table-cell office:value-type="float" office:value="829" calcext:value-type="float">
            <text:p>829</text:p>
          </table:table-cell>
          <table:table-cell office:value-type="float" office:value="683" calcext:value-type="float">
            <text:p>683</text:p>
          </table:table-cell>
          <table:table-cell office:value-type="float" office:value="16919" calcext:value-type="float">
            <text:p>16919</text:p>
          </table:table-cell>
          <table:table-cell office:value-type="float" office:value="621" calcext:value-type="float">
            <text:p>62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19667" calcext:value-type="float">
            <text:p>19667</text:p>
          </table:table-cell>
          <table:table-cell office:value-type="float" office:value="15218" calcext:value-type="float">
            <text:p>15218</text:p>
          </table:table-cell>
          <table:table-cell office:value-type="float" office:value="258" calcext:value-type="float">
            <text:p>258</text:p>
          </table:table-cell>
          <table:table-cell office:value-type="float" office:value="1138" calcext:value-type="float">
            <text:p>1138</text:p>
          </table:table-cell>
          <table:table-cell office:value-type="float" office:value="2516" calcext:value-type="float">
            <text:p>2516</text:p>
          </table:table-cell>
          <table:table-cell office:value-type="float" office:value="333" calcext:value-type="float">
            <text:p>33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2167" calcext:value-type="float">
            <text:p>12167</text:p>
          </table:table-cell>
          <table:table-cell office:value-type="float" office:value="2926" calcext:value-type="float">
            <text:p>2926</text:p>
          </table:table-cell>
          <table:table-cell office:value-type="float" office:value="3195" calcext:value-type="float">
            <text:p>3195</text:p>
          </table:table-cell>
          <table:table-cell office:value-type="float" office:value="3268" calcext:value-type="float">
            <text:p>3268</text:p>
          </table:table-cell>
          <table:table-cell office:value-type="float" office:value="405" calcext:value-type="float">
            <text:p>405</text:p>
          </table:table-cell>
          <table:table-cell office:value-type="float" office:value="1680" calcext:value-type="float">
            <text:p>168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28196" calcext:value-type="float">
            <text:p>28196</text:p>
          </table:table-cell>
          <table:table-cell office:value-type="float" office:value="19746" calcext:value-type="float">
            <text:p>19746</text:p>
          </table:table-cell>
          <table:table-cell office:value-type="float" office:value="2872" calcext:value-type="float">
            <text:p>2872</text:p>
          </table:table-cell>
          <table:table-cell office:value-type="float" office:value="2006" calcext:value-type="float">
            <text:p>2006</text:p>
          </table:table-cell>
          <table:table-cell office:value-type="float" office:value="2601" calcext:value-type="float">
            <text:p>2601</text:p>
          </table:table-cell>
          <table:table-cell office:value-type="float" office:value="468" calcext:value-type="float">
            <text:p>46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igh</text:p>
          </table:table-cell>
          <table:table-cell office:value-type="float" office:value="26953" calcext:value-type="float">
            <text:p>26953</text:p>
          </table:table-cell>
          <table:table-cell office:value-type="float" office:value="243" calcext:value-type="float">
            <text:p>243</text:p>
          </table:table-cell>
          <table:table-cell office:value-type="float" office:value="12939" calcext:value-type="float">
            <text:p>12939</text:p>
          </table:table-cell>
          <table:table-cell office:value-type="float" office:value="8852" calcext:value-type="float">
            <text:p>8852</text:p>
          </table:table-cell>
          <table:table-cell office:value-type="float" office:value="799" calcext:value-type="float">
            <text:p>799</text:p>
          </table:table-cell>
          <table:table-cell office:value-type="float" office:value="3909" calcext:value-type="float">
            <text:p>390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5425" calcext:value-type="float">
            <text:p>35425</text:p>
          </table:table-cell>
          <table:table-cell office:value-type="float" office:value="660" calcext:value-type="float">
            <text:p>660</text:p>
          </table:table-cell>
          <table:table-cell office:value-type="float" office:value="8494" calcext:value-type="float">
            <text:p>8494</text:p>
          </table:table-cell>
          <table:table-cell office:value-type="float" office:value="18622" calcext:value-type="float">
            <text:p>18622</text:p>
          </table:table-cell>
          <table:table-cell office:value-type="float" office:value="133" calcext:value-type="float">
            <text:p>133</text:p>
          </table:table-cell>
          <table:table-cell office:value-type="float" office:value="6740" calcext:value-type="float">
            <text:p>674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1666" calcext:value-type="float">
            <text:p>11666</text:p>
          </table:table-cell>
          <table:table-cell office:value-type="float" office:value="4020" calcext:value-type="float">
            <text:p>4020</text:p>
          </table:table-cell>
          <table:table-cell office:value-type="float" office:value="3234" calcext:value-type="float">
            <text:p>3234</text:p>
          </table:table-cell>
          <table:table-cell office:value-type="float" office:value="1498" calcext:value-type="float">
            <text:p>1498</text:p>
          </table:table-cell>
          <table:table-cell office:value-type="float" office:value="2395" calcext:value-type="float">
            <text:p>239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47341" calcext:value-type="float">
            <text:p>47341</text:p>
          </table:table-cell>
          <table:table-cell office:value-type="float" office:value="15168" calcext:value-type="float">
            <text:p>15168</text:p>
          </table:table-cell>
          <table:table-cell office:value-type="float" office:value="10556" calcext:value-type="float">
            <text:p>10556</text:p>
          </table:table-cell>
          <table:table-cell office:value-type="float" office:value="12477" calcext:value-type="float">
            <text:p>12477</text:p>
          </table:table-cell>
          <table:table-cell office:value-type="float" office:value="1920" calcext:value-type="float">
            <text:p>1920</text:p>
          </table:table-cell>
          <table:table-cell office:value-type="float" office:value="6506" calcext:value-type="float">
            <text:p>6506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36329" calcext:value-type="float">
            <text:p>36329</text:p>
          </table:table-cell>
          <table:table-cell office:value-type="float" office:value="19046" calcext:value-type="float">
            <text:p>19046</text:p>
          </table:table-cell>
          <table:table-cell office:value-type="float" office:value="2770" calcext:value-type="float">
            <text:p>2770</text:p>
          </table:table-cell>
          <table:table-cell office:value-type="float" office:value="2469" calcext:value-type="float">
            <text:p>2469</text:p>
          </table:table-cell>
          <table:table-cell office:value-type="float" office:value="8853" calcext:value-type="float">
            <text:p>8853</text:p>
          </table:table-cell>
          <table:table-cell office:value-type="float" office:value="483" calcext:value-type="float">
            <text:p>483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low</text:p>
          </table:table-cell>
          <table:table-cell office:value-type="float" office:value="17598" calcext:value-type="float">
            <text:p>17598</text:p>
          </table:table-cell>
          <table:table-cell office:value-type="float" office:value="7588" calcext:value-type="float">
            <text:p>7588</text:p>
          </table:table-cell>
          <table:table-cell office:value-type="float" office:value="1897" calcext:value-type="float">
            <text:p>1897</text:p>
          </table:table-cell>
          <table:table-cell office:value-type="float" office:value="5234" calcext:value-type="float">
            <text:p>5234</text:p>
          </table:table-cell>
          <table:table-cell office:value-type="float" office:value="417" calcext:value-type="float">
            <text:p>417</text:p>
          </table:table-cell>
          <table:table-cell office:value-type="float" office:value="2208" calcext:value-type="float">
            <text:p>220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2083" calcext:value-type="float">
            <text:p>32083</text:p>
          </table:table-cell>
          <table:table-cell office:value-type="float" office:value="18073" calcext:value-type="float">
            <text:p>18073</text:p>
          </table:table-cell>
          <table:table-cell office:value-type="float" office:value="4613" calcext:value-type="float">
            <text:p>4613</text:p>
          </table:table-cell>
          <table:table-cell office:value-type="float" office:value="3444" calcext:value-type="float">
            <text:p>3444</text:p>
          </table:table-cell>
          <table:table-cell office:value-type="float" office:value="4324" calcext:value-type="float">
            <text:p>4324</text:p>
          </table:table-cell>
          <table:table-cell office:value-type="float" office:value="914" calcext:value-type="float">
            <text:p>914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31200" calcext:value-type="float">
            <text:p>31200</text:p>
          </table:table-cell>
          <table:table-cell office:value-type="float" office:value="180" calcext:value-type="float">
            <text:p>180</text:p>
          </table:table-cell>
          <table:table-cell office:value-type="float" office:value="3485" calcext:value-type="float">
            <text:p>3485</text:p>
          </table:table-cell>
          <table:table-cell office:value-type="float" office:value="20292" calcext:value-type="float">
            <text:p>20292</text:p>
          </table:table-cell>
          <table:table-cell office:value-type="float" office:value="959" calcext:value-type="float">
            <text:p>959</text:p>
          </table:table-cell>
          <table:table-cell office:value-type="float" office:value="5618" calcext:value-type="float">
            <text:p>5618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38699" calcext:value-type="float">
            <text:p>38699</text:p>
          </table:table-cell>
          <table:table-cell office:value-type="float" office:value="2806" calcext:value-type="float">
            <text:p>2806</text:p>
          </table:table-cell>
          <table:table-cell office:value-type="float" office:value="10765" calcext:value-type="float">
            <text:p>10765</text:p>
          </table:table-cell>
          <table:table-cell office:value-type="float" office:value="15538" calcext:value-type="float">
            <text:p>15538</text:p>
          </table:table-cell>
          <table:table-cell office:value-type="float" office:value="1374" calcext:value-type="float">
            <text:p>1374</text:p>
          </table:table-cell>
          <table:table-cell office:value-type="float" office:value="5828" calcext:value-type="float">
            <text:p>5828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4362" calcext:value-type="float">
            <text:p>4362</text:p>
          </table:table-cell>
          <table:table-cell office:value-type="float" office:value="608" calcext:value-type="float">
            <text:p>608</text:p>
          </table:table-cell>
          <table:table-cell office:value-type="float" office:value="1106" calcext:value-type="float">
            <text:p>1106</text:p>
          </table:table-cell>
          <table:table-cell office:value-type="float" office:value="1533" calcext:value-type="float">
            <text:p>1533</text:p>
          </table:table-cell>
          <table:table-cell office:value-type="float" office:value="830" calcext:value-type="float">
            <text:p>830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low</text:p>
          </table:table-cell>
          <table:table-cell office:value-type="float" office:value="27792" calcext:value-type="float">
            <text:p>27792</text:p>
          </table:table-cell>
          <table:table-cell office:value-type="float" office:value="6758" calcext:value-type="float">
            <text:p>6758</text:p>
          </table:table-cell>
          <table:table-cell office:value-type="float" office:value="4560" calcext:value-type="float">
            <text:p>4560</text:p>
          </table:table-cell>
          <table:table-cell office:value-type="float" office:value="9965" calcext:value-type="float">
            <text:p>9965</text:p>
          </table:table-cell>
          <table:table-cell office:value-type="float" office:value="934" calcext:value-type="float">
            <text:p>934</text:p>
          </table:table-cell>
          <table:table-cell office:value-type="float" office:value="4538" calcext:value-type="float">
            <text:p>453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47949" calcext:value-type="float">
            <text:p>47949</text:p>
          </table:table-cell>
          <table:table-cell office:value-type="float" office:value="11908" calcext:value-type="float">
            <text:p>11908</text:p>
          </table:table-cell>
          <table:table-cell office:value-type="float" office:value="8053" calcext:value-type="float">
            <text:p>8053</text:p>
          </table:table-cell>
          <table:table-cell office:value-type="float" office:value="19847" calcext:value-type="float">
            <text:p>19847</text:p>
          </table:table-cell>
          <table:table-cell office:value-type="float" office:value="1069" calcext:value-type="float">
            <text:p>1069</text:p>
          </table:table-cell>
          <table:table-cell office:value-type="float" office:value="6374" calcext:value-type="float">
            <text:p>637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34729" calcext:value-type="float">
            <text:p>34729</text:p>
          </table:table-cell>
          <table:table-cell office:value-type="float" office:value="5417" calcext:value-type="float">
            <text:p>5417</text:p>
          </table:table-cell>
          <table:table-cell office:value-type="float" office:value="9933" calcext:value-type="float">
            <text:p>9933</text:p>
          </table:table-cell>
          <table:table-cell office:value-type="float" office:value="10487" calcext:value-type="float">
            <text:p>10487</text:p>
          </table:table-cell>
          <table:table-cell office:value-type="float" office:value="38" calcext:value-type="float">
            <text:p>38</text:p>
          </table:table-cell>
          <table:table-cell office:value-type="float" office:value="7572" calcext:value-type="float">
            <text:p>7572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Indifferent</text:p>
          </table:table-cell>
          <table:table-cell office:value-type="float" office:value="9373" calcext:value-type="float">
            <text:p>9373</text:p>
          </table:table-cell>
          <table:table-cell office:value-type="float" office:value="1774" calcext:value-type="float">
            <text:p>1774</text:p>
          </table:table-cell>
          <table:table-cell office:value-type="float" office:value="3696" calcext:value-type="float">
            <text:p>3696</text:p>
          </table:table-cell>
          <table:table-cell office:value-type="float" office:value="2280" calcext:value-type="float">
            <text:p>2280</text:p>
          </table:table-cell>
          <table:table-cell office:value-type="float" office:value="514" calcext:value-type="float">
            <text:p>514</text:p>
          </table:table-cell>
          <table:table-cell office:value-type="float" office:value="275" calcext:value-type="float">
            <text:p>27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44451" calcext:value-type="float">
            <text:p>44451</text:p>
          </table:table-cell>
          <table:table-cell office:value-type="float" office:value="4591" calcext:value-type="float">
            <text:p>4591</text:p>
          </table:table-cell>
          <table:table-cell office:value-type="float" office:value="15729" calcext:value-type="float">
            <text:p>15729</text:p>
          </table:table-cell>
          <table:table-cell office:value-type="float" office:value="16709" calcext:value-type="float">
            <text:p>16709</text:p>
          </table:table-cell>
          <table:table-cell office:value-type="float" office:value="33" calcext:value-type="float">
            <text:p>33</text:p>
          </table:table-cell>
          <table:table-cell office:value-type="float" office:value="6956" calcext:value-type="float">
            <text:p>695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7408" calcext:value-type="float">
            <text:p>27408</text:p>
          </table:table-cell>
          <table:table-cell office:value-type="float" office:value="2320" calcext:value-type="float">
            <text:p>2320</text:p>
          </table:table-cell>
          <table:table-cell office:value-type="float" office:value="5763" calcext:value-type="float">
            <text:p>5763</text:p>
          </table:table-cell>
          <table:table-cell office:value-type="float" office:value="11238" calcext:value-type="float">
            <text:p>11238</text:p>
          </table:table-cell>
          <table:table-cell office:value-type="float" office:value="767" calcext:value-type="float">
            <text:p>767</text:p>
          </table:table-cell>
          <table:table-cell office:value-type="float" office:value="5162" calcext:value-type="float">
            <text:p>5162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9657" calcext:value-type="float">
            <text:p>9657</text:p>
          </table:table-cell>
          <table:table-cell office:value-type="float" office:value="3191" calcext:value-type="float">
            <text:p>3191</text:p>
          </table:table-cell>
          <table:table-cell office:value-type="float" office:value="1993" calcext:value-type="float">
            <text:p>1993</text:p>
          </table:table-cell>
          <table:table-cell office:value-type="float" office:value="1799" calcext:value-type="float">
            <text:p>1799</text:p>
          </table:table-cell>
          <table:table-cell office:value-type="float" office:value="1730" calcext:value-type="float">
            <text:p>1730</text:p>
          </table:table-cell>
          <table:table-cell office:value-type="float" office:value="234" calcext:value-type="float">
            <text:p>234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low</text:p>
          </table:table-cell>
          <table:table-cell office:value-type="float" office:value="18385" calcext:value-type="float">
            <text:p>18385</text:p>
          </table:table-cell>
          <table:table-cell office:value-type="float" office:value="13970" calcext:value-type="float">
            <text:p>13970</text:p>
          </table:table-cell>
          <table:table-cell office:value-type="float" office:value="1511" calcext:value-type="float">
            <text:p>1511</text:p>
          </table:table-cell>
          <table:table-cell office:value-type="float" office:value="1330" calcext:value-type="float">
            <text:p>1330</text:p>
          </table:table-cell>
          <table:table-cell office:value-type="float" office:value="650" calcext:value-type="float">
            <text:p>650</text:p>
          </table:table-cell>
          <table:table-cell office:value-type="float" office:value="146" calcext:value-type="float">
            <text:p>14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igh</text:p>
          </table:table-cell>
          <table:table-cell office:value-type="float" office:value="25128" calcext:value-type="float">
            <text:p>25128</text:p>
          </table:table-cell>
          <table:table-cell office:value-type="float" office:value="2886" calcext:value-type="float">
            <text:p>2886</text:p>
          </table:table-cell>
          <table:table-cell office:value-type="float" office:value="5302" calcext:value-type="float">
            <text:p>5302</text:p>
          </table:table-cell>
          <table:table-cell office:value-type="float" office:value="9785" calcext:value-type="float">
            <text:p>9785</text:p>
          </table:table-cell>
          <table:table-cell office:value-type="float" office:value="364" calcext:value-type="float">
            <text:p>364</text:p>
          </table:table-cell>
          <table:table-cell office:value-type="float" office:value="6236" calcext:value-type="float">
            <text:p>623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32419" calcext:value-type="float">
            <text:p>32419</text:p>
          </table:table-cell>
          <table:table-cell office:value-type="float" office:value="219" calcext:value-type="float">
            <text:p>219</text:p>
          </table:table-cell>
          <table:table-cell office:value-type="float" office:value="9540" calcext:value-type="float">
            <text:p>9540</text:p>
          </table:table-cell>
          <table:table-cell office:value-type="float" office:value="14403" calcext:value-type="float">
            <text:p>14403</text:p>
          </table:table-cell>
          <table:table-cell office:value-type="float" office:value="283" calcext:value-type="float">
            <text:p>283</text:p>
          </table:table-cell>
          <table:table-cell office:value-type="float" office:value="7818" calcext:value-type="float">
            <text:p>781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7289" calcext:value-type="float">
            <text:p>27289</text:p>
          </table:table-cell>
          <table:table-cell office:value-type="float" office:value="1454" calcext:value-type="float">
            <text:p>1454</text:p>
          </table:table-cell>
          <table:table-cell office:value-type="float" office:value="6337" calcext:value-type="float">
            <text:p>6337</text:p>
          </table:table-cell>
          <table:table-cell office:value-type="float" office:value="10704" calcext:value-type="float">
            <text:p>10704</text:p>
          </table:table-cell>
          <table:table-cell office:value-type="float" office:value="133" calcext:value-type="float">
            <text:p>133</text:p>
          </table:table-cell>
          <table:table-cell office:value-type="float" office:value="6830" calcext:value-type="float">
            <text:p>6830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ry low</text:p>
          </table:table-cell>
          <table:table-cell office:value-type="float" office:value="31972" calcext:value-type="float">
            <text:p>31972</text:p>
          </table:table-cell>
          <table:table-cell office:value-type="float" office:value="22321" calcext:value-type="float">
            <text:p>22321</text:p>
          </table:table-cell>
          <table:table-cell office:value-type="float" office:value="3216" calcext:value-type="float">
            <text:p>3216</text:p>
          </table:table-cell>
          <table:table-cell office:value-type="float" office:value="1447" calcext:value-type="float">
            <text:p>1447</text:p>
          </table:table-cell>
          <table:table-cell office:value-type="float" office:value="2208" calcext:value-type="float">
            <text:p>2208</text:p>
          </table:table-cell>
          <table:table-cell office:value-type="float" office:value="178" calcext:value-type="float">
            <text:p>178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16569" calcext:value-type="float">
            <text:p>16569</text:p>
          </table:table-cell>
          <table:table-cell office:value-type="float" office:value="8607" calcext:value-type="float">
            <text:p>8607</text:p>
          </table:table-cell>
          <table:table-cell office:value-type="float" office:value="1750" calcext:value-type="float">
            <text:p>1750</text:p>
          </table:table-cell>
          <table:table-cell office:value-type="float" office:value="3580" calcext:value-type="float">
            <text:p>3580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7251" calcext:value-type="float">
            <text:p>27251</text:p>
          </table:table-cell>
          <table:table-cell office:value-type="float" office:value="694" calcext:value-type="float">
            <text:p>694</text:p>
          </table:table-cell>
          <table:table-cell office:value-type="float" office:value="8533" calcext:value-type="float">
            <text:p>8533</text:p>
          </table:table-cell>
          <table:table-cell office:value-type="float" office:value="10518" calcext:value-type="float">
            <text:p>10518</text:p>
          </table:table-cell>
          <table:table-cell office:value-type="float" office:value="443" calcext:value-type="float">
            <text:p>443</text:p>
          </table:table-cell>
          <table:table-cell office:value-type="float" office:value="6907" calcext:value-type="float">
            <text:p>690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igh</text:p>
          </table:table-cell>
          <table:table-cell office:value-type="float" office:value="28687" calcext:value-type="float">
            <text:p>28687</text:p>
          </table:table-cell>
          <table:table-cell office:value-type="float" office:value="19087" calcext:value-type="float">
            <text:p>19087</text:p>
          </table:table-cell>
          <table:table-cell office:value-type="float" office:value="1304" calcext:value-type="float">
            <text:p>1304</text:p>
          </table:table-cell>
          <table:table-cell office:value-type="float" office:value="3643" calcext:value-type="float">
            <text:p>3643</text:p>
          </table:table-cell>
          <table:table-cell office:value-type="float" office:value="3045" calcext:value-type="float">
            <text:p>3045</text:p>
          </table:table-cell>
          <table:table-cell office:value-type="float" office:value="710" calcext:value-type="float">
            <text:p>71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50043" calcext:value-type="float">
            <text:p>50043</text:p>
          </table:table-cell>
          <table:table-cell office:value-type="float" office:value="12579" calcext:value-type="float">
            <text:p>12579</text:p>
          </table:table-cell>
          <table:table-cell office:value-type="float" office:value="11114" calcext:value-type="float">
            <text:p>11114</text:p>
          </table:table-cell>
          <table:table-cell office:value-type="float" office:value="17569" calcext:value-type="float">
            <text:p>17569</text:p>
          </table:table-cell>
          <table:table-cell office:value-type="float" office:value="805" calcext:value-type="float">
            <text:p>805</text:p>
          </table:table-cell>
          <table:table-cell office:value-type="float" office:value="6457" calcext:value-type="float">
            <text:p>645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Indifferent</text:p>
          </table:table-cell>
          <table:table-cell office:value-type="float" office:value="21236" calcext:value-type="float">
            <text:p>21236</text:p>
          </table:table-cell>
          <table:table-cell office:value-type="float" office:value="2617" calcext:value-type="float">
            <text:p>2617</text:p>
          </table:table-cell>
          <table:table-cell office:value-type="float" office:value="1188" calcext:value-type="float">
            <text:p>1188</text:p>
          </table:table-cell>
          <table:table-cell office:value-type="float" office:value="5332" calcext:value-type="float">
            <text:p>5332</text:p>
          </table:table-cell>
          <table:table-cell office:value-type="float" office:value="9584" calcext:value-type="float">
            <text:p>9584</text:p>
          </table:table-cell>
          <table:table-cell office:value-type="float" office:value="573" calcext:value-type="float">
            <text:p>573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23427" calcext:value-type="float">
            <text:p>23427</text:p>
          </table:table-cell>
          <table:table-cell office:value-type="float" office:value="7780" calcext:value-type="float">
            <text:p>7780</text:p>
          </table:table-cell>
          <table:table-cell office:value-type="float" office:value="2495" calcext:value-type="float">
            <text:p>2495</text:p>
          </table:table-cell>
          <table:table-cell office:value-type="float" office:value="9464" calcext:value-type="float">
            <text:p>9464</text:p>
          </table:table-cell>
          <table:table-cell office:value-type="float" office:value="669" calcext:value-type="float">
            <text:p>669</text:p>
          </table:table-cell>
          <table:table-cell office:value-type="float" office:value="2518" calcext:value-type="float">
            <text:p>25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32880" calcext:value-type="float">
            <text:p>32880</text:p>
          </table:table-cell>
          <table:table-cell office:value-type="float" office:value="24929" calcext:value-type="float">
            <text:p>24929</text:p>
          </table:table-cell>
          <table:table-cell office:value-type="float" office:value="1801" calcext:value-type="float">
            <text:p>1801</text:p>
          </table:table-cell>
          <table:table-cell office:value-type="float" office:value="2475" calcext:value-type="float">
            <text:p>2475</text:p>
          </table:table-cell>
          <table:table-cell office:value-type="float" office:value="2216" calcext:value-type="float">
            <text:p>2216</text:p>
          </table:table-cell>
          <table:table-cell office:value-type="float" office:value="412" calcext:value-type="float">
            <text:p>412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63056" calcext:value-type="float">
            <text:p>63056</text:p>
          </table:table-cell>
          <table:table-cell office:value-type="float" office:value="4484" calcext:value-type="float">
            <text:p>4484</text:p>
          </table:table-cell>
          <table:table-cell office:value-type="float" office:value="14399" calcext:value-type="float">
            <text:p>14399</text:p>
          </table:table-cell>
          <table:table-cell office:value-type="float" office:value="24708" calcext:value-type="float">
            <text:p>24708</text:p>
          </table:table-cell>
          <table:table-cell office:value-type="float" office:value="3549" calcext:value-type="float">
            <text:p>3549</text:p>
          </table:table-cell>
          <table:table-cell office:value-type="float" office:value="14235" calcext:value-type="float">
            <text:p>14235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30063" calcext:value-type="float">
            <text:p>30063</text:p>
          </table:table-cell>
          <table:table-cell office:value-type="float" office:value="15354" calcext:value-type="float">
            <text:p>15354</text:p>
          </table:table-cell>
          <table:table-cell office:value-type="float" office:value="2102" calcext:value-type="float">
            <text:p>2102</text:p>
          </table:table-cell>
          <table:table-cell office:value-type="float" office:value="2828" calcext:value-type="float">
            <text:p>2828</text:p>
          </table:table-cell>
          <table:table-cell office:value-type="float" office:value="8366" calcext:value-type="float">
            <text:p>8366</text:p>
          </table:table-cell>
          <table:table-cell office:value-type="float" office:value="386" calcext:value-type="float">
            <text:p>386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4353" calcext:value-type="float">
            <text:p>24353</text:p>
          </table:table-cell>
          <table:table-cell office:value-type="float" office:value="6137" calcext:value-type="float">
            <text:p>6137</text:p>
          </table:table-cell>
          <table:table-cell office:value-type="float" office:value="5360" calcext:value-type="float">
            <text:p>5360</text:p>
          </table:table-cell>
          <table:table-cell office:value-type="float" office:value="8040" calcext:value-type="float">
            <text:p>8040</text:p>
          </table:table-cell>
          <table:table-cell office:value-type="float" office:value="129" calcext:value-type="float">
            <text:p>129</text:p>
          </table:table-cell>
          <table:table-cell office:value-type="float" office:value="3084" calcext:value-type="float">
            <text:p>3084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23832" calcext:value-type="float">
            <text:p>23832</text:p>
          </table:table-cell>
          <table:table-cell office:value-type="float" office:value="14438" calcext:value-type="float">
            <text:p>14438</text:p>
          </table:table-cell>
          <table:table-cell office:value-type="float" office:value="2295" calcext:value-type="float">
            <text:p>2295</text:p>
          </table:table-cell>
          <table:table-cell office:value-type="float" office:value="1733" calcext:value-type="float">
            <text:p>1733</text:p>
          </table:table-cell>
          <table:table-cell office:value-type="float" office:value="3220" calcext:value-type="float">
            <text:p>3220</text:p>
          </table:table-cell>
          <table:table-cell office:value-type="float" office:value="585" calcext:value-type="float">
            <text:p>585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10829" calcext:value-type="float">
            <text:p>110829</text:p>
          </table:table-cell>
          <table:table-cell office:value-type="float" office:value="26373" calcext:value-type="float">
            <text:p>26373</text:p>
          </table:table-cell>
          <table:table-cell office:value-type="float" office:value="36423" calcext:value-type="float">
            <text:p>36423</text:p>
          </table:table-cell>
          <table:table-cell office:value-type="float" office:value="22019" calcext:value-type="float">
            <text:p>22019</text:p>
          </table:table-cell>
          <table:table-cell office:value-type="float" office:value="5154" calcext:value-type="float">
            <text:p>5154</text:p>
          </table:table-cell>
          <table:table-cell office:value-type="float" office:value="4337" calcext:value-type="float">
            <text:p>4337</text:p>
          </table:table-cell>
          <table:table-cell office:value-type="float" office:value="16523" calcext:value-type="float">
            <text:p>1652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high</text:p>
          </table:table-cell>
          <table:table-cell office:value-type="float" office:value="49127" calcext:value-type="float">
            <text:p>49127</text:p>
          </table:table-cell>
          <table:table-cell office:value-type="float" office:value="5550" calcext:value-type="float">
            <text:p>5550</text:p>
          </table:table-cell>
          <table:table-cell office:value-type="float" office:value="12729" calcext:value-type="float">
            <text:p>12729</text:p>
          </table:table-cell>
          <table:table-cell office:value-type="float" office:value="16767" calcext:value-type="float">
            <text:p>16767</text:p>
          </table:table-cell>
          <table:table-cell office:value-type="float" office:value="864" calcext:value-type="float">
            <text:p>864</text:p>
          </table:table-cell>
          <table:table-cell office:value-type="float" office:value="12420" calcext:value-type="float">
            <text:p>1242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27938" calcext:value-type="float">
            <text:p>27938</text:p>
          </table:table-cell>
          <table:table-cell office:value-type="float" office:value="2362" calcext:value-type="float">
            <text:p>2362</text:p>
          </table:table-cell>
          <table:table-cell office:value-type="float" office:value="6551" calcext:value-type="float">
            <text:p>6551</text:p>
          </table:table-cell>
          <table:table-cell office:value-type="float" office:value="11364" calcext:value-type="float">
            <text:p>11364</text:p>
          </table:table-cell>
          <table:table-cell office:value-type="float" office:value="913" calcext:value-type="float">
            <text:p>913</text:p>
          </table:table-cell>
          <table:table-cell office:value-type="float" office:value="5957" calcext:value-type="float">
            <text:p>5957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17946" calcext:value-type="float">
            <text:p>17946</text:p>
          </table:table-cell>
          <table:table-cell office:value-type="float" office:value="9898" calcext:value-type="float">
            <text:p>9898</text:p>
          </table:table-cell>
          <table:table-cell office:value-type="float" office:value="961" calcext:value-type="float">
            <text:p>961</text:p>
          </table:table-cell>
          <table:table-cell office:value-type="float" office:value="2861" calcext:value-type="float">
            <text:p>2861</text:p>
          </table:table-cell>
          <table:table-cell office:value-type="float" office:value="3151" calcext:value-type="float">
            <text:p>3151</text:p>
          </table:table-cell>
          <table:table-cell office:value-type="float" office:value="242" calcext:value-type="float">
            <text:p>24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77407" calcext:value-type="float">
            <text:p>77407</text:p>
          </table:table-cell>
          <table:table-cell office:value-type="float" office:value="14531" calcext:value-type="float">
            <text:p>14531</text:p>
          </table:table-cell>
          <table:table-cell office:value-type="float" office:value="15488" calcext:value-type="float">
            <text:p>15488</text:p>
          </table:table-cell>
          <table:table-cell office:value-type="float" office:value="30243" calcext:value-type="float">
            <text:p>30243</text:p>
          </table:table-cell>
          <table:table-cell office:value-type="float" office:value="437" calcext:value-type="float">
            <text:p>437</text:p>
          </table:table-cell>
          <table:table-cell office:value-type="float" office:value="14841" calcext:value-type="float">
            <text:p>14841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2594" calcext:value-type="float">
            <text:p>22594</text:p>
          </table:table-cell>
          <table:table-cell office:value-type="float" office:value="4420" calcext:value-type="float">
            <text:p>4420</text:p>
          </table:table-cell>
          <table:table-cell office:value-type="float" office:value="5139" calcext:value-type="float">
            <text:p>5139</text:p>
          </table:table-cell>
          <table:table-cell office:value-type="float" office:value="2661" calcext:value-type="float">
            <text:p>2661</text:p>
          </table:table-cell>
          <table:table-cell office:value-type="float" office:value="8872" calcext:value-type="float">
            <text:p>8872</text:p>
          </table:table-cell>
          <table:table-cell office:value-type="float" office:value="1321" calcext:value-type="float">
            <text:p>13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different</text:p>
          </table:table-cell>
          <table:table-cell office:value-type="float" office:value="11047" calcext:value-type="float">
            <text:p>11047</text:p>
          </table:table-cell>
          <table:table-cell office:value-type="float" office:value="4042" calcext:value-type="float">
            <text:p>4042</text:p>
          </table:table-cell>
          <table:table-cell office:value-type="float" office:value="2204" calcext:value-type="float">
            <text:p>2204</text:p>
          </table:table-cell>
          <table:table-cell office:value-type="float" office:value="1563" calcext:value-type="float">
            <text:p>1563</text:p>
          </table:table-cell>
          <table:table-cell office:value-type="float" office:value="2286" calcext:value-type="float">
            <text:p>2286</text:p>
          </table:table-cell>
          <table:table-cell office:value-type="float" office:value="263" calcext:value-type="float">
            <text:p>26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9804" calcext:value-type="float">
            <text:p>29804</text:p>
          </table:table-cell>
          <table:table-cell office:value-type="float" office:value="7823" calcext:value-type="float">
            <text:p>7823</text:p>
          </table:table-cell>
          <table:table-cell office:value-type="float" office:value="6245" calcext:value-type="float">
            <text:p>6245</text:p>
          </table:table-cell>
          <table:table-cell office:value-type="float" office:value="6544" calcext:value-type="float">
            <text:p>6544</text:p>
          </table:table-cell>
          <table:table-cell office:value-type="float" office:value="4154" calcext:value-type="float">
            <text:p>4154</text:p>
          </table:table-cell>
          <table:table-cell office:value-type="float" office:value="4074" calcext:value-type="float">
            <text:p>407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Low</text:p>
          </table:table-cell>
          <table:table-cell office:value-type="float" office:value="25480" calcext:value-type="float">
            <text:p>25480</text:p>
          </table:table-cell>
          <table:table-cell office:value-type="float" office:value="11686" calcext:value-type="float">
            <text:p>11686</text:p>
          </table:table-cell>
          <table:table-cell office:value-type="float" office:value="2154" calcext:value-type="float">
            <text:p>2154</text:p>
          </table:table-cell>
          <table:table-cell office:value-type="float" office:value="6824" calcext:value-type="float">
            <text:p>6824</text:p>
          </table:table-cell>
          <table:table-cell office:value-type="float" office:value="3527" calcext:value-type="float">
            <text:p>3527</text:p>
          </table:table-cell>
          <table:table-cell office:value-type="float" office:value="592" calcext:value-type="float">
            <text:p>59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6585" calcext:value-type="float">
            <text:p>16585</text:p>
          </table:table-cell>
          <table:table-cell office:value-type="float" office:value="12434" calcext:value-type="float">
            <text:p>12434</text:p>
          </table:table-cell>
          <table:table-cell office:value-type="float" office:value="540" calcext:value-type="float">
            <text:p>540</text:p>
          </table:table-cell>
          <table:table-cell office:value-type="float" office:value="283" calcext:value-type="float">
            <text:p>283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Indifferent</text:p>
          </table:table-cell>
          <table:table-cell office:value-type="float" office:value="47365" calcext:value-type="float">
            <text:p>47365</text:p>
          </table:table-cell>
          <table:table-cell office:value-type="float" office:value="19913" calcext:value-type="float">
            <text:p>19913</text:p>
          </table:table-cell>
          <table:table-cell office:value-type="float" office:value="6759" calcext:value-type="float">
            <text:p>6759</text:p>
          </table:table-cell>
          <table:table-cell office:value-type="float" office:value="13462" calcext:value-type="float">
            <text:p>13462</text:p>
          </table:table-cell>
          <table:table-cell office:value-type="float" office:value="1256" calcext:value-type="float">
            <text:p>1256</text:p>
          </table:table-cell>
          <table:table-cell office:value-type="float" office:value="5141" calcext:value-type="float">
            <text:p>5141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Very low</text:p>
          </table:table-cell>
          <table:table-cell office:value-type="float" office:value="9554" calcext:value-type="float">
            <text:p>9554</text:p>
          </table:table-cell>
          <table:table-cell office:value-type="float" office:value="6373" calcext:value-type="float">
            <text:p>6373</text:p>
          </table:table-cell>
          <table:table-cell office:value-type="float" office:value="780" calcext:value-type="float">
            <text:p>780</text:p>
          </table:table-cell>
          <table:table-cell office:value-type="float" office:value="950" calcext:value-type="float">
            <text:p>950</text:p>
          </table:table-cell>
          <table:table-cell office:value-type="float" office:value="878" calcext:value-type="float">
            <text:p>878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73302" calcext:value-type="float">
            <text:p>73302</text:p>
          </table:table-cell>
          <table:table-cell office:value-type="float" office:value="29703" calcext:value-type="float">
            <text:p>29703</text:p>
          </table:table-cell>
          <table:table-cell office:value-type="float" office:value="12051" calcext:value-type="float">
            <text:p>12051</text:p>
          </table:table-cell>
          <table:table-cell office:value-type="float" office:value="16027" calcext:value-type="float">
            <text:p>16027</text:p>
          </table:table-cell>
          <table:table-cell office:value-type="float" office:value="13135" calcext:value-type="float">
            <text:p>13135</text:p>
          </table:table-cell>
          <table:table-cell office:value-type="float" office:value="182" calcext:value-type="float">
            <text:p>182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2476" calcext:value-type="float">
            <text:p>2476</text:p>
          </table:table-cell>
          <table:table-cell office:value-type="float" office:value="503" calcext:value-type="float">
            <text:p>503</text:p>
          </table:table-cell>
          <table:table-cell office:value-type="float" office:value="112" calcext:value-type="float">
            <text:p>112</text:p>
          </table:table-cell>
          <table:table-cell office:value-type="float" office:value="778" calcext:value-type="float">
            <text:p>778</text:p>
          </table:table-cell>
          <table:table-cell office:value-type="float" office:value="895" calcext:value-type="float">
            <text:p>895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9199" calcext:value-type="float">
            <text:p>9199</text:p>
          </table:table-cell>
          <table:table-cell office:value-type="float" office:value="1289" calcext:value-type="float">
            <text:p>1289</text:p>
          </table:table-cell>
          <table:table-cell office:value-type="float" office:value="3328" calcext:value-type="float">
            <text:p>3328</text:p>
          </table:table-cell>
          <table:table-cell office:value-type="float" office:value="2022" calcext:value-type="float">
            <text:p>2022</text:p>
          </table:table-cell>
          <table:table-cell office:value-type="float" office:value="531" calcext:value-type="float">
            <text:p>531</text:p>
          </table:table-cell>
          <table:table-cell office:value-type="float" office:value="255" calcext:value-type="float">
            <text:p>255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17292" calcext:value-type="float">
            <text:p>17292</text:p>
          </table:table-cell>
          <table:table-cell office:value-type="float" office:value="3047" calcext:value-type="float">
            <text:p>3047</text:p>
          </table:table-cell>
          <table:table-cell office:value-type="float" office:value="5970" calcext:value-type="float">
            <text:p>5970</text:p>
          </table:table-cell>
          <table:table-cell office:value-type="float" office:value="4910" calcext:value-type="float">
            <text:p>4910</text:p>
          </table:table-cell>
          <table:table-cell office:value-type="float" office:value="2198" calcext:value-type="float">
            <text:p>2198</text:p>
          </table:table-cell>
          <table:table-cell office:value-type="float" office:value="850" calcext:value-type="float">
            <text:p>85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29517" calcext:value-type="float">
            <text:p>29517</text:p>
          </table:table-cell>
          <table:table-cell office:value-type="float" office:value="7579" calcext:value-type="float">
            <text:p>7579</text:p>
          </table:table-cell>
          <table:table-cell office:value-type="float" office:value="4956" calcext:value-type="float">
            <text:p>4956</text:p>
          </table:table-cell>
          <table:table-cell office:value-type="float" office:value="9426" calcext:value-type="float">
            <text:p>9426</text:p>
          </table:table-cell>
          <table:table-cell office:value-type="float" office:value="1669" calcext:value-type="float">
            <text:p>1669</text:p>
          </table:table-cell>
          <table:table-cell office:value-type="float" office:value="3321" calcext:value-type="float">
            <text:p>3321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igh</text:p>
          </table:table-cell>
          <table:table-cell office:value-type="float" office:value="27381" calcext:value-type="float">
            <text:p>27381</text:p>
          </table:table-cell>
          <table:table-cell office:value-type="float" office:value="13265" calcext:value-type="float">
            <text:p>13265</text:p>
          </table:table-cell>
          <table:table-cell office:value-type="float" office:value="1196" calcext:value-type="float">
            <text:p>1196</text:p>
          </table:table-cell>
          <table:table-cell office:value-type="float" office:value="4221" calcext:value-type="float">
            <text:p>4221</text:p>
          </table:table-cell>
          <table:table-cell office:value-type="float" office:value="6404" calcext:value-type="float">
            <text:p>6404</text:p>
          </table:table-cell>
          <table:table-cell office:value-type="float" office:value="507" calcext:value-type="float">
            <text:p>507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high</text:p>
          </table:table-cell>
          <table:table-cell office:value-type="float" office:value="23905" calcext:value-type="float">
            <text:p>23905</text:p>
          </table:table-cell>
          <table:table-cell office:value-type="float" office:value="8590" calcext:value-type="float">
            <text:p>8590</text:p>
          </table:table-cell>
          <table:table-cell office:value-type="float" office:value="3045" calcext:value-type="float">
            <text:p>3045</text:p>
          </table:table-cell>
          <table:table-cell office:value-type="float" office:value="7854" calcext:value-type="float">
            <text:p>7854</text:p>
          </table:table-cell>
          <table:table-cell office:value-type="float" office:value="96" calcext:value-type="float">
            <text:p>96</text:p>
          </table:table-cell>
          <table:table-cell office:value-type="float" office:value="4095" calcext:value-type="float">
            <text:p>409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y low</text:p>
          </table:table-cell>
          <table:table-cell office:value-type="float" office:value="52811" calcext:value-type="float">
            <text:p>52811</text:p>
          </table:table-cell>
          <table:table-cell office:value-type="float" office:value="21217" calcext:value-type="float">
            <text:p>21217</text:p>
          </table:table-cell>
          <table:table-cell office:value-type="float" office:value="6208" calcext:value-type="float">
            <text:p>6208</text:p>
          </table:table-cell>
          <table:table-cell office:value-type="float" office:value="14982" calcext:value-type="float">
            <text:p>14982</text:p>
          </table:table-cell>
          <table:table-cell office:value-type="float" office:value="3095" calcext:value-type="float">
            <text:p>3095</text:p>
          </table:table-cell>
          <table:table-cell office:value-type="float" office:value="6707" calcext:value-type="float">
            <text:p>670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46960" calcext:value-type="float">
            <text:p>46960</text:p>
          </table:table-cell>
          <table:table-cell office:value-type="float" office:value="25066" calcext:value-type="float">
            <text:p>25066</text:p>
          </table:table-cell>
          <table:table-cell office:value-type="float" office:value="5010" calcext:value-type="float">
            <text:p>5010</text:p>
          </table:table-cell>
          <table:table-cell office:value-type="float" office:value="5026" calcext:value-type="float">
            <text:p>5026</text:p>
          </table:table-cell>
          <table:table-cell office:value-type="float" office:value="9806" calcext:value-type="float">
            <text:p>9806</text:p>
          </table:table-cell>
          <table:table-cell office:value-type="float" office:value="1092" calcext:value-type="float">
            <text:p>109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ow</text:p>
          </table:table-cell>
          <table:table-cell office:value-type="float" office:value="25665" calcext:value-type="float">
            <text:p>25665</text:p>
          </table:table-cell>
          <table:table-cell office:value-type="float" office:value="2861" calcext:value-type="float">
            <text:p>2861</text:p>
          </table:table-cell>
          <table:table-cell office:value-type="float" office:value="6570" calcext:value-type="float">
            <text:p>6570</text:p>
          </table:table-cell>
          <table:table-cell office:value-type="float" office:value="9618" calcext:value-type="float">
            <text:p>9618</text:p>
          </table:table-cell>
          <table:table-cell office:value-type="float" office:value="930" calcext:value-type="float">
            <text:p>930</text:p>
          </table:table-cell>
          <table:table-cell office:value-type="float" office:value="4004" calcext:value-type="float">
            <text:p>4004</text:p>
          </table:table-cell>
          <table:table-cell office:value-type="float" office:value="1682" calcext:value-type="float">
            <text:p>1682</text:p>
          </table:table-cell>
        </table:table-row>
      </table:table>
      <table:table table:name="Pivot Table_fr_data_clusters_1" table:style-name="ta1">
        <table:shapes>
          <draw:frame draw:z-index="0" draw:style-name="gr1" draw:text-style-name="P1" svg:width="453.51pt" svg:height="255.09pt" svg:x="132.41pt" svg:y="105.22pt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4"/>
        <table:table-column table:style-name="co9" table:default-cell-style-name="ce6"/>
        <table:table-column table:style-name="co9" table:number-columns-repeated="4" table:default-cell-style-name="ce12"/>
        <table:table-column table:style-name="co9" table:default-cell-style-name="ce18"/>
        <table:table-row table:style-name="ro1">
          <table:table-cell table:style-name="ce1"/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luster</text:p>
          </table:table-cell>
          <table:table-cell table:style-name="ce7" office:value-type="string" calcext:value-type="string">
            <text:p>Sum - MeatAndFish</text:p>
          </table:table-cell>
          <table:table-cell table:style-name="ce13" office:value-type="string" calcext:value-type="string">
            <text:p>Sum - Fresh</text:p>
          </table:table-cell>
          <table:table-cell table:style-name="ce13" office:value-type="string" calcext:value-type="string">
            <text:p>Sum - Wine</text:p>
          </table:table-cell>
          <table:table-cell table:style-name="ce13" office:value-type="string" calcext:value-type="string">
            <text:p>Sum - Frozen</text:p>
          </table:table-cell>
          <table:table-cell table:style-name="ce13" office:value-type="string" calcext:value-type="string">
            <text:p>Sum - PersonalCare</text:p>
          </table:table-cell>
          <table:table-cell table:style-name="ce19" office:value-type="string" calcext:value-type="string">
            <text:p>Sum - Deli</text:p>
          </table:table-cell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8" office:value-type="float" office:value="1521743" calcext:value-type="float">
            <text:p>1521743</text:p>
          </table:table-cell>
          <table:table-cell table:style-name="ce14" office:value-type="float" office:value="1264414" calcext:value-type="float">
            <text:p>1264414</text:p>
          </table:table-cell>
          <table:table-cell table:style-name="ce14" office:value-type="float" office:value="2317845" calcext:value-type="float">
            <text:p>2317845</text:p>
          </table:table-cell>
          <table:table-cell table:style-name="ce14" office:value-type="float" office:value="234671" calcext:value-type="float">
            <text:p>234671</text:p>
          </table:table-cell>
          <table:table-cell table:style-name="ce14" office:value-type="float" office:value="1032270" calcext:value-type="float">
            <text:p>1032270</text:p>
          </table:table-cell>
          <table:table-cell table:style-name="ce20" office:value-type="float" office:value="248988" calcext:value-type="float">
            <text:p>24898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9" office:value-type="float" office:value="292861" calcext:value-type="float">
            <text:p>292861</text:p>
          </table:table-cell>
          <table:table-cell table:style-name="ce15" office:value-type="float" office:value="1087448" calcext:value-type="float">
            <text:p>1087448</text:p>
          </table:table-cell>
          <table:table-cell table:style-name="ce15" office:value-type="float" office:value="360616" calcext:value-type="float">
            <text:p>360616</text:p>
          </table:table-cell>
          <table:table-cell table:style-name="ce15" office:value-type="float" office:value="345373" calcext:value-type="float">
            <text:p>345373</text:p>
          </table:table-cell>
          <table:table-cell table:style-name="ce15" office:value-type="float" office:value="69597" calcext:value-type="float">
            <text:p>69597</text:p>
          </table:table-cell>
          <table:table-cell table:style-name="ce21" office:value-type="float" office:value="101597" calcext:value-type="float">
            <text:p>10159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10" office:value-type="float" office:value="735753" calcext:value-type="float">
            <text:p>735753</text:p>
          </table:table-cell>
          <table:table-cell table:style-name="ce16" office:value-type="float" office:value="2928269" calcext:value-type="float">
            <text:p>2928269</text:p>
          </table:table-cell>
          <table:table-cell table:style-name="ce16" office:value-type="float" office:value="820101" calcext:value-type="float">
            <text:p>820101</text:p>
          </table:table-cell>
          <table:table-cell table:style-name="ce16" office:value-type="float" office:value="771606" calcext:value-type="float">
            <text:p>771606</text:p>
          </table:table-cell>
          <table:table-cell table:style-name="ce16" office:value-type="float" office:value="165990" calcext:value-type="float">
            <text:p>165990</text:p>
          </table:table-cell>
          <table:table-cell table:style-name="ce22" office:value-type="float" office:value="320358" calcext:value-type="float">
            <text:p>320358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2550357" calcext:value-type="float">
            <text:p>2550357</text:p>
          </table:table-cell>
          <table:table-cell table:style-name="ce17" office:value-type="float" office:value="5280131" calcext:value-type="float">
            <text:p>5280131</text:p>
          </table:table-cell>
          <table:table-cell table:style-name="ce17" office:value-type="float" office:value="3498562" calcext:value-type="float">
            <text:p>3498562</text:p>
          </table:table-cell>
          <table:table-cell table:style-name="ce17" office:value-type="float" office:value="1351650" calcext:value-type="float">
            <text:p>1351650</text:p>
          </table:table-cell>
          <table:table-cell table:style-name="ce17" office:value-type="float" office:value="1267857" calcext:value-type="float">
            <text:p>1267857</text:p>
          </table:table-cell>
          <table:table-cell table:style-name="ce23" office:value-type="float" office:value="670943" calcext:value-type="float">
            <text:p>670943</text:p>
          </table:table-cell>
        </table:table-row>
      </table:table>
      <table:named-expressions/>
      <table:data-pilot-tables>
        <table:data-pilot-table table:name="DataPilot1" table:application-data="" table:target-range-address="'Pivot Table_fr_data_clusters_1'.A1:'Pivot Table_fr_data_clusters_1'.G6" table:buttons="'Pivot Table_fr_data_clusters_1'.A2 'Pivot Table_fr_data_clusters_1'.B1" table:show-filter-button="false" table:drill-down-on-double-click="false">
          <table:source-cell-range table:cell-range-address="fr_data_clusters.A1:fr_data_clusters.K4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C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tAndFish" table:orientation="data" table:used-hierarchy="0" table:function="sum">
            <table:data-pilot-level table:show-empty="false" calcext:repeat-item-labels="false">
              <table:data-pilot-members>
                <table:data-pilot-member table:name="55" table:display="true" table:show-details="true"/>
                <table:data-pilot-member table:name="112" table:display="true" table:show-details="true"/>
                <table:data-pilot-member table:name="134" table:display="true" table:show-details="true"/>
                <table:data-pilot-member table:name="201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86" table:display="true" table:show-details="true"/>
                <table:data-pilot-member table:name="295" table:display="true" table:show-details="true"/>
                <table:data-pilot-member table:name="333" table:display="true" table:show-details="true"/>
                <table:data-pilot-member table:name="337" table:display="true" table:show-details="true"/>
                <table:data-pilot-member table:name="346" table:display="true" table:show-details="true"/>
                <table:data-pilot-member table:name="367" table:display="true" table:show-details="true"/>
                <table:data-pilot-member table:name="475" table:display="true" table:show-details="true"/>
                <table:data-pilot-member table:name="489" table:display="true" table:show-details="true"/>
                <table:data-pilot-member table:name="521" table:display="true" table:show-details="true"/>
                <table:data-pilot-member table:name="540" table:display="true" table:show-details="true"/>
                <table:data-pilot-member table:name="542" table:display="true" table:show-details="true"/>
                <table:data-pilot-member table:name="555" table:display="true" table:show-details="true"/>
                <table:data-pilot-member table:name="577" table:display="true" table:show-details="true"/>
                <table:data-pilot-member table:name="584" table:display="true" table:show-details="true"/>
                <table:data-pilot-member table:name="589" table:display="true" table:show-details="true"/>
                <table:data-pilot-member table:name="594" table:display="true" table:show-details="true"/>
                <table:data-pilot-member table:name="596" table:display="true" table:show-details="true"/>
                <table:data-pilot-member table:name="607" table:display="true" table:show-details="true"/>
                <table:data-pilot-member table:name="640" table:display="true" table:show-details="true"/>
                <table:data-pilot-member table:name="659" table:display="true" table:show-details="true"/>
                <table:data-pilot-member table:name="685" table:display="true" table:show-details="true"/>
                <table:data-pilot-member table:name="713" table:display="true" table:show-details="true"/>
                <table:data-pilot-member table:name="717" table:display="true" table:show-details="true"/>
                <table:data-pilot-member table:name="727" table:display="true" table:show-details="true"/>
                <table:data-pilot-member table:name="735" table:display="true" table:show-details="true"/>
                <table:data-pilot-member table:name="780" table:display="true" table:show-details="true"/>
                <table:data-pilot-member table:name="793" table:display="true" table:show-details="true"/>
                <table:data-pilot-member table:name="803" table:display="true" table:show-details="true"/>
                <table:data-pilot-member table:name="820" table:display="true" table:show-details="true"/>
                <table:data-pilot-member table:name="829" table:display="true" table:show-details="true"/>
                <table:data-pilot-member table:name="848" table:display="true" table:show-details="true"/>
                <table:data-pilot-member table:name="865" table:display="true" table:show-details="true"/>
                <table:data-pilot-member table:name="871" table:display="true" table:show-details="true"/>
                <table:data-pilot-member table:name="873" table:display="true" table:show-details="true"/>
                <table:data-pilot-member table:name="879" table:display="true" table:show-details="true"/>
                <table:data-pilot-member table:name="891" table:display="true" table:show-details="true"/>
                <table:data-pilot-member table:name="894" table:display="true" table:show-details="true"/>
                <table:data-pilot-member table:name="899" table:display="true" table:show-details="true"/>
                <table:data-pilot-member table:name="906" table:display="true" table:show-details="true"/>
                <table:data-pilot-member table:name="918" table:display="true" table:show-details="true"/>
                <table:data-pilot-member table:name="922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8" table:display="true" table:show-details="true"/>
                <table:data-pilot-member table:name="944" table:display="true" table:show-details="true"/>
                <table:data-pilot-member table:name="961" table:display="true" table:show-details="true"/>
                <table:data-pilot-member table:name="997" table:display="true" table:show-details="true"/>
                <table:data-pilot-member table:name="1012" table:display="true" table:show-details="true"/>
                <table:data-pilot-member table:name="1014" table:display="true" table:show-details="true"/>
                <table:data-pilot-member table:name="1020" table:display="true" table:show-details="true"/>
                <table:data-pilot-member table:name="1032" table:display="true" table:show-details="true"/>
                <table:data-pilot-member table:name="1042" table:display="true" table:show-details="true"/>
                <table:data-pilot-member table:name="1046" table:display="true" table:show-details="true"/>
                <table:data-pilot-member table:name="1080" table:display="true" table:show-details="true"/>
                <table:data-pilot-member table:name="1095" table:display="true" table:show-details="true"/>
                <table:data-pilot-member table:name="1099" table:display="true" table:show-details="true"/>
                <table:data-pilot-member table:name="1106" table:display="true" table:show-details="true"/>
                <table:data-pilot-member table:name="1110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24" table:display="true" table:show-details="true"/>
                <table:data-pilot-member table:name="1137" table:display="true" table:show-details="true"/>
                <table:data-pilot-member table:name="1162" table:display="true" table:show-details="true"/>
                <table:data-pilot-member table:name="1172" table:display="true" table:show-details="true"/>
                <table:data-pilot-member table:name="1175" table:display="true" table:show-details="true"/>
                <table:data-pilot-member table:name="1181" table:display="true" table:show-details="true"/>
                <table:data-pilot-member table:name="1188" table:display="true" table:show-details="true"/>
                <table:data-pilot-member table:name="1196" table:display="true" table:show-details="true"/>
                <table:data-pilot-member table:name="1200" table:display="true" table:show-details="true"/>
                <table:data-pilot-member table:name="1208" table:display="true" table:show-details="true"/>
                <table:data-pilot-member table:name="1222" table:display="true" table:show-details="true"/>
                <table:data-pilot-member table:name="1227" table:display="true" table:show-details="true"/>
                <table:data-pilot-member table:name="1266" table:display="true" table:show-details="true"/>
                <table:data-pilot-member table:name="1275" table:display="true" table:show-details="true"/>
                <table:data-pilot-member table:name="1289" table:display="true" table:show-details="true"/>
                <table:data-pilot-member table:name="1304" table:display="true" table:show-details="true"/>
                <table:data-pilot-member table:name="1316" table:display="true" table:show-details="true"/>
                <table:data-pilot-member table:name="1318" table:display="true" table:show-details="true"/>
                <table:data-pilot-member table:name="1347" table:display="true" table:show-details="true"/>
                <table:data-pilot-member table:name="1364" table:display="true" table:show-details="true"/>
                <table:data-pilot-member table:name="1366" table:display="true" table:show-details="true"/>
                <table:data-pilot-member table:name="1371" table:display="true" table:show-details="true"/>
                <table:data-pilot-member table:name="1372" table:display="true" table:show-details="true"/>
                <table:data-pilot-member table:name="1375" table:display="true" table:show-details="true"/>
                <table:data-pilot-member table:name="1377" table:display="true" table:show-details="true"/>
                <table:data-pilot-member table:name="1431" table:display="true" table:show-details="true"/>
                <table:data-pilot-member table:name="1433" table:display="true" table:show-details="true"/>
                <table:data-pilot-member table:name="1449" table:display="true" table:show-details="true"/>
                <table:data-pilot-member table:name="1450" table:display="true" table:show-details="true"/>
                <table:data-pilot-member table:name="1461" table:display="true" table:show-details="true"/>
                <table:data-pilot-member table:name="1475" table:display="true" table:show-details="true"/>
                <table:data-pilot-member table:name="1486" table:display="true" table:show-details="true"/>
                <table:data-pilot-member table:name="1492" table:display="true" table:show-details="true"/>
                <table:data-pilot-member table:name="1511" table:display="true" table:show-details="true"/>
                <table:data-pilot-member table:name="1530" table:display="true" table:show-details="true"/>
                <table:data-pilot-member table:name="1534" table:display="true" table:show-details="true"/>
                <table:data-pilot-member table:name="1563" table:display="true" table:show-details="true"/>
                <table:data-pilot-member table:name="1596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42" table:display="true" table:show-details="true"/>
                <table:data-pilot-member table:name="1648" table:display="true" table:show-details="true"/>
                <table:data-pilot-member table:name="1666" table:display="true" table:show-details="true"/>
                <table:data-pilot-member table:name="1698" table:display="true" table:show-details="true"/>
                <table:data-pilot-member table:name="1703" table:display="true" table:show-details="true"/>
                <table:data-pilot-member table:name="1750" table:display="true" table:show-details="true"/>
                <table:data-pilot-member table:name="1780" table:display="true" table:show-details="true"/>
                <table:data-pilot-member table:name="1786" table:display="true" table:show-details="true"/>
                <table:data-pilot-member table:name="1795" table:display="true" table:show-details="true"/>
                <table:data-pilot-member table:name="1801" table:display="true" table:show-details="true"/>
                <table:data-pilot-member table:name="1825" table:display="true" table:show-details="true"/>
                <table:data-pilot-member table:name="1840" table:display="true" table:show-details="true"/>
                <table:data-pilot-member table:name="1860" table:display="true" table:show-details="true"/>
                <table:data-pilot-member table:name="1882" table:display="true" table:show-details="true"/>
                <table:data-pilot-member table:name="1887" table:display="true" table:show-details="true"/>
                <table:data-pilot-member table:name="1891" table:display="true" table:show-details="true"/>
                <table:data-pilot-member table:name="1895" table:display="true" table:show-details="true"/>
                <table:data-pilot-member table:name="1897" table:display="true" table:show-details="true"/>
                <table:data-pilot-member table:name="1916" table:display="true" table:show-details="true"/>
                <table:data-pilot-member table:name="1917" table:display="true" table:show-details="true"/>
                <table:data-pilot-member table:name="1931" table:display="true" table:show-details="true"/>
                <table:data-pilot-member table:name="1936" table:display="true" table:show-details="true"/>
                <table:data-pilot-member table:name="1970" table:display="true" table:show-details="true"/>
                <table:data-pilot-member table:name="1979" table:display="true" table:show-details="true"/>
                <table:data-pilot-member table:name="1981" table:display="true" table:show-details="true"/>
                <table:data-pilot-member table:name="1990" table:display="true" table:show-details="true"/>
                <table:data-pilot-member table:name="1993" table:display="true" table:show-details="true"/>
                <table:data-pilot-member table:name="2013" table:display="true" table:show-details="true"/>
                <table:data-pilot-member table:name="2024" table:display="true" table:show-details="true"/>
                <table:data-pilot-member table:name="2032" table:display="true" table:show-details="true"/>
                <table:data-pilot-member table:name="2037" table:display="true" table:show-details="true"/>
                <table:data-pilot-member table:name="2096" table:display="true" table:show-details="true"/>
                <table:data-pilot-member table:name="2100" table:display="true" table:show-details="true"/>
                <table:data-pilot-member table:name="2102" table:display="true" table:show-details="true"/>
                <table:data-pilot-member table:name="2132" table:display="true" table:show-details="true"/>
                <table:data-pilot-member table:name="2154" table:display="true" table:show-details="true"/>
                <table:data-pilot-member table:name="2160" table:display="true" table:show-details="true"/>
                <table:data-pilot-member table:name="2182" table:display="true" table:show-details="true"/>
                <table:data-pilot-member table:name="2204" table:display="true" table:show-details="true"/>
                <table:data-pilot-member table:name="2209" table:display="true" table:show-details="true"/>
                <table:data-pilot-member table:name="2217" table:display="true" table:show-details="true"/>
                <table:data-pilot-member table:name="2247" table:display="true" table:show-details="true"/>
                <table:data-pilot-member table:name="2256" table:display="true" table:show-details="true"/>
                <table:data-pilot-member table:name="2280" table:display="true" table:show-details="true"/>
                <table:data-pilot-member table:name="2295" table:display="true" table:show-details="true"/>
                <table:data-pilot-member table:name="2317" table:display="true" table:show-details="true"/>
                <table:data-pilot-member table:name="2335" table:display="true" table:show-details="true"/>
                <table:data-pilot-member table:name="2344" table:display="true" table:show-details="true"/>
                <table:data-pilot-member table:name="2374" table:display="true" table:show-details="true"/>
                <table:data-pilot-member table:name="2380" table:display="true" table:show-details="true"/>
                <table:data-pilot-member table:name="2408" table:display="true" table:show-details="true"/>
                <table:data-pilot-member table:name="2428" table:display="true" table:show-details="true"/>
                <table:data-pilot-member table:name="2495" table:display="true" table:show-details="true"/>
                <table:data-pilot-member table:name="2521" table:display="true" table:show-details="true"/>
                <table:data-pilot-member table:name="2527" table:display="true" table:show-details="true"/>
                <table:data-pilot-member table:name="2567" table:display="true" table:show-details="true"/>
                <table:data-pilot-member table:name="2602" table:display="true" table:show-details="true"/>
                <table:data-pilot-member table:name="2616" table:display="true" table:show-details="true"/>
                <table:data-pilot-member table:name="2703" table:display="true" table:show-details="true"/>
                <table:data-pilot-member table:name="2713" table:display="true" table:show-details="true"/>
                <table:data-pilot-member table:name="2746" table:display="true" table:show-details="true"/>
                <table:data-pilot-member table:name="2761" table:display="true" table:show-details="true"/>
                <table:data-pilot-member table:name="2762" table:display="true" table:show-details="true"/>
                <table:data-pilot-member table:name="2770" table:display="true" table:show-details="true"/>
                <table:data-pilot-member table:name="2801" table:display="true" table:show-details="true"/>
                <table:data-pilot-member table:name="2820" table:display="true" table:show-details="true"/>
                <table:data-pilot-member table:name="2872" table:display="true" table:show-details="true"/>
                <table:data-pilot-member table:name="2884" table:display="true" table:show-details="true"/>
                <table:data-pilot-member table:name="2920" table:display="true" table:show-details="true"/>
                <table:data-pilot-member table:name="3045" table:display="true" table:show-details="true"/>
                <table:data-pilot-member table:name="3065" table:display="true" table:show-details="true"/>
                <table:data-pilot-member table:name="3086" table:display="true" table:show-details="true"/>
                <table:data-pilot-member table:name="3088" table:display="true" table:show-details="true"/>
                <table:data-pilot-member table:name="3090" table:display="true" table:show-details="true"/>
                <table:data-pilot-member table:name="3154" table:display="true" table:show-details="true"/>
                <table:data-pilot-member table:name="3195" table:display="true" table:show-details="true"/>
                <table:data-pilot-member table:name="3199" table:display="true" table:show-details="true"/>
                <table:data-pilot-member table:name="3216" table:display="true" table:show-details="true"/>
                <table:data-pilot-member table:name="3218" table:display="true" table:show-details="true"/>
                <table:data-pilot-member table:name="3234" table:display="true" table:show-details="true"/>
                <table:data-pilot-member table:name="3243" table:display="true" table:show-details="true"/>
                <table:data-pilot-member table:name="3259" table:display="true" table:show-details="true"/>
                <table:data-pilot-member table:name="3289" table:display="true" table:show-details="true"/>
                <table:data-pilot-member table:name="3294" table:display="true" table:show-details="true"/>
                <table:data-pilot-member table:name="3327" table:display="true" table:show-details="true"/>
                <table:data-pilot-member table:name="3328" table:display="true" table:show-details="true"/>
                <table:data-pilot-member table:name="3354" table:display="true" table:show-details="true"/>
                <table:data-pilot-member table:name="3373" table:display="true" table:show-details="true"/>
                <table:data-pilot-member table:name="3473" table:display="true" table:show-details="true"/>
                <table:data-pilot-member table:name="3485" table:display="true" table:show-details="true"/>
                <table:data-pilot-member table:name="3504" table:display="true" table:show-details="true"/>
                <table:data-pilot-member table:name="3575" table:display="true" table:show-details="true"/>
                <table:data-pilot-member table:name="3576" table:display="true" table:show-details="true"/>
                <table:data-pilot-member table:name="3587" table:display="true" table:show-details="true"/>
                <table:data-pilot-member table:name="3605" table:display="true" table:show-details="true"/>
                <table:data-pilot-member table:name="3610" table:display="true" table:show-details="true"/>
                <table:data-pilot-member table:name="3613" table:display="true" table:show-details="true"/>
                <table:data-pilot-member table:name="3620" table:display="true" table:show-details="true"/>
                <table:data-pilot-member table:name="3634" table:display="true" table:show-details="true"/>
                <table:data-pilot-member table:name="3648" table:display="true" table:show-details="true"/>
                <table:data-pilot-member table:name="3651" table:display="true" table:show-details="true"/>
                <table:data-pilot-member table:name="3677" table:display="true" table:show-details="true"/>
                <table:data-pilot-member table:name="3683" table:display="true" table:show-details="true"/>
                <table:data-pilot-member table:name="3686" table:display="true" table:show-details="true"/>
                <table:data-pilot-member table:name="3688" table:display="true" table:show-details="true"/>
                <table:data-pilot-member table:name="3696" table:display="true" table:show-details="true"/>
                <table:data-pilot-member table:name="3737" table:display="true" table:show-details="true"/>
                <table:data-pilot-member table:name="3748" table:display="true" table:show-details="true"/>
                <table:data-pilot-member table:name="3749" table:display="true" table:show-details="true"/>
                <table:data-pilot-member table:name="3783" table:display="true" table:show-details="true"/>
                <table:data-pilot-member table:name="3795" table:display="true" table:show-details="true"/>
                <table:data-pilot-member table:name="3801" table:display="true" table:show-details="true"/>
                <table:data-pilot-member table:name="3836" table:display="true" table:show-details="true"/>
                <table:data-pilot-member table:name="3838" table:display="true" table:show-details="true"/>
                <table:data-pilot-member table:name="3880" table:display="true" table:show-details="true"/>
                <table:data-pilot-member table:name="3916" table:display="true" table:show-details="true"/>
                <table:data-pilot-member table:name="3922" table:display="true" table:show-details="true"/>
                <table:data-pilot-member table:name="3944" table:display="true" table:show-details="true"/>
                <table:data-pilot-member table:name="3965" table:display="true" table:show-details="true"/>
                <table:data-pilot-member table:name="4025" table:display="true" table:show-details="true"/>
                <table:data-pilot-member table:name="4051" table:display="true" table:show-details="true"/>
                <table:data-pilot-member table:name="4180" table:display="true" table:show-details="true"/>
                <table:data-pilot-member table:name="4230" table:display="true" table:show-details="true"/>
                <table:data-pilot-member table:name="4257" table:display="true" table:show-details="true"/>
                <table:data-pilot-member table:name="4280" table:display="true" table:show-details="true"/>
                <table:data-pilot-member table:name="4332" table:display="true" table:show-details="true"/>
                <table:data-pilot-member table:name="4339" table:display="true" table:show-details="true"/>
                <table:data-pilot-member table:name="4362" table:display="true" table:show-details="true"/>
                <table:data-pilot-member table:name="4411" table:display="true" table:show-details="true"/>
                <table:data-pilot-member table:name="4519" table:display="true" table:show-details="true"/>
                <table:data-pilot-member table:name="4560" table:display="true" table:show-details="true"/>
                <table:data-pilot-member table:name="4563" table:display="true" table:show-details="true"/>
                <table:data-pilot-member table:name="4591" table:display="true" table:show-details="true"/>
                <table:data-pilot-member table:name="4613" table:display="true" table:show-details="true"/>
                <table:data-pilot-member table:name="4737" table:display="true" table:show-details="true"/>
                <table:data-pilot-member table:name="4753" table:display="true" table:show-details="true"/>
                <table:data-pilot-member table:name="4786" table:display="true" table:show-details="true"/>
                <table:data-pilot-member table:name="4847" table:display="true" table:show-details="true"/>
                <table:data-pilot-member table:name="4859" table:display="true" table:show-details="true"/>
                <table:data-pilot-member table:name="4885" table:display="true" table:show-details="true"/>
                <table:data-pilot-member table:name="4888" table:display="true" table:show-details="true"/>
                <table:data-pilot-member table:name="4956" table:display="true" table:show-details="true"/>
                <table:data-pilot-member table:name="4959" table:display="true" table:show-details="true"/>
                <table:data-pilot-member table:name="4979" table:display="true" table:show-details="true"/>
                <table:data-pilot-member table:name="4980" table:display="true" table:show-details="true"/>
                <table:data-pilot-member table:name="4984" table:display="true" table:show-details="true"/>
                <table:data-pilot-member table:name="5007" table:display="true" table:show-details="true"/>
                <table:data-pilot-member table:name="5008" table:display="true" table:show-details="true"/>
                <table:data-pilot-member table:name="5010" table:display="true" table:show-details="true"/>
                <table:data-pilot-member table:name="5025" table:display="true" table:show-details="true"/>
                <table:data-pilot-member table:name="5139" table:display="true" table:show-details="true"/>
                <table:data-pilot-member table:name="5164" table:display="true" table:show-details="true"/>
                <table:data-pilot-member table:name="5266" table:display="true" table:show-details="true"/>
                <table:data-pilot-member table:name="5279" table:display="true" table:show-details="true"/>
                <table:data-pilot-member table:name="5291" table:display="true" table:show-details="true"/>
                <table:data-pilot-member table:name="5302" table:display="true" table:show-details="true"/>
                <table:data-pilot-member table:name="5332" table:display="true" table:show-details="true"/>
                <table:data-pilot-member table:name="5360" table:display="true" table:show-details="true"/>
                <table:data-pilot-member table:name="5403" table:display="true" table:show-details="true"/>
                <table:data-pilot-member table:name="5410" table:display="true" table:show-details="true"/>
                <table:data-pilot-member table:name="5479" table:display="true" table:show-details="true"/>
                <table:data-pilot-member table:name="5491" table:display="true" table:show-details="true"/>
                <table:data-pilot-member table:name="5499" table:display="true" table:show-details="true"/>
                <table:data-pilot-member table:name="5506" table:display="true" table:show-details="true"/>
                <table:data-pilot-member table:name="5758" table:display="true" table:show-details="true"/>
                <table:data-pilot-member table:name="5763" table:display="true" table:show-details="true"/>
                <table:data-pilot-member table:name="5878" table:display="true" table:show-details="true"/>
                <table:data-pilot-member table:name="5921" table:display="true" table:show-details="true"/>
                <table:data-pilot-member table:name="5970" table:display="true" table:show-details="true"/>
                <table:data-pilot-member table:name="5989" table:display="true" table:show-details="true"/>
                <table:data-pilot-member table:name="6036" table:display="true" table:show-details="true"/>
                <table:data-pilot-member table:name="6046" table:display="true" table:show-details="true"/>
                <table:data-pilot-member table:name="6128" table:display="true" table:show-details="true"/>
                <table:data-pilot-member table:name="6152" table:display="true" table:show-details="true"/>
                <table:data-pilot-member table:name="6154" table:display="true" table:show-details="true"/>
                <table:data-pilot-member table:name="6157" table:display="true" table:show-details="true"/>
                <table:data-pilot-member table:name="6200" table:display="true" table:show-details="true"/>
                <table:data-pilot-member table:name="6208" table:display="true" table:show-details="true"/>
                <table:data-pilot-member table:name="6243" table:display="true" table:show-details="true"/>
                <table:data-pilot-member table:name="6245" table:display="true" table:show-details="true"/>
                <table:data-pilot-member table:name="6250" table:display="true" table:show-details="true"/>
                <table:data-pilot-member table:name="6257" table:display="true" table:show-details="true"/>
                <table:data-pilot-member table:name="6264" table:display="true" table:show-details="true"/>
                <table:data-pilot-member table:name="6327" table:display="true" table:show-details="true"/>
                <table:data-pilot-member table:name="6337" table:display="true" table:show-details="true"/>
                <table:data-pilot-member table:name="6343" table:display="true" table:show-details="true"/>
                <table:data-pilot-member table:name="6380" table:display="true" table:show-details="true"/>
                <table:data-pilot-member table:name="6448" table:display="true" table:show-details="true"/>
                <table:data-pilot-member table:name="6459" table:display="true" table:show-details="true"/>
                <table:data-pilot-member table:name="6551" table:display="true" table:show-details="true"/>
                <table:data-pilot-member table:name="6570" table:display="true" table:show-details="true"/>
                <table:data-pilot-member table:name="6602" table:display="true" table:show-details="true"/>
                <table:data-pilot-member table:name="6721" table:display="true" table:show-details="true"/>
                <table:data-pilot-member table:name="6730" table:display="true" table:show-details="true"/>
                <table:data-pilot-member table:name="6759" table:display="true" table:show-details="true"/>
                <table:data-pilot-member table:name="6817" table:display="true" table:show-details="true"/>
                <table:data-pilot-member table:name="6939" table:display="true" table:show-details="true"/>
                <table:data-pilot-member table:name="6958" table:display="true" table:show-details="true"/>
                <table:data-pilot-member table:name="6964" table:display="true" table:show-details="true"/>
                <table:data-pilot-member table:name="7027" table:display="true" table:show-details="true"/>
                <table:data-pilot-member table:name="7075" table:display="true" table:show-details="true"/>
                <table:data-pilot-member table:name="7097" table:display="true" table:show-details="true"/>
                <table:data-pilot-member table:name="7108" table:display="true" table:show-details="true"/>
                <table:data-pilot-member table:name="7152" table:display="true" table:show-details="true"/>
                <table:data-pilot-member table:name="7184" table:display="true" table:show-details="true"/>
                <table:data-pilot-member table:name="7209" table:display="true" table:show-details="true"/>
                <table:data-pilot-member table:name="7243" table:display="true" table:show-details="true"/>
                <table:data-pilot-member table:name="7260" table:display="true" table:show-details="true"/>
                <table:data-pilot-member table:name="7330" table:display="true" table:show-details="true"/>
                <table:data-pilot-member table:name="7393" table:display="true" table:show-details="true"/>
                <table:data-pilot-member table:name="7435" table:display="true" table:show-details="true"/>
                <table:data-pilot-member table:name="7460" table:display="true" table:show-details="true"/>
                <table:data-pilot-member table:name="7503" table:display="true" table:show-details="true"/>
                <table:data-pilot-member table:name="7504" table:display="true" table:show-details="true"/>
                <table:data-pilot-member table:name="7555" table:display="true" table:show-details="true"/>
                <table:data-pilot-member table:name="7603" table:display="true" table:show-details="true"/>
                <table:data-pilot-member table:name="7639" table:display="true" table:show-details="true"/>
                <table:data-pilot-member table:name="7677" table:display="true" table:show-details="true"/>
                <table:data-pilot-member table:name="7704" table:display="true" table:show-details="true"/>
                <table:data-pilot-member table:name="7775" table:display="true" table:show-details="true"/>
                <table:data-pilot-member table:name="7779" table:display="true" table:show-details="true"/>
                <table:data-pilot-member table:name="7845" table:display="true" table:show-details="true"/>
                <table:data-pilot-member table:name="7961" table:display="true" table:show-details="true"/>
                <table:data-pilot-member table:name="8002" table:display="true" table:show-details="true"/>
                <table:data-pilot-member table:name="8053" table:display="true" table:show-details="true"/>
                <table:data-pilot-member table:name="8080" table:display="true" table:show-details="true"/>
                <table:data-pilot-member table:name="8259" table:display="true" table:show-details="true"/>
                <table:data-pilot-member table:name="8323" table:display="true" table:show-details="true"/>
                <table:data-pilot-member table:name="8384" table:display="true" table:show-details="true"/>
                <table:data-pilot-member table:name="8397" table:display="true" table:show-details="true"/>
                <table:data-pilot-member table:name="8494" table:display="true" table:show-details="true"/>
                <table:data-pilot-member table:name="8533" table:display="true" table:show-details="true"/>
                <table:data-pilot-member table:name="8579" table:display="true" table:show-details="true"/>
                <table:data-pilot-member table:name="8630" table:display="true" table:show-details="true"/>
                <table:data-pilot-member table:name="8675" table:display="true" table:show-details="true"/>
                <table:data-pilot-member table:name="8808" table:display="true" table:show-details="true"/>
                <table:data-pilot-member table:name="8816" table:display="true" table:show-details="true"/>
                <table:data-pilot-member table:name="8847" table:display="true" table:show-details="true"/>
                <table:data-pilot-member table:name="9232" table:display="true" table:show-details="true"/>
                <table:data-pilot-member table:name="9250" table:display="true" table:show-details="true"/>
                <table:data-pilot-member table:name="9347" table:display="true" table:show-details="true"/>
                <table:data-pilot-member table:name="9465" table:display="true" table:show-details="true"/>
                <table:data-pilot-member table:name="9540" table:display="true" table:show-details="true"/>
                <table:data-pilot-member table:name="9656" table:display="true" table:show-details="true"/>
                <table:data-pilot-member table:name="9679" table:display="true" table:show-details="true"/>
                <table:data-pilot-member table:name="9763" table:display="true" table:show-details="true"/>
                <table:data-pilot-member table:name="9776" table:display="true" table:show-details="true"/>
                <table:data-pilot-member table:name="9810" table:display="true" table:show-details="true"/>
                <table:data-pilot-member table:name="9933" table:display="true" table:show-details="true"/>
                <table:data-pilot-member table:name="10044" table:display="true" table:show-details="true"/>
                <table:data-pilot-member table:name="10473" table:display="true" table:show-details="true"/>
                <table:data-pilot-member table:name="10556" table:display="true" table:show-details="true"/>
                <table:data-pilot-member table:name="10646" table:display="true" table:show-details="true"/>
                <table:data-pilot-member table:name="10678" table:display="true" table:show-details="true"/>
                <table:data-pilot-member table:name="10690" table:display="true" table:show-details="true"/>
                <table:data-pilot-member table:name="10765" table:display="true" table:show-details="true"/>
                <table:data-pilot-member table:name="10769" table:display="true" table:show-details="true"/>
                <table:data-pilot-member table:name="10810" table:display="true" table:show-details="true"/>
                <table:data-pilot-member table:name="10940" table:display="true" table:show-details="true"/>
                <table:data-pilot-member table:name="11006" table:display="true" table:show-details="true"/>
                <table:data-pilot-member table:name="11093" table:display="true" table:show-details="true"/>
                <table:data-pilot-member table:name="11095" table:display="true" table:show-details="true"/>
                <table:data-pilot-member table:name="11103" table:display="true" table:show-details="true"/>
                <table:data-pilot-member table:name="11114" table:display="true" table:show-details="true"/>
                <table:data-pilot-member table:name="11487" table:display="true" table:show-details="true"/>
                <table:data-pilot-member table:name="11577" table:display="true" table:show-details="true"/>
                <table:data-pilot-member table:name="11601" table:display="true" table:show-details="true"/>
                <table:data-pilot-member table:name="11711" table:display="true" table:show-details="true"/>
                <table:data-pilot-member table:name="11991" table:display="true" table:show-details="true"/>
                <table:data-pilot-member table:name="12051" table:display="true" table:show-details="true"/>
                <table:data-pilot-member table:name="12220" table:display="true" table:show-details="true"/>
                <table:data-pilot-member table:name="12319" table:display="true" table:show-details="true"/>
                <table:data-pilot-member table:name="12653" table:display="true" table:show-details="true"/>
                <table:data-pilot-member table:name="12697" table:display="true" table:show-details="true"/>
                <table:data-pilot-member table:name="12729" table:display="true" table:show-details="true"/>
                <table:data-pilot-member table:name="12844" table:display="true" table:show-details="true"/>
                <table:data-pilot-member table:name="12867" table:display="true" table:show-details="true"/>
                <table:data-pilot-member table:name="12939" table:display="true" table:show-details="true"/>
                <table:data-pilot-member table:name="13240" table:display="true" table:show-details="true"/>
                <table:data-pilot-member table:name="13252" table:display="true" table:show-details="true"/>
                <table:data-pilot-member table:name="13316" table:display="true" table:show-details="true"/>
                <table:data-pilot-member table:name="14069" table:display="true" table:show-details="true"/>
                <table:data-pilot-member table:name="14399" table:display="true" table:show-details="true"/>
                <table:data-pilot-member table:name="14641" table:display="true" table:show-details="true"/>
                <table:data-pilot-member table:name="14881" table:display="true" table:show-details="true"/>
                <table:data-pilot-member table:name="14982" table:display="true" table:show-details="true"/>
                <table:data-pilot-member table:name="15488" table:display="true" table:show-details="true"/>
                <table:data-pilot-member table:name="15726" table:display="true" table:show-details="true"/>
                <table:data-pilot-member table:name="15729" table:display="true" table:show-details="true"/>
                <table:data-pilot-member table:name="16599" table:display="true" table:show-details="true"/>
                <table:data-pilot-member table:name="16687" table:display="true" table:show-details="true"/>
                <table:data-pilot-member table:name="16729" table:display="true" table:show-details="true"/>
                <table:data-pilot-member table:name="16784" table:display="true" table:show-details="true"/>
                <table:data-pilot-member table:name="17972" table:display="true" table:show-details="true"/>
                <table:data-pilot-member table:name="18664" table:display="true" table:show-details="true"/>
                <table:data-pilot-member table:name="20484" table:display="true" table:show-details="true"/>
                <table:data-pilot-member table:name="20655" table:display="true" table:show-details="true"/>
                <table:data-pilot-member table:name="20959" table:display="true" table:show-details="true"/>
                <table:data-pilot-member table:name="21412" table:display="true" table:show-details="true"/>
                <table:data-pilot-member table:name="21858" table:display="true" table:show-details="true"/>
                <table:data-pilot-member table:name="22044" table:display="true" table:show-details="true"/>
                <table:data-pilot-member table:name="23133" table:display="true" table:show-details="true"/>
                <table:data-pilot-member table:name="23527" table:display="true" table:show-details="true"/>
                <table:data-pilot-member table:name="25071" table:display="true" table:show-details="true"/>
                <table:data-pilot-member table:name="25862" table:display="true" table:show-details="true"/>
                <table:data-pilot-member table:name="27472" table:display="true" table:show-details="true"/>
                <table:data-pilot-member table:name="28326" table:display="true" table:show-details="true"/>
                <table:data-pilot-member table:name="29627" table:display="true" table:show-details="true"/>
                <table:data-pilot-member table:name="29892" table:display="true" table:show-details="true"/>
                <table:data-pilot-member table:name="36423" table:display="true" table:show-details="true"/>
                <table:data-pilot-member table:name="38369" table:display="true" table:show-details="true"/>
                <table:data-pilot-member table:name="43950" table:display="true" table:show-details="true"/>
                <table:data-pilot-member table:name="46197" table:display="true" table:show-details="true"/>
                <table:data-pilot-member table:name="54259" table:display="true" table:show-details="true"/>
                <table:data-pilot-member table:name="734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sh" table:orientation="data" table:used-hierarchy="0" table:function="sum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9" table:display="true" table:show-details="true"/>
                <table:data-pilot-member table:name="18" table:display="true" table:show-details="true"/>
                <table:data-pilot-member table:name="23" table:display="true" table:show-details="true"/>
                <table:data-pilot-member table:name="37" table:display="true" table:show-details="true"/>
                <table:data-pilot-member table:name="85" table:display="true" table:show-details="true"/>
                <table:data-pilot-member table:name="97" table:display="true" table:show-details="true"/>
                <table:data-pilot-member table:name="117" table:display="true" table:show-details="true"/>
                <table:data-pilot-member table:name="140" table:display="true" table:show-details="true"/>
                <table:data-pilot-member table:name="161" table:display="true" table:show-details="true"/>
                <table:data-pilot-member table:name="180" table:display="true" table:show-details="true"/>
                <table:data-pilot-member table:name="190" table:display="true" table:show-details="true"/>
                <table:data-pilot-member table:name="200" table:display="true" table:show-details="true"/>
                <table:data-pilot-member table:name="219" table:display="true" table:show-details="true"/>
                <table:data-pilot-member table:name="243" table:display="true" table:show-details="true"/>
                <table:data-pilot-member table:name="255" table:display="true" table:show-details="true"/>
                <table:data-pilot-member table:name="260" table:display="true" table:show-details="true"/>
                <table:data-pilot-member table:name="286" table:display="true" table:show-details="true"/>
                <table:data-pilot-member table:name="327" table:display="true" table:show-details="true"/>
                <table:data-pilot-member table:name="355" table:display="true" table:show-details="true"/>
                <table:data-pilot-member table:name="381" table:display="true" table:show-details="true"/>
                <table:data-pilot-member table:name="403" table:display="true" table:show-details="true"/>
                <table:data-pilot-member table:name="444" table:display="true" table:show-details="true"/>
                <table:data-pilot-member table:name="491" table:display="true" table:show-details="true"/>
                <table:data-pilot-member table:name="503" table:display="true" table:show-details="true"/>
                <table:data-pilot-member table:name="514" table:display="true" table:show-details="true"/>
                <table:data-pilot-member table:name="518" table:display="true" table:show-details="true"/>
                <table:data-pilot-member table:name="542" table:display="true" table:show-details="true"/>
                <table:data-pilot-member table:name="572" table:display="true" table:show-details="true"/>
                <table:data-pilot-member table:name="583" table:display="true" table:show-details="true"/>
                <table:data-pilot-member table:name="608" table:display="true" table:show-details="true"/>
                <table:data-pilot-member table:name="622" table:display="true" table:show-details="true"/>
                <table:data-pilot-member table:name="630" table:display="true" table:show-details="true"/>
                <table:data-pilot-member table:name="660" table:display="true" table:show-details="true"/>
                <table:data-pilot-member table:name="680" table:display="true" table:show-details="true"/>
                <table:data-pilot-member table:name="688" table:display="true" table:show-details="true"/>
                <table:data-pilot-member table:name="694" table:display="true" table:show-details="true"/>
                <table:data-pilot-member table:name="717" table:display="true" table:show-details="true"/>
                <table:data-pilot-member table:name="759" table:display="true" table:show-details="true"/>
                <table:data-pilot-member table:name="796" table:display="true" table:show-details="true"/>
                <table:data-pilot-member table:name="834" table:display="true" table:show-details="true"/>
                <table:data-pilot-member table:name="894" table:display="true" table:show-details="true"/>
                <table:data-pilot-member table:name="918" table:display="true" table:show-details="true"/>
                <table:data-pilot-member table:name="955" table:display="true" table:show-details="true"/>
                <table:data-pilot-member table:name="964" table:display="true" table:show-details="true"/>
                <table:data-pilot-member table:name="1020" table:display="true" table:show-details="true"/>
                <table:data-pilot-member table:name="1073" table:display="true" table:show-details="true"/>
                <table:data-pilot-member table:name="1107" table:display="true" table:show-details="true"/>
                <table:data-pilot-member table:name="1182" table:display="true" table:show-details="true"/>
                <table:data-pilot-member table:name="1198" table:display="true" table:show-details="true"/>
                <table:data-pilot-member table:name="1206" table:display="true" table:show-details="true"/>
                <table:data-pilot-member table:name="1210" table:display="true" table:show-details="true"/>
                <table:data-pilot-member table:name="1289" table:display="true" table:show-details="true"/>
                <table:data-pilot-member table:name="1406" table:display="true" table:show-details="true"/>
                <table:data-pilot-member table:name="1420" table:display="true" table:show-details="true"/>
                <table:data-pilot-member table:name="1454" table:display="true" table:show-details="true"/>
                <table:data-pilot-member table:name="1479" table:display="true" table:show-details="true"/>
                <table:data-pilot-member table:name="1502" table:display="true" table:show-details="true"/>
                <table:data-pilot-member table:name="1531" table:display="true" table:show-details="true"/>
                <table:data-pilot-member table:name="1537" table:display="true" table:show-details="true"/>
                <table:data-pilot-member table:name="1640" table:display="true" table:show-details="true"/>
                <table:data-pilot-member table:name="1689" table:display="true" table:show-details="true"/>
                <table:data-pilot-member table:name="1725" table:display="true" table:show-details="true"/>
                <table:data-pilot-member table:name="1774" table:display="true" table:show-details="true"/>
                <table:data-pilot-member table:name="1821" table:display="true" table:show-details="true"/>
                <table:data-pilot-member table:name="1838" table:display="true" table:show-details="true"/>
                <table:data-pilot-member table:name="1869" table:display="true" table:show-details="true"/>
                <table:data-pilot-member table:name="1956" table:display="true" table:show-details="true"/>
                <table:data-pilot-member table:name="1982" table:display="true" table:show-details="true"/>
                <table:data-pilot-member table:name="1989" table:display="true" table:show-details="true"/>
                <table:data-pilot-member table:name="2083" table:display="true" table:show-details="true"/>
                <table:data-pilot-member table:name="2101" table:display="true" table:show-details="true"/>
                <table:data-pilot-member table:name="2121" table:display="true" table:show-details="true"/>
                <table:data-pilot-member table:name="2126" table:display="true" table:show-details="true"/>
                <table:data-pilot-member table:name="2137" table:display="true" table:show-details="true"/>
                <table:data-pilot-member table:name="2153" table:display="true" table:show-details="true"/>
                <table:data-pilot-member table:name="2320" table:display="true" table:show-details="true"/>
                <table:data-pilot-member table:name="2343" table:display="true" table:show-details="true"/>
                <table:data-pilot-member table:name="2344" table:display="true" table:show-details="true"/>
                <table:data-pilot-member table:name="2362" table:display="true" table:show-details="true"/>
                <table:data-pilot-member table:name="2427" table:display="true" table:show-details="true"/>
                <table:data-pilot-member table:name="2438" table:display="true" table:show-details="true"/>
                <table:data-pilot-member table:name="2446" table:display="true" table:show-details="true"/>
                <table:data-pilot-member table:name="2532" table:display="true" table:show-details="true"/>
                <table:data-pilot-member table:name="2541" table:display="true" table:show-details="true"/>
                <table:data-pilot-member table:name="2599" table:display="true" table:show-details="true"/>
                <table:data-pilot-member table:name="2612" table:display="true" table:show-details="true"/>
                <table:data-pilot-member table:name="2615" table:display="true" table:show-details="true"/>
                <table:data-pilot-member table:name="2617" table:display="true" table:show-details="true"/>
                <table:data-pilot-member table:name="2647" table:display="true" table:show-details="true"/>
                <table:data-pilot-member table:name="2708" table:display="true" table:show-details="true"/>
                <table:data-pilot-member table:name="2771" table:display="true" table:show-details="true"/>
                <table:data-pilot-member table:name="2787" table:display="true" table:show-details="true"/>
                <table:data-pilot-member table:name="2790" table:display="true" table:show-details="true"/>
                <table:data-pilot-member table:name="2806" table:display="true" table:show-details="true"/>
                <table:data-pilot-member table:name="2838" table:display="true" table:show-details="true"/>
                <table:data-pilot-member table:name="2861" table:display="true" table:show-details="true"/>
                <table:data-pilot-member table:name="2886" table:display="true" table:show-details="true"/>
                <table:data-pilot-member table:name="2926" table:display="true" table:show-details="true"/>
                <table:data-pilot-member table:name="2932" table:display="true" table:show-details="true"/>
                <table:data-pilot-member table:name="3009" table:display="true" table:show-details="true"/>
                <table:data-pilot-member table:name="3043" table:display="true" table:show-details="true"/>
                <table:data-pilot-member table:name="3047" table:display="true" table:show-details="true"/>
                <table:data-pilot-member table:name="3062" table:display="true" table:show-details="true"/>
                <table:data-pilot-member table:name="3067" table:display="true" table:show-details="true"/>
                <table:data-pilot-member table:name="3087" table:display="true" table:show-details="true"/>
                <table:data-pilot-member table:name="3097" table:display="true" table:show-details="true"/>
                <table:data-pilot-member table:name="3103" table:display="true" table:show-details="true"/>
                <table:data-pilot-member table:name="3136" table:display="true" table:show-details="true"/>
                <table:data-pilot-member table:name="3157" table:display="true" table:show-details="true"/>
                <table:data-pilot-member table:name="3191" table:display="true" table:show-details="true"/>
                <table:data-pilot-member table:name="3225" table:display="true" table:show-details="true"/>
                <table:data-pilot-member table:name="3317" table:display="true" table:show-details="true"/>
                <table:data-pilot-member table:name="3347" table:display="true" table:show-details="true"/>
                <table:data-pilot-member table:name="3352" table:display="true" table:show-details="true"/>
                <table:data-pilot-member table:name="3366" table:display="true" table:show-details="true"/>
                <table:data-pilot-member table:name="3428" table:display="true" table:show-details="true"/>
                <table:data-pilot-member table:name="3463" table:display="true" table:show-details="true"/>
                <table:data-pilot-member table:name="3477" table:display="true" table:show-details="true"/>
                <table:data-pilot-member table:name="3521" table:display="true" table:show-details="true"/>
                <table:data-pilot-member table:name="3830" table:display="true" table:show-details="true"/>
                <table:data-pilot-member table:name="3884" table:display="true" table:show-details="true"/>
                <table:data-pilot-member table:name="3996" table:display="true" table:show-details="true"/>
                <table:data-pilot-member table:name="4020" table:display="true" table:show-details="true"/>
                <table:data-pilot-member table:name="4042" table:display="true" table:show-details="true"/>
                <table:data-pilot-member table:name="4048" table:display="true" table:show-details="true"/>
                <table:data-pilot-member table:name="4098" table:display="true" table:show-details="true"/>
                <table:data-pilot-member table:name="4113" table:display="true" table:show-details="true"/>
                <table:data-pilot-member table:name="4155" table:display="true" table:show-details="true"/>
                <table:data-pilot-member table:name="4389" table:display="true" table:show-details="true"/>
                <table:data-pilot-member table:name="4414" table:display="true" table:show-details="true"/>
                <table:data-pilot-member table:name="4420" table:display="true" table:show-details="true"/>
                <table:data-pilot-member table:name="4446" table:display="true" table:show-details="true"/>
                <table:data-pilot-member table:name="4456" table:display="true" table:show-details="true"/>
                <table:data-pilot-member table:name="4484" table:display="true" table:show-details="true"/>
                <table:data-pilot-member table:name="4515" table:display="true" table:show-details="true"/>
                <table:data-pilot-member table:name="4591" table:display="true" table:show-details="true"/>
                <table:data-pilot-member table:name="4625" table:display="true" table:show-details="true"/>
                <table:data-pilot-member table:name="4627" table:display="true" table:show-details="true"/>
                <table:data-pilot-member table:name="4692" table:display="true" table:show-details="true"/>
                <table:data-pilot-member table:name="4720" table:display="true" table:show-details="true"/>
                <table:data-pilot-member table:name="4734" table:display="true" table:show-details="true"/>
                <table:data-pilot-member table:name="4760" table:display="true" table:show-details="true"/>
                <table:data-pilot-member table:name="4822" table:display="true" table:show-details="true"/>
                <table:data-pilot-member table:name="4967" table:display="true" table:show-details="true"/>
                <table:data-pilot-member table:name="4983" table:display="true" table:show-details="true"/>
                <table:data-pilot-member table:name="5041" table:display="true" table:show-details="true"/>
                <table:data-pilot-member table:name="5065" table:display="true" table:show-details="true"/>
                <table:data-pilot-member table:name="5113" table:display="true" table:show-details="true"/>
                <table:data-pilot-member table:name="5181" table:display="true" table:show-details="true"/>
                <table:data-pilot-member table:name="5224" table:display="true" table:show-details="true"/>
                <table:data-pilot-member table:name="5264" table:display="true" table:show-details="true"/>
                <table:data-pilot-member table:name="5283" table:display="true" table:show-details="true"/>
                <table:data-pilot-member table:name="5387" table:display="true" table:show-details="true"/>
                <table:data-pilot-member table:name="5396" table:display="true" table:show-details="true"/>
                <table:data-pilot-member table:name="5414" table:display="true" table:show-details="true"/>
                <table:data-pilot-member table:name="5417" table:display="true" table:show-details="true"/>
                <table:data-pilot-member table:name="5509" table:display="true" table:show-details="true"/>
                <table:data-pilot-member table:name="5531" table:display="true" table:show-details="true"/>
                <table:data-pilot-member table:name="5550" table:display="true" table:show-details="true"/>
                <table:data-pilot-member table:name="5567" table:display="true" table:show-details="true"/>
                <table:data-pilot-member table:name="5626" table:display="true" table:show-details="true"/>
                <table:data-pilot-member table:name="5809" table:display="true" table:show-details="true"/>
                <table:data-pilot-member table:name="5841" table:display="true" table:show-details="true"/>
                <table:data-pilot-member table:name="5876" table:display="true" table:show-details="true"/>
                <table:data-pilot-member table:name="5909" table:display="true" table:show-details="true"/>
                <table:data-pilot-member table:name="5924" table:display="true" table:show-details="true"/>
                <table:data-pilot-member table:name="5963" table:display="true" table:show-details="true"/>
                <table:data-pilot-member table:name="5969" table:display="true" table:show-details="true"/>
                <table:data-pilot-member table:name="5981" table:display="true" table:show-details="true"/>
                <table:data-pilot-member table:name="6006" table:display="true" table:show-details="true"/>
                <table:data-pilot-member table:name="6022" table:display="true" table:show-details="true"/>
                <table:data-pilot-member table:name="6134" table:display="true" table:show-details="true"/>
                <table:data-pilot-member table:name="6137" table:display="true" table:show-details="true"/>
                <table:data-pilot-member table:name="6202" table:display="true" table:show-details="true"/>
                <table:data-pilot-member table:name="6211" table:display="true" table:show-details="true"/>
                <table:data-pilot-member table:name="6269" table:display="true" table:show-details="true"/>
                <table:data-pilot-member table:name="6300" table:display="true" table:show-details="true"/>
                <table:data-pilot-member table:name="6338" table:display="true" table:show-details="true"/>
                <table:data-pilot-member table:name="6353" table:display="true" table:show-details="true"/>
                <table:data-pilot-member table:name="6373" table:display="true" table:show-details="true"/>
                <table:data-pilot-member table:name="6468" table:display="true" table:show-details="true"/>
                <table:data-pilot-member table:name="6623" table:display="true" table:show-details="true"/>
                <table:data-pilot-member table:name="6633" table:display="true" table:show-details="true"/>
                <table:data-pilot-member table:name="6758" table:display="true" table:show-details="true"/>
                <table:data-pilot-member table:name="6884" table:display="true" table:show-details="true"/>
                <table:data-pilot-member table:name="6987" table:display="true" table:show-details="true"/>
                <table:data-pilot-member table:name="6990" table:display="true" table:show-details="true"/>
                <table:data-pilot-member table:name="7005" table:display="true" table:show-details="true"/>
                <table:data-pilot-member table:name="7034" table:display="true" table:show-details="true"/>
                <table:data-pilot-member table:name="7057" table:display="true" table:show-details="true"/>
                <table:data-pilot-member table:name="7107" table:display="true" table:show-details="true"/>
                <table:data-pilot-member table:name="7127" table:display="true" table:show-details="true"/>
                <table:data-pilot-member table:name="7149" table:display="true" table:show-details="true"/>
                <table:data-pilot-member table:name="7274" table:display="true" table:show-details="true"/>
                <table:data-pilot-member table:name="7291" table:display="true" table:show-details="true"/>
                <table:data-pilot-member table:name="7362" table:display="true" table:show-details="true"/>
                <table:data-pilot-member table:name="7363" table:display="true" table:show-details="true"/>
                <table:data-pilot-member table:name="7388" table:display="true" table:show-details="true"/>
                <table:data-pilot-member table:name="7579" table:display="true" table:show-details="true"/>
                <table:data-pilot-member table:name="7588" table:display="true" table:show-details="true"/>
                <table:data-pilot-member table:name="7769" table:display="true" table:show-details="true"/>
                <table:data-pilot-member table:name="7780" table:display="true" table:show-details="true"/>
                <table:data-pilot-member table:name="7823" table:display="true" table:show-details="true"/>
                <table:data-pilot-member table:name="7842" table:display="true" table:show-details="true"/>
                <table:data-pilot-member table:name="7858" table:display="true" table:show-details="true"/>
                <table:data-pilot-member table:name="7864" table:display="true" table:show-details="true"/>
                <table:data-pilot-member table:name="8040" table:display="true" table:show-details="true"/>
                <table:data-pilot-member table:name="8090" table:display="true" table:show-details="true"/>
                <table:data-pilot-member table:name="8170" table:display="true" table:show-details="true"/>
                <table:data-pilot-member table:name="8190" table:display="true" table:show-details="true"/>
                <table:data-pilot-member table:name="8257" table:display="true" table:show-details="true"/>
                <table:data-pilot-member table:name="8258" table:display="true" table:show-details="true"/>
                <table:data-pilot-member table:name="8352" table:display="true" table:show-details="true"/>
                <table:data-pilot-member table:name="8475" table:display="true" table:show-details="true"/>
                <table:data-pilot-member table:name="8533" table:display="true" table:show-details="true"/>
                <table:data-pilot-member table:name="8565" table:display="true" table:show-details="true"/>
                <table:data-pilot-member table:name="8590" table:display="true" table:show-details="true"/>
                <table:data-pilot-member table:name="8607" table:display="true" table:show-details="true"/>
                <table:data-pilot-member table:name="8635" table:display="true" table:show-details="true"/>
                <table:data-pilot-member table:name="8656" table:display="true" table:show-details="true"/>
                <table:data-pilot-member table:name="8708" table:display="true" table:show-details="true"/>
                <table:data-pilot-member table:name="8797" table:display="true" table:show-details="true"/>
                <table:data-pilot-member table:name="8861" table:display="true" table:show-details="true"/>
                <table:data-pilot-member table:name="8885" table:display="true" table:show-details="true"/>
                <table:data-pilot-member table:name="9061" table:display="true" table:show-details="true"/>
                <table:data-pilot-member table:name="9155" table:display="true" table:show-details="true"/>
                <table:data-pilot-member table:name="9193" table:display="true" table:show-details="true"/>
                <table:data-pilot-member table:name="9198" table:display="true" table:show-details="true"/>
                <table:data-pilot-member table:name="9203" table:display="true" table:show-details="true"/>
                <table:data-pilot-member table:name="9351" table:display="true" table:show-details="true"/>
                <table:data-pilot-member table:name="9385" table:display="true" table:show-details="true"/>
                <table:data-pilot-member table:name="9396" table:display="true" table:show-details="true"/>
                <table:data-pilot-member table:name="9413" table:display="true" table:show-details="true"/>
                <table:data-pilot-member table:name="9434" table:display="true" table:show-details="true"/>
                <table:data-pilot-member table:name="9561" table:display="true" table:show-details="true"/>
                <table:data-pilot-member table:name="9602" table:display="true" table:show-details="true"/>
                <table:data-pilot-member table:name="9612" table:display="true" table:show-details="true"/>
                <table:data-pilot-member table:name="9658" table:display="true" table:show-details="true"/>
                <table:data-pilot-member table:name="9670" table:display="true" table:show-details="true"/>
                <table:data-pilot-member table:name="9759" table:display="true" table:show-details="true"/>
                <table:data-pilot-member table:name="9784" table:display="true" table:show-details="true"/>
                <table:data-pilot-member table:name="9785" table:display="true" table:show-details="true"/>
                <table:data-pilot-member table:name="9790" table:display="true" table:show-details="true"/>
                <table:data-pilot-member table:name="9898" table:display="true" table:show-details="true"/>
                <table:data-pilot-member table:name="10253" table:display="true" table:show-details="true"/>
                <table:data-pilot-member table:name="10290" table:display="true" table:show-details="true"/>
                <table:data-pilot-member table:name="10362" table:display="true" table:show-details="true"/>
                <table:data-pilot-member table:name="10379" table:display="true" table:show-details="true"/>
                <table:data-pilot-member table:name="10405" table:display="true" table:show-details="true"/>
                <table:data-pilot-member table:name="10617" table:display="true" table:show-details="true"/>
                <table:data-pilot-member table:name="10683" table:display="true" table:show-details="true"/>
                <table:data-pilot-member table:name="10766" table:display="true" table:show-details="true"/>
                <table:data-pilot-member table:name="10850" table:display="true" table:show-details="true"/>
                <table:data-pilot-member table:name="11002" table:display="true" table:show-details="true"/>
                <table:data-pilot-member table:name="11072" table:display="true" table:show-details="true"/>
                <table:data-pilot-member table:name="11092" table:display="true" table:show-details="true"/>
                <table:data-pilot-member table:name="11134" table:display="true" table:show-details="true"/>
                <table:data-pilot-member table:name="11170" table:display="true" table:show-details="true"/>
                <table:data-pilot-member table:name="11173" table:display="true" table:show-details="true"/>
                <table:data-pilot-member table:name="11210" table:display="true" table:show-details="true"/>
                <table:data-pilot-member table:name="11223" table:display="true" table:show-details="true"/>
                <table:data-pilot-member table:name="11243" table:display="true" table:show-details="true"/>
                <table:data-pilot-member table:name="11314" table:display="true" table:show-details="true"/>
                <table:data-pilot-member table:name="11405" table:display="true" table:show-details="true"/>
                <table:data-pilot-member table:name="11442" table:display="true" table:show-details="true"/>
                <table:data-pilot-member table:name="11519" table:display="true" table:show-details="true"/>
                <table:data-pilot-member table:name="11535" table:display="true" table:show-details="true"/>
                <table:data-pilot-member table:name="11594" table:display="true" table:show-details="true"/>
                <table:data-pilot-member table:name="11635" table:display="true" table:show-details="true"/>
                <table:data-pilot-member table:name="11686" table:display="true" table:show-details="true"/>
                <table:data-pilot-member table:name="11693" table:display="true" table:show-details="true"/>
                <table:data-pilot-member table:name="11800" table:display="true" table:show-details="true"/>
                <table:data-pilot-member table:name="11818" table:display="true" table:show-details="true"/>
                <table:data-pilot-member table:name="11867" table:display="true" table:show-details="true"/>
                <table:data-pilot-member table:name="11908" table:display="true" table:show-details="true"/>
                <table:data-pilot-member table:name="12119" table:display="true" table:show-details="true"/>
                <table:data-pilot-member table:name="12126" table:display="true" table:show-details="true"/>
                <table:data-pilot-member table:name="12205" table:display="true" table:show-details="true"/>
                <table:data-pilot-member table:name="12212" table:display="true" table:show-details="true"/>
                <table:data-pilot-member table:name="12238" table:display="true" table:show-details="true"/>
                <table:data-pilot-member table:name="12356" table:display="true" table:show-details="true"/>
                <table:data-pilot-member table:name="12377" table:display="true" table:show-details="true"/>
                <table:data-pilot-member table:name="12434" table:display="true" table:show-details="true"/>
                <table:data-pilot-member table:name="12579" table:display="true" table:show-details="true"/>
                <table:data-pilot-member table:name="12669" table:display="true" table:show-details="true"/>
                <table:data-pilot-member table:name="12680" table:display="true" table:show-details="true"/>
                <table:data-pilot-member table:name="12754" table:display="true" table:show-details="true"/>
                <table:data-pilot-member table:name="12759" table:display="true" table:show-details="true"/>
                <table:data-pilot-member table:name="13134" table:display="true" table:show-details="true"/>
                <table:data-pilot-member table:name="13146" table:display="true" table:show-details="true"/>
                <table:data-pilot-member table:name="13265" table:display="true" table:show-details="true"/>
                <table:data-pilot-member table:name="13360" table:display="true" table:show-details="true"/>
                <table:data-pilot-member table:name="13537" table:display="true" table:show-details="true"/>
                <table:data-pilot-member table:name="13569" table:display="true" table:show-details="true"/>
                <table:data-pilot-member table:name="13624" table:display="true" table:show-details="true"/>
                <table:data-pilot-member table:name="13779" table:display="true" table:show-details="true"/>
                <table:data-pilot-member table:name="13970" table:display="true" table:show-details="true"/>
                <table:data-pilot-member table:name="14039" table:display="true" table:show-details="true"/>
                <table:data-pilot-member table:name="14100" table:display="true" table:show-details="true"/>
                <table:data-pilot-member table:name="14276" table:display="true" table:show-details="true"/>
                <table:data-pilot-member table:name="14438" table:display="true" table:show-details="true"/>
                <table:data-pilot-member table:name="14531" table:display="true" table:show-details="true"/>
                <table:data-pilot-member table:name="14755" table:display="true" table:show-details="true"/>
                <table:data-pilot-member table:name="14903" table:display="true" table:show-details="true"/>
                <table:data-pilot-member table:name="15076" table:display="true" table:show-details="true"/>
                <table:data-pilot-member table:name="15168" table:display="true" table:show-details="true"/>
                <table:data-pilot-member table:name="15177" table:display="true" table:show-details="true"/>
                <table:data-pilot-member table:name="15218" table:display="true" table:show-details="true"/>
                <table:data-pilot-member table:name="15354" table:display="true" table:show-details="true"/>
                <table:data-pilot-member table:name="15587" table:display="true" table:show-details="true"/>
                <table:data-pilot-member table:name="15603" table:display="true" table:show-details="true"/>
                <table:data-pilot-member table:name="15615" table:display="true" table:show-details="true"/>
                <table:data-pilot-member table:name="15671" table:display="true" table:show-details="true"/>
                <table:data-pilot-member table:name="15881" table:display="true" table:show-details="true"/>
                <table:data-pilot-member table:name="16117" table:display="true" table:show-details="true"/>
                <table:data-pilot-member table:name="16165" table:display="true" table:show-details="true"/>
                <table:data-pilot-member table:name="16225" table:display="true" table:show-details="true"/>
                <table:data-pilot-member table:name="16260" table:display="true" table:show-details="true"/>
                <table:data-pilot-member table:name="16448" table:display="true" table:show-details="true"/>
                <table:data-pilot-member table:name="16705" table:display="true" table:show-details="true"/>
                <table:data-pilot-member table:name="16731" table:display="true" table:show-details="true"/>
                <table:data-pilot-member table:name="16823" table:display="true" table:show-details="true"/>
                <table:data-pilot-member table:name="16933" table:display="true" table:show-details="true"/>
                <table:data-pilot-member table:name="16936" table:display="true" table:show-details="true"/>
                <table:data-pilot-member table:name="16980" table:display="true" table:show-details="true"/>
                <table:data-pilot-member table:name="17023" table:display="true" table:show-details="true"/>
                <table:data-pilot-member table:name="17063" table:display="true" table:show-details="true"/>
                <table:data-pilot-member table:name="17160" table:display="true" table:show-details="true"/>
                <table:data-pilot-member table:name="17327" table:display="true" table:show-details="true"/>
                <table:data-pilot-member table:name="17360" table:display="true" table:show-details="true"/>
                <table:data-pilot-member table:name="17546" table:display="true" table:show-details="true"/>
                <table:data-pilot-member table:name="17565" table:display="true" table:show-details="true"/>
                <table:data-pilot-member table:name="17623" table:display="true" table:show-details="true"/>
                <table:data-pilot-member table:name="17770" table:display="true" table:show-details="true"/>
                <table:data-pilot-member table:name="17773" table:display="true" table:show-details="true"/>
                <table:data-pilot-member table:name="18044" table:display="true" table:show-details="true"/>
                <table:data-pilot-member table:name="18073" table:display="true" table:show-details="true"/>
                <table:data-pilot-member table:name="18226" table:display="true" table:show-details="true"/>
                <table:data-pilot-member table:name="18291" table:display="true" table:show-details="true"/>
                <table:data-pilot-member table:name="18567" table:display="true" table:show-details="true"/>
                <table:data-pilot-member table:name="18601" table:display="true" table:show-details="true"/>
                <table:data-pilot-member table:name="18692" table:display="true" table:show-details="true"/>
                <table:data-pilot-member table:name="18815" table:display="true" table:show-details="true"/>
                <table:data-pilot-member table:name="18827" table:display="true" table:show-details="true"/>
                <table:data-pilot-member table:name="18840" table:display="true" table:show-details="true"/>
                <table:data-pilot-member table:name="19046" table:display="true" table:show-details="true"/>
                <table:data-pilot-member table:name="19087" table:display="true" table:show-details="true"/>
                <table:data-pilot-member table:name="19176" table:display="true" table:show-details="true"/>
                <table:data-pilot-member table:name="19219" table:display="true" table:show-details="true"/>
                <table:data-pilot-member table:name="19746" table:display="true" table:show-details="true"/>
                <table:data-pilot-member table:name="19899" table:display="true" table:show-details="true"/>
                <table:data-pilot-member table:name="19913" table:display="true" table:show-details="true"/>
                <table:data-pilot-member table:name="20049" table:display="true" table:show-details="true"/>
                <table:data-pilot-member table:name="20105" table:display="true" table:show-details="true"/>
                <table:data-pilot-member table:name="20398" table:display="true" table:show-details="true"/>
                <table:data-pilot-member table:name="20782" table:display="true" table:show-details="true"/>
                <table:data-pilot-member table:name="20874" table:display="true" table:show-details="true"/>
                <table:data-pilot-member table:name="20893" table:display="true" table:show-details="true"/>
                <table:data-pilot-member table:name="20918" table:display="true" table:show-details="true"/>
                <table:data-pilot-member table:name="21117" table:display="true" table:show-details="true"/>
                <table:data-pilot-member table:name="21217" table:display="true" table:show-details="true"/>
                <table:data-pilot-member table:name="21273" table:display="true" table:show-details="true"/>
                <table:data-pilot-member table:name="21465" table:display="true" table:show-details="true"/>
                <table:data-pilot-member table:name="21632" table:display="true" table:show-details="true"/>
                <table:data-pilot-member table:name="22039" table:display="true" table:show-details="true"/>
                <table:data-pilot-member table:name="22096" table:display="true" table:show-details="true"/>
                <table:data-pilot-member table:name="22321" table:display="true" table:show-details="true"/>
                <table:data-pilot-member table:name="22335" table:display="true" table:show-details="true"/>
                <table:data-pilot-member table:name="22615" table:display="true" table:show-details="true"/>
                <table:data-pilot-member table:name="22647" table:display="true" table:show-details="true"/>
                <table:data-pilot-member table:name="22686" table:display="true" table:show-details="true"/>
                <table:data-pilot-member table:name="22925" table:display="true" table:show-details="true"/>
                <table:data-pilot-member table:name="23257" table:display="true" table:show-details="true"/>
                <table:data-pilot-member table:name="23632" table:display="true" table:show-details="true"/>
                <table:data-pilot-member table:name="24025" table:display="true" table:show-details="true"/>
                <table:data-pilot-member table:name="24653" table:display="true" table:show-details="true"/>
                <table:data-pilot-member table:name="24904" table:display="true" table:show-details="true"/>
                <table:data-pilot-member table:name="24929" table:display="true" table:show-details="true"/>
                <table:data-pilot-member table:name="25066" table:display="true" table:show-details="true"/>
                <table:data-pilot-member table:name="25203" table:display="true" table:show-details="true"/>
                <table:data-pilot-member table:name="25606" table:display="true" table:show-details="true"/>
                <table:data-pilot-member table:name="25767" table:display="true" table:show-details="true"/>
                <table:data-pilot-member table:name="25962" table:display="true" table:show-details="true"/>
                <table:data-pilot-member table:name="25977" table:display="true" table:show-details="true"/>
                <table:data-pilot-member table:name="26373" table:display="true" table:show-details="true"/>
                <table:data-pilot-member table:name="26400" table:display="true" table:show-details="true"/>
                <table:data-pilot-member table:name="26539" table:display="true" table:show-details="true"/>
                <table:data-pilot-member table:name="27082" table:display="true" table:show-details="true"/>
                <table:data-pilot-member table:name="27167" table:display="true" table:show-details="true"/>
                <table:data-pilot-member table:name="27329" table:display="true" table:show-details="true"/>
                <table:data-pilot-member table:name="27380" table:display="true" table:show-details="true"/>
                <table:data-pilot-member table:name="27901" table:display="true" table:show-details="true"/>
                <table:data-pilot-member table:name="28257" table:display="true" table:show-details="true"/>
                <table:data-pilot-member table:name="29526" table:display="true" table:show-details="true"/>
                <table:data-pilot-member table:name="29635" table:display="true" table:show-details="true"/>
                <table:data-pilot-member table:name="29703" table:display="true" table:show-details="true"/>
                <table:data-pilot-member table:name="29729" table:display="true" table:show-details="true"/>
                <table:data-pilot-member table:name="29955" table:display="true" table:show-details="true"/>
                <table:data-pilot-member table:name="30379" table:display="true" table:show-details="true"/>
                <table:data-pilot-member table:name="30624" table:display="true" table:show-details="true"/>
                <table:data-pilot-member table:name="31012" table:display="true" table:show-details="true"/>
                <table:data-pilot-member table:name="31276" table:display="true" table:show-details="true"/>
                <table:data-pilot-member table:name="31614" table:display="true" table:show-details="true"/>
                <table:data-pilot-member table:name="31714" table:display="true" table:show-details="true"/>
                <table:data-pilot-member table:name="31812" table:display="true" table:show-details="true"/>
                <table:data-pilot-member table:name="32717" table:display="true" table:show-details="true"/>
                <table:data-pilot-member table:name="34454" table:display="true" table:show-details="true"/>
                <table:data-pilot-member table:name="35942" table:display="true" table:show-details="true"/>
                <table:data-pilot-member table:name="36050" table:display="true" table:show-details="true"/>
                <table:data-pilot-member table:name="36817" table:display="true" table:show-details="true"/>
                <table:data-pilot-member table:name="36847" table:display="true" table:show-details="true"/>
                <table:data-pilot-member table:name="37036" table:display="true" table:show-details="true"/>
                <table:data-pilot-member table:name="38793" table:display="true" table:show-details="true"/>
                <table:data-pilot-member table:name="39228" table:display="true" table:show-details="true"/>
                <table:data-pilot-member table:name="39679" table:display="true" table:show-details="true"/>
                <table:data-pilot-member table:name="40254" table:display="true" table:show-details="true"/>
                <table:data-pilot-member table:name="40721" table:display="true" table:show-details="true"/>
                <table:data-pilot-member table:name="42312" table:display="true" table:show-details="true"/>
                <table:data-pilot-member table:name="42786" table:display="true" table:show-details="true"/>
                <table:data-pilot-member table:name="43088" table:display="true" table:show-details="true"/>
                <table:data-pilot-member table:name="43265" table:display="true" table:show-details="true"/>
                <table:data-pilot-member table:name="44466" table:display="true" table:show-details="true"/>
                <table:data-pilot-member table:name="45640" table:display="true" table:show-details="true"/>
                <table:data-pilot-member table:name="47493" table:display="true" table:show-details="true"/>
                <table:data-pilot-member table:name="49063" table:display="true" table:show-details="true"/>
                <table:data-pilot-member table:name="53205" table:display="true" table:show-details="true"/>
                <table:data-pilot-member table:name="56082" table:display="true" table:show-details="true"/>
                <table:data-pilot-member table:name="56083" table:display="true" table:show-details="true"/>
                <table:data-pilot-member table:name="56159" table:display="true" table:show-details="true"/>
                <table:data-pilot-member table:name="68951" table:display="true" table:show-details="true"/>
                <table:data-pilot-member table:name="76237" table:display="true" table:show-details="true"/>
                <table:data-pilot-member table:name="1121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ne" table:orientation="data" table:used-hierarchy="0" table:function="sum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137" table:display="true" table:show-details="true"/>
                <table:data-pilot-member table:name="218" table:display="true" table:show-details="true"/>
                <table:data-pilot-member table:name="223" table:display="true" table:show-details="true"/>
                <table:data-pilot-member table:name="245" table:display="true" table:show-details="true"/>
                <table:data-pilot-member table:name="283" table:display="true" table:show-details="true"/>
                <table:data-pilot-member table:name="314" table:display="true" table:show-details="true"/>
                <table:data-pilot-member table:name="471" table:display="true" table:show-details="true"/>
                <table:data-pilot-member table:name="489" table:display="true" table:show-details="true"/>
                <table:data-pilot-member table:name="534" table:display="true" table:show-details="true"/>
                <table:data-pilot-member table:name="542" table:display="true" table:show-details="true"/>
                <table:data-pilot-member table:name="572" table:display="true" table:show-details="true"/>
                <table:data-pilot-member table:name="582" table:display="true" table:show-details="true"/>
                <table:data-pilot-member table:name="585" table:display="true" table:show-details="true"/>
                <table:data-pilot-member table:name="593" table:display="true" table:show-details="true"/>
                <table:data-pilot-member table:name="610" table:display="true" table:show-details="true"/>
                <table:data-pilot-member table:name="683" table:display="true" table:show-details="true"/>
                <table:data-pilot-member table:name="699" table:display="true" table:show-details="true"/>
                <table:data-pilot-member table:name="764" table:display="true" table:show-details="true"/>
                <table:data-pilot-member table:name="778" table:display="true" table:show-details="true"/>
                <table:data-pilot-member table:name="803" table:display="true" table:show-details="true"/>
                <table:data-pilot-member table:name="854" table:display="true" table:show-details="true"/>
                <table:data-pilot-member table:name="864" table:display="true" table:show-details="true"/>
                <table:data-pilot-member table:name="902" table:display="true" table:show-details="true"/>
                <table:data-pilot-member table:name="935" table:display="true" table:show-details="true"/>
                <table:data-pilot-member table:name="950" table:display="true" table:show-details="true"/>
                <table:data-pilot-member table:name="975" table:display="true" table:show-details="true"/>
                <table:data-pilot-member table:name="1094" table:display="true" table:show-details="true"/>
                <table:data-pilot-member table:name="1096" table:display="true" table:show-details="true"/>
                <table:data-pilot-member table:name="1138" table:display="true" table:show-details="true"/>
                <table:data-pilot-member table:name="1139" table:display="true" table:show-details="true"/>
                <table:data-pilot-member table:name="1162" table:display="true" table:show-details="true"/>
                <table:data-pilot-member table:name="1167" table:display="true" table:show-details="true"/>
                <table:data-pilot-member table:name="1172" table:display="true" table:show-details="true"/>
                <table:data-pilot-member table:name="1235" table:display="true" table:show-details="true"/>
                <table:data-pilot-member table:name="1238" table:display="true" table:show-details="true"/>
                <table:data-pilot-member table:name="1242" table:display="true" table:show-details="true"/>
                <table:data-pilot-member table:name="1263" table:display="true" table:show-details="true"/>
                <table:data-pilot-member table:name="1293" table:display="true" table:show-details="true"/>
                <table:data-pilot-member table:name="1296" table:display="true" table:show-details="true"/>
                <table:data-pilot-member table:name="1328" table:display="true" table:show-details="true"/>
                <table:data-pilot-member table:name="1330" table:display="true" table:show-details="true"/>
                <table:data-pilot-member table:name="1381" table:display="true" table:show-details="true"/>
                <table:data-pilot-member table:name="1382" table:display="true" table:show-details="true"/>
                <table:data-pilot-member table:name="1390" table:display="true" table:show-details="true"/>
                <table:data-pilot-member table:name="1393" table:display="true" table:show-details="true"/>
                <table:data-pilot-member table:name="1422" table:display="true" table:show-details="true"/>
                <table:data-pilot-member table:name="1428" table:display="true" table:show-details="true"/>
                <table:data-pilot-member table:name="1431" table:display="true" table:show-details="true"/>
                <table:data-pilot-member table:name="1447" table:display="true" table:show-details="true"/>
                <table:data-pilot-member table:name="1493" table:display="true" table:show-details="true"/>
                <table:data-pilot-member table:name="1495" table:display="true" table:show-details="true"/>
                <table:data-pilot-member table:name="1498" table:display="true" table:show-details="true"/>
                <table:data-pilot-member table:name="1499" table:display="true" table:show-details="true"/>
                <table:data-pilot-member table:name="1510" table:display="true" table:show-details="true"/>
                <table:data-pilot-member table:name="1524" table:display="true" table:show-details="true"/>
                <table:data-pilot-member table:name="1533" table:display="true" table:show-details="true"/>
                <table:data-pilot-member table:name="1563" table:display="true" table:show-details="true"/>
                <table:data-pilot-member table:name="1573" table:display="true" table:show-details="true"/>
                <table:data-pilot-member table:name="1614" table:display="true" table:show-details="true"/>
                <table:data-pilot-member table:name="1617" table:display="true" table:show-details="true"/>
                <table:data-pilot-member table:name="1638" table:display="true" table:show-details="true"/>
                <table:data-pilot-member table:name="1641" table:display="true" table:show-details="true"/>
                <table:data-pilot-member table:name="1648" table:display="true" table:show-details="true"/>
                <table:data-pilot-member table:name="1651" table:display="true" table:show-details="true"/>
                <table:data-pilot-member table:name="1658" table:display="true" table:show-details="true"/>
                <table:data-pilot-member table:name="1660" table:display="true" table:show-details="true"/>
                <table:data-pilot-member table:name="1664" table:display="true" table:show-details="true"/>
                <table:data-pilot-member table:name="1668" table:display="true" table:show-details="true"/>
                <table:data-pilot-member table:name="1677" table:display="true" table:show-details="true"/>
                <table:data-pilot-member table:name="1694" table:display="true" table:show-details="true"/>
                <table:data-pilot-member table:name="1733" table:display="true" table:show-details="true"/>
                <table:data-pilot-member table:name="1763" table:display="true" table:show-details="true"/>
                <table:data-pilot-member table:name="1765" table:display="true" table:show-details="true"/>
                <table:data-pilot-member table:name="1777" table:display="true" table:show-details="true"/>
                <table:data-pilot-member table:name="1783" table:display="true" table:show-details="true"/>
                <table:data-pilot-member table:name="1799" table:display="true" table:show-details="true"/>
                <table:data-pilot-member table:name="1841" table:display="true" table:show-details="true"/>
                <table:data-pilot-member table:name="1883" table:display="true" table:show-details="true"/>
                <table:data-pilot-member table:name="1902" table:display="true" table:show-details="true"/>
                <table:data-pilot-member table:name="1909" table:display="true" table:show-details="true"/>
                <table:data-pilot-member table:name="1939" table:display="true" table:show-details="true"/>
                <table:data-pilot-member table:name="1947" table:display="true" table:show-details="true"/>
                <table:data-pilot-member table:name="1980" table:display="true" table:show-details="true"/>
                <table:data-pilot-member table:name="1981" table:display="true" table:show-details="true"/>
                <table:data-pilot-member table:name="1988" table:display="true" table:show-details="true"/>
                <table:data-pilot-member table:name="1997" table:display="true" table:show-details="true"/>
                <table:data-pilot-member table:name="2000" table:display="true" table:show-details="true"/>
                <table:data-pilot-member table:name="2006" table:display="true" table:show-details="true"/>
                <table:data-pilot-member table:name="2010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22" table:display="true" table:show-details="true"/>
                <table:data-pilot-member table:name="2028" table:display="true" table:show-details="true"/>
                <table:data-pilot-member table:name="2046" table:display="true" table:show-details="true"/>
                <table:data-pilot-member table:name="2060" table:display="true" table:show-details="true"/>
                <table:data-pilot-member table:name="2062" table:display="true" table:show-details="true"/>
                <table:data-pilot-member table:name="2067" table:display="true" table:show-details="true"/>
                <table:data-pilot-member table:name="2070" table:display="true" table:show-details="true"/>
                <table:data-pilot-member table:name="2109" table:display="true" table:show-details="true"/>
                <table:data-pilot-member table:name="2112" table:display="true" table:show-details="true"/>
                <table:data-pilot-member table:name="2124" table:display="true" table:show-details="true"/>
                <table:data-pilot-member table:name="2128" table:display="true" table:show-details="true"/>
                <table:data-pilot-member table:name="2146" table:display="true" table:show-details="true"/>
                <table:data-pilot-member table:name="2147" table:display="true" table:show-details="true"/>
                <table:data-pilot-member table:name="2155" table:display="true" table:show-details="true"/>
                <table:data-pilot-member table:name="2157" table:display="true" table:show-details="true"/>
                <table:data-pilot-member table:name="2174" table:display="true" table:show-details="true"/>
                <table:data-pilot-member table:name="2177" table:display="true" table:show-details="true"/>
                <table:data-pilot-member table:name="2201" table:display="true" table:show-details="true"/>
                <table:data-pilot-member table:name="2216" table:display="true" table:show-details="true"/>
                <table:data-pilot-member table:name="2223" table:display="true" table:show-details="true"/>
                <table:data-pilot-member table:name="2232" table:display="true" table:show-details="true"/>
                <table:data-pilot-member table:name="2251" table:display="true" table:show-details="true"/>
                <table:data-pilot-member table:name="2262" table:display="true" table:show-details="true"/>
                <table:data-pilot-member table:name="2280" table:display="true" table:show-details="true"/>
                <table:data-pilot-member table:name="2313" table:display="true" table:show-details="true"/>
                <table:data-pilot-member table:name="2362" table:display="true" table:show-details="true"/>
                <table:data-pilot-member table:name="2368" table:display="true" table:show-details="true"/>
                <table:data-pilot-member table:name="2405" table:display="true" table:show-details="true"/>
                <table:data-pilot-member table:name="2406" table:display="true" table:show-details="true"/>
                <table:data-pilot-member table:name="2431" table:display="true" table:show-details="true"/>
                <table:data-pilot-member table:name="2453" table:display="true" table:show-details="true"/>
                <table:data-pilot-member table:name="2464" table:display="true" table:show-details="true"/>
                <table:data-pilot-member table:name="2469" table:display="true" table:show-details="true"/>
                <table:data-pilot-member table:name="2474" table:display="true" table:show-details="true"/>
                <table:data-pilot-member table:name="2475" table:display="true" table:show-details="true"/>
                <table:data-pilot-member table:name="2479" table:display="true" table:show-details="true"/>
                <table:data-pilot-member table:name="2500" table:display="true" table:show-details="true"/>
                <table:data-pilot-member table:name="2501" table:display="true" table:show-details="true"/>
                <table:data-pilot-member table:name="2510" table:display="true" table:show-details="true"/>
                <table:data-pilot-member table:name="2530" table:display="true" table:show-details="true"/>
                <table:data-pilot-member table:name="2543" table:display="true" table:show-details="true"/>
                <table:data-pilot-member table:name="2548" table:display="true" table:show-details="true"/>
                <table:data-pilot-member table:name="2576" table:display="true" table:show-details="true"/>
                <table:data-pilot-member table:name="2591" table:display="true" table:show-details="true"/>
                <table:data-pilot-member table:name="2593" table:display="true" table:show-details="true"/>
                <table:data-pilot-member table:name="2609" table:display="true" table:show-details="true"/>
                <table:data-pilot-member table:name="2611" table:display="true" table:show-details="true"/>
                <table:data-pilot-member table:name="2642" table:display="true" table:show-details="true"/>
                <table:data-pilot-member table:name="2648" table:display="true" table:show-details="true"/>
                <table:data-pilot-member table:name="2661" table:display="true" table:show-details="true"/>
                <table:data-pilot-member table:name="2707" table:display="true" table:show-details="true"/>
                <table:data-pilot-member table:name="2743" table:display="true" table:show-details="true"/>
                <table:data-pilot-member table:name="2824" table:display="true" table:show-details="true"/>
                <table:data-pilot-member table:name="2828" table:display="true" table:show-details="true"/>
                <table:data-pilot-member table:name="2842" table:display="true" table:show-details="true"/>
                <table:data-pilot-member table:name="2856" table:display="true" table:show-details="true"/>
                <table:data-pilot-member table:name="2857" table:display="true" table:show-details="true"/>
                <table:data-pilot-member table:name="2861" table:display="true" table:show-details="true"/>
                <table:data-pilot-member table:name="2886" table:display="true" table:show-details="true"/>
                <table:data-pilot-member table:name="2914" table:display="true" table:show-details="true"/>
                <table:data-pilot-member table:name="2933" table:display="true" table:show-details="true"/>
                <table:data-pilot-member table:name="2961" table:display="true" table:show-details="true"/>
                <table:data-pilot-member table:name="2974" table:display="true" table:show-details="true"/>
                <table:data-pilot-member table:name="2988" table:display="true" table:show-details="true"/>
                <table:data-pilot-member table:name="3007" table:display="true" table:show-details="true"/>
                <table:data-pilot-member table:name="3009" table:display="true" table:show-details="true"/>
                <table:data-pilot-member table:name="3045" table:display="true" table:show-details="true"/>
                <table:data-pilot-member table:name="3047" table:display="true" table:show-details="true"/>
                <table:data-pilot-member table:name="3133" table:display="true" table:show-details="true"/>
                <table:data-pilot-member table:name="3135" table:display="true" table:show-details="true"/>
                <table:data-pilot-member table:name="3202" table:display="true" table:show-details="true"/>
                <table:data-pilot-member table:name="3204" table:display="true" table:show-details="true"/>
                <table:data-pilot-member table:name="3250" table:display="true" table:show-details="true"/>
                <table:data-pilot-member table:name="3261" table:display="true" table:show-details="true"/>
                <table:data-pilot-member table:name="3268" table:display="true" table:show-details="true"/>
                <table:data-pilot-member table:name="3281" table:display="true" table:show-details="true"/>
                <table:data-pilot-member table:name="3315" table:display="true" table:show-details="true"/>
                <table:data-pilot-member table:name="3316" table:display="true" table:show-details="true"/>
                <table:data-pilot-member table:name="3343" table:display="true" table:show-details="true"/>
                <table:data-pilot-member table:name="3355" table:display="true" table:show-details="true"/>
                <table:data-pilot-member table:name="3389" table:display="true" table:show-details="true"/>
                <table:data-pilot-member table:name="3412" table:display="true" table:show-details="true"/>
                <table:data-pilot-member table:name="3417" table:display="true" table:show-details="true"/>
                <table:data-pilot-member table:name="3444" table:display="true" table:show-details="true"/>
                <table:data-pilot-member table:name="3445" table:display="true" table:show-details="true"/>
                <table:data-pilot-member table:name="3450" table:display="true" table:show-details="true"/>
                <table:data-pilot-member table:name="3558" table:display="true" table:show-details="true"/>
                <table:data-pilot-member table:name="3580" table:display="true" table:show-details="true"/>
                <table:data-pilot-member table:name="3600" table:display="true" table:show-details="true"/>
                <table:data-pilot-member table:name="3643" table:display="true" table:show-details="true"/>
                <table:data-pilot-member table:name="3655" table:display="true" table:show-details="true"/>
                <table:data-pilot-member table:name="3779" table:display="true" table:show-details="true"/>
                <table:data-pilot-member table:name="3810" table:display="true" table:show-details="true"/>
                <table:data-pilot-member table:name="3821" table:display="true" table:show-details="true"/>
                <table:data-pilot-member table:name="3823" table:display="true" table:show-details="true"/>
                <table:data-pilot-member table:name="3828" table:display="true" table:show-details="true"/>
                <table:data-pilot-member table:name="3833" table:display="true" table:show-details="true"/>
                <table:data-pilot-member table:name="3838" table:display="true" table:show-details="true"/>
                <table:data-pilot-member table:name="3842" table:display="true" table:show-details="true"/>
                <table:data-pilot-member table:name="3970" table:display="true" table:show-details="true"/>
                <table:data-pilot-member table:name="3993" table:display="true" table:show-details="true"/>
                <table:data-pilot-member table:name="4042" table:display="true" table:show-details="true"/>
                <table:data-pilot-member table:name="4157" table:display="true" table:show-details="true"/>
                <table:data-pilot-member table:name="4172" table:display="true" table:show-details="true"/>
                <table:data-pilot-member table:name="4221" table:display="true" table:show-details="true"/>
                <table:data-pilot-member table:name="4252" table:display="true" table:show-details="true"/>
                <table:data-pilot-member table:name="4329" table:display="true" table:show-details="true"/>
                <table:data-pilot-member table:name="4438" table:display="true" table:show-details="true"/>
                <table:data-pilot-member table:name="4469" table:display="true" table:show-details="true"/>
                <table:data-pilot-member table:name="4523" table:display="true" table:show-details="true"/>
                <table:data-pilot-member table:name="4533" table:display="true" table:show-details="true"/>
                <table:data-pilot-member table:name="4563" table:display="true" table:show-details="true"/>
                <table:data-pilot-member table:name="4583" table:display="true" table:show-details="true"/>
                <table:data-pilot-member table:name="4602" table:display="true" table:show-details="true"/>
                <table:data-pilot-member table:name="4604" table:display="true" table:show-details="true"/>
                <table:data-pilot-member table:name="4657" table:display="true" table:show-details="true"/>
                <table:data-pilot-member table:name="4710" table:display="true" table:show-details="true"/>
                <table:data-pilot-member table:name="4740" table:display="true" table:show-details="true"/>
                <table:data-pilot-member table:name="4748" table:display="true" table:show-details="true"/>
                <table:data-pilot-member table:name="4754" table:display="true" table:show-details="true"/>
                <table:data-pilot-member table:name="4757" table:display="true" table:show-details="true"/>
                <table:data-pilot-member table:name="4814" table:display="true" table:show-details="true"/>
                <table:data-pilot-member table:name="4897" table:display="true" table:show-details="true"/>
                <table:data-pilot-member table:name="4910" table:display="true" table:show-details="true"/>
                <table:data-pilot-member table:name="4945" table:display="true" table:show-details="true"/>
                <table:data-pilot-member table:name="4955" table:display="true" table:show-details="true"/>
                <table:data-pilot-member table:name="5005" table:display="true" table:show-details="true"/>
                <table:data-pilot-member table:name="5026" table:display="true" table:show-details="true"/>
                <table:data-pilot-member table:name="5034" table:display="true" table:show-details="true"/>
                <table:data-pilot-member table:name="5091" table:display="true" table:show-details="true"/>
                <table:data-pilot-member table:name="5109" table:display="true" table:show-details="true"/>
                <table:data-pilot-member table:name="5119" table:display="true" table:show-details="true"/>
                <table:data-pilot-member table:name="5126" table:display="true" table:show-details="true"/>
                <table:data-pilot-member table:name="5160" table:display="true" table:show-details="true"/>
                <table:data-pilot-member table:name="5167" table:display="true" table:show-details="true"/>
                <table:data-pilot-member table:name="5189" table:display="true" table:show-details="true"/>
                <table:data-pilot-member table:name="5226" table:display="true" table:show-details="true"/>
                <table:data-pilot-member table:name="5230" table:display="true" table:show-details="true"/>
                <table:data-pilot-member table:name="5234" table:display="true" table:show-details="true"/>
                <table:data-pilot-member table:name="5241" table:display="true" table:show-details="true"/>
                <table:data-pilot-member table:name="5249" table:display="true" table:show-details="true"/>
                <table:data-pilot-member table:name="5265" table:display="true" table:show-details="true"/>
                <table:data-pilot-member table:name="5330" table:display="true" table:show-details="true"/>
                <table:data-pilot-member table:name="5332" table:display="true" table:show-details="true"/>
                <table:data-pilot-member table:name="5380" table:display="true" table:show-details="true"/>
                <table:data-pilot-member table:name="5428" table:display="true" table:show-details="true"/>
                <table:data-pilot-member table:name="5429" table:display="true" table:show-details="true"/>
                <table:data-pilot-member table:name="5615" table:display="true" table:show-details="true"/>
                <table:data-pilot-member table:name="5838" table:display="true" table:show-details="true"/>
                <table:data-pilot-member table:name="5876" table:display="true" table:show-details="true"/>
                <table:data-pilot-member table:name="5923" table:display="true" table:show-details="true"/>
                <table:data-pilot-member table:name="5956" table:display="true" table:show-details="true"/>
                <table:data-pilot-member table:name="6089" table:display="true" table:show-details="true"/>
                <table:data-pilot-member table:name="6100" table:display="true" table:show-details="true"/>
                <table:data-pilot-member table:name="6114" table:display="true" table:show-details="true"/>
                <table:data-pilot-member table:name="6192" table:display="true" table:show-details="true"/>
                <table:data-pilot-member table:name="6235" table:display="true" table:show-details="true"/>
                <table:data-pilot-member table:name="6252" table:display="true" table:show-details="true"/>
                <table:data-pilot-member table:name="6360" table:display="true" table:show-details="true"/>
                <table:data-pilot-member table:name="6407" table:display="true" table:show-details="true"/>
                <table:data-pilot-member table:name="6532" table:display="true" table:show-details="true"/>
                <table:data-pilot-member table:name="6536" table:display="true" table:show-details="true"/>
                <table:data-pilot-member table:name="6544" table:display="true" table:show-details="true"/>
                <table:data-pilot-member table:name="6550" table:display="true" table:show-details="true"/>
                <table:data-pilot-member table:name="6633" table:display="true" table:show-details="true"/>
                <table:data-pilot-member table:name="6684" table:display="true" table:show-details="true"/>
                <table:data-pilot-member table:name="6824" table:display="true" table:show-details="true"/>
                <table:data-pilot-member table:name="6861" table:display="true" table:show-details="true"/>
                <table:data-pilot-member table:name="6869" table:display="true" table:show-details="true"/>
                <table:data-pilot-member table:name="6964" table:display="true" table:show-details="true"/>
                <table:data-pilot-member table:name="6975" table:display="true" table:show-details="true"/>
                <table:data-pilot-member table:name="6981" table:display="true" table:show-details="true"/>
                <table:data-pilot-member table:name="6986" table:display="true" table:show-details="true"/>
                <table:data-pilot-member table:name="6996" table:display="true" table:show-details="true"/>
                <table:data-pilot-member table:name="7021" table:display="true" table:show-details="true"/>
                <table:data-pilot-member table:name="7030" table:display="true" table:show-details="true"/>
                <table:data-pilot-member table:name="7041" table:display="true" table:show-details="true"/>
                <table:data-pilot-member table:name="7102" table:display="true" table:show-details="true"/>
                <table:data-pilot-member table:name="7198" table:display="true" table:show-details="true"/>
                <table:data-pilot-member table:name="7305" table:display="true" table:show-details="true"/>
                <table:data-pilot-member table:name="7326" table:display="true" table:show-details="true"/>
                <table:data-pilot-member table:name="7336" table:display="true" table:show-details="true"/>
                <table:data-pilot-member table:name="7398" table:display="true" table:show-details="true"/>
                <table:data-pilot-member table:name="7417" table:display="true" table:show-details="true"/>
                <table:data-pilot-member table:name="7561" table:display="true" table:show-details="true"/>
                <table:data-pilot-member table:name="7595" table:display="true" table:show-details="true"/>
                <table:data-pilot-member table:name="7647" table:display="true" table:show-details="true"/>
                <table:data-pilot-member table:name="7677" table:display="true" table:show-details="true"/>
                <table:data-pilot-member table:name="7684" table:display="true" table:show-details="true"/>
                <table:data-pilot-member table:name="7854" table:display="true" table:show-details="true"/>
                <table:data-pilot-member table:name="7994" table:display="true" table:show-details="true"/>
                <table:data-pilot-member table:name="8025" table:display="true" table:show-details="true"/>
                <table:data-pilot-member table:name="8040" table:display="true" table:show-details="true"/>
                <table:data-pilot-member table:name="8117" table:display="true" table:show-details="true"/>
                <table:data-pilot-member table:name="8118" table:display="true" table:show-details="true"/>
                <table:data-pilot-member table:name="8253" table:display="true" table:show-details="true"/>
                <table:data-pilot-member table:name="8280" table:display="true" table:show-details="true"/>
                <table:data-pilot-member table:name="8282" table:display="true" table:show-details="true"/>
                <table:data-pilot-member table:name="8335" table:display="true" table:show-details="true"/>
                <table:data-pilot-member table:name="8469" table:display="true" table:show-details="true"/>
                <table:data-pilot-member table:name="8552" table:display="true" table:show-details="true"/>
                <table:data-pilot-member table:name="8584" table:display="true" table:show-details="true"/>
                <table:data-pilot-member table:name="8713" table:display="true" table:show-details="true"/>
                <table:data-pilot-member table:name="8814" table:display="true" table:show-details="true"/>
                <table:data-pilot-member table:name="8852" table:display="true" table:show-details="true"/>
                <table:data-pilot-member table:name="8887" table:display="true" table:show-details="true"/>
                <table:data-pilot-member table:name="8906" table:display="true" table:show-details="true"/>
                <table:data-pilot-member table:name="9053" table:display="true" table:show-details="true"/>
                <table:data-pilot-member table:name="9170" table:display="true" table:show-details="true"/>
                <table:data-pilot-member table:name="9212" table:display="true" table:show-details="true"/>
                <table:data-pilot-member table:name="9345" table:display="true" table:show-details="true"/>
                <table:data-pilot-member table:name="9426" table:display="true" table:show-details="true"/>
                <table:data-pilot-member table:name="9464" table:display="true" table:show-details="true"/>
                <table:data-pilot-member table:name="9490" table:display="true" table:show-details="true"/>
                <table:data-pilot-member table:name="9568" table:display="true" table:show-details="true"/>
                <table:data-pilot-member table:name="9618" table:display="true" table:show-details="true"/>
                <table:data-pilot-member table:name="9670" table:display="true" table:show-details="true"/>
                <table:data-pilot-member table:name="9694" table:display="true" table:show-details="true"/>
                <table:data-pilot-member table:name="9785" table:display="true" table:show-details="true"/>
                <table:data-pilot-member table:name="9794" table:display="true" table:show-details="true"/>
                <table:data-pilot-member table:name="9819" table:display="true" table:show-details="true"/>
                <table:data-pilot-member table:name="9965" table:display="true" table:show-details="true"/>
                <table:data-pilot-member table:name="10099" table:display="true" table:show-details="true"/>
                <table:data-pilot-member table:name="10391" table:display="true" table:show-details="true"/>
                <table:data-pilot-member table:name="10471" table:display="true" table:show-details="true"/>
                <table:data-pilot-member table:name="10487" table:display="true" table:show-details="true"/>
                <table:data-pilot-member table:name="10518" table:display="true" table:show-details="true"/>
                <table:data-pilot-member table:name="10646" table:display="true" table:show-details="true"/>
                <table:data-pilot-member table:name="10685" table:display="true" table:show-details="true"/>
                <table:data-pilot-member table:name="10704" table:display="true" table:show-details="true"/>
                <table:data-pilot-member table:name="10790" table:display="true" table:show-details="true"/>
                <table:data-pilot-member table:name="10817" table:display="true" table:show-details="true"/>
                <table:data-pilot-member table:name="10868" table:display="true" table:show-details="true"/>
                <table:data-pilot-member table:name="10908" table:display="true" table:show-details="true"/>
                <table:data-pilot-member table:name="11009" table:display="true" table:show-details="true"/>
                <table:data-pilot-member table:name="11055" table:display="true" table:show-details="true"/>
                <table:data-pilot-member table:name="11091" table:display="true" table:show-details="true"/>
                <table:data-pilot-member table:name="11107" table:display="true" table:show-details="true"/>
                <table:data-pilot-member table:name="11238" table:display="true" table:show-details="true"/>
                <table:data-pilot-member table:name="11323" table:display="true" table:show-details="true"/>
                <table:data-pilot-member table:name="11364" table:display="true" table:show-details="true"/>
                <table:data-pilot-member table:name="11522" table:display="true" table:show-details="true"/>
                <table:data-pilot-member table:name="11532" table:display="true" table:show-details="true"/>
                <table:data-pilot-member table:name="11593" table:display="true" table:show-details="true"/>
                <table:data-pilot-member table:name="11687" table:display="true" table:show-details="true"/>
                <table:data-pilot-member table:name="11757" table:display="true" table:show-details="true"/>
                <table:data-pilot-member table:name="11874" table:display="true" table:show-details="true"/>
                <table:data-pilot-member table:name="11924" table:display="true" table:show-details="true"/>
                <table:data-pilot-member table:name="12091" table:display="true" table:show-details="true"/>
                <table:data-pilot-member table:name="12121" table:display="true" table:show-details="true"/>
                <table:data-pilot-member table:name="12144" table:display="true" table:show-details="true"/>
                <table:data-pilot-member table:name="12232" table:display="true" table:show-details="true"/>
                <table:data-pilot-member table:name="12311" table:display="true" table:show-details="true"/>
                <table:data-pilot-member table:name="12400" table:display="true" table:show-details="true"/>
                <table:data-pilot-member table:name="12469" table:display="true" table:show-details="true"/>
                <table:data-pilot-member table:name="12477" table:display="true" table:show-details="true"/>
                <table:data-pilot-member table:name="12609" table:display="true" table:show-details="true"/>
                <table:data-pilot-member table:name="12822" table:display="true" table:show-details="true"/>
                <table:data-pilot-member table:name="12974" table:display="true" table:show-details="true"/>
                <table:data-pilot-member table:name="13227" table:display="true" table:show-details="true"/>
                <table:data-pilot-member table:name="13430" table:display="true" table:show-details="true"/>
                <table:data-pilot-member table:name="13462" table:display="true" table:show-details="true"/>
                <table:data-pilot-member table:name="13567" table:display="true" table:show-details="true"/>
                <table:data-pilot-member table:name="13586" table:display="true" table:show-details="true"/>
                <table:data-pilot-member table:name="13626" table:display="true" table:show-details="true"/>
                <table:data-pilot-member table:name="13699" table:display="true" table:show-details="true"/>
                <table:data-pilot-member table:name="13792" table:display="true" table:show-details="true"/>
                <table:data-pilot-member table:name="13829" table:display="true" table:show-details="true"/>
                <table:data-pilot-member table:name="13916" table:display="true" table:show-details="true"/>
                <table:data-pilot-member table:name="14316" table:display="true" table:show-details="true"/>
                <table:data-pilot-member table:name="14403" table:display="true" table:show-details="true"/>
                <table:data-pilot-member table:name="14682" table:display="true" table:show-details="true"/>
                <table:data-pilot-member table:name="14855" table:display="true" table:show-details="true"/>
                <table:data-pilot-member table:name="14886" table:display="true" table:show-details="true"/>
                <table:data-pilot-member table:name="14961" table:display="true" table:show-details="true"/>
                <table:data-pilot-member table:name="14982" table:display="true" table:show-details="true"/>
                <table:data-pilot-member table:name="15205" table:display="true" table:show-details="true"/>
                <table:data-pilot-member table:name="15400" table:display="true" table:show-details="true"/>
                <table:data-pilot-member table:name="15445" table:display="true" table:show-details="true"/>
                <table:data-pilot-member table:name="15538" table:display="true" table:show-details="true"/>
                <table:data-pilot-member table:name="15541" table:display="true" table:show-details="true"/>
                <table:data-pilot-member table:name="15775" table:display="true" table:show-details="true"/>
                <table:data-pilot-member table:name="16027" table:display="true" table:show-details="true"/>
                <table:data-pilot-member table:name="16267" table:display="true" table:show-details="true"/>
                <table:data-pilot-member table:name="16483" table:display="true" table:show-details="true"/>
                <table:data-pilot-member table:name="16709" table:display="true" table:show-details="true"/>
                <table:data-pilot-member table:name="16767" table:display="true" table:show-details="true"/>
                <table:data-pilot-member table:name="16966" table:display="true" table:show-details="true"/>
                <table:data-pilot-member table:name="17569" table:display="true" table:show-details="true"/>
                <table:data-pilot-member table:name="17645" table:display="true" table:show-details="true"/>
                <table:data-pilot-member table:name="18148" table:display="true" table:show-details="true"/>
                <table:data-pilot-member table:name="18622" table:display="true" table:show-details="true"/>
                <table:data-pilot-member table:name="18683" table:display="true" table:show-details="true"/>
                <table:data-pilot-member table:name="18881" table:display="true" table:show-details="true"/>
                <table:data-pilot-member table:name="19172" table:display="true" table:show-details="true"/>
                <table:data-pilot-member table:name="19460" table:display="true" table:show-details="true"/>
                <table:data-pilot-member table:name="19805" table:display="true" table:show-details="true"/>
                <table:data-pilot-member table:name="19816" table:display="true" table:show-details="true"/>
                <table:data-pilot-member table:name="19847" table:display="true" table:show-details="true"/>
                <table:data-pilot-member table:name="19858" table:display="true" table:show-details="true"/>
                <table:data-pilot-member table:name="20170" table:display="true" table:show-details="true"/>
                <table:data-pilot-member table:name="20292" table:display="true" table:show-details="true"/>
                <table:data-pilot-member table:name="20399" table:display="true" table:show-details="true"/>
                <table:data-pilot-member table:name="20521" table:display="true" table:show-details="true"/>
                <table:data-pilot-member table:name="21042" table:display="true" table:show-details="true"/>
                <table:data-pilot-member table:name="21203" table:display="true" table:show-details="true"/>
                <table:data-pilot-member table:name="21531" table:display="true" table:show-details="true"/>
                <table:data-pilot-member table:name="21570" table:display="true" table:show-details="true"/>
                <table:data-pilot-member table:name="21955" table:display="true" table:show-details="true"/>
                <table:data-pilot-member table:name="22019" table:display="true" table:show-details="true"/>
                <table:data-pilot-member table:name="22182" table:display="true" table:show-details="true"/>
                <table:data-pilot-member table:name="22272" table:display="true" table:show-details="true"/>
                <table:data-pilot-member table:name="22294" table:display="true" table:show-details="true"/>
                <table:data-pilot-member table:name="23127" table:display="true" table:show-details="true"/>
                <table:data-pilot-member table:name="23596" table:display="true" table:show-details="true"/>
                <table:data-pilot-member table:name="23998" table:display="true" table:show-details="true"/>
                <table:data-pilot-member table:name="24708" table:display="true" table:show-details="true"/>
                <table:data-pilot-member table:name="24773" table:display="true" table:show-details="true"/>
                <table:data-pilot-member table:name="25957" table:display="true" table:show-details="true"/>
                <table:data-pilot-member table:name="26316" table:display="true" table:show-details="true"/>
                <table:data-pilot-member table:name="26839" table:display="true" table:show-details="true"/>
                <table:data-pilot-member table:name="26866" table:display="true" table:show-details="true"/>
                <table:data-pilot-member table:name="26870" table:display="true" table:show-details="true"/>
                <table:data-pilot-member table:name="28540" table:display="true" table:show-details="true"/>
                <table:data-pilot-member table:name="28921" table:display="true" table:show-details="true"/>
                <table:data-pilot-member table:name="28986" table:display="true" table:show-details="true"/>
                <table:data-pilot-member table:name="30243" table:display="true" table:show-details="true"/>
                <table:data-pilot-member table:name="32034" table:display="true" table:show-details="true"/>
                <table:data-pilot-member table:name="32114" table:display="true" table:show-details="true"/>
                <table:data-pilot-member table:name="33586" table:display="true" table:show-details="true"/>
                <table:data-pilot-member table:name="34792" table:display="true" table:show-details="true"/>
                <table:data-pilot-member table:name="36486" table:display="true" table:show-details="true"/>
                <table:data-pilot-member table:name="39694" table:display="true" table:show-details="true"/>
                <table:data-pilot-member table:name="45828" table:display="true" table:show-details="true"/>
                <table:data-pilot-member table:name="55571" table:display="true" table:show-details="true"/>
                <table:data-pilot-member table:name="59598" table:display="true" table:show-details="true"/>
                <table:data-pilot-member table:name="67298" table:display="true" table:show-details="true"/>
                <table:data-pilot-member table:name="927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zen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33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42" table:display="true" table:show-details="true"/>
                <table:data-pilot-member table:name="47" table:display="true" table:show-details="true"/>
                <table:data-pilot-member table:name="52" table:display="true" table:show-details="true"/>
                <table:data-pilot-member table:name="61" table:display="true" table:show-details="true"/>
                <table:data-pilot-member table:name="65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91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18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7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155" table:display="true" table:show-details="true"/>
                <table:data-pilot-member table:name="175" table:display="true" table:show-details="true"/>
                <table:data-pilot-member table:name="179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14" table:display="true" table:show-details="true"/>
                <table:data-pilot-member table:name="220" table:display="true" table:show-details="true"/>
                <table:data-pilot-member table:name="228" table:display="true" table:show-details="true"/>
                <table:data-pilot-member table:name="230" table:display="true" table:show-details="true"/>
                <table:data-pilot-member table:name="233" table:display="true" table:show-details="true"/>
                <table:data-pilot-member table:name="239" table:display="true" table:show-details="true"/>
                <table:data-pilot-member table:name="245" table:display="true" table:show-details="true"/>
                <table:data-pilot-member table:name="247" table:display="true" table:show-details="true"/>
                <table:data-pilot-member table:name="264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75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7" table:display="true" table:show-details="true"/>
                <table:data-pilot-member table:name="294" table:display="true" table:show-details="true"/>
                <table:data-pilot-member table:name="317" table:display="true" table:show-details="true"/>
                <table:data-pilot-member table:name="321" table:display="true" table:show-details="true"/>
                <table:data-pilot-member table:name="327" table:display="true" table:show-details="true"/>
                <table:data-pilot-member table:name="333" table:display="true" table:show-details="true"/>
                <table:data-pilot-member table:name="340" table:display="true" table:show-details="true"/>
                <table:data-pilot-member table:name="346" table:display="true" table:show-details="true"/>
                <table:data-pilot-member table:name="349" table:display="true" table:show-details="true"/>
                <table:data-pilot-member table:name="364" table:display="true" table:show-details="true"/>
                <table:data-pilot-member table:name="388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402" table:display="true" table:show-details="true"/>
                <table:data-pilot-member table:name="405" table:display="true" table:show-details="true"/>
                <table:data-pilot-member table:name="414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25" table:display="true" table:show-details="true"/>
                <table:data-pilot-member table:name="430" table:display="true" table:show-details="true"/>
                <table:data-pilot-member table:name="432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40" table:display="true" table:show-details="true"/>
                <table:data-pilot-member table:name="443" table:display="true" table:show-details="true"/>
                <table:data-pilot-member table:name="453" table:display="true" table:show-details="true"/>
                <table:data-pilot-member table:name="469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92" table:display="true" table:show-details="true"/>
                <table:data-pilot-member table:name="502" table:display="true" table:show-details="true"/>
                <table:data-pilot-member table:name="514" table:display="true" table:show-details="true"/>
                <table:data-pilot-member table:name="520" table:display="true" table:show-details="true"/>
                <table:data-pilot-member table:name="529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41" table:display="true" table:show-details="true"/>
                <table:data-pilot-member table:name="547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84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617" table:display="true" table:show-details="true"/>
                <table:data-pilot-member table:name="633" table:display="true" table:show-details="true"/>
                <table:data-pilot-member table:name="638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6" table:display="true" table:show-details="true"/>
                <table:data-pilot-member table:name="669" table:display="true" table:show-details="true"/>
                <table:data-pilot-member table:name="673" table:display="true" table:show-details="true"/>
                <table:data-pilot-member table:name="688" table:display="true" table:show-details="true"/>
                <table:data-pilot-member table:name="720" table:display="true" table:show-details="true"/>
                <table:data-pilot-member table:name="737" table:display="true" table:show-details="true"/>
                <table:data-pilot-member table:name="744" table:display="true" table:show-details="true"/>
                <table:data-pilot-member table:name="767" table:display="true" table:show-details="true"/>
                <table:data-pilot-member table:name="774" table:display="true" table:show-details="true"/>
                <table:data-pilot-member table:name="779" table:display="true" table:show-details="true"/>
                <table:data-pilot-member table:name="784" table:display="true" table:show-details="true"/>
                <table:data-pilot-member table:name="787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30" table:display="true" table:show-details="true"/>
                <table:data-pilot-member table:name="833" table:display="true" table:show-details="true"/>
                <table:data-pilot-member table:name="839" table:display="true" table:show-details="true"/>
                <table:data-pilot-member table:name="848" table:display="true" table:show-details="true"/>
                <table:data-pilot-member table:name="853" table:display="true" table:show-details="true"/>
                <table:data-pilot-member table:name="862" table:display="true" table:show-details="true"/>
                <table:data-pilot-member table:name="864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4" table:display="true" table:show-details="true"/>
                <table:data-pilot-member table:name="876" table:display="true" table:show-details="true"/>
                <table:data-pilot-member table:name="878" table:display="true" table:show-details="true"/>
                <table:data-pilot-member table:name="880" table:display="true" table:show-details="true"/>
                <table:data-pilot-member table:name="890" table:display="true" table:show-details="true"/>
                <table:data-pilot-member table:name="895" table:display="true" table:show-details="true"/>
                <table:data-pilot-member table:name="902" table:display="true" table:show-details="true"/>
                <table:data-pilot-member table:name="907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3" table:display="true" table:show-details="true"/>
                <table:data-pilot-member table:name="915" table:display="true" table:show-details="true"/>
                <table:data-pilot-member table:name="926" table:display="true" table:show-details="true"/>
                <table:data-pilot-member table:name="930" table:display="true" table:show-details="true"/>
                <table:data-pilot-member table:name="934" table:display="true" table:show-details="true"/>
                <table:data-pilot-member table:name="937" table:display="true" table:show-details="true"/>
                <table:data-pilot-member table:name="950" table:display="true" table:show-details="true"/>
                <table:data-pilot-member table:name="955" table:display="true" table:show-details="true"/>
                <table:data-pilot-member table:name="959" table:display="true" table:show-details="true"/>
                <table:data-pilot-member table:name="977" table:display="true" table:show-details="true"/>
                <table:data-pilot-member table:name="978" table:display="true" table:show-details="true"/>
                <table:data-pilot-member table:name="982" table:display="true" table:show-details="true"/>
                <table:data-pilot-member table:name="987" table:display="true" table:show-details="true"/>
                <table:data-pilot-member table:name="993" table:display="true" table:show-details="true"/>
                <table:data-pilot-member table:name="1026" table:display="true" table:show-details="true"/>
                <table:data-pilot-member table:name="1031" table:display="true" table:show-details="true"/>
                <table:data-pilot-member table:name="1034" table:display="true" table:show-details="true"/>
                <table:data-pilot-member table:name="1038" table:display="true" table:show-details="true"/>
                <table:data-pilot-member table:name="1042" table:display="true" table:show-details="true"/>
                <table:data-pilot-member table:name="1057" table:display="true" table:show-details="true"/>
                <table:data-pilot-member table:name="1059" table:display="true" table:show-details="true"/>
                <table:data-pilot-member table:name="1066" table:display="true" table:show-details="true"/>
                <table:data-pilot-member table:name="1069" table:display="true" table:show-details="true"/>
                <table:data-pilot-member table:name="1089" table:display="true" table:show-details="true"/>
                <table:data-pilot-member table:name="1092" table:display="true" table:show-details="true"/>
                <table:data-pilot-member table:name="1093" table:display="true" table:show-details="true"/>
                <table:data-pilot-member table:name="1103" table:display="true" table:show-details="true"/>
                <table:data-pilot-member table:name="1112" table:display="true" table:show-details="true"/>
                <table:data-pilot-member table:name="1116" table:display="true" table:show-details="true"/>
                <table:data-pilot-member table:name="1120" table:display="true" table:show-details="true"/>
                <table:data-pilot-member table:name="1127" table:display="true" table:show-details="true"/>
                <table:data-pilot-member table:name="1128" table:display="true" table:show-details="true"/>
                <table:data-pilot-member table:name="1148" table:display="true" table:show-details="true"/>
                <table:data-pilot-member table:name="1149" table:display="true" table:show-details="true"/>
                <table:data-pilot-member table:name="1152" table:display="true" table:show-details="true"/>
                <table:data-pilot-member table:name="1158" table:display="true" table:show-details="true"/>
                <table:data-pilot-member table:name="1159" table:display="true" table:show-details="true"/>
                <table:data-pilot-member table:name="1170" table:display="true" table:show-details="true"/>
                <table:data-pilot-member table:name="1173" table:display="true" table:show-details="true"/>
                <table:data-pilot-member table:name="1178" table:display="true" table:show-details="true"/>
                <table:data-pilot-member table:name="1183" table:display="true" table:show-details="true"/>
                <table:data-pilot-member table:name="1200" table:display="true" table:show-details="true"/>
                <table:data-pilot-member table:name="1206" table:display="true" table:show-details="true"/>
                <table:data-pilot-member table:name="1218" table:display="true" table:show-details="true"/>
                <table:data-pilot-member table:name="1234" table:display="true" table:show-details="true"/>
                <table:data-pilot-member table:name="1256" table:display="true" table:show-details="true"/>
                <table:data-pilot-member table:name="1274" table:display="true" table:show-details="true"/>
                <table:data-pilot-member table:name="1285" table:display="true" table:show-details="true"/>
                <table:data-pilot-member table:name="1286" table:display="true" table:show-details="true"/>
                <table:data-pilot-member table:name="1291" table:display="true" table:show-details="true"/>
                <table:data-pilot-member table:name="1293" table:display="true" table:show-details="true"/>
                <table:data-pilot-member table:name="1329" table:display="true" table:show-details="true"/>
                <table:data-pilot-member table:name="1336" table:display="true" table:show-details="true"/>
                <table:data-pilot-member table:name="1341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74" table:display="true" table:show-details="true"/>
                <table:data-pilot-member table:name="1383" table:display="true" table:show-details="true"/>
                <table:data-pilot-member table:name="1388" table:display="true" table:show-details="true"/>
                <table:data-pilot-member table:name="1389" table:display="true" table:show-details="true"/>
                <table:data-pilot-member table:name="1393" table:display="true" table:show-details="true"/>
                <table:data-pilot-member table:name="1398" table:display="true" table:show-details="true"/>
                <table:data-pilot-member table:name="1420" table:display="true" table:show-details="true"/>
                <table:data-pilot-member table:name="1439" table:display="true" table:show-details="true"/>
                <table:data-pilot-member table:name="1455" table:display="true" table:show-details="true"/>
                <table:data-pilot-member table:name="1456" table:display="true" table:show-details="true"/>
                <table:data-pilot-member table:name="1457" table:display="true" table:show-details="true"/>
                <table:data-pilot-member table:name="1465" table:display="true" table:show-details="true"/>
                <table:data-pilot-member table:name="1483" table:display="true" table:show-details="true"/>
                <table:data-pilot-member table:name="1492" table:display="true" table:show-details="true"/>
                <table:data-pilot-member table:name="1504" table:display="true" table:show-details="true"/>
                <table:data-pilot-member table:name="1517" table:display="true" table:show-details="true"/>
                <table:data-pilot-member table:name="1535" table:display="true" table:show-details="true"/>
                <table:data-pilot-member table:name="1541" table:display="true" table:show-details="true"/>
                <table:data-pilot-member table:name="1593" table:display="true" table:show-details="true"/>
                <table:data-pilot-member table:name="1601" table:display="true" table:show-details="true"/>
                <table:data-pilot-member table:name="1619" table:display="true" table:show-details="true"/>
                <table:data-pilot-member table:name="1646" table:display="true" table:show-details="true"/>
                <table:data-pilot-member table:name="1647" table:display="true" table:show-details="true"/>
                <table:data-pilot-member table:name="1668" table:display="true" table:show-details="true"/>
                <table:data-pilot-member table:name="1669" table:display="true" table:show-details="true"/>
                <table:data-pilot-member table:name="1677" table:display="true" table:show-details="true"/>
                <table:data-pilot-member table:name="1691" table:display="true" table:show-details="true"/>
                <table:data-pilot-member table:name="1718" table:display="true" table:show-details="true"/>
                <table:data-pilot-member table:name="1729" table:display="true" table:show-details="true"/>
                <table:data-pilot-member table:name="1730" table:display="true" table:show-details="true"/>
                <table:data-pilot-member table:name="1740" table:display="true" table:show-details="true"/>
                <table:data-pilot-member table:name="1741" table:display="true" table:show-details="true"/>
                <table:data-pilot-member table:name="1752" table:display="true" table:show-details="true"/>
                <table:data-pilot-member table:name="1759" table:display="true" table:show-details="true"/>
                <table:data-pilot-member table:name="1762" table:display="true" table:show-details="true"/>
                <table:data-pilot-member table:name="1765" table:display="true" table:show-details="true"/>
                <table:data-pilot-member table:name="1777" table:display="true" table:show-details="true"/>
                <table:data-pilot-member table:name="1796" table:display="true" table:show-details="true"/>
                <table:data-pilot-member table:name="1798" table:display="true" table:show-details="true"/>
                <table:data-pilot-member table:name="1801" table:display="true" table:show-details="true"/>
                <table:data-pilot-member table:name="1809" table:display="true" table:show-details="true"/>
                <table:data-pilot-member table:name="1840" table:display="true" table:show-details="true"/>
                <table:data-pilot-member table:name="1859" table:display="true" table:show-details="true"/>
                <table:data-pilot-member table:name="1920" table:display="true" table:show-details="true"/>
                <table:data-pilot-member table:name="1945" table:display="true" table:show-details="true"/>
                <table:data-pilot-member table:name="1960" table:display="true" table:show-details="true"/>
                <table:data-pilot-member table:name="1991" table:display="true" table:show-details="true"/>
                <table:data-pilot-member table:name="2005" table:display="true" table:show-details="true"/>
                <table:data-pilot-member table:name="2033" table:display="true" table:show-details="true"/>
                <table:data-pilot-member table:name="2046" table:display="true" table:show-details="true"/>
                <table:data-pilot-member table:name="2069" table:display="true" table:show-details="true"/>
                <table:data-pilot-member table:name="2077" table:display="true" table:show-details="true"/>
                <table:data-pilot-member table:name="2088" table:display="true" table:show-details="true"/>
                <table:data-pilot-member table:name="2096" table:display="true" table:show-details="true"/>
                <table:data-pilot-member table:name="2121" table:display="true" table:show-details="true"/>
                <table:data-pilot-member table:name="2181" table:display="true" table:show-details="true"/>
                <table:data-pilot-member table:name="2194" table:display="true" table:show-details="true"/>
                <table:data-pilot-member table:name="2198" table:display="true" table:show-details="true"/>
                <table:data-pilot-member table:name="2205" table:display="true" table:show-details="true"/>
                <table:data-pilot-member table:name="2208" table:display="true" table:show-details="true"/>
                <table:data-pilot-member table:name="2216" table:display="true" table:show-details="true"/>
                <table:data-pilot-member table:name="2221" table:display="true" table:show-details="true"/>
                <table:data-pilot-member table:name="2234" table:display="true" table:show-details="true"/>
                <table:data-pilot-member table:name="2276" table:display="true" table:show-details="true"/>
                <table:data-pilot-member table:name="2279" table:display="true" table:show-details="true"/>
                <table:data-pilot-member table:name="2286" table:display="true" table:show-details="true"/>
                <table:data-pilot-member table:name="2306" table:display="true" table:show-details="true"/>
                <table:data-pilot-member table:name="2312" table:display="true" table:show-details="true"/>
                <table:data-pilot-member table:name="2320" table:display="true" table:show-details="true"/>
                <table:data-pilot-member table:name="2349" table:display="true" table:show-details="true"/>
                <table:data-pilot-member table:name="2367" table:display="true" table:show-details="true"/>
                <table:data-pilot-member table:name="2369" table:display="true" table:show-details="true"/>
                <table:data-pilot-member table:name="2395" table:display="true" table:show-details="true"/>
                <table:data-pilot-member table:name="2399" table:display="true" table:show-details="true"/>
                <table:data-pilot-member table:name="2405" table:display="true" table:show-details="true"/>
                <table:data-pilot-member table:name="2417" table:display="true" table:show-details="true"/>
                <table:data-pilot-member table:name="2436" table:display="true" table:show-details="true"/>
                <table:data-pilot-member table:name="2471" table:display="true" table:show-details="true"/>
                <table:data-pilot-member table:name="2507" table:display="true" table:show-details="true"/>
                <table:data-pilot-member table:name="2515" table:display="true" table:show-details="true"/>
                <table:data-pilot-member table:name="2516" table:display="true" table:show-details="true"/>
                <table:data-pilot-member table:name="2532" table:display="true" table:show-details="true"/>
                <table:data-pilot-member table:name="2540" table:display="true" table:show-details="true"/>
                <table:data-pilot-member table:name="2555" table:display="true" table:show-details="true"/>
                <table:data-pilot-member table:name="2561" table:display="true" table:show-details="true"/>
                <table:data-pilot-member table:name="2583" table:display="true" table:show-details="true"/>
                <table:data-pilot-member table:name="2601" table:display="true" table:show-details="true"/>
                <table:data-pilot-member table:name="2616" table:display="true" table:show-details="true"/>
                <table:data-pilot-member table:name="2644" table:display="true" table:show-details="true"/>
                <table:data-pilot-member table:name="2665" table:display="true" table:show-details="true"/>
                <table:data-pilot-member table:name="2679" table:display="true" table:show-details="true"/>
                <table:data-pilot-member table:name="2693" table:display="true" table:show-details="true"/>
                <table:data-pilot-member table:name="2714" table:display="true" table:show-details="true"/>
                <table:data-pilot-member table:name="2715" table:display="true" table:show-details="true"/>
                <table:data-pilot-member table:name="2758" table:display="true" table:show-details="true"/>
                <table:data-pilot-member table:name="2809" table:display="true" table:show-details="true"/>
                <table:data-pilot-member table:name="2854" table:display="true" table:show-details="true"/>
                <table:data-pilot-member table:name="2896" table:display="true" table:show-details="true"/>
                <table:data-pilot-member table:name="2915" table:display="true" table:show-details="true"/>
                <table:data-pilot-member table:name="2921" table:display="true" table:show-details="true"/>
                <table:data-pilot-member table:name="2946" table:display="true" table:show-details="true"/>
                <table:data-pilot-member table:name="2995" table:display="true" table:show-details="true"/>
                <table:data-pilot-member table:name="3001" table:display="true" table:show-details="true"/>
                <table:data-pilot-member table:name="3012" table:display="true" table:show-details="true"/>
                <table:data-pilot-member table:name="3019" table:display="true" table:show-details="true"/>
                <table:data-pilot-member table:name="3045" table:display="true" table:show-details="true"/>
                <table:data-pilot-member table:name="3046" table:display="true" table:show-details="true"/>
                <table:data-pilot-member table:name="3095" table:display="true" table:show-details="true"/>
                <table:data-pilot-member table:name="3141" table:display="true" table:show-details="true"/>
                <table:data-pilot-member table:name="3151" table:display="true" table:show-details="true"/>
                <table:data-pilot-member table:name="3157" table:display="true" table:show-details="true"/>
                <table:data-pilot-member table:name="3220" table:display="true" table:show-details="true"/>
                <table:data-pilot-member table:name="3232" table:display="true" table:show-details="true"/>
                <table:data-pilot-member table:name="3242" table:display="true" table:show-details="true"/>
                <table:data-pilot-member table:name="3252" table:display="true" table:show-details="true"/>
                <table:data-pilot-member table:name="3254" table:display="true" table:show-details="true"/>
                <table:data-pilot-member table:name="3347" table:display="true" table:show-details="true"/>
                <table:data-pilot-member table:name="3378" table:display="true" table:show-details="true"/>
                <table:data-pilot-member table:name="3383" table:display="true" table:show-details="true"/>
                <table:data-pilot-member table:name="3443" table:display="true" table:show-details="true"/>
                <table:data-pilot-member table:name="3470" table:display="true" table:show-details="true"/>
                <table:data-pilot-member table:name="3498" table:display="true" table:show-details="true"/>
                <table:data-pilot-member table:name="3527" table:display="true" table:show-details="true"/>
                <table:data-pilot-member table:name="3549" table:display="true" table:show-details="true"/>
                <table:data-pilot-member table:name="3570" table:display="true" table:show-details="true"/>
                <table:data-pilot-member table:name="3576" table:display="true" table:show-details="true"/>
                <table:data-pilot-member table:name="3635" table:display="true" table:show-details="true"/>
                <table:data-pilot-member table:name="3703" table:display="true" table:show-details="true"/>
                <table:data-pilot-member table:name="3724" table:display="true" table:show-details="true"/>
                <table:data-pilot-member table:name="3752" table:display="true" table:show-details="true"/>
                <table:data-pilot-member table:name="3838" table:display="true" table:show-details="true"/>
                <table:data-pilot-member table:name="3860" table:display="true" table:show-details="true"/>
                <table:data-pilot-member table:name="3881" table:display="true" table:show-details="true"/>
                <table:data-pilot-member table:name="3896" table:display="true" table:show-details="true"/>
                <table:data-pilot-member table:name="3915" table:display="true" table:show-details="true"/>
                <table:data-pilot-member table:name="3941" table:display="true" table:show-details="true"/>
                <table:data-pilot-member table:name="3975" table:display="true" table:show-details="true"/>
                <table:data-pilot-member table:name="4006" table:display="true" table:show-details="true"/>
                <table:data-pilot-member table:name="4052" table:display="true" table:show-details="true"/>
                <table:data-pilot-member table:name="4154" table:display="true" table:show-details="true"/>
                <table:data-pilot-member table:name="4260" table:display="true" table:show-details="true"/>
                <table:data-pilot-member table:name="4324" table:display="true" table:show-details="true"/>
                <table:data-pilot-member table:name="4400" table:display="true" table:show-details="true"/>
                <table:data-pilot-member table:name="4407" table:display="true" table:show-details="true"/>
                <table:data-pilot-member table:name="4425" table:display="true" table:show-details="true"/>
                <table:data-pilot-member table:name="4447" table:display="true" table:show-details="true"/>
                <table:data-pilot-member table:name="4477" table:display="true" table:show-details="true"/>
                <table:data-pilot-member table:name="4479" table:display="true" table:show-details="true"/>
                <table:data-pilot-member table:name="4510" table:display="true" table:show-details="true"/>
                <table:data-pilot-member table:name="4575" table:display="true" table:show-details="true"/>
                <table:data-pilot-member table:name="4634" table:display="true" table:show-details="true"/>
                <table:data-pilot-member table:name="4686" table:display="true" table:show-details="true"/>
                <table:data-pilot-member table:name="4736" table:display="true" table:show-details="true"/>
                <table:data-pilot-member table:name="4787" table:display="true" table:show-details="true"/>
                <table:data-pilot-member table:name="4802" table:display="true" table:show-details="true"/>
                <table:data-pilot-member table:name="5004" table:display="true" table:show-details="true"/>
                <table:data-pilot-member table:name="5065" table:display="true" table:show-details="true"/>
                <table:data-pilot-member table:name="5127" table:display="true" table:show-details="true"/>
                <table:data-pilot-member table:name="5154" table:display="true" table:show-details="true"/>
                <table:data-pilot-member table:name="5243" table:display="true" table:show-details="true"/>
                <table:data-pilot-member table:name="5343" table:display="true" table:show-details="true"/>
                <table:data-pilot-member table:name="5373" table:display="true" table:show-details="true"/>
                <table:data-pilot-member table:name="5390" table:display="true" table:show-details="true"/>
                <table:data-pilot-member table:name="5500" table:display="true" table:show-details="true"/>
                <table:data-pilot-member table:name="5502" table:display="true" table:show-details="true"/>
                <table:data-pilot-member table:name="5612" table:display="true" table:show-details="true"/>
                <table:data-pilot-member table:name="5639" table:display="true" table:show-details="true"/>
                <table:data-pilot-member table:name="5641" table:display="true" table:show-details="true"/>
                <table:data-pilot-member table:name="5679" table:display="true" table:show-details="true"/>
                <table:data-pilot-member table:name="5845" table:display="true" table:show-details="true"/>
                <table:data-pilot-member table:name="5870" table:display="true" table:show-details="true"/>
                <table:data-pilot-member table:name="5970" table:display="true" table:show-details="true"/>
                <table:data-pilot-member table:name="6114" table:display="true" table:show-details="true"/>
                <table:data-pilot-member table:name="6130" table:display="true" table:show-details="true"/>
                <table:data-pilot-member table:name="6269" table:display="true" table:show-details="true"/>
                <table:data-pilot-member table:name="6312" table:display="true" table:show-details="true"/>
                <table:data-pilot-member table:name="6316" table:display="true" table:show-details="true"/>
                <table:data-pilot-member table:name="6340" table:display="true" table:show-details="true"/>
                <table:data-pilot-member table:name="6386" table:display="true" table:show-details="true"/>
                <table:data-pilot-member table:name="6404" table:display="true" table:show-details="true"/>
                <table:data-pilot-member table:name="6422" table:display="true" table:show-details="true"/>
                <table:data-pilot-member table:name="6746" table:display="true" table:show-details="true"/>
                <table:data-pilot-member table:name="6818" table:display="true" table:show-details="true"/>
                <table:data-pilot-member table:name="6838" table:display="true" table:show-details="true"/>
                <table:data-pilot-member table:name="6845" table:display="true" table:show-details="true"/>
                <table:data-pilot-member table:name="7332" table:display="true" table:show-details="true"/>
                <table:data-pilot-member table:name="7368" table:display="true" table:show-details="true"/>
                <table:data-pilot-member table:name="7496" table:display="true" table:show-details="true"/>
                <table:data-pilot-member table:name="7530" table:display="true" table:show-details="true"/>
                <table:data-pilot-member table:name="7683" table:display="true" table:show-details="true"/>
                <table:data-pilot-member table:name="7782" table:display="true" table:show-details="true"/>
                <table:data-pilot-member table:name="7849" table:display="true" table:show-details="true"/>
                <table:data-pilot-member table:name="7888" table:display="true" table:show-details="true"/>
                <table:data-pilot-member table:name="8132" table:display="true" table:show-details="true"/>
                <table:data-pilot-member table:name="8164" table:display="true" table:show-details="true"/>
                <table:data-pilot-member table:name="8170" table:display="true" table:show-details="true"/>
                <table:data-pilot-member table:name="8195" table:display="true" table:show-details="true"/>
                <table:data-pilot-member table:name="8321" table:display="true" table:show-details="true"/>
                <table:data-pilot-member table:name="8366" table:display="true" table:show-details="true"/>
                <table:data-pilot-member table:name="8425" table:display="true" table:show-details="true"/>
                <table:data-pilot-member table:name="8620" table:display="true" table:show-details="true"/>
                <table:data-pilot-member table:name="8692" table:display="true" table:show-details="true"/>
                <table:data-pilot-member table:name="8693" table:display="true" table:show-details="true"/>
                <table:data-pilot-member table:name="8853" table:display="true" table:show-details="true"/>
                <table:data-pilot-member table:name="8872" table:display="true" table:show-details="true"/>
                <table:data-pilot-member table:name="9408" table:display="true" table:show-details="true"/>
                <table:data-pilot-member table:name="9510" table:display="true" table:show-details="true"/>
                <table:data-pilot-member table:name="9584" table:display="true" table:show-details="true"/>
                <table:data-pilot-member table:name="9735" table:display="true" table:show-details="true"/>
                <table:data-pilot-member table:name="9806" table:display="true" table:show-details="true"/>
                <table:data-pilot-member table:name="9927" table:display="true" table:show-details="true"/>
                <table:data-pilot-member table:name="10002" table:display="true" table:show-details="true"/>
                <table:data-pilot-member table:name="10155" table:display="true" table:show-details="true"/>
                <table:data-pilot-member table:name="10303" table:display="true" table:show-details="true"/>
                <table:data-pilot-member table:name="10643" table:display="true" table:show-details="true"/>
                <table:data-pilot-member table:name="11422" table:display="true" table:show-details="true"/>
                <table:data-pilot-member table:name="11559" table:display="true" table:show-details="true"/>
                <table:data-pilot-member table:name="12569" table:display="true" table:show-details="true"/>
                <table:data-pilot-member table:name="13135" table:display="true" table:show-details="true"/>
                <table:data-pilot-member table:name="13223" table:display="true" table:show-details="true"/>
                <table:data-pilot-member table:name="13486" table:display="true" table:show-details="true"/>
                <table:data-pilot-member table:name="15082" table:display="true" table:show-details="true"/>
                <table:data-pilot-member table:name="15348" table:display="true" table:show-details="true"/>
                <table:data-pilot-member table:name="15601" table:display="true" table:show-details="true"/>
                <table:data-pilot-member table:name="16538" table:display="true" table:show-details="true"/>
                <table:data-pilot-member table:name="16745" table:display="true" table:show-details="true"/>
                <table:data-pilot-member table:name="16919" table:display="true" table:show-details="true"/>
                <table:data-pilot-member table:name="17866" table:display="true" table:show-details="true"/>
                <table:data-pilot-member table:name="18028" table:display="true" table:show-details="true"/>
                <table:data-pilot-member table:name="18711" table:display="true" table:show-details="true"/>
                <table:data-pilot-member table:name="35009" table:display="true" table:show-details="true"/>
                <table:data-pilot-member table:name="36534" table:display="true" table:show-details="true"/>
                <table:data-pilot-member table:name="608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alCare" table:orientation="data" table:used-hierarchy="0" table:function="sum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2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8" table:display="true" table:show-details="true"/>
                <table:data-pilot-member table:name="111" table:display="true" table:show-details="true"/>
                <table:data-pilot-member table:name="113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30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3" table:display="true" table:show-details="true"/>
                <table:data-pilot-member table:name="159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7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5" table:display="true" table:show-details="true"/>
                <table:data-pilot-member table:name="217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4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2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8" table:display="true" table:show-details="true"/>
                <table:data-pilot-member table:name="290" table:display="true" table:show-details="true"/>
                <table:data-pilot-member table:name="299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4" table:display="true" table:show-details="true"/>
                <table:data-pilot-member table:name="319" table:display="true" table:show-details="true"/>
                <table:data-pilot-member table:name="325" table:display="true" table:show-details="true"/>
                <table:data-pilot-member table:name="330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43" table:display="true" table:show-details="true"/>
                <table:data-pilot-member table:name="349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61" table:display="true" table:show-details="true"/>
                <table:data-pilot-member table:name="363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5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92" table:display="true" table:show-details="true"/>
                <table:data-pilot-member table:name="395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2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5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6" table:display="true" table:show-details="true"/>
                <table:data-pilot-member table:name="439" table:display="true" table:show-details="true"/>
                <table:data-pilot-member table:name="442" table:display="true" table:show-details="true"/>
                <table:data-pilot-member table:name="445" table:display="true" table:show-details="true"/>
                <table:data-pilot-member table:name="454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83" table:display="true" table:show-details="true"/>
                <table:data-pilot-member table:name="492" table:display="true" table:show-details="true"/>
                <table:data-pilot-member table:name="500" table:display="true" table:show-details="true"/>
                <table:data-pilot-member table:name="507" table:display="true" table:show-details="true"/>
                <table:data-pilot-member table:name="514" table:display="true" table:show-details="true"/>
                <table:data-pilot-member table:name="516" table:display="true" table:show-details="true"/>
                <table:data-pilot-member table:name="523" table:display="true" table:show-details="true"/>
                <table:data-pilot-member table:name="529" table:display="true" table:show-details="true"/>
                <table:data-pilot-member table:name="536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62" table:display="true" table:show-details="true"/>
                <table:data-pilot-member table:name="573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600" table:display="true" table:show-details="true"/>
                <table:data-pilot-member table:name="603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21" table:display="true" table:show-details="true"/>
                <table:data-pilot-member table:name="627" table:display="true" table:show-details="true"/>
                <table:data-pilot-member table:name="632" table:display="true" table:show-details="true"/>
                <table:data-pilot-member table:name="637" table:display="true" table:show-details="true"/>
                <table:data-pilot-member table:name="656" table:display="true" table:show-details="true"/>
                <table:data-pilot-member table:name="694" table:display="true" table:show-details="true"/>
                <table:data-pilot-member table:name="706" table:display="true" table:show-details="true"/>
                <table:data-pilot-member table:name="710" table:display="true" table:show-details="true"/>
                <table:data-pilot-member table:name="716" table:display="true" table:show-details="true"/>
                <table:data-pilot-member table:name="721" table:display="true" table:show-details="true"/>
                <table:data-pilot-member table:name="730" table:display="true" table:show-details="true"/>
                <table:data-pilot-member table:name="737" table:display="true" table:show-details="true"/>
                <table:data-pilot-member table:name="751" table:display="true" table:show-details="true"/>
                <table:data-pilot-member table:name="759" table:display="true" table:show-details="true"/>
                <table:data-pilot-member table:name="761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78" table:display="true" table:show-details="true"/>
                <table:data-pilot-member table:name="780" table:display="true" table:show-details="true"/>
                <table:data-pilot-member table:name="788" table:display="true" table:show-details="true"/>
                <table:data-pilot-member table:name="811" table:display="true" table:show-details="true"/>
                <table:data-pilot-member table:name="813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5" table:display="true" table:show-details="true"/>
                <table:data-pilot-member table:name="828" table:display="true" table:show-details="true"/>
                <table:data-pilot-member table:name="830" table:display="true" table:show-details="true"/>
                <table:data-pilot-member table:name="836" table:display="true" table:show-details="true"/>
                <table:data-pilot-member table:name="841" table:display="true" table:show-details="true"/>
                <table:data-pilot-member table:name="850" table:display="true" table:show-details="true"/>
                <table:data-pilot-member table:name="857" table:display="true" table:show-details="true"/>
                <table:data-pilot-member table:name="862" table:display="true" table:show-details="true"/>
                <table:data-pilot-member table:name="912" table:display="true" table:show-details="true"/>
                <table:data-pilot-member table:name="914" table:display="true" table:show-details="true"/>
                <table:data-pilot-member table:name="918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60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7" table:display="true" table:show-details="true"/>
                <table:data-pilot-member table:name="1041" table:display="true" table:show-details="true"/>
                <table:data-pilot-member table:name="1062" table:display="true" table:show-details="true"/>
                <table:data-pilot-member table:name="1082" table:display="true" table:show-details="true"/>
                <table:data-pilot-member table:name="1092" table:display="true" table:show-details="true"/>
                <table:data-pilot-member table:name="1107" table:display="true" table:show-details="true"/>
                <table:data-pilot-member table:name="1135" table:display="true" table:show-details="true"/>
                <table:data-pilot-member table:name="1145" table:display="true" table:show-details="true"/>
                <table:data-pilot-member table:name="1184" table:display="true" table:show-details="true"/>
                <table:data-pilot-member table:name="1202" table:display="true" table:show-details="true"/>
                <table:data-pilot-member table:name="1216" table:display="true" table:show-details="true"/>
                <table:data-pilot-member table:name="1226" table:display="true" table:show-details="true"/>
                <table:data-pilot-member table:name="1247" table:display="true" table:show-details="true"/>
                <table:data-pilot-member table:name="1272" table:display="true" table:show-details="true"/>
                <table:data-pilot-member table:name="1321" table:display="true" table:show-details="true"/>
                <table:data-pilot-member table:name="1328" table:display="true" table:show-details="true"/>
                <table:data-pilot-member table:name="1333" table:display="true" table:show-details="true"/>
                <table:data-pilot-member table:name="1335" table:display="true" table:show-details="true"/>
                <table:data-pilot-member table:name="1377" table:display="true" table:show-details="true"/>
                <table:data-pilot-member table:name="1382" table:display="true" table:show-details="true"/>
                <table:data-pilot-member table:name="1470" table:display="true" table:show-details="true"/>
                <table:data-pilot-member table:name="1480" table:display="true" table:show-details="true"/>
                <table:data-pilot-member table:name="1491" table:display="true" table:show-details="true"/>
                <table:data-pilot-member table:name="1532" table:display="true" table:show-details="true"/>
                <table:data-pilot-member table:name="1538" table:display="true" table:show-details="true"/>
                <table:data-pilot-member table:name="1547" table:display="true" table:show-details="true"/>
                <table:data-pilot-member table:name="1566" table:display="true" table:show-details="true"/>
                <table:data-pilot-member table:name="1579" table:display="true" table:show-details="true"/>
                <table:data-pilot-member table:name="1580" table:display="true" table:show-details="true"/>
                <table:data-pilot-member table:name="1679" table:display="true" table:show-details="true"/>
                <table:data-pilot-member table:name="1680" table:display="true" table:show-details="true"/>
                <table:data-pilot-member table:name="1682" table:display="true" table:show-details="true"/>
                <table:data-pilot-member table:name="1711" table:display="true" table:show-details="true"/>
                <table:data-pilot-member table:name="1716" table:display="true" table:show-details="true"/>
                <table:data-pilot-member table:name="1777" table:display="true" table:show-details="true"/>
                <table:data-pilot-member table:name="1795" table:display="true" table:show-details="true"/>
                <table:data-pilot-member table:name="1803" table:display="true" table:show-details="true"/>
                <table:data-pilot-member table:name="1860" table:display="true" table:show-details="true"/>
                <table:data-pilot-member table:name="1901" table:display="true" table:show-details="true"/>
                <table:data-pilot-member table:name="1916" table:display="true" table:show-details="true"/>
                <table:data-pilot-member table:name="1976" table:display="true" table:show-details="true"/>
                <table:data-pilot-member table:name="2024" table:display="true" table:show-details="true"/>
                <table:data-pilot-member table:name="2123" table:display="true" table:show-details="true"/>
                <table:data-pilot-member table:name="2134" table:display="true" table:show-details="true"/>
                <table:data-pilot-member table:name="2208" table:display="true" table:show-details="true"/>
                <table:data-pilot-member table:name="2259" table:display="true" table:show-details="true"/>
                <table:data-pilot-member table:name="2328" table:display="true" table:show-details="true"/>
                <table:data-pilot-member table:name="2371" table:display="true" table:show-details="true"/>
                <table:data-pilot-member table:name="2381" table:display="true" table:show-details="true"/>
                <table:data-pilot-member table:name="2386" table:display="true" table:show-details="true"/>
                <table:data-pilot-member table:name="2447" table:display="true" table:show-details="true"/>
                <table:data-pilot-member table:name="2505" table:display="true" table:show-details="true"/>
                <table:data-pilot-member table:name="2518" table:display="true" table:show-details="true"/>
                <table:data-pilot-member table:name="2568" table:display="true" table:show-details="true"/>
                <table:data-pilot-member table:name="2575" table:display="true" table:show-details="true"/>
                <table:data-pilot-member table:name="2587" table:display="true" table:show-details="true"/>
                <table:data-pilot-member table:name="2662" table:display="true" table:show-details="true"/>
                <table:data-pilot-member table:name="2674" table:display="true" table:show-details="true"/>
                <table:data-pilot-member table:name="2730" table:display="true" table:show-details="true"/>
                <table:data-pilot-member table:name="2767" table:display="true" table:show-details="true"/>
                <table:data-pilot-member table:name="2840" table:display="true" table:show-details="true"/>
                <table:data-pilot-member table:name="2894" table:display="true" table:show-details="true"/>
                <table:data-pilot-member table:name="2970" table:display="true" table:show-details="true"/>
                <table:data-pilot-member table:name="3084" table:display="true" table:show-details="true"/>
                <table:data-pilot-member table:name="3140" table:display="true" table:show-details="true"/>
                <table:data-pilot-member table:name="3143" table:display="true" table:show-details="true"/>
                <table:data-pilot-member table:name="3213" table:display="true" table:show-details="true"/>
                <table:data-pilot-member table:name="3293" table:display="true" table:show-details="true"/>
                <table:data-pilot-member table:name="3321" table:display="true" table:show-details="true"/>
                <table:data-pilot-member table:name="3378" table:display="true" table:show-details="true"/>
                <table:data-pilot-member table:name="3381" table:display="true" table:show-details="true"/>
                <table:data-pilot-member table:name="3415" table:display="true" table:show-details="true"/>
                <table:data-pilot-member table:name="3459" table:display="true" table:show-details="true"/>
                <table:data-pilot-member table:name="3468" table:display="true" table:show-details="true"/>
                <table:data-pilot-member table:name="3485" table:display="true" table:show-details="true"/>
                <table:data-pilot-member table:name="3516" table:display="true" table:show-details="true"/>
                <table:data-pilot-member table:name="3537" table:display="true" table:show-details="true"/>
                <table:data-pilot-member table:name="3540" table:display="true" table:show-details="true"/>
                <table:data-pilot-member table:name="3593" table:display="true" table:show-details="true"/>
                <table:data-pilot-member table:name="3620" table:display="true" table:show-details="true"/>
                <table:data-pilot-member table:name="3674" table:display="true" table:show-details="true"/>
                <table:data-pilot-member table:name="3712" table:display="true" table:show-details="true"/>
                <table:data-pilot-member table:name="3837" table:display="true" table:show-details="true"/>
                <table:data-pilot-member table:name="3843" table:display="true" table:show-details="true"/>
                <table:data-pilot-member table:name="3874" table:display="true" table:show-details="true"/>
                <table:data-pilot-member table:name="3881" table:display="true" table:show-details="true"/>
                <table:data-pilot-member table:name="3891" table:display="true" table:show-details="true"/>
                <table:data-pilot-member table:name="3909" table:display="true" table:show-details="true"/>
                <table:data-pilot-member table:name="3961" table:display="true" table:show-details="true"/>
                <table:data-pilot-member table:name="4003" table:display="true" table:show-details="true"/>
                <table:data-pilot-member table:name="4004" table:display="true" table:show-details="true"/>
                <table:data-pilot-member table:name="4027" table:display="true" table:show-details="true"/>
                <table:data-pilot-member table:name="4074" table:display="true" table:show-details="true"/>
                <table:data-pilot-member table:name="4095" table:display="true" table:show-details="true"/>
                <table:data-pilot-member table:name="4111" table:display="true" table:show-details="true"/>
                <table:data-pilot-member table:name="4167" table:display="true" table:show-details="true"/>
                <table:data-pilot-member table:name="4173" table:display="true" table:show-details="true"/>
                <table:data-pilot-member table:name="4196" table:display="true" table:show-details="true"/>
                <table:data-pilot-member table:name="4239" table:display="true" table:show-details="true"/>
                <table:data-pilot-member table:name="4314" table:display="true" table:show-details="true"/>
                <table:data-pilot-member table:name="4337" table:display="true" table:show-details="true"/>
                <table:data-pilot-member table:name="4424" table:display="true" table:show-details="true"/>
                <table:data-pilot-member table:name="4482" table:display="true" table:show-details="true"/>
                <table:data-pilot-member table:name="4508" table:display="true" table:show-details="true"/>
                <table:data-pilot-member table:name="4515" table:display="true" table:show-details="true"/>
                <table:data-pilot-member table:name="4538" table:display="true" table:show-details="true"/>
                <table:data-pilot-member table:name="4573" table:display="true" table:show-details="true"/>
                <table:data-pilot-member table:name="4595" table:display="true" table:show-details="true"/>
                <table:data-pilot-member table:name="4618" table:display="true" table:show-details="true"/>
                <table:data-pilot-member table:name="4621" table:display="true" table:show-details="true"/>
                <table:data-pilot-member table:name="4666" table:display="true" table:show-details="true"/>
                <table:data-pilot-member table:name="4762" table:display="true" table:show-details="true"/>
                <table:data-pilot-member table:name="4797" table:display="true" table:show-details="true"/>
                <table:data-pilot-member table:name="4882" table:display="true" table:show-details="true"/>
                <table:data-pilot-member table:name="4948" table:display="true" table:show-details="true"/>
                <table:data-pilot-member table:name="4973" table:display="true" table:show-details="true"/>
                <table:data-pilot-member table:name="5038" table:display="true" table:show-details="true"/>
                <table:data-pilot-member table:name="5058" table:display="true" table:show-details="true"/>
                <table:data-pilot-member table:name="5079" table:display="true" table:show-details="true"/>
                <table:data-pilot-member table:name="5121" table:display="true" table:show-details="true"/>
                <table:data-pilot-member table:name="5141" table:display="true" table:show-details="true"/>
                <table:data-pilot-member table:name="5162" table:display="true" table:show-details="true"/>
                <table:data-pilot-member table:name="5316" table:display="true" table:show-details="true"/>
                <table:data-pilot-member table:name="5611" table:display="true" table:show-details="true"/>
                <table:data-pilot-member table:name="5618" table:display="true" table:show-details="true"/>
                <table:data-pilot-member table:name="5828" table:display="true" table:show-details="true"/>
                <table:data-pilot-member table:name="5952" table:display="true" table:show-details="true"/>
                <table:data-pilot-member table:name="5957" table:display="true" table:show-details="true"/>
                <table:data-pilot-member table:name="5977" table:display="true" table:show-details="true"/>
                <table:data-pilot-member table:name="5980" table:display="true" table:show-details="true"/>
                <table:data-pilot-member table:name="6236" table:display="true" table:show-details="true"/>
                <table:data-pilot-member table:name="6374" table:display="true" table:show-details="true"/>
                <table:data-pilot-member table:name="6457" table:display="true" table:show-details="true"/>
                <table:data-pilot-member table:name="6506" table:display="true" table:show-details="true"/>
                <table:data-pilot-member table:name="6600" table:display="true" table:show-details="true"/>
                <table:data-pilot-member table:name="6694" table:display="true" table:show-details="true"/>
                <table:data-pilot-member table:name="6707" table:display="true" table:show-details="true"/>
                <table:data-pilot-member table:name="6728" table:display="true" table:show-details="true"/>
                <table:data-pilot-member table:name="6740" table:display="true" table:show-details="true"/>
                <table:data-pilot-member table:name="6747" table:display="true" table:show-details="true"/>
                <table:data-pilot-member table:name="6766" table:display="true" table:show-details="true"/>
                <table:data-pilot-member table:name="6792" table:display="true" table:show-details="true"/>
                <table:data-pilot-member table:name="6818" table:display="true" table:show-details="true"/>
                <table:data-pilot-member table:name="6830" table:display="true" table:show-details="true"/>
                <table:data-pilot-member table:name="6839" table:display="true" table:show-details="true"/>
                <table:data-pilot-member table:name="6846" table:display="true" table:show-details="true"/>
                <table:data-pilot-member table:name="6899" table:display="true" table:show-details="true"/>
                <table:data-pilot-member table:name="6907" table:display="true" table:show-details="true"/>
                <table:data-pilot-member table:name="6956" table:display="true" table:show-details="true"/>
                <table:data-pilot-member table:name="7015" table:display="true" table:show-details="true"/>
                <table:data-pilot-member table:name="7108" table:display="true" table:show-details="true"/>
                <table:data-pilot-member table:name="7271" table:display="true" table:show-details="true"/>
                <table:data-pilot-member table:name="7353" table:display="true" table:show-details="true"/>
                <table:data-pilot-member table:name="7425" table:display="true" table:show-details="true"/>
                <table:data-pilot-member table:name="7558" table:display="true" table:show-details="true"/>
                <table:data-pilot-member table:name="7572" table:display="true" table:show-details="true"/>
                <table:data-pilot-member table:name="7677" table:display="true" table:show-details="true"/>
                <table:data-pilot-member table:name="7818" table:display="true" table:show-details="true"/>
                <table:data-pilot-member table:name="7883" table:display="true" table:show-details="true"/>
                <table:data-pilot-member table:name="8035" table:display="true" table:show-details="true"/>
                <table:data-pilot-member table:name="8077" table:display="true" table:show-details="true"/>
                <table:data-pilot-member table:name="8604" table:display="true" table:show-details="true"/>
                <table:data-pilot-member table:name="8682" table:display="true" table:show-details="true"/>
                <table:data-pilot-member table:name="8752" table:display="true" table:show-details="true"/>
                <table:data-pilot-member table:name="8773" table:display="true" table:show-details="true"/>
                <table:data-pilot-member table:name="8933" table:display="true" table:show-details="true"/>
                <table:data-pilot-member table:name="8969" table:display="true" table:show-details="true"/>
                <table:data-pilot-member table:name="9265" table:display="true" table:show-details="true"/>
                <table:data-pilot-member table:name="9529" table:display="true" table:show-details="true"/>
                <table:data-pilot-member table:name="9606" table:display="true" table:show-details="true"/>
                <table:data-pilot-member table:name="9836" table:display="true" table:show-details="true"/>
                <table:data-pilot-member table:name="9959" table:display="true" table:show-details="true"/>
                <table:data-pilot-member table:name="10069" table:display="true" table:show-details="true"/>
                <table:data-pilot-member table:name="11577" table:display="true" table:show-details="true"/>
                <table:data-pilot-member table:name="11783" table:display="true" table:show-details="true"/>
                <table:data-pilot-member table:name="12034" table:display="true" table:show-details="true"/>
                <table:data-pilot-member table:name="12218" table:display="true" table:show-details="true"/>
                <table:data-pilot-member table:name="12408" table:display="true" table:show-details="true"/>
                <table:data-pilot-member table:name="12420" table:display="true" table:show-details="true"/>
                <table:data-pilot-member table:name="12591" table:display="true" table:show-details="true"/>
                <table:data-pilot-member table:name="12638" table:display="true" table:show-details="true"/>
                <table:data-pilot-member table:name="13308" table:display="true" table:show-details="true"/>
                <table:data-pilot-member table:name="13583" table:display="true" table:show-details="true"/>
                <table:data-pilot-member table:name="13726" table:display="true" table:show-details="true"/>
                <table:data-pilot-member table:name="14235" table:display="true" table:show-details="true"/>
                <table:data-pilot-member table:name="14841" table:display="true" table:show-details="true"/>
                <table:data-pilot-member table:name="15469" table:display="true" table:show-details="true"/>
                <table:data-pilot-member table:name="17120" table:display="true" table:show-details="true"/>
                <table:data-pilot-member table:name="17740" table:display="true" table:show-details="true"/>
                <table:data-pilot-member table:name="18594" table:display="true" table:show-details="true"/>
                <table:data-pilot-member table:name="18906" table:display="true" table:show-details="true"/>
                <table:data-pilot-member table:name="19410" table:display="true" table:show-details="true"/>
                <table:data-pilot-member table:name="20070" table:display="true" table:show-details="true"/>
                <table:data-pilot-member table:name="24171" table:display="true" table:show-details="true"/>
                <table:data-pilot-member table:name="24231" table:display="true" table:show-details="true"/>
                <table:data-pilot-member table:name="26701" table:display="true" table:show-details="true"/>
                <table:data-pilot-member table:name="38102" table:display="true" table:show-details="true"/>
                <table:data-pilot-member table:name="408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li" table:orientation="data" table:used-hierarchy="0" table:function="sum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1" table:display="true" table:show-details="true"/>
                <table:data-pilot-member table:name="18" table:display="true" table:show-details="true"/>
                <table:data-pilot-member table:name="22" table:display="true" table:show-details="true"/>
                <table:data-pilot-member table:name="27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6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84" table:display="true" table:show-details="true"/>
                <table:data-pilot-member table:name="110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9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56" table:display="true" table:show-details="true"/>
                <table:data-pilot-member table:name="167" table:display="true" table:show-details="true"/>
                <table:data-pilot-member table:name="172" table:display="true" table:show-details="true"/>
                <table:data-pilot-member table:name="179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95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11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2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4" table:display="true" table:show-details="true"/>
                <table:data-pilot-member table:name="247" table:display="true" table:show-details="true"/>
                <table:data-pilot-member table:name="249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70" table:display="true" table:show-details="true"/>
                <table:data-pilot-member table:name="285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301" table:display="true" table:show-details="true"/>
                <table:data-pilot-member table:name="303" table:display="true" table:show-details="true"/>
                <table:data-pilot-member table:name="310" table:display="true" table:show-details="true"/>
                <table:data-pilot-member table:name="314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23" table:display="true" table:show-details="true"/>
                <table:data-pilot-member table:name="326" table:display="true" table:show-details="true"/>
                <table:data-pilot-member table:name="328" table:display="true" table:show-details="true"/>
                <table:data-pilot-member table:name="340" table:display="true" table:show-details="true"/>
                <table:data-pilot-member table:name="342" table:display="true" table:show-details="true"/>
                <table:data-pilot-member table:name="344" table:display="true" table:show-details="true"/>
                <table:data-pilot-member table:name="347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9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8" table:display="true" table:show-details="true"/>
                <table:data-pilot-member table:name="429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6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52" table:display="true" table:show-details="true"/>
                <table:data-pilot-member table:name="468" table:display="true" table:show-details="true"/>
                <table:data-pilot-member table:name="483" table:display="true" table:show-details="true"/>
                <table:data-pilot-member table:name="490" table:display="true" table:show-details="true"/>
                <table:data-pilot-member table:name="497" table:display="true" table:show-details="true"/>
                <table:data-pilot-member table:name="501" table:display="true" table:show-details="true"/>
                <table:data-pilot-member table:name="503" table:display="true" table:show-details="true"/>
                <table:data-pilot-member table:name="518" table:display="true" table:show-details="true"/>
                <table:data-pilot-member table:name="520" table:display="true" table:show-details="true"/>
                <table:data-pilot-member table:name="522" table:display="true" table:show-details="true"/>
                <table:data-pilot-member table:name="526" table:display="true" table:show-details="true"/>
                <table:data-pilot-member table:name="529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7" table:display="true" table:show-details="true"/>
                <table:data-pilot-member table:name="545" table:display="true" table:show-details="true"/>
                <table:data-pilot-member table:name="548" table:display="true" table:show-details="true"/>
                <table:data-pilot-member table:name="550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8" table:display="true" table:show-details="true"/>
                <table:data-pilot-member table:name="569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8" table:display="true" table:show-details="true"/>
                <table:data-pilot-member table:name="602" table:display="true" table:show-details="true"/>
                <table:data-pilot-member table:name="610" table:display="true" table:show-details="true"/>
                <table:data-pilot-member table:name="615" table:display="true" table:show-details="true"/>
                <table:data-pilot-member table:name="635" table:display="true" table:show-details="true"/>
                <table:data-pilot-member table:name="648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9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8" table:display="true" table:show-details="true"/>
                <table:data-pilot-member table:name="674" table:display="true" table:show-details="true"/>
                <table:data-pilot-member table:name="684" table:display="true" table:show-details="true"/>
                <table:data-pilot-member table:name="686" table:display="true" table:show-details="true"/>
                <table:data-pilot-member table:name="689" table:display="true" table:show-details="true"/>
                <table:data-pilot-member table:name="693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707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2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27" table:display="true" table:show-details="true"/>
                <table:data-pilot-member table:name="731" table:display="true" table:show-details="true"/>
                <table:data-pilot-member table:name="739" table:display="true" table:show-details="true"/>
                <table:data-pilot-member table:name="741" table:display="true" table:show-details="true"/>
                <table:data-pilot-member table:name="743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72" table:display="true" table:show-details="true"/>
                <table:data-pilot-member table:name="776" table:display="true" table:show-details="true"/>
                <table:data-pilot-member table:name="778" table:display="true" table:show-details="true"/>
                <table:data-pilot-member table:name="786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7" table:display="true" table:show-details="true"/>
                <table:data-pilot-member table:name="806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3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8" table:display="true" table:show-details="true"/>
                <table:data-pilot-member table:name="860" table:display="true" table:show-details="true"/>
                <table:data-pilot-member table:name="868" table:display="true" table:show-details="true"/>
                <table:data-pilot-member table:name="894" table:display="true" table:show-details="true"/>
                <table:data-pilot-member table:name="898" table:display="true" table:show-details="true"/>
                <table:data-pilot-member table:name="903" table:display="true" table:show-details="true"/>
                <table:data-pilot-member table:name="911" table:display="true" table:show-details="true"/>
                <table:data-pilot-member table:name="918" table:display="true" table:show-details="true"/>
                <table:data-pilot-member table:name="925" table:display="true" table:show-details="true"/>
                <table:data-pilot-member table:name="929" table:display="true" table:show-details="true"/>
                <table:data-pilot-member table:name="933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4" table:display="true" table:show-details="true"/>
                <table:data-pilot-member table:name="967" table:display="true" table:show-details="true"/>
                <table:data-pilot-member table:name="975" table:display="true" table:show-details="true"/>
                <table:data-pilot-member table:name="980" table:display="true" table:show-details="true"/>
                <table:data-pilot-member table:name="985" table:display="true" table:show-details="true"/>
                <table:data-pilot-member table:name="987" table:display="true" table:show-details="true"/>
                <table:data-pilot-member table:name="993" table:display="true" table:show-details="true"/>
                <table:data-pilot-member table:name="995" table:display="true" table:show-details="true"/>
                <table:data-pilot-member table:name="1000" table:display="true" table:show-details="true"/>
                <table:data-pilot-member table:name="1009" table:display="true" table:show-details="true"/>
                <table:data-pilot-member table:name="1014" table:display="true" table:show-details="true"/>
                <table:data-pilot-member table:name="1022" table:display="true" table:show-details="true"/>
                <table:data-pilot-member table:name="1027" table:display="true" table:show-details="true"/>
                <table:data-pilot-member table:name="1037" table:display="true" table:show-details="true"/>
                <table:data-pilot-member table:name="1040" table:display="true" table:show-details="true"/>
                <table:data-pilot-member table:name="1043" table:display="true" table:show-details="true"/>
                <table:data-pilot-member table:name="1047" table:display="true" table:show-details="true"/>
                <table:data-pilot-member table:name="1059" table:display="true" table:show-details="true"/>
                <table:data-pilot-member table:name="1060" table:display="true" table:show-details="true"/>
                <table:data-pilot-member table:name="1063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80" table:display="true" table:show-details="true"/>
                <table:data-pilot-member table:name="1083" table:display="true" table:show-details="true"/>
                <table:data-pilot-member table:name="1092" table:display="true" table:show-details="true"/>
                <table:data-pilot-member table:name="1102" table:display="true" table:show-details="true"/>
                <table:data-pilot-member table:name="1104" table:display="true" table:show-details="true"/>
                <table:data-pilot-member table:name="1111" table:display="true" table:show-details="true"/>
                <table:data-pilot-member table:name="1113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17" table:display="true" table:show-details="true"/>
                <table:data-pilot-member table:name="1130" table:display="true" table:show-details="true"/>
                <table:data-pilot-member table:name="1136" table:display="true" table:show-details="true"/>
                <table:data-pilot-member table:name="1142" table:display="true" table:show-details="true"/>
                <table:data-pilot-member table:name="1145" table:display="true" table:show-details="true"/>
                <table:data-pilot-member table:name="1153" table:display="true" table:show-details="true"/>
                <table:data-pilot-member table:name="1158" table:display="true" table:show-details="true"/>
                <table:data-pilot-member table:name="1160" table:display="true" table:show-details="true"/>
                <table:data-pilot-member table:name="1163" table:display="true" table:show-details="true"/>
                <table:data-pilot-member table:name="1215" table:display="true" table:show-details="true"/>
                <table:data-pilot-member table:name="1218" table:display="true" table:show-details="true"/>
                <table:data-pilot-member table:name="1233" table:display="true" table:show-details="true"/>
                <table:data-pilot-member table:name="1236" table:display="true" table:show-details="true"/>
                <table:data-pilot-member table:name="1242" table:display="true" table:show-details="true"/>
                <table:data-pilot-member table:name="1265" table:display="true" table:show-details="true"/>
                <table:data-pilot-member table:name="1266" table:display="true" table:show-details="true"/>
                <table:data-pilot-member table:name="1278" table:display="true" table:show-details="true"/>
                <table:data-pilot-member table:name="1282" table:display="true" table:show-details="true"/>
                <table:data-pilot-member table:name="1295" table:display="true" table:show-details="true"/>
                <table:data-pilot-member table:name="1328" table:display="true" table:show-details="true"/>
                <table:data-pilot-member table:name="1333" table:display="true" table:show-details="true"/>
                <table:data-pilot-member table:name="1338" table:display="true" table:show-details="true"/>
                <table:data-pilot-member table:name="1340" table:display="true" table:show-details="true"/>
                <table:data-pilot-member table:name="1360" table:display="true" table:show-details="true"/>
                <table:data-pilot-member table:name="1365" table:display="true" table:show-details="true"/>
                <table:data-pilot-member table:name="1371" table:display="true" table:show-details="true"/>
                <table:data-pilot-member table:name="1378" table:display="true" table:show-details="true"/>
                <table:data-pilot-member table:name="1384" table:display="true" table:show-details="true"/>
                <table:data-pilot-member table:name="1386" table:display="true" table:show-details="true"/>
                <table:data-pilot-member table:name="1391" table:display="true" table:show-details="true"/>
                <table:data-pilot-member table:name="1393" table:display="true" table:show-details="true"/>
                <table:data-pilot-member table:name="1404" table:display="true" table:show-details="true"/>
                <table:data-pilot-member table:name="1409" table:display="true" table:show-details="true"/>
                <table:data-pilot-member table:name="1423" table:display="true" table:show-details="true"/>
                <table:data-pilot-member table:name="1426" table:display="true" table:show-details="true"/>
                <table:data-pilot-member table:name="1438" table:display="true" table:show-details="true"/>
                <table:data-pilot-member table:name="1440" table:display="true" table:show-details="true"/>
                <table:data-pilot-member table:name="1442" table:display="true" table:show-details="true"/>
                <table:data-pilot-member table:name="1449" table:display="true" table:show-details="true"/>
                <table:data-pilot-member table:name="1450" table:display="true" table:show-details="true"/>
                <table:data-pilot-member table:name="1451" table:display="true" table:show-details="true"/>
                <table:data-pilot-member table:name="1452" table:display="true" table:show-details="true"/>
                <table:data-pilot-member table:name="1468" table:display="true" table:show-details="true"/>
                <table:data-pilot-member table:name="1476" table:display="true" table:show-details="true"/>
                <table:data-pilot-member table:name="1498" table:display="true" table:show-details="true"/>
                <table:data-pilot-member table:name="1519" table:display="true" table:show-details="true"/>
                <table:data-pilot-member table:name="1521" table:display="true" table:show-details="true"/>
                <table:data-pilot-member table:name="1522" table:display="true" table:show-details="true"/>
                <table:data-pilot-member table:name="1534" table:display="true" table:show-details="true"/>
                <table:data-pilot-member table:name="1542" table:display="true" table:show-details="true"/>
                <table:data-pilot-member table:name="1543" table:display="true" table:show-details="true"/>
                <table:data-pilot-member table:name="1550" table:display="true" table:show-details="true"/>
                <table:data-pilot-member table:name="1553" table:display="true" table:show-details="true"/>
                <table:data-pilot-member table:name="1561" table:display="true" table:show-details="true"/>
                <table:data-pilot-member table:name="1603" table:display="true" table:show-details="true"/>
                <table:data-pilot-member table:name="1621" table:display="true" table:show-details="true"/>
                <table:data-pilot-member table:name="1625" table:display="true" table:show-details="true"/>
                <table:data-pilot-member table:name="1627" table:display="true" table:show-details="true"/>
                <table:data-pilot-member table:name="1637" table:display="true" table:show-details="true"/>
                <table:data-pilot-member table:name="1647" table:display="true" table:show-details="true"/>
                <table:data-pilot-member table:name="1653" table:display="true" table:show-details="true"/>
                <table:data-pilot-member table:name="1681" table:display="true" table:show-details="true"/>
                <table:data-pilot-member table:name="1682" table:display="true" table:show-details="true"/>
                <table:data-pilot-member table:name="1693" table:display="true" table:show-details="true"/>
                <table:data-pilot-member table:name="1697" table:display="true" table:show-details="true"/>
                <table:data-pilot-member table:name="1721" table:display="true" table:show-details="true"/>
                <table:data-pilot-member table:name="1744" table:display="true" table:show-details="true"/>
                <table:data-pilot-member table:name="1755" table:display="true" table:show-details="true"/>
                <table:data-pilot-member table:name="1774" table:display="true" table:show-details="true"/>
                <table:data-pilot-member table:name="1775" table:display="true" table:show-details="true"/>
                <table:data-pilot-member table:name="1776" table:display="true" table:show-details="true"/>
                <table:data-pilot-member table:name="1780" table:display="true" table:show-details="true"/>
                <table:data-pilot-member table:name="1784" table:display="true" table:show-details="true"/>
                <table:data-pilot-member table:name="1788" table:display="true" table:show-details="true"/>
                <table:data-pilot-member table:name="1819" table:display="true" table:show-details="true"/>
                <table:data-pilot-member table:name="1824" table:display="true" table:show-details="true"/>
                <table:data-pilot-member table:name="1827" table:display="true" table:show-details="true"/>
                <table:data-pilot-member table:name="1831" table:display="true" table:show-details="true"/>
                <table:data-pilot-member table:name="1838" table:display="true" table:show-details="true"/>
                <table:data-pilot-member table:name="1854" table:display="true" table:show-details="true"/>
                <table:data-pilot-member table:name="1856" table:display="true" table:show-details="true"/>
                <table:data-pilot-member table:name="1867" table:display="true" table:show-details="true"/>
                <table:data-pilot-member table:name="1874" table:display="true" table:show-details="true"/>
                <table:data-pilot-member table:name="1886" table:display="true" table:show-details="true"/>
                <table:data-pilot-member table:name="1892" table:display="true" table:show-details="true"/>
                <table:data-pilot-member table:name="1894" table:display="true" table:show-details="true"/>
                <table:data-pilot-member table:name="1902" table:display="true" table:show-details="true"/>
                <table:data-pilot-member table:name="1942" table:display="true" table:show-details="true"/>
                <table:data-pilot-member table:name="1970" table:display="true" table:show-details="true"/>
                <table:data-pilot-member table:name="2005" table:display="true" table:show-details="true"/>
                <table:data-pilot-member table:name="2017" table:display="true" table:show-details="true"/>
                <table:data-pilot-member table:name="2079" table:display="true" table:show-details="true"/>
                <table:data-pilot-member table:name="2080" table:display="true" table:show-details="true"/>
                <table:data-pilot-member table:name="2098" table:display="true" table:show-details="true"/>
                <table:data-pilot-member table:name="2100" table:display="true" table:show-details="true"/>
                <table:data-pilot-member table:name="2124" table:display="true" table:show-details="true"/>
                <table:data-pilot-member table:name="2125" table:display="true" table:show-details="true"/>
                <table:data-pilot-member table:name="2137" table:display="true" table:show-details="true"/>
                <table:data-pilot-member table:name="2139" table:display="true" table:show-details="true"/>
                <table:data-pilot-member table:name="2153" table:display="true" table:show-details="true"/>
                <table:data-pilot-member table:name="2157" table:display="true" table:show-details="true"/>
                <table:data-pilot-member table:name="2158" table:display="true" table:show-details="true"/>
                <table:data-pilot-member table:name="2162" table:display="true" table:show-details="true"/>
                <table:data-pilot-member table:name="2165" table:display="true" table:show-details="true"/>
                <table:data-pilot-member table:name="2168" table:display="true" table:show-details="true"/>
                <table:data-pilot-member table:name="2204" table:display="true" table:show-details="true"/>
                <table:data-pilot-member table:name="2213" table:display="true" table:show-details="true"/>
                <table:data-pilot-member table:name="2233" table:display="true" table:show-details="true"/>
                <table:data-pilot-member table:name="2235" table:display="true" table:show-details="true"/>
                <table:data-pilot-member table:name="2253" table:display="true" table:show-details="true"/>
                <table:data-pilot-member table:name="2341" table:display="true" table:show-details="true"/>
                <table:data-pilot-member table:name="2342" table:display="true" table:show-details="true"/>
                <table:data-pilot-member table:name="2346" table:display="true" table:show-details="true"/>
                <table:data-pilot-member table:name="2379" table:display="true" table:show-details="true"/>
                <table:data-pilot-member table:name="2388" table:display="true" table:show-details="true"/>
                <table:data-pilot-member table:name="2398" table:display="true" table:show-details="true"/>
                <table:data-pilot-member table:name="2406" table:display="true" table:show-details="true"/>
                <table:data-pilot-member table:name="2410" table:display="true" table:show-details="true"/>
                <table:data-pilot-member table:name="2435" table:display="true" table:show-details="true"/>
                <table:data-pilot-member table:name="2498" table:display="true" table:show-details="true"/>
                <table:data-pilot-member table:name="2501" table:display="true" table:show-details="true"/>
                <table:data-pilot-member table:name="2503" table:display="true" table:show-details="true"/>
                <table:data-pilot-member table:name="2563" table:display="true" table:show-details="true"/>
                <table:data-pilot-member table:name="2564" table:display="true" table:show-details="true"/>
                <table:data-pilot-member table:name="2566" table:display="true" table:show-details="true"/>
                <table:data-pilot-member table:name="2602" table:display="true" table:show-details="true"/>
                <table:data-pilot-member table:name="2616" table:display="true" table:show-details="true"/>
                <table:data-pilot-member table:name="2631" table:display="true" table:show-details="true"/>
                <table:data-pilot-member table:name="2698" table:display="true" table:show-details="true"/>
                <table:data-pilot-member table:name="2708" table:display="true" table:show-details="true"/>
                <table:data-pilot-member table:name="2749" table:display="true" table:show-details="true"/>
                <table:data-pilot-member table:name="2784" table:display="true" table:show-details="true"/>
                <table:data-pilot-member table:name="2794" table:display="true" table:show-details="true"/>
                <table:data-pilot-member table:name="2802" table:display="true" table:show-details="true"/>
                <table:data-pilot-member table:name="2870" table:display="true" table:show-details="true"/>
                <table:data-pilot-member table:name="2876" table:display="true" table:show-details="true"/>
                <table:data-pilot-member table:name="2893" table:display="true" table:show-details="true"/>
                <table:data-pilot-member table:name="2916" table:display="true" table:show-details="true"/>
                <table:data-pilot-member table:name="2931" table:display="true" table:show-details="true"/>
                <table:data-pilot-member table:name="2944" table:display="true" table:show-details="true"/>
                <table:data-pilot-member table:name="2963" table:display="true" table:show-details="true"/>
                <table:data-pilot-member table:name="3029" table:display="true" table:show-details="true"/>
                <table:data-pilot-member table:name="3095" table:display="true" table:show-details="true"/>
                <table:data-pilot-member table:name="3105" table:display="true" table:show-details="true"/>
                <table:data-pilot-member table:name="3113" table:display="true" table:show-details="true"/>
                <table:data-pilot-member table:name="3137" table:display="true" table:show-details="true"/>
                <table:data-pilot-member table:name="3178" table:display="true" table:show-details="true"/>
                <table:data-pilot-member table:name="3181" table:display="true" table:show-details="true"/>
                <table:data-pilot-member table:name="3182" table:display="true" table:show-details="true"/>
                <table:data-pilot-member table:name="3265" table:display="true" table:show-details="true"/>
                <table:data-pilot-member table:name="3271" table:display="true" table:show-details="true"/>
                <table:data-pilot-member table:name="3321" table:display="true" table:show-details="true"/>
                <table:data-pilot-member table:name="3486" table:display="true" table:show-details="true"/>
                <table:data-pilot-member table:name="3508" table:display="true" table:show-details="true"/>
                <table:data-pilot-member table:name="3628" table:display="true" table:show-details="true"/>
                <table:data-pilot-member table:name="3636" table:display="true" table:show-details="true"/>
                <table:data-pilot-member table:name="3637" table:display="true" table:show-details="true"/>
                <table:data-pilot-member table:name="4100" table:display="true" table:show-details="true"/>
                <table:data-pilot-member table:name="4334" table:display="true" table:show-details="true"/>
                <table:data-pilot-member table:name="4365" table:display="true" table:show-details="true"/>
                <table:data-pilot-member table:name="4430" table:display="true" table:show-details="true"/>
                <table:data-pilot-member table:name="4478" table:display="true" table:show-details="true"/>
                <table:data-pilot-member table:name="4626" table:display="true" table:show-details="true"/>
                <table:data-pilot-member table:name="4829" table:display="true" table:show-details="true"/>
                <table:data-pilot-member table:name="4985" table:display="true" table:show-details="true"/>
                <table:data-pilot-member table:name="5120" table:display="true" table:show-details="true"/>
                <table:data-pilot-member table:name="5121" table:display="true" table:show-details="true"/>
                <table:data-pilot-member table:name="5130" table:display="true" table:show-details="true"/>
                <table:data-pilot-member table:name="5137" table:display="true" table:show-details="true"/>
                <table:data-pilot-member table:name="5185" table:display="true" table:show-details="true"/>
                <table:data-pilot-member table:name="5206" table:display="true" table:show-details="true"/>
                <table:data-pilot-member table:name="5609" table:display="true" table:show-details="true"/>
                <table:data-pilot-member table:name="5778" table:display="true" table:show-details="true"/>
                <table:data-pilot-member table:name="5864" table:display="true" table:show-details="true"/>
                <table:data-pilot-member table:name="6250" table:display="true" table:show-details="true"/>
                <table:data-pilot-member table:name="6372" table:display="true" table:show-details="true"/>
                <table:data-pilot-member table:name="6465" table:display="true" table:show-details="true"/>
                <table:data-pilot-member table:name="6854" table:display="true" table:show-details="true"/>
                <table:data-pilot-member table:name="7844" table:display="true" table:show-details="true"/>
                <table:data-pilot-member table:name="8550" table:display="true" table:show-details="true"/>
                <table:data-pilot-member table:name="14351" table:display="true" table:show-details="true"/>
                <table:data-pilot-member table:name="14472" table:display="true" table:show-details="true"/>
                <table:data-pilot-member table:name="16523" table:display="true" table:show-details="true"/>
                <table:data-pilot-member table:name="479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B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6T01:53:36.624490237</dc:date>
    <meta:editing-duration>PT16M21S</meta:editing-duration>
    <meta:editing-cycles>2</meta:editing-cycles>
    <meta:generator>LibreOffice/6.1.5.2$Linux_X86_64 LibreOffice_project/10$Build-2</meta:generator>
    <meta:document-statistic meta:table-count="2" meta:cell-count="48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fr" number:country="BE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2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2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2.149cm" svg:y="2.456cm" style:legend-expansion="high" chart:style-name="ch2"/>
        <chart:plot-area chart:style-name="ch3" table:cell-range-address="PivotChart" chart:data-source-has-labels="column" svg:x="0.32cm" svg:y="0.18cm" svg:width="11.509cm" svg:height="7.74cm">
          <chartooo:coordinate-region svg:x="1.55cm" svg:y="0.379cm" svg:width="10.279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3"/>
          </chart:series>
          <chart:series chart:style-name="ch8" chart:values-cell-range-address="PT@data 1" chart:label-cell-address="PT@label 1" chart:class="chart:bar">
            <chart:data-point chart:repeated="3"/>
          </chart:series>
          <chart:series chart:style-name="ch9" chart:values-cell-range-address="PT@data 2" chart:label-cell-address="PT@label 2" chart:class="chart:bar">
            <chart:data-point chart:repeated="3"/>
          </chart:series>
          <chart:series chart:style-name="ch10" chart:values-cell-range-address="PT@data 3" chart:label-cell-address="PT@label 3" chart:class="chart:bar">
            <chart:data-point chart:repeated="3"/>
          </chart:series>
          <chart:series chart:style-name="ch11" chart:values-cell-range-address="PT@data 4" chart:label-cell-address="PT@label 4" chart:class="chart:bar">
            <chart:data-point chart:repeated="3"/>
          </chart:series>
          <chart:series chart:style-name="ch12" chart:values-cell-range-address="PT@data 5" chart:label-cell-address="PT@label 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MeatAndFish</text:p>
                <draw:g>
                  <svg:desc>PT@label 0</svg:desc>
                </draw:g>
              </table:table-cell>
              <table:table-cell office:value-type="string">
                <text:p>Sum - Fresh</text:p>
                <draw:g>
                  <svg:desc>PT@label 1</svg:desc>
                </draw:g>
              </table:table-cell>
              <table:table-cell office:value-type="string">
                <text:p>Sum - Wine</text:p>
                <draw:g>
                  <svg:desc>PT@label 2</svg:desc>
                </draw:g>
              </table:table-cell>
              <table:table-cell office:value-type="string">
                <text:p>Sum - Frozen</text:p>
                <draw:g>
                  <svg:desc>PT@label 3</svg:desc>
                </draw:g>
              </table:table-cell>
              <table:table-cell office:value-type="string">
                <text:p>Sum - PersonalCare</text:p>
                <draw:g>
                  <svg:desc>PT@label 4</svg:desc>
                </draw:g>
              </table:table-cell>
              <table:table-cell office:value-type="string">
                <text:p>Sum - Deli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PT@categories</svg:desc>
                </draw:g>
              </table:table-cell>
              <table:table-cell office:value-type="float" office:value="1521743">
                <text:p>1521743</text:p>
                <draw:g>
                  <svg:desc>PT@data 0</svg:desc>
                </draw:g>
              </table:table-cell>
              <table:table-cell office:value-type="float" office:value="1264414">
                <text:p>1264414</text:p>
                <draw:g>
                  <svg:desc>PT@data 1</svg:desc>
                </draw:g>
              </table:table-cell>
              <table:table-cell office:value-type="float" office:value="2317845">
                <text:p>2317845</text:p>
                <draw:g>
                  <svg:desc>PT@data 2</svg:desc>
                </draw:g>
              </table:table-cell>
              <table:table-cell office:value-type="float" office:value="234671">
                <text:p>234671</text:p>
                <draw:g>
                  <svg:desc>PT@data 3</svg:desc>
                </draw:g>
              </table:table-cell>
              <table:table-cell office:value-type="float" office:value="1032270">
                <text:p>1032270</text:p>
                <draw:g>
                  <svg:desc>PT@data 4</svg:desc>
                </draw:g>
              </table:table-cell>
              <table:table-cell office:value-type="float" office:value="248988">
                <text:p>24898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292861">
                <text:p>292861</text:p>
              </table:table-cell>
              <table:table-cell office:value-type="float" office:value="1087448">
                <text:p>1087448</text:p>
              </table:table-cell>
              <table:table-cell office:value-type="float" office:value="360616">
                <text:p>360616</text:p>
              </table:table-cell>
              <table:table-cell office:value-type="float" office:value="345373">
                <text:p>345373</text:p>
              </table:table-cell>
              <table:table-cell office:value-type="float" office:value="69597">
                <text:p>69597</text:p>
              </table:table-cell>
              <table:table-cell office:value-type="float" office:value="101597">
                <text:p>101597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735753">
                <text:p>735753</text:p>
              </table:table-cell>
              <table:table-cell office:value-type="float" office:value="2928269">
                <text:p>2928269</text:p>
              </table:table-cell>
              <table:table-cell office:value-type="float" office:value="820101">
                <text:p>820101</text:p>
              </table:table-cell>
              <table:table-cell office:value-type="float" office:value="771606">
                <text:p>771606</text:p>
              </table:table-cell>
              <table:table-cell office:value-type="float" office:value="165990">
                <text:p>165990</text:p>
              </table:table-cell>
              <table:table-cell office:value-type="float" office:value="320358">
                <text:p>320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